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cliente/1999/xlink" xmlns:dc="http://purl.cliente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cliente/1998/Math/MathML" xmlns:form="urn:oasis:names:tc:opendocument:xmlns:form:1.0" xmlns:script="urn:oasis:names:tc:opendocument:xmlns:script:1.0" xmlns:ooo="http://openoffice.cliente/2004/office" xmlns:ooow="http://openoffice.cliente/2004/writer" xmlns:oooc="http://openoffice.cliente/2004/calc" xmlns:dom="http://www.w3.cliente/2001/xml-events" xmlns:xforms="http://www.w3.cliente/2002/xforms" xmlns:xsd="http://www.w3.cliente/2001/XMLSchema" xmlns:xsi="http://www.w3.cliente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Compromisso de test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º da Pasta</text:p>
          </table:table-cell>
          <table:table-cell office:value-type="string">
            <text:p>Adverso</text:p>
          </table:table-cell>
          <table:table-cell office:value-type="string">
            <text:p> Data de criação</text:p>
          </table:table-cell>
        </table:table-row>
        <table:table-row table:style-name="ro1">
          <table:table-cell office:value-type="float" office:value="5009">
            <text:p>5009</text:p>
          </table:table-cell>
          <table:table-cell office:value-type="string">
            <text:p>DOM VITAL TRANSPORTE ULTRA RÁPIDO INDÚSTRIA E COMÉRCIO LTDA.</text:p>
          </table:table-cell>
          <table:table-cell office:value-type="string">
            <text:p>13 Set 03, 00h00</text:p>
          </table:table-cell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MANOEL EUFRÁSIO DE SOUSA</text:p>
          </table:table-cell>
          <table:table-cell office:value-type="string">
            <text:p>16 Mar 04, 00h00</text:p>
          </table:table-cell>
        </table:table-row>
        <table:table-row table:style-name="ro1">
          <table:table-cell office:value-type="float" office:value="5099">
            <text:p>5099</text:p>
          </table:table-cell>
          <table:table-cell office:value-type="string">
            <text:p>PEDRO DIONÍSIO DA SILVA</text:p>
          </table:table-cell>
          <table:table-cell office:value-type="string">
            <text:p>13 Abr 04, 00h00</text:p>
          </table:table-cell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ROSE FRANCE CONFECÇÕES S/A.</text:p>
          </table:table-cell>
          <table:table-cell office:value-type="string">
            <text:p>27 Abr 98, 00h00</text:p>
          </table:table-cell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BERTA FELLER SCHVER</text:p>
          </table:table-cell>
          <table:table-cell office:value-type="string">
            <text:p>22 Jun 04, 00h00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MARILIA FERREIRA BARACUHY</text:p>
          </table:table-cell>
          <table:table-cell office:value-type="string">
            <text:p>27 Out 05, 00h00</text:p>
          </table:table-cell>
        </table:table-row>
        <table:table-row table:style-name="ro1">
          <table:table-cell office:value-type="float" office:value="5278">
            <text:p>5278</text:p>
          </table:table-cell>
          <table:table-cell office:value-type="string">
            <text:p>JR INDUSTRIA COMERCIO E SERVIÇOS LTDA</text:p>
          </table:table-cell>
          <table:table-cell office:value-type="string">
            <text:p>27 Out 05, 00h00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CONSTRUTORA SOLIMÕES LTDA</text:p>
          </table:table-cell>
          <table:table-cell office:value-type="string">
            <text:p>13 Out 05, 00h00</text:p>
          </table:table-cell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AMILTON PEREIRA DA SILVA ME</text:p>
          </table:table-cell>
          <table:table-cell office:value-type="string">
            <text:p>3 Nov 05, 00h00</text:p>
          </table:table-cell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VERA LUCIA RIBAS-ME</text:p>
          </table:table-cell>
          <table:table-cell office:value-type="string">
            <text:p>1 Dez 05, 00h00</text:p>
          </table:table-cell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ANDRE VITAL MEDEIROS FONSECA</text:p>
          </table:table-cell>
          <table:table-cell office:value-type="string">
            <text:p>3 Jan 06, 00h00</text:p>
          </table:table-cell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OBJETO CONSTRUÇÕES LTDA</text:p>
          </table:table-cell>
          <table:table-cell office:value-type="string">
            <text:p>23 Dez 05, 00h00</text:p>
          </table:table-cell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DIRESE COMERCIO E SERVIÇOS LTDA</text:p>
          </table:table-cell>
          <table:table-cell office:value-type="string">
            <text:p>22 Fev 06, 00h00</text:p>
          </table:table-cell>
        </table:table-row>
        <table:table-row table:style-name="ro1">
          <table:table-cell office:value-type="float" office:value="5951">
            <text:p>5951</text:p>
          </table:table-cell>
          <table:table-cell office:value-type="string">
            <text:p>JOSE NELSON BEZERRA DE MORAIS</text:p>
          </table:table-cell>
          <table:table-cell office:value-type="string">
            <text:p>20 Jun 06, 00h00</text:p>
          </table:table-cell>
        </table:table-row>
        <table:table-row table:style-name="ro1">
          <table:table-cell office:value-type="float" office:value="5952">
            <text:p>5952</text:p>
          </table:table-cell>
          <table:table-cell office:value-type="string">
            <text:p>BENEVALDO XAVIER SANTOS</text:p>
          </table:table-cell>
          <table:table-cell office:value-type="string">
            <text:p>20 Jun 06, 00h00</text:p>
          </table:table-cell>
        </table:table-row>
        <table:table-row table:style-name="ro1">
          <table:table-cell office:value-type="float" office:value="5969">
            <text:p>5969</text:p>
          </table:table-cell>
          <table:table-cell office:value-type="string">
            <text:p>MITCHELL CLARKSON</text:p>
          </table:table-cell>
          <table:table-cell office:value-type="string">
            <text:p>17 Jul 06, 00h00</text:p>
          </table:table-cell>
        </table:table-row>
        <table:table-row table:style-name="ro1">
          <table:table-cell office:value-type="float" office:value="5973">
            <text:p>5973</text:p>
          </table:table-cell>
          <table:table-cell office:value-type="string">
            <text:p>PAULO ROBERTO CORREIA BATISTA</text:p>
          </table:table-cell>
          <table:table-cell office:value-type="string">
            <text:p>27 Jul 06, 00h00</text:p>
          </table:table-cell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LUCIANO ALBERTO CAVALCANTI DE MELO</text:p>
          </table:table-cell>
          <table:table-cell office:value-type="string">
            <text:p>27 Jul 06, 00h00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CLAUDIO JOSE MOREIRA DA LUZ</text:p>
          </table:table-cell>
          <table:table-cell office:value-type="string">
            <text:p>16 Ago 06, 00h00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FARMACIA JOAO CANCIO LTDA ME</text:p>
          </table:table-cell>
          <table:table-cell office:value-type="string">
            <text:p>28 Set 06, 00h00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JOSE SEVERINO DA SILVA</text:p>
          </table:table-cell>
          <table:table-cell office:value-type="string">
            <text:p>4 Out 06, 00h00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LUCIA MARIA RAMOS LEÃO</text:p>
          </table:table-cell>
          <table:table-cell office:value-type="string">
            <text:p>28 Set 06, 00h00</text:p>
          </table:table-cell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VERONICA MARIA DE LIMA MELO</text:p>
          </table:table-cell>
          <table:table-cell office:value-type="string">
            <text:p>3 Nov 06, 00h00</text:p>
          </table:table-cell>
        </table:table-row>
        <table:table-row table:style-name="ro1">
          <table:table-cell office:value-type="float" office:value="6044">
            <text:p>6044</text:p>
          </table:table-cell>
          <table:table-cell office:value-type="string">
            <text:p>SILVETA MORAIS DE ALMEIDA</text:p>
          </table:table-cell>
          <table:table-cell office:value-type="string">
            <text:p>9 Nov 06, 00h00</text:p>
          </table:table-cell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AMAURI BARBOSA DA SILVA</text:p>
          </table:table-cell>
          <table:table-cell office:value-type="string">
            <text:p>28 Nov 06, 00h00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office:value-type="string">
            <text:p>LUIS ANDRE DOS SANTOS</text:p>
          </table:table-cell>
          <table:table-cell office:value-type="string">
            <text:p>13 Dez 06, 00h00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CARLOS ROBERTO FIGUEIRA CAMPELO</text:p>
          </table:table-cell>
          <table:table-cell office:value-type="string">
            <text:p>20 Dez 06, 00h00</text:p>
          </table:table-cell>
        </table:table-row>
        <table:table-row table:style-name="ro1">
          <table:table-cell office:value-type="float" office:value="6083">
            <text:p>6083</text:p>
          </table:table-cell>
          <table:table-cell office:value-type="string">
            <text:p>MARCONE EUGENIO DOS SANTOS</text:p>
          </table:table-cell>
          <table:table-cell office:value-type="string">
            <text:p>20 Dez 06, 00h00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CLEIDE VIEIRA BARBOSA DA SILVA</text:p>
          </table:table-cell>
          <table:table-cell office:value-type="string">
            <text:p>12 Jan 07, 00h00</text:p>
          </table:table-cell>
        </table:table-row>
        <table:table-row table:style-name="ro1">
          <table:table-cell office:value-type="float" office:value="6095">
            <text:p>6095</text:p>
          </table:table-cell>
          <table:table-cell office:value-type="string">
            <text:p>ROBERTO LOPES DE FREITAS</text:p>
          </table:table-cell>
          <table:table-cell office:value-type="string">
            <text:p>12 Jan 07, 00h00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office:value-type="string">
            <text:p>ANTONIO DE FREITAS DO NASCIMENTO JUNIOR</text:p>
          </table:table-cell>
          <table:table-cell office:value-type="string">
            <text:p>23 Jan 06, 00h00</text:p>
          </table:table-cell>
        </table:table-row>
        <table:table-row table:style-name="ro1">
          <table:table-cell office:value-type="float" office:value="6109">
            <text:p>6109</text:p>
          </table:table-cell>
          <table:table-cell office:value-type="string">
            <text:p>MARIA SOLANGE BALBINA FERREIRA</text:p>
          </table:table-cell>
          <table:table-cell office:value-type="string">
            <text:p>5 Fev 07, 00h00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string">
            <text:p>TARCISO B FONSECA ALBUQUERQUE</text:p>
          </table:table-cell>
          <table:table-cell office:value-type="string">
            <text:p>5 Fev 07, 00h00</text:p>
          </table:table-cell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JOSÉ PEREIRA DE LIRA</text:p>
          </table:table-cell>
          <table:table-cell office:value-type="string">
            <text:p>5 Fev 07, 00h00</text:p>
          </table:table-cell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JOSE PEREIRA DE LIRA</text:p>
          </table:table-cell>
          <table:table-cell office:value-type="string">
            <text:p>12 Fev 07, 00h00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EDVALDO JOSE DE LIMA</text:p>
          </table:table-cell>
          <table:table-cell office:value-type="string">
            <text:p>26 Fev 07, 00h00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ARMANDO JORGE SALES NETO</text:p>
          </table:table-cell>
          <table:table-cell office:value-type="string">
            <text:p>20 Jun 07, 00h00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ODIR DA SILVA GOMES</text:p>
          </table:table-cell>
          <table:table-cell office:value-type="string">
            <text:p>1 Mar 07, 00h00</text:p>
          </table:table-cell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DINALDO DE AZEVEDO</text:p>
          </table:table-cell>
          <table:table-cell office:value-type="string">
            <text:p>19 Mar 07, 00h00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AYRSON JAIME BELO LOPES</text:p>
          </table:table-cell>
          <table:table-cell office:value-type="string">
            <text:p>27 Mar 07, 00h00</text:p>
          </table:table-cell>
        </table:table-row>
        <table:table-row table:style-name="ro1">
          <table:table-cell office:value-type="float" office:value="6167">
            <text:p>6167</text:p>
          </table:table-cell>
          <table:table-cell office:value-type="string">
            <text:p>ADALBERTO PEREIRA</text:p>
          </table:table-cell>
          <table:table-cell office:value-type="string">
            <text:p>9 Abr 07, 00h00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KLEITON BARROS SEABRA</text:p>
          </table:table-cell>
          <table:table-cell office:value-type="string">
            <text:p>9 Abr 07, 00h00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JOSENILDO GOMES PEREIRA</text:p>
          </table:table-cell>
          <table:table-cell office:value-type="string">
            <text:p>9 Abr 07, 00h00</text:p>
          </table:table-cell>
        </table:table-row>
        <table:table-row table:style-name="ro1">
          <table:table-cell office:value-type="float" office:value="6170">
            <text:p>6170</text:p>
          </table:table-cell>
          <table:table-cell office:value-type="string">
            <text:p>PERICLES DE OLIVEIRA SILVA</text:p>
          </table:table-cell>
          <table:table-cell office:value-type="string">
            <text:p>9 Abr 07, 00h00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office:value-type="string">
            <text:p>CARLOS EDUARDO C PESSOA</text:p>
          </table:table-cell>
          <table:table-cell office:value-type="string">
            <text:p>16 Abr 04, 00h00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JOSE IVAN GUIMARÃES CAVALCANTE</text:p>
          </table:table-cell>
          <table:table-cell office:value-type="string">
            <text:p>16 Abr 07, 00h00</text:p>
          </table:table-cell>
        </table:table-row>
        <table:table-row table:style-name="ro1">
          <table:table-cell office:value-type="float" office:value="6182">
            <text:p>6182</text:p>
          </table:table-cell>
          <table:table-cell office:value-type="string">
            <text:p>EVERALDO OSORIO DA SILVA FILHO</text:p>
          </table:table-cell>
          <table:table-cell office:value-type="string">
            <text:p>18 Abr 07, 00h00</text:p>
          </table:table-cell>
        </table:table-row>
        <table:table-row table:style-name="ro1">
          <table:table-cell office:value-type="float" office:value="6183">
            <text:p>6183</text:p>
          </table:table-cell>
          <table:table-cell office:value-type="string">
            <text:p>LUIS ANDRE DOS SANTOS</text:p>
          </table:table-cell>
          <table:table-cell office:value-type="string">
            <text:p>18 Abr 07, 00h00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JOSE IVAN GUIMARÃES CAVALCANTE</text:p>
          </table:table-cell>
          <table:table-cell office:value-type="string">
            <text:p>11 Mai 07, 00h00</text:p>
          </table:table-cell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VILLA SOL BRASIL EUROPA COMERCIO E SERVIÇOS LTDA</text:p>
          </table:table-cell>
          <table:table-cell office:value-type="string">
            <text:p>14 Mai 07, 00h00</text:p>
          </table:table-cell>
        </table:table-row>
        <table:table-row table:style-name="ro1">
          <table:table-cell office:value-type="float" office:value="6202">
            <text:p>6202</text:p>
          </table:table-cell>
          <table:table-cell office:value-type="string">
            <text:p>AGICAM AGROINDUSTRIA DO CAMARATUBA LTDA</text:p>
          </table:table-cell>
          <table:table-cell office:value-type="string">
            <text:p>1 Jan 93, 00h00</text:p>
          </table:table-cell>
        </table:table-row>
        <table:table-row table:style-name="ro1">
          <table:table-cell office:value-type="float" office:value="6203">
            <text:p>6203</text:p>
          </table:table-cell>
          <table:table-cell office:value-type="string">
            <text:p>AGICAM AGROINDUSTRIA DO CAMARATUBA LTDA</text:p>
          </table:table-cell>
          <table:table-cell office:value-type="string">
            <text:p>1 Jan 93, 00h00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S.A. SAGRES S/A INDUSTRIA DE ALIMENTOS</text:p>
          </table:table-cell>
          <table:table-cell office:value-type="string">
            <text:p>1 Jan 94, 00h00</text:p>
          </table:table-cell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NIVALDO JOSE DA SILVA</text:p>
          </table:table-cell>
          <table:table-cell office:value-type="string">
            <text:p>30 Mai 07, 00h00</text:p>
          </table:table-cell>
        </table:table-row>
        <table:table-row table:style-name="ro1">
          <table:table-cell office:value-type="float" office:value="6216">
            <text:p>6216</text:p>
          </table:table-cell>
          <table:table-cell office:value-type="string">
            <text:p>LUCENILDA DEMESIO DE SOUZA</text:p>
          </table:table-cell>
          <table:table-cell office:value-type="string">
            <text:p>30 Mai 07, 00h00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office:value-type="string">
            <text:p>IVANILDO TEODOSIO DA SILVA</text:p>
          </table:table-cell>
          <table:table-cell office:value-type="string">
            <text:p>14 Jun 07, 00h00</text:p>
          </table:table-cell>
        </table:table-row>
        <table:table-row table:style-name="ro1">
          <table:table-cell office:value-type="float" office:value="6238">
            <text:p>6238</text:p>
          </table:table-cell>
          <table:table-cell office:value-type="string">
            <text:p>NORMANDO RIBEIRO CARVALHO JUNIOR</text:p>
          </table:table-cell>
          <table:table-cell office:value-type="string">
            <text:p>13 Jun 07, 00h00</text:p>
          </table:table-cell>
        </table:table-row>
        <table:table-row table:style-name="ro1">
          <table:table-cell office:value-type="float" office:value="6239">
            <text:p>6239</text:p>
          </table:table-cell>
          <table:table-cell office:value-type="string">
            <text:p>ROMILDO MAGALHAES TEIXEIRA</text:p>
          </table:table-cell>
          <table:table-cell office:value-type="string">
            <text:p>19 Jun 07, 00h00</text:p>
          </table:table-cell>
        </table:table-row>
        <table:table-row table:style-name="ro1">
          <table:table-cell office:value-type="float" office:value="6243">
            <text:p>6243</text:p>
          </table:table-cell>
          <table:table-cell office:value-type="string">
            <text:p>ROSEANE MARIA DA SILVA</text:p>
          </table:table-cell>
          <table:table-cell office:value-type="string">
            <text:p>20 Jun 07, 00h00</text:p>
          </table:table-cell>
        </table:table-row>
        <table:table-row table:style-name="ro1">
          <table:table-cell office:value-type="float" office:value="6246">
            <text:p>6246</text:p>
          </table:table-cell>
          <table:table-cell office:value-type="string">
            <text:p>JOÃO EVANGELISTA NUNES FERREIRA</text:p>
          </table:table-cell>
          <table:table-cell office:value-type="string">
            <text:p>19 Jun 07, 00h00</text:p>
          </table:table-cell>
        </table:table-row>
        <table:table-row table:style-name="ro1">
          <table:table-cell office:value-type="float" office:value="6247">
            <text:p>6247</text:p>
          </table:table-cell>
          <table:table-cell office:value-type="string">
            <text:p>SEVERINA CAMILO DA SILVA</text:p>
          </table:table-cell>
          <table:table-cell office:value-type="string">
            <text:p>22 Jun 07, 00h00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EDVANDRO SANTANA SANTOS</text:p>
          </table:table-cell>
          <table:table-cell office:value-type="string">
            <text:p>19 Jun 07, 00h00</text:p>
          </table:table-cell>
        </table:table-row>
        <table:table-row table:style-name="ro1">
          <table:table-cell office:value-type="float" office:value="6253">
            <text:p>6253</text:p>
          </table:table-cell>
          <table:table-cell office:value-type="string">
            <text:p>JOSE MARCOS DA SILVA</text:p>
          </table:table-cell>
          <table:table-cell office:value-type="string">
            <text:p>7 Fev 08, 00h00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ITAMAR HERMERSON DA SILVA</text:p>
          </table:table-cell>
          <table:table-cell office:value-type="string">
            <text:p>25 Jun 07, 00h00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ERIVALDO SOUZA NOBRE</text:p>
          </table:table-cell>
          <table:table-cell office:value-type="string">
            <text:p>28 Jun 07, 00h00</text:p>
          </table:table-cell>
        </table:table-row>
        <table:table-row table:style-name="ro1">
          <table:table-cell office:value-type="float" office:value="6274">
            <text:p>6274</text:p>
          </table:table-cell>
          <table:table-cell office:value-type="string">
            <text:p>GRAVEL GRAVATÁ VEÍCULOS E PEÇAS LTDA</text:p>
          </table:table-cell>
          <table:table-cell office:value-type="string">
            <text:p>14 Jun 07, 00h00</text:p>
          </table:table-cell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CARLOS PRADO</text:p>
          </table:table-cell>
          <table:table-cell office:value-type="string">
            <text:p>4 Jul 07, 00h00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TEREZA COSTA BEZERRA</text:p>
          </table:table-cell>
          <table:table-cell office:value-type="string">
            <text:p>6 Jul 07, 00h00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office:value-type="string">
            <text:p>MARIANO VERISSIMO DA SILVA</text:p>
          </table:table-cell>
          <table:table-cell office:value-type="string">
            <text:p>13 Jun 07, 00h00</text:p>
          </table:table-cell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RICARDO MATHEUS DE OLIVEIRA LIMA</text:p>
          </table:table-cell>
          <table:table-cell office:value-type="string">
            <text:p>10 Ago 07, 00h00</text:p>
          </table:table-cell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KARINA FLAVIA GOMES CORREIA DA SILVA</text:p>
          </table:table-cell>
          <table:table-cell office:value-type="string">
            <text:p>20 Ago 07, 00h00</text:p>
          </table:table-cell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MARCIA GONÇALVES GLICERIO LUNA</text:p>
          </table:table-cell>
          <table:table-cell office:value-type="string">
            <text:p>27 Ago 07, 00h00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IRLEY DA SILVA LOUZADA</text:p>
          </table:table-cell>
          <table:table-cell office:value-type="string">
            <text:p>27 Ago 07, 00h00</text:p>
          </table:table-cell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CARLOS JOSE DO NASCIMENTO</text:p>
          </table:table-cell>
          <table:table-cell office:value-type="string">
            <text:p>3 Set 07, 00h00</text:p>
          </table:table-cell>
        </table:table-row>
        <table:table-row table:style-name="ro1">
          <table:table-cell office:value-type="float" office:value="6337">
            <text:p>6337</text:p>
          </table:table-cell>
          <table:table-cell office:value-type="string">
            <text:p>CLAUDIO GALDINO DOS SANTOS</text:p>
          </table:table-cell>
          <table:table-cell office:value-type="string">
            <text:p>5 Set 07, 00h00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FLAVIO JORGE MIRANDA PIMENTEL</text:p>
          </table:table-cell>
          <table:table-cell office:value-type="string">
            <text:p>5 Set 07, 00h00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office:value-type="string">
            <text:p>FABIO GOMES ATAIDE</text:p>
          </table:table-cell>
          <table:table-cell office:value-type="string">
            <text:p>25 Set 07, 00h00</text:p>
          </table:table-cell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RENAN ARAUJO DOS SANTOS</text:p>
          </table:table-cell>
          <table:table-cell office:value-type="string">
            <text:p>28 Set 07, 00h00</text:p>
          </table:table-cell>
        </table:table-row>
        <table:table-row table:style-name="ro1">
          <table:table-cell office:value-type="float" office:value="6362">
            <text:p>6362</text:p>
          </table:table-cell>
          <table:table-cell office:value-type="string">
            <text:p>GILVAN ANDRADE DIAS</text:p>
          </table:table-cell>
          <table:table-cell office:value-type="string">
            <text:p>12 Dez 07, 00h00</text:p>
          </table:table-cell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ERNANDES CAVALCANTE DOS SANTOS</text:p>
          </table:table-cell>
          <table:table-cell office:value-type="string">
            <text:p>5 Nov 07, 00h00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string">
            <text:p>CLAUSANI LUIZ DAMASCENA</text:p>
          </table:table-cell>
          <table:table-cell office:value-type="string">
            <text:p>13 Dez 07, 00h00</text:p>
          </table:table-cell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NILTON DE ARAUJO MOURA</text:p>
          </table:table-cell>
          <table:table-cell office:value-type="string">
            <text:p>30 Nov 07, 00h00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JOSE CICERO DA SILVA</text:p>
          </table:table-cell>
          <table:table-cell office:value-type="string">
            <text:p>12 Nov 07, 00h00</text:p>
          </table:table-cell>
        </table:table-row>
        <table:table-row table:style-name="ro1">
          <table:table-cell office:value-type="float" office:value="6374">
            <text:p>6374</text:p>
          </table:table-cell>
          <table:table-cell office:value-type="string">
            <text:p>ELLIETH MARIA DE OLIVEIRA MENDONÇA</text:p>
          </table:table-cell>
          <table:table-cell office:value-type="string">
            <text:p>3 Dez 07, 00h00</text:p>
          </table:table-cell>
        </table:table-row>
        <table:table-row table:style-name="ro1">
          <table:table-cell office:value-type="float" office:value="6380">
            <text:p>6380</text:p>
          </table:table-cell>
          <table:table-cell office:value-type="string">
            <text:p>PETRONIO DE SOUZA LEAO DE ALMEIDA BASTOS</text:p>
          </table:table-cell>
          <table:table-cell office:value-type="string">
            <text:p>17 Out 07, 00h00</text:p>
          </table:table-cell>
        </table:table-row>
        <table:table-row table:style-name="ro1">
          <table:table-cell office:value-type="float" office:value="6394">
            <text:p>6394</text:p>
          </table:table-cell>
          <table:table-cell office:value-type="string">
            <text:p>CLAUDIA MARIA PEREIRA</text:p>
          </table:table-cell>
          <table:table-cell office:value-type="string">
            <text:p>10 Dez 07, 00h00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AECIO BARBOSA DE CARVALHO</text:p>
          </table:table-cell>
          <table:table-cell office:value-type="string">
            <text:p>3 Out 07, 00h00</text:p>
          </table:table-cell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DAFRUTA INDUSTRIA E COMERCIO LTDA</text:p>
          </table:table-cell>
          <table:table-cell office:value-type="string">
            <text:p>14 Nov 07, 00h00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ARCLEANTEC SERVIÇO DE MANUTEÇÃO E REPARAÇÃO EM AR CONDIC. LT</text:p>
          </table:table-cell>
          <table:table-cell office:value-type="string">
            <text:p>1 Out 07, 00h00</text:p>
          </table:table-cell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MANOEL BATISTA DE MELO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LEILA REGINA DO NASCIMENTO COSTA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WILSON ROBERTO RODRIGUES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JOAO MARIA DE LIRA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JOSEFA DO CARMO SILVA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FABIO ROMERO A DE SOUZA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36">
            <text:p>6436</text:p>
          </table:table-cell>
          <table:table-cell office:value-type="string">
            <text:p>CLAUDIA MYRA LIMA CALHEIROS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42">
            <text:p>6442</text:p>
          </table:table-cell>
          <table:table-cell office:value-type="string">
            <text:p>ERITON DA SILVA</text:p>
          </table:table-cell>
          <table:table-cell office:value-type="string">
            <text:p>12 Nov 07, 00h00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office:value-type="string">
            <text:p>ESPOLIO DE LEVI RODRIGUES DE ANDRADE SILVA</text:p>
          </table:table-cell>
          <table:table-cell office:value-type="string">
            <text:p>1 Jan 08, 00h00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SAMUEL MONTEIRO DA CRUZ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OHLAMAR EMPREENDIMENTOS LTDA - (LOCAR LOCADORA E TURISMO LTD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53">
            <text:p>6453</text:p>
          </table:table-cell>
          <table:table-cell office:value-type="string">
            <text:p>LUCIANO DE OMENA GUEDES</text:p>
          </table:table-cell>
          <table:table-cell office:value-type="string">
            <text:p>12 Nov 07, 00h00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BERTRAND FREIRE MEDEIROS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55">
            <text:p>6455</text:p>
          </table:table-cell>
          <table:table-cell office:value-type="string">
            <text:p>BONANÇA AGROINDÚSTRIAS S/A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RENATO LUIS CARON</text:p>
          </table:table-cell>
          <table:table-cell office:value-type="string">
            <text:p>9 Jan 08, 00h00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JOSE ADELMO BARBOSA</text:p>
          </table:table-cell>
          <table:table-cell office:value-type="string">
            <text:p>18 Dez 07, 00h00</text:p>
          </table:table-cell>
        </table:table-row>
        <table:table-row table:style-name="ro1">
          <table:table-cell office:value-type="float" office:value="6470">
            <text:p>6470</text:p>
          </table:table-cell>
          <table:table-cell office:value-type="string">
            <text:p>MARIA DO SOCORRO VEIGA FRAGOSO DE AMORIM</text:p>
          </table:table-cell>
          <table:table-cell office:value-type="string">
            <text:p>12 Fev 08, 00h00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ROMERO JOSE DA SILVA T. FILHO</text:p>
          </table:table-cell>
          <table:table-cell office:value-type="string">
            <text:p>8 Fev 08, 00h00</text:p>
          </table:table-cell>
        </table:table-row>
        <table:table-row table:style-name="ro1">
          <table:table-cell office:value-type="float" office:value="6475">
            <text:p>6475</text:p>
          </table:table-cell>
          <table:table-cell office:value-type="string">
            <text:p>CLAUDIA MARIA PEREIRA</text:p>
          </table:table-cell>
          <table:table-cell office:value-type="string">
            <text:p>8 Fev 08, 00h00</text:p>
          </table:table-cell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LANDSTEINER VENTURA</text:p>
          </table:table-cell>
          <table:table-cell office:value-type="string">
            <text:p>12 Fev 08, 00h00</text:p>
          </table:table-cell>
        </table:table-row>
        <table:table-row table:style-name="ro1">
          <table:table-cell office:value-type="float" office:value="6486">
            <text:p>6486</text:p>
          </table:table-cell>
          <table:table-cell office:value-type="string">
            <text:p>ANTONIO PRIMO DA SILVA</text:p>
          </table:table-cell>
          <table:table-cell office:value-type="string">
            <text:p>28 Fev 08, 00h00</text:p>
          </table:table-cell>
        </table:table-row>
        <table:table-row table:style-name="ro1">
          <table:table-cell office:value-type="float" office:value="6495">
            <text:p>6495</text:p>
          </table:table-cell>
          <table:table-cell office:value-type="string">
            <text:p>ITAMARES LEITE DA SILVA</text:p>
          </table:table-cell>
          <table:table-cell office:value-type="string">
            <text:p>18 Mar 08, 00h00</text:p>
          </table:table-cell>
        </table:table-row>
        <table:table-row table:style-name="ro1">
          <table:table-cell office:value-type="float" office:value="6499">
            <text:p>6499</text:p>
          </table:table-cell>
          <table:table-cell office:value-type="string">
            <text:p>GIVAN DE LISBOA SOARES</text:p>
          </table:table-cell>
          <table:table-cell office:value-type="string">
            <text:p>18 Mar 08, 00h00</text:p>
          </table:table-cell>
        </table:table-row>
        <table:table-row table:style-name="ro1">
          <table:table-cell office:value-type="float" office:value="6507">
            <text:p>6507</text:p>
          </table:table-cell>
          <table:table-cell office:value-type="string">
            <text:p>MARIA DO SOCORRO CORREIA CAMELO</text:p>
          </table:table-cell>
          <table:table-cell office:value-type="string">
            <text:p>31 Mar 08, 00h00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EDJEFERSON ROGERIO TENORIO RAMOS</text:p>
          </table:table-cell>
          <table:table-cell office:value-type="string">
            <text:p>7 Abr 08, 00h00</text:p>
          </table:table-cell>
        </table:table-row>
        <table:table-row table:style-name="ro1">
          <table:table-cell office:value-type="float" office:value="6517">
            <text:p>6517</text:p>
          </table:table-cell>
          <table:table-cell office:value-type="string">
            <text:p>SEVERINO DA SILVA</text:p>
          </table:table-cell>
          <table:table-cell office:value-type="string">
            <text:p>11 Abr 08, 00h00</text:p>
          </table:table-cell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ELIANE FERREIRA DA SILVA</text:p>
          </table:table-cell>
          <table:table-cell office:value-type="string">
            <text:p>11 Abr 08, 00h00</text:p>
          </table:table-cell>
        </table:table-row>
        <table:table-row table:style-name="ro1">
          <table:table-cell office:value-type="float" office:value="6521">
            <text:p>6521</text:p>
          </table:table-cell>
          <table:table-cell office:value-type="string">
            <text:p>SEVERINA FRANCISCA DA SILVA</text:p>
          </table:table-cell>
          <table:table-cell office:value-type="string">
            <text:p>14 Abr 08, 00h00</text:p>
          </table:table-cell>
        </table:table-row>
        <table:table-row table:style-name="ro1">
          <table:table-cell office:value-type="float" office:value="6526">
            <text:p>6526</text:p>
          </table:table-cell>
          <table:table-cell office:value-type="string">
            <text:p>SILVIO ROMERO DE SOUZA N COELHO</text:p>
          </table:table-cell>
          <table:table-cell office:value-type="string">
            <text:p>22 Abr 08, 00h00</text:p>
          </table:table-cell>
        </table:table-row>
        <table:table-row table:style-name="ro1">
          <table:table-cell office:value-type="float" office:value="6534">
            <text:p>6534</text:p>
          </table:table-cell>
          <table:table-cell office:value-type="string">
            <text:p>JOAQUIM ALVARO VELOSO CINTRA</text:p>
          </table:table-cell>
          <table:table-cell office:value-type="string">
            <text:p>23 Abr 08, 00h00</text:p>
          </table:table-cell>
        </table:table-row>
        <table:table-row table:style-name="ro1">
          <table:table-cell office:value-type="float" office:value="6538">
            <text:p>6538</text:p>
          </table:table-cell>
          <table:table-cell office:value-type="string">
            <text:p>JOSÉ ALFREDO LIRA FRAGOSO</text:p>
          </table:table-cell>
          <table:table-cell office:value-type="string">
            <text:p>19 Mar 97, 00h00</text:p>
          </table:table-cell>
        </table:table-row>
        <table:table-row table:style-name="ro1">
          <table:table-cell office:value-type="float" office:value="6539">
            <text:p>6539</text:p>
          </table:table-cell>
          <table:table-cell office:value-type="string">
            <text:p>ERIVALDO GABRIEL AVELINO</text:p>
          </table:table-cell>
          <table:table-cell office:value-type="string">
            <text:p>23 Mai 08, 00h00</text:p>
          </table:table-cell>
        </table:table-row>
        <table:table-row table:style-name="ro1">
          <table:table-cell office:value-type="float" office:value="6545">
            <text:p>6545</text:p>
          </table:table-cell>
          <table:table-cell office:value-type="string">
            <text:p>ROMILDO MAGALHAES TEIXEIRA</text:p>
          </table:table-cell>
          <table:table-cell office:value-type="string">
            <text:p>23 Mai 07, 00h00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MARIA DO LIVRAMENTO ARAUJO AZEVEDO</text:p>
          </table:table-cell>
          <table:table-cell office:value-type="string">
            <text:p>4 Jun 08, 00h00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EVERALDO MARQUES BRANDAO</text:p>
          </table:table-cell>
          <table:table-cell office:value-type="string">
            <text:p>4 Jun 08, 00h00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office:value-type="string">
            <text:p>MARIA LAURA COSTA OLIVEIRA</text:p>
          </table:table-cell>
          <table:table-cell office:value-type="string">
            <text:p>30 Jun 08, 00h00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RICARDO CEZAR RIBEIRO TEIXEIRA</text:p>
          </table:table-cell>
          <table:table-cell office:value-type="string">
            <text:p>3 Mai 00, 00h00</text:p>
          </table:table-cell>
        </table:table-row>
        <table:table-row table:style-name="ro1">
          <table:table-cell office:value-type="float" office:value="6583">
            <text:p>6583</text:p>
          </table:table-cell>
          <table:table-cell office:value-type="string">
            <text:p>RUTH DE ALCANTRA VILARIM</text:p>
          </table:table-cell>
          <table:table-cell office:value-type="string">
            <text:p>14 Jul 08, 00h00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SIMONE MARIA FERREIRA</text:p>
          </table:table-cell>
          <table:table-cell office:value-type="string">
            <text:p>14 Jul 08, 00h00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SUSANA RODRIGUES PAULINO</text:p>
          </table:table-cell>
          <table:table-cell office:value-type="string">
            <text:p>14 Jul 08, 00h00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GRAVEL GRAVATÁ VEÍCULOS E PEÇAS LTDA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593">
            <text:p>6593</text:p>
          </table:table-cell>
          <table:table-cell office:value-type="string">
            <text:p>FRANCISCO JOSIAS ALVES DA SILVA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string">
            <text:p>PAUMAR INDUSTRIA DE CONFECÇÕES LTDA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ELISANGELO CARLOS DE FRANÇA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597">
            <text:p>6597</text:p>
          </table:table-cell>
          <table:table-cell office:value-type="string">
            <text:p>ELIEZER MIGUEL DA SILVA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office:value-type="string">
            <text:p>ANTONIO FERREIRA DA SILVA</text:p>
          </table:table-cell>
          <table:table-cell office:value-type="string">
            <text:p>10 Jun 08, 00h00</text:p>
          </table:table-cell>
        </table:table-row>
        <table:table-row table:style-name="ro1">
          <table:table-cell office:value-type="float" office:value="6601">
            <text:p>6601</text:p>
          </table:table-cell>
          <table:table-cell office:value-type="string">
            <text:p>ANA LUCIA LEÃO DE DEUS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VINICIUS SILVA IGLESSIAS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609">
            <text:p>6609</text:p>
          </table:table-cell>
          <table:table-cell office:value-type="string">
            <text:p>HIRAN GOMES CAVALCANTI FILHO</text:p>
          </table:table-cell>
          <table:table-cell office:value-type="string">
            <text:p>8 Jul 08, 00h00</text:p>
          </table:table-cell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JOSEFA BEZERRA DE SANTANA</text:p>
          </table:table-cell>
          <table:table-cell office:value-type="string">
            <text:p>15 Jul 08, 00h00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RICARDO CEZAR RIBEIRO TEIXEIRA</text:p>
          </table:table-cell>
          <table:table-cell office:value-type="string">
            <text:p>4 Jul 08, 00h00</text:p>
          </table:table-cell>
        </table:table-row>
        <table:table-row table:style-name="ro1">
          <table:table-cell office:value-type="float" office:value="6618">
            <text:p>6618</text:p>
          </table:table-cell>
          <table:table-cell office:value-type="string">
            <text:p>SILVANO JOSE DA SILVA</text:p>
          </table:table-cell>
          <table:table-cell office:value-type="string">
            <text:p>22 Jul 08, 00h00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JOSÉ VICENTE DA COSTA</text:p>
          </table:table-cell>
          <table:table-cell office:value-type="string">
            <text:p>5 Out 07, 00h00</text:p>
          </table:table-cell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JOSE AIRTON  LOPES DA SILVA</text:p>
          </table:table-cell>
          <table:table-cell office:value-type="string">
            <text:p>23 Jul 08, 00h00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EDIVALDO FERREIRA DA SILVA</text:p>
          </table:table-cell>
          <table:table-cell office:value-type="string">
            <text:p>25 Jul 08, 00h00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GILVAN ANDRADE DIAS</text:p>
          </table:table-cell>
          <table:table-cell office:value-type="string">
            <text:p>25 Jul 08, 00h00</text:p>
          </table:table-cell>
        </table:table-row>
        <table:table-row table:style-name="ro1">
          <table:table-cell office:value-type="float" office:value="6629">
            <text:p>6629</text:p>
          </table:table-cell>
          <table:table-cell office:value-type="string">
            <text:p>MARIA ELUZIANA JUSTO DA SILVA</text:p>
          </table:table-cell>
          <table:table-cell office:value-type="string">
            <text:p>28 Jul 08, 00h00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string">
            <text:p>PEDRO GUEDES DE QUEIROZ JUNIOR</text:p>
          </table:table-cell>
          <table:table-cell office:value-type="string">
            <text:p>28 Jul 08, 00h00</text:p>
          </table:table-cell>
        </table:table-row>
        <table:table-row table:style-name="ro1">
          <table:table-cell office:value-type="float" office:value="6638">
            <text:p>6638</text:p>
          </table:table-cell>
          <table:table-cell office:value-type="string">
            <text:p>JOSE GERMANO DA SILVA FILHO</text:p>
          </table:table-cell>
          <table:table-cell office:value-type="string">
            <text:p>28 Jul 08, 00h00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string">
            <text:p>GUSTAVO JOSE FERNANDES DE OLIVEIRA</text:p>
          </table:table-cell>
          <table:table-cell office:value-type="string">
            <text:p>25 Abr 05, 00h00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JOSÉ VIEIRA DA SILVA FILHO</text:p>
          </table:table-cell>
          <table:table-cell office:value-type="string">
            <text:p>13 Out 04, 00h00</text:p>
          </table:table-cell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JOSE MARCOS FELIX DE LIMA</text:p>
          </table:table-cell>
          <table:table-cell office:value-type="string">
            <text:p>23 Ago 06, 00h00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MARIA CRISTINA SOUZA DA SILVA</text:p>
          </table:table-cell>
          <table:table-cell office:value-type="string">
            <text:p>2 Jun 05, 00h00</text:p>
          </table:table-cell>
        </table:table-row>
        <table:table-row table:style-name="ro1">
          <table:table-cell office:value-type="float" office:value="6663">
            <text:p>6663</text:p>
          </table:table-cell>
          <table:table-cell office:value-type="string">
            <text:p>MEIRA LINS VEICULOS E SERVIÇOS LTDA</text:p>
          </table:table-cell>
          <table:table-cell office:value-type="string">
            <text:p>18 Ago 00, 00h00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MIRTIS LOURENÇO DE SOUZA</text:p>
          </table:table-cell>
          <table:table-cell office:value-type="string">
            <text:p>12 Mai 06, 00h00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office:value-type="string">
            <text:p>MIRTIS LOURENÇO DE SOUZA</text:p>
          </table:table-cell>
          <table:table-cell office:value-type="string">
            <text:p>11 Out 06, 00h00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VERA LUCIA CARNEIRO LEAO</text:p>
          </table:table-cell>
          <table:table-cell office:value-type="string">
            <text:p>17 Nov 05, 00h00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office:value-type="string">
            <text:p>ALDENIR ALVES LUCIO</text:p>
          </table:table-cell>
          <table:table-cell office:value-type="string">
            <text:p>25 Abr 06, 00h00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string">
            <text:p>CONSTRUTORA FIRME E FORTE</text:p>
          </table:table-cell>
          <table:table-cell office:value-type="string">
            <text:p>20 Dez 07, 00h00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ANA PAULA SILVA DA COSTA</text:p>
          </table:table-cell>
          <table:table-cell office:value-type="string">
            <text:p>19 Jul 07, 00h00</text:p>
          </table:table-cell>
        </table:table-row>
        <table:table-row table:style-name="ro1">
          <table:table-cell office:value-type="float" office:value="6731">
            <text:p>6731</text:p>
          </table:table-cell>
          <table:table-cell office:value-type="string">
            <text:p>ABRAÃO SIVESTRE FERREIRA</text:p>
          </table:table-cell>
          <table:table-cell office:value-type="string">
            <text:p>23 Out 07, 00h00</text:p>
          </table:table-cell>
        </table:table-row>
        <table:table-row table:style-name="ro1">
          <table:table-cell office:value-type="float" office:value="6732">
            <text:p>6732</text:p>
          </table:table-cell>
          <table:table-cell office:value-type="string">
            <text:p>ALEXANDRE DE MORAIS MIRANDA</text:p>
          </table:table-cell>
          <table:table-cell office:value-type="string">
            <text:p>8 Ago 07, 00h00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ADRIANO DE LIMA SILVA</text:p>
          </table:table-cell>
          <table:table-cell office:value-type="string">
            <text:p>18 Fev 08, 00h00</text:p>
          </table:table-cell>
        </table:table-row>
        <table:table-row table:style-name="ro1">
          <table:table-cell office:value-type="float" office:value="6734">
            <text:p>6734</text:p>
          </table:table-cell>
          <table:table-cell office:value-type="string">
            <text:p>AMARO MANOEL DA SILVA</text:p>
          </table:table-cell>
          <table:table-cell office:value-type="string">
            <text:p>26 Jul 07, 00h00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string">
            <text:p>DANIEL FRANCISCO JÚNIOR</text:p>
          </table:table-cell>
          <table:table-cell office:value-type="string">
            <text:p>25 Jul 07, 00h00</text:p>
          </table:table-cell>
        </table:table-row>
        <table:table-row table:style-name="ro1">
          <table:table-cell office:value-type="float" office:value="6738">
            <text:p>6738</text:p>
          </table:table-cell>
          <table:table-cell office:value-type="string">
            <text:p>ERIVALDO DA SILVA FERNANDES</text:p>
          </table:table-cell>
          <table:table-cell office:value-type="string">
            <text:p>22 Abr 08, 00h00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EUMAR MOISÉS PAULINO DA SILVA</text:p>
          </table:table-cell>
          <table:table-cell office:value-type="string">
            <text:p>12 Nov 07, 00h00</text:p>
          </table:table-cell>
        </table:table-row>
        <table:table-row table:style-name="ro1">
          <table:table-cell office:value-type="float" office:value="6742">
            <text:p>6742</text:p>
          </table:table-cell>
          <table:table-cell office:value-type="string">
            <text:p>GERALDO DE PINHO ALVES FILHO</text:p>
          </table:table-cell>
          <table:table-cell office:value-type="string">
            <text:p>1 Ago 07, 00h00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office:value-type="string">
            <text:p>FRANCISCO BATISTA DE LIRA</text:p>
          </table:table-cell>
          <table:table-cell office:value-type="string">
            <text:p>5 Mar 08, 00h00</text:p>
          </table:table-cell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EVERALDO FERREIRA DA SILVA</text:p>
          </table:table-cell>
          <table:table-cell office:value-type="string">
            <text:p>9 Ago 07, 00h00</text:p>
          </table:table-cell>
        </table:table-row>
        <table:table-row table:style-name="ro1">
          <table:table-cell office:value-type="float" office:value="6746">
            <text:p>6746</text:p>
          </table:table-cell>
          <table:table-cell office:value-type="string">
            <text:p>FRANCLY ANDREY SOUZA SANTOS</text:p>
          </table:table-cell>
          <table:table-cell office:value-type="string">
            <text:p>9 Ago 07, 00h00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EDSON DIAS DE LIMA</text:p>
          </table:table-cell>
          <table:table-cell office:value-type="string">
            <text:p>26 Jul 07, 00h00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office:value-type="string">
            <text:p>IVAN FREDOVINO RAMOS JÚNIOR</text:p>
          </table:table-cell>
          <table:table-cell office:value-type="string">
            <text:p>9 Ago 07, 00h00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string">
            <text:p>JOAO LUIZ OLIVEIRA ARRUDA</text:p>
          </table:table-cell>
          <table:table-cell office:value-type="string">
            <text:p>7 Ago 07, 00h00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office:value-type="string">
            <text:p>ITAMAR ARAUJO DE ANDRADE</text:p>
          </table:table-cell>
          <table:table-cell office:value-type="string">
            <text:p>9 Nov 07, 00h00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JAMERSON EUDES CASTRO NERI</text:p>
          </table:table-cell>
          <table:table-cell office:value-type="string">
            <text:p>23 Out 07, 00h00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office:value-type="string">
            <text:p>JOSE MARCIONILO DA SILVA</text:p>
          </table:table-cell>
          <table:table-cell office:value-type="string">
            <text:p>1 Ago 07, 00h00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JOAO BATISTA GONÇALVES</text:p>
          </table:table-cell>
          <table:table-cell office:value-type="string">
            <text:p>29 Jan 08, 00h00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string">
            <text:p>JOSILENE DA CONCEIÇAO SILVA</text:p>
          </table:table-cell>
          <table:table-cell office:value-type="string">
            <text:p>1 Ago 07, 00h00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RONALDO AFONSO DO NASCIMENTO</text:p>
          </table:table-cell>
          <table:table-cell office:value-type="string">
            <text:p>25 Jul 07, 00h00</text:p>
          </table:table-cell>
        </table:table-row>
        <table:table-row table:style-name="ro1">
          <table:table-cell office:value-type="float" office:value="6765">
            <text:p>6765</text:p>
          </table:table-cell>
          <table:table-cell office:value-type="string">
            <text:p>SISSI CACANDRA BEZERRA WANDERLEY</text:p>
          </table:table-cell>
          <table:table-cell office:value-type="string">
            <text:p>24 Out 07, 00h00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SANDRA MARIA DA SILVA</text:p>
          </table:table-cell>
          <table:table-cell office:value-type="string">
            <text:p>21 Jan 08, 00h00</text:p>
          </table:table-cell>
        </table:table-row>
        <table:table-row table:style-name="ro1">
          <table:table-cell office:value-type="float" office:value="6767">
            <text:p>6767</text:p>
          </table:table-cell>
          <table:table-cell office:value-type="string">
            <text:p>SEVERINO FRANCISCO DE ARAUJO JUNIOR</text:p>
          </table:table-cell>
          <table:table-cell office:value-type="string">
            <text:p>7 Mar 08, 00h00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SEBASTIAO ADRIANO DE OLIVEIRA</text:p>
          </table:table-cell>
          <table:table-cell office:value-type="string">
            <text:p>22 Nov 07, 00h00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office:value-type="string">
            <text:p>SILVIO RICARDO CABRAL DOS SANTOS</text:p>
          </table:table-cell>
          <table:table-cell office:value-type="string">
            <text:p>14 Ago 07, 00h00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VALE DO JACUIPE ENGENHARIA E EMPREENDIMENTO</text:p>
          </table:table-cell>
          <table:table-cell office:value-type="string">
            <text:p>18 Dez 07, 00h00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VALDIR FRANCISCO BARBOSA</text:p>
          </table:table-cell>
          <table:table-cell office:value-type="string">
            <text:p>8 Ago 07, 00h00</text:p>
          </table:table-cell>
        </table:table-row>
        <table:table-row table:style-name="ro1">
          <table:table-cell office:value-type="float" office:value="6773">
            <text:p>6773</text:p>
          </table:table-cell>
          <table:table-cell office:value-type="string">
            <text:p>NAPOLEAO PEREIRA FREIRE FILHO</text:p>
          </table:table-cell>
          <table:table-cell office:value-type="string">
            <text:p>18 Fev 08, 00h00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MARCELO GLEIDSON CAVALCANTI PEQUENO</text:p>
          </table:table-cell>
          <table:table-cell office:value-type="string">
            <text:p>22 Jan 08, 00h00</text:p>
          </table:table-cell>
        </table:table-row>
        <table:table-row table:style-name="ro1">
          <table:table-cell office:value-type="float" office:value="6775">
            <text:p>6775</text:p>
          </table:table-cell>
          <table:table-cell office:value-type="string">
            <text:p>REVERALDO FARIAS DE MELO</text:p>
          </table:table-cell>
          <table:table-cell office:value-type="string">
            <text:p>1 Ago 07, 00h00</text:p>
          </table:table-cell>
        </table:table-row>
        <table:table-row table:style-name="ro1">
          <table:table-cell office:value-type="float" office:value="6776">
            <text:p>6776</text:p>
          </table:table-cell>
          <table:table-cell office:value-type="string">
            <text:p>ROBERTO OTAVIO DA SILVA</text:p>
          </table:table-cell>
          <table:table-cell office:value-type="string">
            <text:p>7 Nov 07, 00h00</text:p>
          </table:table-cell>
        </table:table-row>
        <table:table-row table:style-name="ro1">
          <table:table-cell office:value-type="float" office:value="6777">
            <text:p>6777</text:p>
          </table:table-cell>
          <table:table-cell office:value-type="string">
            <text:p>LUCINALVA JUSTINO DA SILVA</text:p>
          </table:table-cell>
          <table:table-cell office:value-type="string">
            <text:p>31 Jan 08, 00h00</text:p>
          </table:table-cell>
        </table:table-row>
        <table:table-row table:style-name="ro1">
          <table:table-cell office:value-type="float" office:value="6778">
            <text:p>6778</text:p>
          </table:table-cell>
          <table:table-cell office:value-type="string">
            <text:p>LINDACI RODRIGUES DE FREITAS</text:p>
          </table:table-cell>
          <table:table-cell office:value-type="string">
            <text:p>31 Jul 07, 00h00</text:p>
          </table:table-cell>
        </table:table-row>
        <table:table-row table:style-name="ro1">
          <table:table-cell office:value-type="float" office:value="6779">
            <text:p>6779</text:p>
          </table:table-cell>
          <table:table-cell office:value-type="string">
            <text:p>MERCIA FERREIRA MORAIS</text:p>
          </table:table-cell>
          <table:table-cell office:value-type="string">
            <text:p>30 Abr 08, 00h00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MARIO LUIZ DE ANDRADE LIMA SILVA</text:p>
          </table:table-cell>
          <table:table-cell office:value-type="string">
            <text:p>8 Ago 07, 00h00</text:p>
          </table:table-cell>
        </table:table-row>
        <table:table-row table:style-name="ro1">
          <table:table-cell office:value-type="float" office:value="6781">
            <text:p>6781</text:p>
          </table:table-cell>
          <table:table-cell office:value-type="string">
            <text:p>MARIA VALERIA LINS DE CASTRO</text:p>
          </table:table-cell>
          <table:table-cell office:value-type="string">
            <text:p>31 Jul 07, 00h00</text:p>
          </table:table-cell>
        </table:table-row>
        <table:table-row table:style-name="ro1">
          <table:table-cell office:value-type="float" office:value="6782">
            <text:p>6782</text:p>
          </table:table-cell>
          <table:table-cell office:value-type="string">
            <text:p>MARIA TANIA BRITO PINHEIRO</text:p>
          </table:table-cell>
          <table:table-cell office:value-type="string">
            <text:p>19 Dez 06, 00h00</text:p>
          </table:table-cell>
        </table:table-row>
        <table:table-row table:style-name="ro1">
          <table:table-cell office:value-type="float" office:value="6783">
            <text:p>6783</text:p>
          </table:table-cell>
          <table:table-cell office:value-type="string">
            <text:p>MICHELLE MEDEIROS</text:p>
          </table:table-cell>
          <table:table-cell office:value-type="string">
            <text:p>10 Nov 04, 00h00</text:p>
          </table:table-cell>
        </table:table-row>
        <table:table-row table:style-name="ro1">
          <table:table-cell office:value-type="float" office:value="6784">
            <text:p>6784</text:p>
          </table:table-cell>
          <table:table-cell office:value-type="string">
            <text:p>JOÃO GERALDO DE MEDEIROS</text:p>
          </table:table-cell>
          <table:table-cell office:value-type="string">
            <text:p>11 Dez 03, 00h00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office:value-type="string">
            <text:p>IVO CARLOS GIUZIO</text:p>
          </table:table-cell>
          <table:table-cell office:value-type="string">
            <text:p>28 Ago 06, 00h00</text:p>
          </table:table-cell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ALBERTO ALVES DE SOUZA</text:p>
          </table:table-cell>
          <table:table-cell office:value-type="string">
            <text:p>10 Nov 03, 00h00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ANA SOARES DE BARROS</text:p>
          </table:table-cell>
          <table:table-cell office:value-type="string">
            <text:p>5 Jul 06, 00h00</text:p>
          </table:table-cell>
        </table:table-row>
        <table:table-row table:style-name="ro1">
          <table:table-cell office:value-type="float" office:value="6790">
            <text:p>6790</text:p>
          </table:table-cell>
          <table:table-cell office:value-type="string">
            <text:p>MIRIAN FERREIRA DO NASCIMENTO</text:p>
          </table:table-cell>
          <table:table-cell office:value-type="string">
            <text:p>3 Ago 04, 00h00</text:p>
          </table:table-cell>
        </table:table-row>
        <table:table-row table:style-name="ro1">
          <table:table-cell office:value-type="float" office:value="6791">
            <text:p>6791</text:p>
          </table:table-cell>
          <table:table-cell office:value-type="string">
            <text:p>KATIA BEZERRA DE LYRA</text:p>
          </table:table-cell>
          <table:table-cell office:value-type="string">
            <text:p>21 Jun 01, 00h00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SYDNEY FARIAS PEREIRA</text:p>
          </table:table-cell>
          <table:table-cell office:value-type="string">
            <text:p>15 Jun 04, 00h00</text:p>
          </table:table-cell>
        </table:table-row>
        <table:table-row table:style-name="ro1">
          <table:table-cell office:value-type="float" office:value="6793">
            <text:p>6793</text:p>
          </table:table-cell>
          <table:table-cell office:value-type="string">
            <text:p>ANA PAULA AZEVEDO FERREIRA MACEDO</text:p>
          </table:table-cell>
          <table:table-cell office:value-type="string">
            <text:p>14 Fev 06, 00h00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MANUEL W DE FARIAS BARROS</text:p>
          </table:table-cell>
          <table:table-cell office:value-type="string">
            <text:p>28 Set 06, 00h00</text:p>
          </table:table-cell>
        </table:table-row>
        <table:table-row table:style-name="ro1">
          <table:table-cell office:value-type="float" office:value="6797">
            <text:p>6797</text:p>
          </table:table-cell>
          <table:table-cell office:value-type="string">
            <text:p>HIRAN GOMES CAVALCANTI FILHO</text:p>
          </table:table-cell>
          <table:table-cell office:value-type="string">
            <text:p>9 Mar 06, 00h00</text:p>
          </table:table-cell>
        </table:table-row>
        <table:table-row table:style-name="ro1">
          <table:table-cell office:value-type="float" office:value="6799">
            <text:p>6799</text:p>
          </table:table-cell>
          <table:table-cell office:value-type="string">
            <text:p>WANDERLEY CABRAL MIRANDA</text:p>
          </table:table-cell>
          <table:table-cell office:value-type="string">
            <text:p>13 Nov 00, 00h00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GILSON SOARES CARDOSO</text:p>
          </table:table-cell>
          <table:table-cell office:value-type="string">
            <text:p>12 Abr 06, 00h00</text:p>
          </table:table-cell>
        </table:table-row>
        <table:table-row table:style-name="ro1">
          <table:table-cell office:value-type="float" office:value="6803">
            <text:p>6803</text:p>
          </table:table-cell>
          <table:table-cell office:value-type="string">
            <text:p>MARIA LUCELIA DE LIMA SOUZA</text:p>
          </table:table-cell>
          <table:table-cell office:value-type="string">
            <text:p>15 Fev 08, 00h00</text:p>
          </table:table-cell>
        </table:table-row>
        <table:table-row table:style-name="ro1">
          <table:table-cell office:value-type="float" office:value="6804">
            <text:p>6804</text:p>
          </table:table-cell>
          <table:table-cell office:value-type="string">
            <text:p>ISOLDE BATISTA DA SILVA MOTA</text:p>
          </table:table-cell>
          <table:table-cell office:value-type="string">
            <text:p>9 Ago 07, 00h00</text:p>
          </table:table-cell>
        </table:table-row>
        <table:table-row table:style-name="ro1">
          <table:table-cell office:value-type="float" office:value="6807">
            <text:p>6807</text:p>
          </table:table-cell>
          <table:table-cell office:value-type="string">
            <text:p>JENILSON PESSOA DOS SANTOS</text:p>
          </table:table-cell>
          <table:table-cell office:value-type="string">
            <text:p>12 Nov 07, 00h00</text:p>
          </table:table-cell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ROSEMERE VIEIRA DOS SANTOS</text:p>
          </table:table-cell>
          <table:table-cell office:value-type="string">
            <text:p>23 Out 07, 00h00</text:p>
          </table:table-cell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SANDRA FRANCO DE SOUZA</text:p>
          </table:table-cell>
          <table:table-cell office:value-type="string">
            <text:p>15 Fev 08, 00h00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string">
            <text:p>CUSTODIO APOLONIO SANTOS DA SILVA</text:p>
          </table:table-cell>
          <table:table-cell office:value-type="string">
            <text:p>23 Mai 07, 00h00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office:value-type="string">
            <text:p>MARIA SALONE OLIVEIRA DE SA</text:p>
          </table:table-cell>
          <table:table-cell office:value-type="string">
            <text:p>10 Fev 06, 00h00</text:p>
          </table:table-cell>
        </table:table-row>
        <table:table-row table:style-name="ro1">
          <table:table-cell office:value-type="float" office:value="6815">
            <text:p>6815</text:p>
          </table:table-cell>
          <table:table-cell office:value-type="string">
            <text:p>JANAINA MARIA TAVARES PEDROSA CAVALCANTE</text:p>
          </table:table-cell>
          <table:table-cell office:value-type="string">
            <text:p>23 Ago 01, 00h00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MARLLEN LOCAÇOES E RECEPTIVOS DE VEICULOS</text:p>
          </table:table-cell>
          <table:table-cell office:value-type="string">
            <text:p>6 Out 06, 00h00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office:value-type="string">
            <text:p>WILSON JOSÉ FERREIRA FILHO</text:p>
          </table:table-cell>
          <table:table-cell office:value-type="string">
            <text:p>25 Ago 06, 00h00</text:p>
          </table:table-cell>
        </table:table-row>
        <table:table-row table:style-name="ro1">
          <table:table-cell office:value-type="float" office:value="6819">
            <text:p>6819</text:p>
          </table:table-cell>
          <table:table-cell office:value-type="string">
            <text:p>LUCIMAR CABRAL DE SOUZA</text:p>
          </table:table-cell>
          <table:table-cell office:value-type="string">
            <text:p>11 Mar 04, 00h00</text:p>
          </table:table-cell>
        </table:table-row>
        <table:table-row table:style-name="ro1">
          <table:table-cell office:value-type="float" office:value="6821">
            <text:p>6821</text:p>
          </table:table-cell>
          <table:table-cell office:value-type="string">
            <text:p>EDLENE RODRIGUES GUEDES GONDIM</text:p>
          </table:table-cell>
          <table:table-cell office:value-type="string">
            <text:p>21 Out 05, 00h00</text:p>
          </table:table-cell>
        </table:table-row>
        <table:table-row table:style-name="ro1">
          <table:table-cell office:value-type="float" office:value="6822">
            <text:p>6822</text:p>
          </table:table-cell>
          <table:table-cell office:value-type="string">
            <text:p>ARACY DE SOUZA BIBIANO</text:p>
          </table:table-cell>
          <table:table-cell office:value-type="string">
            <text:p>1 Dez 05, 00h00</text:p>
          </table:table-cell>
        </table:table-row>
        <table:table-row table:style-name="ro1">
          <table:table-cell office:value-type="float" office:value="6825">
            <text:p>6825</text:p>
          </table:table-cell>
          <table:table-cell office:value-type="string">
            <text:p>JOSEFA TAVARES DE SOUZA</text:p>
          </table:table-cell>
          <table:table-cell office:value-type="string">
            <text:p>22 Jan 09, 00h00</text:p>
          </table:table-cell>
        </table:table-row>
        <table:table-row table:style-name="ro1">
          <table:table-cell office:value-type="float" office:value="6826">
            <text:p>6826</text:p>
          </table:table-cell>
          <table:table-cell office:value-type="string">
            <text:p>MARIA SILVIA DE ABREU</text:p>
          </table:table-cell>
          <table:table-cell office:value-type="string">
            <text:p>3 Abr 03, 00h00</text:p>
          </table:table-cell>
        </table:table-row>
        <table:table-row table:style-name="ro1">
          <table:table-cell office:value-type="float" office:value="6828">
            <text:p>6828</text:p>
          </table:table-cell>
          <table:table-cell office:value-type="string">
            <text:p>MARIA ISABEL DE MELO RIBEIRO</text:p>
          </table:table-cell>
          <table:table-cell office:value-type="string">
            <text:p>23 Abr 03, 00h00</text:p>
          </table:table-cell>
        </table:table-row>
        <table:table-row table:style-name="ro1">
          <table:table-cell office:value-type="float" office:value="6829">
            <text:p>6829</text:p>
          </table:table-cell>
          <table:table-cell office:value-type="string">
            <text:p>ADELMO ALVES DOS SANTOS</text:p>
          </table:table-cell>
          <table:table-cell office:value-type="string">
            <text:p>4 Nov 03, 00h00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OSVALDO ALVES DA SILVA</text:p>
          </table:table-cell>
          <table:table-cell office:value-type="string">
            <text:p>19 Fev 03, 00h00</text:p>
          </table:table-cell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MARIA JOSE DE MELO</text:p>
          </table:table-cell>
          <table:table-cell office:value-type="string">
            <text:p>1 Ago 08, 00h00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JOSE MARIA PEREIRA</text:p>
          </table:table-cell>
          <table:table-cell office:value-type="string">
            <text:p>1 Ago 08, 00h00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MANUEL CORDEIRO DE BENEVIDES FILHO</text:p>
          </table:table-cell>
          <table:table-cell office:value-type="string">
            <text:p>12 Ago 03, 00h00</text:p>
          </table:table-cell>
        </table:table-row>
        <table:table-row table:style-name="ro1">
          <table:table-cell office:value-type="float" office:value="6839">
            <text:p>6839</text:p>
          </table:table-cell>
          <table:table-cell office:value-type="string">
            <text:p>JOCÉLIA MARIA SARAIVA DE SÁ OLIVEIRA</text:p>
          </table:table-cell>
          <table:table-cell office:value-type="string">
            <text:p>25 Ago 98, 00h00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RÔMULO ARRAIS BELÉM DE ALENCAR</text:p>
          </table:table-cell>
          <table:table-cell office:value-type="string">
            <text:p>2 Mai 03, 00h00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RUBIVALDO SALVADOR DE MACÊDO</text:p>
          </table:table-cell>
          <table:table-cell office:value-type="string">
            <text:p>29 Mar 04, 00h00</text:p>
          </table:table-cell>
        </table:table-row>
        <table:table-row table:style-name="ro1">
          <table:table-cell office:value-type="float" office:value="6843">
            <text:p>6843</text:p>
          </table:table-cell>
          <table:table-cell office:value-type="string">
            <text:p>JOSÉ ADJAEL DA SILVA</text:p>
          </table:table-cell>
          <table:table-cell office:value-type="string">
            <text:p>29 Set 04, 00h00</text:p>
          </table:table-cell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ARNOBIO DE COIMBRA PINTO NETO</text:p>
          </table:table-cell>
          <table:table-cell office:value-type="string">
            <text:p>17 Mar 06, 00h00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ALBERTO ALVES DE SOUZA</text:p>
          </table:table-cell>
          <table:table-cell office:value-type="string">
            <text:p>3 Mai 06, 00h00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SANDRO TORQUATO DA SILVA</text:p>
          </table:table-cell>
          <table:table-cell office:value-type="string">
            <text:p>28 Jan 05, 00h00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MARCO ARCE</text:p>
          </table:table-cell>
          <table:table-cell office:value-type="string">
            <text:p>6 Out 06, 00h00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PEDRINA MARIA DE SOUZA</text:p>
          </table:table-cell>
          <table:table-cell office:value-type="string">
            <text:p>25 Out 00, 00h00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ÍTALO DA SILVA SANTOS</text:p>
          </table:table-cell>
          <table:table-cell office:value-type="string">
            <text:p>12 Set 03, 00h00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JOSE EDMILSON DOS ANJOS</text:p>
          </table:table-cell>
          <table:table-cell office:value-type="string">
            <text:p>6 Dez 00, 00h00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ELIANA SILVA ROQUE DE AZEVEDO</text:p>
          </table:table-cell>
          <table:table-cell office:value-type="string">
            <text:p>3 Set 03, 00h00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string">
            <text:p>EURIDSON ANTÔNIO BEZERRA FILGUEIRA</text:p>
          </table:table-cell>
          <table:table-cell office:value-type="string">
            <text:p>18 Dez 01, 00h00</text:p>
          </table:table-cell>
        </table:table-row>
        <table:table-row table:style-name="ro1">
          <table:table-cell office:value-type="float" office:value="6858">
            <text:p>6858</text:p>
          </table:table-cell>
          <table:table-cell office:value-type="string">
            <text:p>ELIANA SILVA ROQUE DE AZEVEDO</text:p>
          </table:table-cell>
          <table:table-cell office:value-type="string">
            <text:p>17 Nov 05, 00h00</text:p>
          </table:table-cell>
        </table:table-row>
        <table:table-row table:style-name="ro1">
          <table:table-cell office:value-type="float" office:value="6859">
            <text:p>6859</text:p>
          </table:table-cell>
          <table:table-cell office:value-type="string">
            <text:p>MARCO JOSE DO NASCIMENTO</text:p>
          </table:table-cell>
          <table:table-cell office:value-type="string">
            <text:p>2 Out 03, 00h00</text:p>
          </table:table-cell>
        </table:table-row>
        <table:table-row table:style-name="ro1">
          <table:table-cell office:value-type="float" office:value="6862">
            <text:p>6862</text:p>
          </table:table-cell>
          <table:table-cell office:value-type="string">
            <text:p>GENESIO BEZERRA DE MENEZES</text:p>
          </table:table-cell>
          <table:table-cell office:value-type="string">
            <text:p>13 Mar 01, 00h00</text:p>
          </table:table-cell>
        </table:table-row>
        <table:table-row table:style-name="ro1">
          <table:table-cell office:value-type="float" office:value="6863">
            <text:p>6863</text:p>
          </table:table-cell>
          <table:table-cell office:value-type="string">
            <text:p>CICERO BIANOR DE ARRUDA</text:p>
          </table:table-cell>
          <table:table-cell office:value-type="string">
            <text:p>27 Set 06, 00h00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office:value-type="string">
            <text:p>JOSE BRASIL DA SILVA</text:p>
          </table:table-cell>
          <table:table-cell office:value-type="string">
            <text:p>14 Abr 04, 00h00</text:p>
          </table:table-cell>
        </table:table-row>
        <table:table-row table:style-name="ro1">
          <table:table-cell office:value-type="float" office:value="6866">
            <text:p>6866</text:p>
          </table:table-cell>
          <table:table-cell office:value-type="string">
            <text:p>LUIZ CARLOS DE SOUZA</text:p>
          </table:table-cell>
          <table:table-cell office:value-type="string">
            <text:p>16 Dez 03, 00h00</text:p>
          </table:table-cell>
        </table:table-row>
        <table:table-row table:style-name="ro1">
          <table:table-cell office:value-type="float" office:value="6873">
            <text:p>6873</text:p>
          </table:table-cell>
          <table:table-cell office:value-type="string">
            <text:p>ODETE FERREIRA DE MIRANDA</text:p>
          </table:table-cell>
          <table:table-cell office:value-type="string">
            <text:p>8 Ago 08, 00h00</text:p>
          </table:table-cell>
        </table:table-row>
        <table:table-row table:style-name="ro1">
          <table:table-cell office:value-type="float" office:value="6875">
            <text:p>6875</text:p>
          </table:table-cell>
          <table:table-cell office:value-type="string">
            <text:p>JOSE MARIA DO NASCIMENTO</text:p>
          </table:table-cell>
          <table:table-cell office:value-type="string">
            <text:p>4 Jun 08, 00h00</text:p>
          </table:table-cell>
        </table:table-row>
        <table:table-row table:style-name="ro1">
          <table:table-cell office:value-type="float" office:value="6876">
            <text:p>6876</text:p>
          </table:table-cell>
          <table:table-cell office:value-type="string">
            <text:p>CONDOMÍNIO DO EDIFÍCIO IKARIA</text:p>
          </table:table-cell>
          <table:table-cell office:value-type="string">
            <text:p>17 Jun 05, 00h00</text:p>
          </table:table-cell>
        </table:table-row>
        <table:table-row table:style-name="ro1">
          <table:table-cell office:value-type="float" office:value="6878">
            <text:p>6878</text:p>
          </table:table-cell>
          <table:table-cell office:value-type="string">
            <text:p>CICERA JOSEFA FEITOSA</text:p>
          </table:table-cell>
          <table:table-cell office:value-type="string">
            <text:p>13 Ago 08, 00h00</text:p>
          </table:table-cell>
        </table:table-row>
        <table:table-row table:style-name="ro1">
          <table:table-cell office:value-type="float" office:value="6884">
            <text:p>6884</text:p>
          </table:table-cell>
          <table:table-cell office:value-type="string">
            <text:p>LUCIANO DANTAS BARBOSA</text:p>
          </table:table-cell>
          <table:table-cell office:value-type="string">
            <text:p>13 Ago 08, 00h00</text:p>
          </table:table-cell>
        </table:table-row>
        <table:table-row table:style-name="ro1">
          <table:table-cell office:value-type="float" office:value="6887">
            <text:p>6887</text:p>
          </table:table-cell>
          <table:table-cell office:value-type="string">
            <text:p>GIVANILDA PESSOA BARACHO CAVALCANTI</text:p>
          </table:table-cell>
          <table:table-cell office:value-type="string">
            <text:p>17 Jul 08, 00h00</text:p>
          </table:table-cell>
        </table:table-row>
        <table:table-row table:style-name="ro1">
          <table:table-cell office:value-type="float" office:value="6890">
            <text:p>6890</text:p>
          </table:table-cell>
          <table:table-cell office:value-type="string">
            <text:p>KATIA MORAES MONTEIRO</text:p>
          </table:table-cell>
          <table:table-cell office:value-type="string">
            <text:p>6 Nov 07, 00h00</text:p>
          </table:table-cell>
        </table:table-row>
        <table:table-row table:style-name="ro1">
          <table:table-cell office:value-type="float" office:value="6891">
            <text:p>6891</text:p>
          </table:table-cell>
          <table:table-cell office:value-type="string">
            <text:p>NADIA MARIA FERREIRA CAVALCANTI</text:p>
          </table:table-cell>
          <table:table-cell office:value-type="string">
            <text:p>11 Out 07, 00h00</text:p>
          </table:table-cell>
        </table:table-row>
        <table:table-row table:style-name="ro1">
          <table:table-cell office:value-type="float" office:value="6892">
            <text:p>6892</text:p>
          </table:table-cell>
          <table:table-cell office:value-type="string">
            <text:p>FERNANDO PEREIRA NETO E OUTRO</text:p>
          </table:table-cell>
          <table:table-cell office:value-type="string">
            <text:p>8 Abr 99, 00h00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office:value-type="string">
            <text:p>ALBERIO JOSE DE ALMEIDA</text:p>
          </table:table-cell>
          <table:table-cell office:value-type="string">
            <text:p>19 Ago 08, 00h00</text:p>
          </table:table-cell>
        </table:table-row>
        <table:table-row table:style-name="ro1">
          <table:table-cell office:value-type="float" office:value="6903">
            <text:p>6903</text:p>
          </table:table-cell>
          <table:table-cell office:value-type="string">
            <text:p>VERA LUCIA MONTEIRO FERNANDES</text:p>
          </table:table-cell>
          <table:table-cell office:value-type="string">
            <text:p>18 Ago 08, 00h00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office:value-type="string">
            <text:p>WILLKER PEDRO DA SILVA</text:p>
          </table:table-cell>
          <table:table-cell office:value-type="string">
            <text:p>19 Ago 08, 00h00</text:p>
          </table:table-cell>
        </table:table-row>
        <table:table-row table:style-name="ro1">
          <table:table-cell office:value-type="float" office:value="6935">
            <text:p>6935</text:p>
          </table:table-cell>
          <table:table-cell office:value-type="string">
            <text:p>RICARDO RODRIGUES CHAVES</text:p>
          </table:table-cell>
          <table:table-cell office:value-type="string">
            <text:p>28 Nov 06, 00h00</text:p>
          </table:table-cell>
        </table:table-row>
        <table:table-row table:style-name="ro1">
          <table:table-cell office:value-type="float" office:value="6936">
            <text:p>6936</text:p>
          </table:table-cell>
          <table:table-cell office:value-type="string">
            <text:p>GRAVEL - GRAVATÁ VEÍCULO E PEÇAS LTDA</text:p>
          </table:table-cell>
          <table:table-cell office:value-type="string">
            <text:p>26 Mar 07, 00h00</text:p>
          </table:table-cell>
        </table:table-row>
        <table:table-row table:style-name="ro1">
          <table:table-cell office:value-type="float" office:value="6937">
            <text:p>6937</text:p>
          </table:table-cell>
          <table:table-cell office:value-type="string">
            <text:p>ONOFRE LACERDA DE SOUZA</text:p>
          </table:table-cell>
          <table:table-cell office:value-type="string">
            <text:p>28 Mai 01, 00h00</text:p>
          </table:table-cell>
        </table:table-row>
        <table:table-row table:style-name="ro1">
          <table:table-cell office:value-type="float" office:value="6938">
            <text:p>6938</text:p>
          </table:table-cell>
          <table:table-cell office:value-type="string">
            <text:p>ONOFRE LACERDA DE SOUZA</text:p>
          </table:table-cell>
          <table:table-cell office:value-type="string">
            <text:p>3 Jul 01, 00h00</text:p>
          </table:table-cell>
        </table:table-row>
        <table:table-row table:style-name="ro1">
          <table:table-cell office:value-type="float" office:value="6943">
            <text:p>6943</text:p>
          </table:table-cell>
          <table:table-cell office:value-type="string">
            <text:p>JOSÉ VIEIRA DA SILVA FILHO</text:p>
          </table:table-cell>
          <table:table-cell office:value-type="string">
            <text:p>4 Nov 03, 00h00</text:p>
          </table:table-cell>
        </table:table-row>
        <table:table-row table:style-name="ro1">
          <table:table-cell office:value-type="float" office:value="6944">
            <text:p>6944</text:p>
          </table:table-cell>
          <table:table-cell office:value-type="string">
            <text:p>EDEZIO DA SILVA ALMEIDA FILHO</text:p>
          </table:table-cell>
          <table:table-cell office:value-type="string">
            <text:p>14 Mai 07, 00h00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JOSE AGUINALDO DE LIMA</text:p>
          </table:table-cell>
          <table:table-cell office:value-type="string">
            <text:p>14 Out 04, 00h00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office:value-type="string">
            <text:p>ANTONIO MORENO DA SILVA</text:p>
          </table:table-cell>
          <table:table-cell office:value-type="string">
            <text:p>26 Ago 08, 00h00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string">
            <text:p>DAMIAO BELTRAO FERREIRA</text:p>
          </table:table-cell>
          <table:table-cell office:value-type="string">
            <text:p>26 Ago 08, 00h00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office:value-type="string">
            <text:p>SEVERINO AUGUSTO DE BARROS</text:p>
          </table:table-cell>
          <table:table-cell office:value-type="string">
            <text:p>26 Ago 08, 00h00</text:p>
          </table:table-cell>
        </table:table-row>
        <table:table-row table:style-name="ro1">
          <table:table-cell office:value-type="float" office:value="6957">
            <text:p>6957</text:p>
          </table:table-cell>
          <table:table-cell office:value-type="string">
            <text:p>WELLISSON BARROS DOS SANTOS</text:p>
          </table:table-cell>
          <table:table-cell office:value-type="string">
            <text:p>26 Ago 08, 00h00</text:p>
          </table:table-cell>
        </table:table-row>
        <table:table-row table:style-name="ro1">
          <table:table-cell office:value-type="float" office:value="6958">
            <text:p>6958</text:p>
          </table:table-cell>
          <table:table-cell office:value-type="string">
            <text:p>LUCILO RONALDO ARIEL DE MELO</text:p>
          </table:table-cell>
          <table:table-cell office:value-type="string">
            <text:p>3 Jan 06, 00h00</text:p>
          </table:table-cell>
        </table:table-row>
        <table:table-row table:style-name="ro1">
          <table:table-cell office:value-type="float" office:value="6959">
            <text:p>6959</text:p>
          </table:table-cell>
          <table:table-cell office:value-type="string">
            <text:p>EDILSON JOSÉ DOS SANTOS</text:p>
          </table:table-cell>
          <table:table-cell office:value-type="string">
            <text:p>29 Jun 04, 00h00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string">
            <text:p>MARIA HELENA DE LIMA FONSECA</text:p>
          </table:table-cell>
          <table:table-cell office:value-type="string">
            <text:p>7 Jan 08, 00h00</text:p>
          </table:table-cell>
        </table:table-row>
        <table:table-row table:style-name="ro1">
          <table:table-cell office:value-type="float" office:value="6966">
            <text:p>6966</text:p>
          </table:table-cell>
          <table:table-cell office:value-type="string">
            <text:p>PATRICIA LEITE ROCHA</text:p>
          </table:table-cell>
          <table:table-cell office:value-type="string">
            <text:p>1 Abr 08, 00h00</text:p>
          </table:table-cell>
        </table:table-row>
        <table:table-row table:style-name="ro1">
          <table:table-cell office:value-type="float" office:value="6968">
            <text:p>6968</text:p>
          </table:table-cell>
          <table:table-cell office:value-type="string">
            <text:p>PEDRO NIVALDO GONÇALVES</text:p>
          </table:table-cell>
          <table:table-cell office:value-type="string">
            <text:p>23 Jul 08, 00h00</text:p>
          </table:table-cell>
        </table:table-row>
        <table:table-row table:style-name="ro1">
          <table:table-cell office:value-type="float" office:value="6976">
            <text:p>6976</text:p>
          </table:table-cell>
          <table:table-cell office:value-type="string">
            <text:p>ANTONIO ROCHA ALVES</text:p>
          </table:table-cell>
          <table:table-cell office:value-type="string">
            <text:p>21 Ago 08, 00h00</text:p>
          </table:table-cell>
        </table:table-row>
        <table:table-row table:style-name="ro1">
          <table:table-cell office:value-type="float" office:value="6977">
            <text:p>6977</text:p>
          </table:table-cell>
          <table:table-cell office:value-type="string">
            <text:p>AMAURI FERREIRA DA SILVA</text:p>
          </table:table-cell>
          <table:table-cell office:value-type="string">
            <text:p>16 Jun 08, 00h00</text:p>
          </table:table-cell>
        </table:table-row>
        <table:table-row table:style-name="ro1">
          <table:table-cell office:value-type="float" office:value="6982">
            <text:p>6982</text:p>
          </table:table-cell>
          <table:table-cell office:value-type="string">
            <text:p>MICHELE GOMES DO NASCIMENTO</text:p>
          </table:table-cell>
          <table:table-cell office:value-type="string">
            <text:p>20 Jul 07, 00h00</text:p>
          </table:table-cell>
        </table:table-row>
        <table:table-row table:style-name="ro1">
          <table:table-cell office:value-type="float" office:value="6984">
            <text:p>6984</text:p>
          </table:table-cell>
          <table:table-cell office:value-type="string">
            <text:p>MARIA DANYELLE SENA MARINHO FALCÃO</text:p>
          </table:table-cell>
          <table:table-cell office:value-type="string">
            <text:p>3 Ago 07, 00h00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office:value-type="string">
            <text:p>JOSE NOYA SOBRINHO</text:p>
          </table:table-cell>
          <table:table-cell office:value-type="string">
            <text:p>9 Abr 03, 00h00</text:p>
          </table:table-cell>
        </table:table-row>
        <table:table-row table:style-name="ro1">
          <table:table-cell office:value-type="float" office:value="6986">
            <text:p>6986</text:p>
          </table:table-cell>
          <table:table-cell office:value-type="string">
            <text:p>PEDRO HENRIQUE CHAVES MACEDO</text:p>
          </table:table-cell>
          <table:table-cell office:value-type="string">
            <text:p>10 Fev 05, 00h00</text:p>
          </table:table-cell>
        </table:table-row>
        <table:table-row table:style-name="ro1">
          <table:table-cell office:value-type="float" office:value="6989">
            <text:p>6989</text:p>
          </table:table-cell>
          <table:table-cell office:value-type="string">
            <text:p>JAILDO MARTINS DA SILVA</text:p>
          </table:table-cell>
          <table:table-cell office:value-type="string">
            <text:p>1 Set 08, 00h00</text:p>
          </table:table-cell>
        </table:table-row>
        <table:table-row table:style-name="ro1">
          <table:table-cell office:value-type="float" office:value="6990">
            <text:p>6990</text:p>
          </table:table-cell>
          <table:table-cell office:value-type="string">
            <text:p>SELMA LINS DE BARROS</text:p>
          </table:table-cell>
          <table:table-cell office:value-type="string">
            <text:p>1 Set 08, 00h00</text:p>
          </table:table-cell>
        </table:table-row>
        <table:table-row table:style-name="ro1">
          <table:table-cell office:value-type="float" office:value="6993">
            <text:p>6993</text:p>
          </table:table-cell>
          <table:table-cell office:value-type="string">
            <text:p>JOSE MARCOS FELIX DE LIMA</text:p>
          </table:table-cell>
          <table:table-cell office:value-type="string">
            <text:p>23 Ago 06, 00h00</text:p>
          </table:table-cell>
        </table:table-row>
        <table:table-row table:style-name="ro1">
          <table:table-cell office:value-type="float" office:value="6996">
            <text:p>6996</text:p>
          </table:table-cell>
          <table:table-cell office:value-type="string">
            <text:p>JOSE ALMIR LEITE</text:p>
          </table:table-cell>
          <table:table-cell office:value-type="string">
            <text:p>9 Out 07, 00h00</text:p>
          </table:table-cell>
        </table:table-row>
        <table:table-row table:style-name="ro1">
          <table:table-cell office:value-type="float" office:value="6997">
            <text:p>6997</text:p>
          </table:table-cell>
          <table:table-cell office:value-type="string">
            <text:p>JOSE ADEVILSON DA SILVA</text:p>
          </table:table-cell>
          <table:table-cell office:value-type="string">
            <text:p>24 Out 07, 00h00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string">
            <text:p>RITA DE CASSIA DE MEDEIROS</text:p>
          </table:table-cell>
          <table:table-cell office:value-type="string">
            <text:p>3 Mar 05, 00h00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GRAVEL GRAVATÁ VEÍCULOS E PEÇAS LTDA</text:p>
          </table:table-cell>
          <table:table-cell office:value-type="string">
            <text:p>4 Mai 07, 00h00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string">
            <text:p>DAGMAR DINIZ FULCO</text:p>
          </table:table-cell>
          <table:table-cell office:value-type="string">
            <text:p>22 Out 03, 00h00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GERALDO DE PINHO ALVES</text:p>
          </table:table-cell>
          <table:table-cell office:value-type="string">
            <text:p>26 Out 07, 00h00</text:p>
          </table:table-cell>
        </table:table-row>
        <table:table-row table:style-name="ro1">
          <table:table-cell office:value-type="float" office:value="7007">
            <text:p>7007</text:p>
          </table:table-cell>
          <table:table-cell office:value-type="string">
            <text:p>MARIA DA PENHA MONTEIRO DO NASCIMENTO</text:p>
          </table:table-cell>
          <table:table-cell office:value-type="string">
            <text:p>19 Out 07, 00h00</text:p>
          </table:table-cell>
        </table:table-row>
        <table:table-row table:style-name="ro1">
          <table:table-cell office:value-type="float" office:value="7008">
            <text:p>7008</text:p>
          </table:table-cell>
          <table:table-cell office:value-type="string">
            <text:p>LINETE TORQUATO DE MENEZES</text:p>
          </table:table-cell>
          <table:table-cell office:value-type="string">
            <text:p>1 Set 08, 00h00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office:value-type="string">
            <text:p>GOLF LOCADORA LTDA</text:p>
          </table:table-cell>
          <table:table-cell office:value-type="string">
            <text:p>19 Jul 07, 00h00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string">
            <text:p>JOSE BERNARDO DA SILVA</text:p>
          </table:table-cell>
          <table:table-cell office:value-type="string">
            <text:p>19 Jan 07, 00h00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string">
            <text:p>MARIA DARTICLÉIA A. LIMA MODESTO</text:p>
          </table:table-cell>
          <table:table-cell office:value-type="string">
            <text:p>18 Set 00, 00h00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office:value-type="string">
            <text:p>GERALDO DE PINHO ALVES FILHO</text:p>
          </table:table-cell>
          <table:table-cell office:value-type="string">
            <text:p>23 Abr 07, 00h00</text:p>
          </table:table-cell>
        </table:table-row>
        <table:table-row table:style-name="ro1">
          <table:table-cell office:value-type="float" office:value="7016">
            <text:p>7016</text:p>
          </table:table-cell>
          <table:table-cell office:value-type="string">
            <text:p>GERALDO DE PINHO ALVES</text:p>
          </table:table-cell>
          <table:table-cell office:value-type="string">
            <text:p>11 Jan 07, 00h00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office:value-type="string">
            <text:p>CICERO ALECIO DA SILVA</text:p>
          </table:table-cell>
          <table:table-cell office:value-type="string">
            <text:p>4 Set 08, 00h00</text:p>
          </table:table-cell>
        </table:table-row>
        <table:table-row table:style-name="ro1">
          <table:table-cell office:value-type="float" office:value="7021">
            <text:p>7021</text:p>
          </table:table-cell>
          <table:table-cell office:value-type="string">
            <text:p>LANDSTEINER VENTURA</text:p>
          </table:table-cell>
          <table:table-cell office:value-type="string">
            <text:p>2 Set 08, 00h00</text:p>
          </table:table-cell>
        </table:table-row>
        <table:table-row table:style-name="ro1">
          <table:table-cell office:value-type="float" office:value="7026">
            <text:p>7026</text:p>
          </table:table-cell>
          <table:table-cell office:value-type="string">
            <text:p>AMAURY VILA NOVA</text:p>
          </table:table-cell>
          <table:table-cell office:value-type="string">
            <text:p>2 Set 08, 00h00</text:p>
          </table:table-cell>
        </table:table-row>
        <table:table-row table:style-name="ro1">
          <table:table-cell office:value-type="float" office:value="7031">
            <text:p>7031</text:p>
          </table:table-cell>
          <table:table-cell office:value-type="string">
            <text:p>MARIA OLGA GUEDES CAVALCANTI</text:p>
          </table:table-cell>
          <table:table-cell office:value-type="string">
            <text:p>22 Abr 08, 00h00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office:value-type="string">
            <text:p>GOLF LOCADORA LTDA</text:p>
          </table:table-cell>
          <table:table-cell office:value-type="string">
            <text:p>19 Jul 07, 00h00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office:value-type="string">
            <text:p>PHABIANA MARIA MOURA DA SILVA</text:p>
          </table:table-cell>
          <table:table-cell office:value-type="string">
            <text:p>4 Nov 03, 00h00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office:value-type="string">
            <text:p>WELLINGTON ARAUJO SILVA JUNIOR</text:p>
          </table:table-cell>
          <table:table-cell office:value-type="string">
            <text:p>10 Set 08, 00h00</text:p>
          </table:table-cell>
        </table:table-row>
        <table:table-row table:style-name="ro1">
          <table:table-cell office:value-type="float" office:value="7044">
            <text:p>7044</text:p>
          </table:table-cell>
          <table:table-cell office:value-type="string">
            <text:p>WELLINGTON ARAUJO SILVA JUNIOR</text:p>
          </table:table-cell>
          <table:table-cell office:value-type="string">
            <text:p>10 Set 08, 00h00</text:p>
          </table:table-cell>
        </table:table-row>
        <table:table-row table:style-name="ro1">
          <table:table-cell office:value-type="float" office:value="7045">
            <text:p>7045</text:p>
          </table:table-cell>
          <table:table-cell office:value-type="string">
            <text:p>JOÃO CALAZANS FILHO</text:p>
          </table:table-cell>
          <table:table-cell office:value-type="string">
            <text:p>14 Fev 08, 00h00</text:p>
          </table:table-cell>
        </table:table-row>
        <table:table-row table:style-name="ro1">
          <table:table-cell office:value-type="float" office:value="7046">
            <text:p>7046</text:p>
          </table:table-cell>
          <table:table-cell office:value-type="string">
            <text:p>ALMIR CORREIA DE ALMEIDA</text:p>
          </table:table-cell>
          <table:table-cell office:value-type="string">
            <text:p>31 Jan 08, 00h00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office:value-type="string">
            <text:p>MARCIO RAIMUNDO BARRETO</text:p>
          </table:table-cell>
          <table:table-cell office:value-type="string">
            <text:p>10 Dez 98, 00h00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office:value-type="string">
            <text:p>DELSON CASTELO BRANCO ROCHA</text:p>
          </table:table-cell>
          <table:table-cell office:value-type="string">
            <text:p>9 Jun 05, 00h00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MIGUEL AUGUSTO DE BRITO MELO</text:p>
          </table:table-cell>
          <table:table-cell office:value-type="string">
            <text:p>23 Ago 07, 00h00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office:value-type="string">
            <text:p>MARCELO LOURENÇO DOS SANTOS</text:p>
          </table:table-cell>
          <table:table-cell office:value-type="string">
            <text:p>21 Jun 06, 00h00</text:p>
          </table:table-cell>
        </table:table-row>
        <table:table-row table:style-name="ro1">
          <table:table-cell office:value-type="float" office:value="7058">
            <text:p>7058</text:p>
          </table:table-cell>
          <table:table-cell office:value-type="string">
            <text:p>JOSE HENRIQUE DE MOURA</text:p>
          </table:table-cell>
          <table:table-cell office:value-type="string">
            <text:p>17 Set 08, 00h00</text:p>
          </table:table-cell>
        </table:table-row>
        <table:table-row table:style-name="ro1">
          <table:table-cell office:value-type="float" office:value="7062">
            <text:p>7062</text:p>
          </table:table-cell>
          <table:table-cell office:value-type="string">
            <text:p>MARCIO RAIMUNDO BARRETO</text:p>
          </table:table-cell>
          <table:table-cell office:value-type="string">
            <text:p>29 Fev 00, 00h00</text:p>
          </table:table-cell>
        </table:table-row>
        <table:table-row table:style-name="ro1">
          <table:table-cell office:value-type="float" office:value="7063">
            <text:p>7063</text:p>
          </table:table-cell>
          <table:table-cell office:value-type="string">
            <text:p>MARCIO RAIMUNDO BARRETO</text:p>
          </table:table-cell>
          <table:table-cell office:value-type="string">
            <text:p>19 Nov 99, 00h00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office:value-type="string">
            <text:p>MÁRCIO RAIMUNDO BARRETO</text:p>
          </table:table-cell>
          <table:table-cell office:value-type="string">
            <text:p>17 Out 00, 00h00</text:p>
          </table:table-cell>
        </table:table-row>
        <table:table-row table:style-name="ro1">
          <table:table-cell office:value-type="float" office:value="7065">
            <text:p>7065</text:p>
          </table:table-cell>
          <table:table-cell office:value-type="string">
            <text:p>IVO JOSINO BANDEIRA DE MOURA</text:p>
          </table:table-cell>
          <table:table-cell office:value-type="string">
            <text:p>28 Mar 08, 00h00</text:p>
          </table:table-cell>
        </table:table-row>
        <table:table-row table:style-name="ro1">
          <table:table-cell office:value-type="float" office:value="7067">
            <text:p>7067</text:p>
          </table:table-cell>
          <table:table-cell office:value-type="string">
            <text:p>NADJA MARIA DE BARROS SILVA</text:p>
          </table:table-cell>
          <table:table-cell office:value-type="string">
            <text:p>24 Jan 05, 00h00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office:value-type="string">
            <text:p>JOSE RICARDO DA SILVA</text:p>
          </table:table-cell>
          <table:table-cell office:value-type="string">
            <text:p>30 Abr 08, 00h00</text:p>
          </table:table-cell>
        </table:table-row>
        <table:table-row table:style-name="ro1">
          <table:table-cell office:value-type="float" office:value="7071">
            <text:p>7071</text:p>
          </table:table-cell>
          <table:table-cell office:value-type="string">
            <text:p>MURILO WAGNER MACHADO DE NOVAES</text:p>
          </table:table-cell>
          <table:table-cell office:value-type="string">
            <text:p>5 Ago 99, 00h00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SIMON DE JESUS ZERPA NARANJO</text:p>
          </table:table-cell>
          <table:table-cell office:value-type="string">
            <text:p>9 Jun 00, 00h00</text:p>
          </table:table-cell>
        </table:table-row>
        <table:table-row table:style-name="ro1">
          <table:table-cell office:value-type="float" office:value="7074">
            <text:p>7074</text:p>
          </table:table-cell>
          <table:table-cell office:value-type="string">
            <text:p>ROBERTA MARIA SOBRAL JARDIM</text:p>
          </table:table-cell>
          <table:table-cell office:value-type="string">
            <text:p>23 Set 08, 00h00</text:p>
          </table:table-cell>
        </table:table-row>
        <table:table-row table:style-name="ro1">
          <table:table-cell office:value-type="float" office:value="7075">
            <text:p>7075</text:p>
          </table:table-cell>
          <table:table-cell office:value-type="string">
            <text:p>RONALDO BENTO DE LIMA</text:p>
          </table:table-cell>
          <table:table-cell office:value-type="string">
            <text:p>23 Set 08, 00h00</text:p>
          </table:table-cell>
        </table:table-row>
        <table:table-row table:style-name="ro1">
          <table:table-cell office:value-type="float" office:value="7076">
            <text:p>7076</text:p>
          </table:table-cell>
          <table:table-cell office:value-type="string">
            <text:p>MARLENE BEZERRA DA SILVA BRAGA</text:p>
          </table:table-cell>
          <table:table-cell office:value-type="string">
            <text:p>23 Set 08, 00h00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office:value-type="string">
            <text:p>RONALDO RIBEIRO DE MELO</text:p>
          </table:table-cell>
          <table:table-cell office:value-type="string">
            <text:p>16 Set 08, 00h00</text:p>
          </table:table-cell>
        </table:table-row>
        <table:table-row table:style-name="ro1">
          <table:table-cell office:value-type="float" office:value="7083">
            <text:p>7083</text:p>
          </table:table-cell>
          <table:table-cell office:value-type="string">
            <text:p>DAMIÃO RODRIGUES LIMEIRA</text:p>
          </table:table-cell>
          <table:table-cell office:value-type="string">
            <text:p>1 Ago 07, 00h00</text:p>
          </table:table-cell>
        </table:table-row>
        <table:table-row table:style-name="ro1">
          <table:table-cell office:value-type="float" office:value="7084">
            <text:p>7084</text:p>
          </table:table-cell>
          <table:table-cell office:value-type="string">
            <text:p>RAIMUNDO BRITO ARAUJO</text:p>
          </table:table-cell>
          <table:table-cell office:value-type="string">
            <text:p>19 Set 08, 00h00</text:p>
          </table:table-cell>
        </table:table-row>
        <table:table-row table:style-name="ro1">
          <table:table-cell office:value-type="float" office:value="7093">
            <text:p>7093</text:p>
          </table:table-cell>
          <table:table-cell office:value-type="string">
            <text:p>JOSÉ EDEVILSON DA SILVA</text:p>
          </table:table-cell>
          <table:table-cell office:value-type="string">
            <text:p>24 Out 07, 00h00</text:p>
          </table:table-cell>
        </table:table-row>
        <table:table-row table:style-name="ro1">
          <table:table-cell office:value-type="float" office:value="7094">
            <text:p>7094</text:p>
          </table:table-cell>
          <table:table-cell office:value-type="string">
            <text:p>NAILDA RAMOS DE OLIVEIRA</text:p>
          </table:table-cell>
          <table:table-cell office:value-type="string">
            <text:p>12 Nov 03, 00h00</text:p>
          </table:table-cell>
        </table:table-row>
        <table:table-row table:style-name="ro1">
          <table:table-cell office:value-type="float" office:value="7095">
            <text:p>7095</text:p>
          </table:table-cell>
          <table:table-cell office:value-type="string">
            <text:p>GERALDO MENEZES GONÇALVES</text:p>
          </table:table-cell>
          <table:table-cell office:value-type="string">
            <text:p>24 Mai 06, 00h00</text:p>
          </table:table-cell>
        </table:table-row>
        <table:table-row table:style-name="ro1">
          <table:table-cell office:value-type="float" office:value="7096">
            <text:p>7096</text:p>
          </table:table-cell>
          <table:table-cell office:value-type="string">
            <text:p>JOÃO DE DEUS AIRES COSTA</text:p>
          </table:table-cell>
          <table:table-cell office:value-type="string">
            <text:p>19 Jan 07, 00h00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office:value-type="string">
            <text:p>ALEX ALVES MENDES</text:p>
          </table:table-cell>
          <table:table-cell office:value-type="string">
            <text:p>22 Mar 07, 00h00</text:p>
          </table:table-cell>
        </table:table-row>
        <table:table-row table:style-name="ro1">
          <table:table-cell office:value-type="float" office:value="7111">
            <text:p>7111</text:p>
          </table:table-cell>
          <table:table-cell office:value-type="string">
            <text:p>CARLOS MANOEL DE ARAUJO TOLEDO</text:p>
          </table:table-cell>
          <table:table-cell office:value-type="string">
            <text:p>31 Jan 08, 00h00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office:value-type="string">
            <text:p>SEBASTIAO DUARTE BISPO</text:p>
          </table:table-cell>
          <table:table-cell office:value-type="string">
            <text:p>26 Abr 08, 00h00</text:p>
          </table:table-cell>
        </table:table-row>
        <table:table-row table:style-name="ro1">
          <table:table-cell office:value-type="float" office:value="7113">
            <text:p>7113</text:p>
          </table:table-cell>
          <table:table-cell office:value-type="string">
            <text:p>SEBASTIAO DUARTE BISPO NETO</text:p>
          </table:table-cell>
          <table:table-cell office:value-type="string">
            <text:p>26 Jul 07, 00h00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office:value-type="string">
            <text:p>JOSE FRANCISCO LEITE</text:p>
          </table:table-cell>
          <table:table-cell office:value-type="string">
            <text:p>2 Mai 08, 00h00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office:value-type="string">
            <text:p>FRANCISCO MORENO CASADO</text:p>
          </table:table-cell>
          <table:table-cell office:value-type="string">
            <text:p>11 Jul 08, 00h00</text:p>
          </table:table-cell>
        </table:table-row>
        <table:table-row table:style-name="ro1">
          <table:table-cell office:value-type="float" office:value="7126">
            <text:p>7126</text:p>
          </table:table-cell>
          <table:table-cell office:value-type="string">
            <text:p>SIMONE MARIA FERREIRA</text:p>
          </table:table-cell>
          <table:table-cell office:value-type="string">
            <text:p>21 Dez 07, 00h00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office:value-type="string">
            <text:p>EDSON QUEIROZ LIMA</text:p>
          </table:table-cell>
          <table:table-cell office:value-type="string">
            <text:p>16 Out 08, 00h00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office:value-type="string">
            <text:p>FELIPE DE SALES ALEIXO</text:p>
          </table:table-cell>
          <table:table-cell office:value-type="string">
            <text:p>16 Out 08, 00h00</text:p>
          </table:table-cell>
        </table:table-row>
        <table:table-row table:style-name="ro1">
          <table:table-cell office:value-type="float" office:value="7133">
            <text:p>7133</text:p>
          </table:table-cell>
          <table:table-cell office:value-type="string">
            <text:p>ANTONIO SAVIO GUERRA FRANCESCHINI</text:p>
          </table:table-cell>
          <table:table-cell office:value-type="string">
            <text:p>16 Out 08, 00h00</text:p>
          </table:table-cell>
        </table:table-row>
        <table:table-row table:style-name="ro1">
          <table:table-cell office:value-type="float" office:value="7134">
            <text:p>7134</text:p>
          </table:table-cell>
          <table:table-cell office:value-type="string">
            <text:p>ROSEANE NOBREGA ALVES PEREIRA</text:p>
          </table:table-cell>
          <table:table-cell office:value-type="string">
            <text:p>11 Set 08, 00h00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office:value-type="string">
            <text:p>JADIELSON DA SILVA ARAUJO</text:p>
          </table:table-cell>
          <table:table-cell office:value-type="string">
            <text:p>31 Out 06, 00h00</text:p>
          </table:table-cell>
        </table:table-row>
        <table:table-row table:style-name="ro1">
          <table:table-cell office:value-type="float" office:value="7138">
            <text:p>7138</text:p>
          </table:table-cell>
          <table:table-cell office:value-type="string">
            <text:p>IVAN FREDOVINO RAMOS JÚNIOR</text:p>
          </table:table-cell>
          <table:table-cell office:value-type="string">
            <text:p>2 Jan 08, 00h00</text:p>
          </table:table-cell>
        </table:table-row>
        <table:table-row table:style-name="ro1">
          <table:table-cell office:value-type="float" office:value="7139">
            <text:p>7139</text:p>
          </table:table-cell>
          <table:table-cell office:value-type="string">
            <text:p>BENEDITO FELIX DA SILVA</text:p>
          </table:table-cell>
          <table:table-cell office:value-type="string">
            <text:p>17 Out 08, 00h00</text:p>
          </table:table-cell>
        </table:table-row>
        <table:table-row table:style-name="ro1">
          <table:table-cell office:value-type="float" office:value="7146">
            <text:p>7146</text:p>
          </table:table-cell>
          <table:table-cell office:value-type="string">
            <text:p>CÍCERA SANTOS DE LIMA</text:p>
          </table:table-cell>
          <table:table-cell office:value-type="string">
            <text:p>2 Mai 08, 00h00</text:p>
          </table:table-cell>
        </table:table-row>
        <table:table-row table:style-name="ro1">
          <table:table-cell office:value-type="float" office:value="7147">
            <text:p>7147</text:p>
          </table:table-cell>
          <table:table-cell office:value-type="string">
            <text:p>GINDA CLAUDIA SILVA DOS SANTOS</text:p>
          </table:table-cell>
          <table:table-cell office:value-type="string">
            <text:p>3 Abr 03, 00h00</text:p>
          </table:table-cell>
        </table:table-row>
        <table:table-row table:style-name="ro1">
          <table:table-cell office:value-type="float" office:value="7157">
            <text:p>7157</text:p>
          </table:table-cell>
          <table:table-cell office:value-type="string">
            <text:p>CLAUDEVAN LINS DE FARIAS</text:p>
          </table:table-cell>
          <table:table-cell office:value-type="string">
            <text:p>23 Out 08, 00h00</text:p>
          </table:table-cell>
        </table:table-row>
        <table:table-row table:style-name="ro1">
          <table:table-cell office:value-type="float" office:value="7158">
            <text:p>7158</text:p>
          </table:table-cell>
          <table:table-cell office:value-type="string">
            <text:p>IVAN FREDOVINO RAMOS JÚNIOR</text:p>
          </table:table-cell>
          <table:table-cell office:value-type="string">
            <text:p>8 Out 08, 00h00</text:p>
          </table:table-cell>
        </table:table-row>
        <table:table-row table:style-name="ro1">
          <table:table-cell office:value-type="float" office:value="7164">
            <text:p>7164</text:p>
          </table:table-cell>
          <table:table-cell office:value-type="string">
            <text:p>PEDRO WELLINGTON DE SOUZA CAVALCANTI</text:p>
          </table:table-cell>
          <table:table-cell office:value-type="string">
            <text:p>1 Ago 07, 00h00</text:p>
          </table:table-cell>
        </table:table-row>
        <table:table-row table:style-name="ro1">
          <table:table-cell office:value-type="float" office:value="7169">
            <text:p>7169</text:p>
          </table:table-cell>
          <table:table-cell office:value-type="string">
            <text:p>DILMA PIRES GEMIR</text:p>
          </table:table-cell>
          <table:table-cell office:value-type="string">
            <text:p>28 Out 08, 00h00</text:p>
          </table:table-cell>
        </table:table-row>
        <table:table-row table:style-name="ro1">
          <table:table-cell office:value-type="float" office:value="7170">
            <text:p>7170</text:p>
          </table:table-cell>
          <table:table-cell office:value-type="string">
            <text:p>DANIEL CARLOS DE AGUIAR R. B. CARNEIRO</text:p>
          </table:table-cell>
          <table:table-cell office:value-type="string">
            <text:p>28 Jan 08, 00h00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office:value-type="string">
            <text:p>ROMERO DE QUEIROZ</text:p>
          </table:table-cell>
          <table:table-cell office:value-type="string">
            <text:p>28 Out 08, 00h00</text:p>
          </table:table-cell>
        </table:table-row>
        <table:table-row table:style-name="ro1">
          <table:table-cell office:value-type="float" office:value="7183">
            <text:p>7183</text:p>
          </table:table-cell>
          <table:table-cell office:value-type="string">
            <text:p>JOSÉ ALEIXO DA SILVA</text:p>
          </table:table-cell>
          <table:table-cell office:value-type="string">
            <text:p>24 Abr 08, 00h00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string">
            <text:p>JOSENILSON DOS SANTOS</text:p>
          </table:table-cell>
          <table:table-cell office:value-type="string">
            <text:p>27 Nov 07, 00h00</text:p>
          </table:table-cell>
        </table:table-row>
        <table:table-row table:style-name="ro1">
          <table:table-cell office:value-type="float" office:value="7189">
            <text:p>7189</text:p>
          </table:table-cell>
          <table:table-cell office:value-type="string">
            <text:p>PABLO JOSÉ DE OLIVEIRA MORAES</text:p>
          </table:table-cell>
          <table:table-cell office:value-type="string">
            <text:p>17 Dez 03, 00h00</text:p>
          </table:table-cell>
        </table:table-row>
        <table:table-row table:style-name="ro1">
          <table:table-cell office:value-type="float" office:value="7191">
            <text:p>7191</text:p>
          </table:table-cell>
          <table:table-cell office:value-type="string">
            <text:p>REGINA CELIA DA SILVA</text:p>
          </table:table-cell>
          <table:table-cell office:value-type="string">
            <text:p>17 Out 08, 00h00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office:value-type="string">
            <text:p>LUCIA MARIA BEZERRA RENOVATO</text:p>
          </table:table-cell>
          <table:table-cell office:value-type="string">
            <text:p>5 Nov 08, 00h00</text:p>
          </table:table-cell>
        </table:table-row>
        <table:table-row table:style-name="ro1">
          <table:table-cell office:value-type="float" office:value="7198">
            <text:p>7198</text:p>
          </table:table-cell>
          <table:table-cell office:value-type="string">
            <text:p>ADRIANA MARIA DE MELO LOPES</text:p>
          </table:table-cell>
          <table:table-cell office:value-type="string">
            <text:p>20 Out 08, 00h00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office:value-type="string">
            <text:p>SEVERINO DIAS DO NASCIMENTO</text:p>
          </table:table-cell>
          <table:table-cell office:value-type="string">
            <text:p>28 Mai 04, 00h00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string">
            <text:p>MARIA DOLORES DUARTE E NASCIMENTO</text:p>
          </table:table-cell>
          <table:table-cell office:value-type="string">
            <text:p>12 Jul 04, 00h00</text:p>
          </table:table-cell>
        </table:table-row>
        <table:table-row table:style-name="ro1">
          <table:table-cell office:value-type="float" office:value="7202">
            <text:p>7202</text:p>
          </table:table-cell>
          <table:table-cell office:value-type="string">
            <text:p>ATAMIRIS MARIA DE MENEZES</text:p>
          </table:table-cell>
          <table:table-cell office:value-type="string">
            <text:p>11 Mar 08, 00h00</text:p>
          </table:table-cell>
        </table:table-row>
        <table:table-row table:style-name="ro1">
          <table:table-cell office:value-type="float" office:value="7204">
            <text:p>7204</text:p>
          </table:table-cell>
          <table:table-cell office:value-type="string">
            <text:p>DORACI DE OLIVEIRA SOUZA DE ALMEIDA</text:p>
          </table:table-cell>
          <table:table-cell office:value-type="string">
            <text:p>5 Nov 08, 00h00</text:p>
          </table:table-cell>
        </table:table-row>
        <table:table-row table:style-name="ro1">
          <table:table-cell office:value-type="float" office:value="7207">
            <text:p>7207</text:p>
          </table:table-cell>
          <table:table-cell office:value-type="string">
            <text:p>SIDINEY ALVES DA SILVA</text:p>
          </table:table-cell>
          <table:table-cell office:value-type="string">
            <text:p>28 Abr 08, 00h00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string">
            <text:p>GEAN CARLOS FREIRE TERTO</text:p>
          </table:table-cell>
          <table:table-cell office:value-type="string">
            <text:p>10 Jun 08, 00h00</text:p>
          </table:table-cell>
        </table:table-row>
        <table:table-row table:style-name="ro1">
          <table:table-cell office:value-type="float" office:value="7212">
            <text:p>7212</text:p>
          </table:table-cell>
          <table:table-cell office:value-type="string">
            <text:p>CICERO JOSE DOS SANTOS</text:p>
          </table:table-cell>
          <table:table-cell office:value-type="string">
            <text:p>12 Nov 08, 00h00</text:p>
          </table:table-cell>
        </table:table-row>
        <table:table-row table:style-name="ro1">
          <table:table-cell office:value-type="float" office:value="7213">
            <text:p>7213</text:p>
          </table:table-cell>
          <table:table-cell office:value-type="string">
            <text:p>AILTON LEITE RAMALHO</text:p>
          </table:table-cell>
          <table:table-cell office:value-type="string">
            <text:p>12 Nov 08, 00h00</text:p>
          </table:table-cell>
        </table:table-row>
        <table:table-row table:style-name="ro1">
          <table:table-cell office:value-type="float" office:value="7218">
            <text:p>7218</text:p>
          </table:table-cell>
          <table:table-cell office:value-type="string">
            <text:p>JOSE IVAN LUCENA RODRIGUES</text:p>
          </table:table-cell>
          <table:table-cell office:value-type="string">
            <text:p>16 Abr 08, 00h00</text:p>
          </table:table-cell>
        </table:table-row>
        <table:table-row table:style-name="ro1">
          <table:table-cell office:value-type="float" office:value="7219">
            <text:p>7219</text:p>
          </table:table-cell>
          <table:table-cell office:value-type="string">
            <text:p>MARLLEN LOCAÇÕES E RECEPTIVOS DE VEICULOS LTDA-ME</text:p>
          </table:table-cell>
          <table:table-cell office:value-type="string">
            <text:p>21 Jun 06, 00h00</text:p>
          </table:table-cell>
        </table:table-row>
        <table:table-row table:style-name="ro1">
          <table:table-cell office:value-type="float" office:value="7225">
            <text:p>7225</text:p>
          </table:table-cell>
          <table:table-cell office:value-type="string">
            <text:p>MARIA BETÂNIA PEREIRA DA SILVA</text:p>
          </table:table-cell>
          <table:table-cell office:value-type="string">
            <text:p>3 Fev 04, 00h00</text:p>
          </table:table-cell>
        </table:table-row>
        <table:table-row table:style-name="ro1">
          <table:table-cell office:value-type="float" office:value="7229">
            <text:p>7229</text:p>
          </table:table-cell>
          <table:table-cell office:value-type="string">
            <text:p>GILVAN FERREIRA DA SILVA</text:p>
          </table:table-cell>
          <table:table-cell office:value-type="string">
            <text:p>19 Nov 08, 00h00</text:p>
          </table:table-cell>
        </table:table-row>
        <table:table-row table:style-name="ro1">
          <table:table-cell office:value-type="float" office:value="7231">
            <text:p>7231</text:p>
          </table:table-cell>
          <table:table-cell office:value-type="string">
            <text:p>IVONETE DIAS ARAÚJO</text:p>
          </table:table-cell>
          <table:table-cell office:value-type="string">
            <text:p>19 Nov 08, 00h00</text:p>
          </table:table-cell>
        </table:table-row>
        <table:table-row table:style-name="ro1">
          <table:table-cell office:value-type="float" office:value="7233">
            <text:p>7233</text:p>
          </table:table-cell>
          <table:table-cell office:value-type="string">
            <text:p>JOAO JOSE LARANJEIRAS</text:p>
          </table:table-cell>
          <table:table-cell office:value-type="string">
            <text:p>19 Nov 08, 00h00</text:p>
          </table:table-cell>
        </table:table-row>
        <table:table-row table:style-name="ro1">
          <table:table-cell office:value-type="float" office:value="7236">
            <text:p>7236</text:p>
          </table:table-cell>
          <table:table-cell office:value-type="string">
            <text:p>BENIVALDO VIEIRA DE ARAUJO FILHO</text:p>
          </table:table-cell>
          <table:table-cell office:value-type="string">
            <text:p>19 Nov 08, 00h00</text:p>
          </table:table-cell>
        </table:table-row>
        <table:table-row table:style-name="ro1">
          <table:table-cell office:value-type="float" office:value="7241">
            <text:p>7241</text:p>
          </table:table-cell>
          <table:table-cell office:value-type="string">
            <text:p>ANDRE DE MENDONÇA BRAGA</text:p>
          </table:table-cell>
          <table:table-cell office:value-type="string">
            <text:p>8 Nov 07, 00h00</text:p>
          </table:table-cell>
        </table:table-row>
        <table:table-row table:style-name="ro1">
          <table:table-cell office:value-type="float" office:value="7244">
            <text:p>7244</text:p>
          </table:table-cell>
          <table:table-cell office:value-type="string">
            <text:p>ROBSON INACIO DOS SANTOS</text:p>
          </table:table-cell>
          <table:table-cell office:value-type="string">
            <text:p>21 Nov 08, 00h00</text:p>
          </table:table-cell>
        </table:table-row>
        <table:table-row table:style-name="ro1">
          <table:table-cell office:value-type="float" office:value="7247">
            <text:p>7247</text:p>
          </table:table-cell>
          <table:table-cell office:value-type="string">
            <text:p>EDSON ALVES DOS SANTOS</text:p>
          </table:table-cell>
          <table:table-cell office:value-type="string">
            <text:p>29 Jul 04, 00h00</text:p>
          </table:table-cell>
        </table:table-row>
        <table:table-row table:style-name="ro1">
          <table:table-cell office:value-type="float" office:value="7249">
            <text:p>7249</text:p>
          </table:table-cell>
          <table:table-cell office:value-type="string">
            <text:p>MARIA DAS NEVES DE OLIVEIRA SILVA</text:p>
          </table:table-cell>
          <table:table-cell office:value-type="string">
            <text:p>9 Mar 05, 00h00</text:p>
          </table:table-cell>
        </table:table-row>
        <table:table-row table:style-name="ro1">
          <table:table-cell office:value-type="float" office:value="7258">
            <text:p>7258</text:p>
          </table:table-cell>
          <table:table-cell office:value-type="string">
            <text:p>ELIANE GONÇALVES PERES</text:p>
          </table:table-cell>
          <table:table-cell office:value-type="string">
            <text:p>8 Jan 08, 00h00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string">
            <text:p>NOE GOES DA SILVA</text:p>
          </table:table-cell>
          <table:table-cell office:value-type="string">
            <text:p>22 Nov 04, 00h00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string">
            <text:p>LUIS PEREIRA GOMES</text:p>
          </table:table-cell>
          <table:table-cell office:value-type="string">
            <text:p>21 Nov 08, 00h00</text:p>
          </table:table-cell>
        </table:table-row>
        <table:table-row table:style-name="ro1">
          <table:table-cell office:value-type="float" office:value="7263">
            <text:p>7263</text:p>
          </table:table-cell>
          <table:table-cell office:value-type="string">
            <text:p>CELESTINO DE BARROS SOBRINHO</text:p>
          </table:table-cell>
          <table:table-cell office:value-type="string">
            <text:p>26 Nov 08, 00h00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string">
            <text:p>ISAAC NASCIMENTO DE MELO</text:p>
          </table:table-cell>
          <table:table-cell office:value-type="string">
            <text:p>1 Dez 08, 00h00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string">
            <text:p>RICARDO JOSE F DE SANTANA</text:p>
          </table:table-cell>
          <table:table-cell office:value-type="string">
            <text:p>3 Dez 08, 00h00</text:p>
          </table:table-cell>
        </table:table-row>
        <table:table-row table:style-name="ro1">
          <table:table-cell office:value-type="float" office:value="7284">
            <text:p>7284</text:p>
          </table:table-cell>
          <table:table-cell office:value-type="string">
            <text:p>LOURIVAL FELIX DE OLIVEIRA</text:p>
          </table:table-cell>
          <table:table-cell office:value-type="string">
            <text:p>7 Mai 08, 00h00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office:value-type="string">
            <text:p>JAILTON DE OLIVEIRA SANTOS</text:p>
          </table:table-cell>
          <table:table-cell office:value-type="string">
            <text:p>4 Out 07, 00h00</text:p>
          </table:table-cell>
        </table:table-row>
        <table:table-row table:style-name="ro1">
          <table:table-cell office:value-type="float" office:value="7292">
            <text:p>7292</text:p>
          </table:table-cell>
          <table:table-cell office:value-type="string">
            <text:p>JOSE FELISMINO GOMES FILHO</text:p>
          </table:table-cell>
          <table:table-cell office:value-type="string">
            <text:p>4 Dez 08, 00h00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string">
            <text:p>SHEILA ADRIANA MARQUES</text:p>
          </table:table-cell>
          <table:table-cell office:value-type="string">
            <text:p>4 Dez 08, 00h00</text:p>
          </table:table-cell>
        </table:table-row>
        <table:table-row table:style-name="ro1">
          <table:table-cell office:value-type="float" office:value="7299">
            <text:p>7299</text:p>
          </table:table-cell>
          <table:table-cell office:value-type="string">
            <text:p>MARISA MORAES DE MOURA</text:p>
          </table:table-cell>
          <table:table-cell office:value-type="string">
            <text:p>7 Ago 08, 00h00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string">
            <text:p>ELIZANGELA DE CASSIA OLIVEIRA SILVA</text:p>
          </table:table-cell>
          <table:table-cell office:value-type="string">
            <text:p>29 Ago 07, 00h00</text:p>
          </table:table-cell>
        </table:table-row>
        <table:table-row table:style-name="ro1">
          <table:table-cell office:value-type="float" office:value="7301">
            <text:p>7301</text:p>
          </table:table-cell>
          <table:table-cell office:value-type="string">
            <text:p>MARIA ROSALI DE MORAES</text:p>
          </table:table-cell>
          <table:table-cell office:value-type="string">
            <text:p>8 Mai 07, 00h00</text:p>
          </table:table-cell>
        </table:table-row>
        <table:table-row table:style-name="ro1">
          <table:table-cell office:value-type="float" office:value="7308">
            <text:p>7308</text:p>
          </table:table-cell>
          <table:table-cell office:value-type="string">
            <text:p>FRANCISCO DONATO LINHARES DE ARAÚJO</text:p>
          </table:table-cell>
          <table:table-cell office:value-type="string">
            <text:p>14 Out 96, 00h00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string">
            <text:p>GERALDO ANTONIO DE BARROS LINS JUNIOR</text:p>
          </table:table-cell>
          <table:table-cell office:value-type="string">
            <text:p>9 Abr 01, 00h00</text:p>
          </table:table-cell>
        </table:table-row>
        <table:table-row table:style-name="ro1">
          <table:table-cell office:value-type="float" office:value="7311">
            <text:p>7311</text:p>
          </table:table-cell>
          <table:table-cell office:value-type="string">
            <text:p>CICERO DE BARROS FARIAS</text:p>
          </table:table-cell>
          <table:table-cell office:value-type="string">
            <text:p>22 Abr 04, 00h00</text:p>
          </table:table-cell>
        </table:table-row>
        <table:table-row table:style-name="ro1">
          <table:table-cell office:value-type="float" office:value="7312">
            <text:p>7312</text:p>
          </table:table-cell>
          <table:table-cell office:value-type="string">
            <text:p>COMERCIAL NOVO HORIZONTE LTDA</text:p>
          </table:table-cell>
          <table:table-cell office:value-type="string">
            <text:p>26 Abr 02, 00h00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string">
            <text:p>ANTONIO FERREIRA DE LIMA</text:p>
          </table:table-cell>
          <table:table-cell office:value-type="string">
            <text:p>29 Jul 05, 00h00</text:p>
          </table:table-cell>
        </table:table-row>
        <table:table-row table:style-name="ro1">
          <table:table-cell office:value-type="float" office:value="7315">
            <text:p>7315</text:p>
          </table:table-cell>
          <table:table-cell office:value-type="string">
            <text:p>AUREA KARLA DE BARROS CANUTO PINHEIRO</text:p>
          </table:table-cell>
          <table:table-cell office:value-type="string">
            <text:p>25 Mai 07, 00h00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office:value-type="string">
            <text:p>JOÃO GUTEMBERG DO NASCIMENTO PEREIRA</text:p>
          </table:table-cell>
          <table:table-cell office:value-type="string">
            <text:p>18 Nov 03, 00h00</text:p>
          </table:table-cell>
        </table:table-row>
        <table:table-row table:style-name="ro1">
          <table:table-cell office:value-type="float" office:value="7317">
            <text:p>7317</text:p>
          </table:table-cell>
          <table:table-cell office:value-type="string">
            <text:p>RONALDO VASCONCELOS CLEMENTE</text:p>
          </table:table-cell>
          <table:table-cell office:value-type="string">
            <text:p>21 Set 04, 00h00</text:p>
          </table:table-cell>
        </table:table-row>
        <table:table-row table:style-name="ro1">
          <table:table-cell office:value-type="float" office:value="7318">
            <text:p>7318</text:p>
          </table:table-cell>
          <table:table-cell office:value-type="string">
            <text:p>MARCELO LOURENÇO DOS SANTOS</text:p>
          </table:table-cell>
          <table:table-cell office:value-type="string">
            <text:p>16 Dez 96, 00h00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JEOVA JOAQUIM DE SANTANA</text:p>
          </table:table-cell>
          <table:table-cell office:value-type="string">
            <text:p>27 Set 07, 00h00</text:p>
          </table:table-cell>
        </table:table-row>
        <table:table-row table:style-name="ro1">
          <table:table-cell office:value-type="float" office:value="7323">
            <text:p>7323</text:p>
          </table:table-cell>
          <table:table-cell office:value-type="string">
            <text:p>JOSE ROBERTO PAULINO DA SILVA</text:p>
          </table:table-cell>
          <table:table-cell office:value-type="string">
            <text:p>30 Jan 04, 00h00</text:p>
          </table:table-cell>
        </table:table-row>
        <table:table-row table:style-name="ro1">
          <table:table-cell office:value-type="float" office:value="7324">
            <text:p>7324</text:p>
          </table:table-cell>
          <table:table-cell office:value-type="string">
            <text:p>JOSE EDNOR DE MELO E SILVA</text:p>
          </table:table-cell>
          <table:table-cell office:value-type="string">
            <text:p>13 Jan 05, 00h00</text:p>
          </table:table-cell>
        </table:table-row>
        <table:table-row table:style-name="ro1">
          <table:table-cell office:value-type="float" office:value="7329">
            <text:p>7329</text:p>
          </table:table-cell>
          <table:table-cell office:value-type="string">
            <text:p>ARIETE TORRES VERAS DE SOUZA</text:p>
          </table:table-cell>
          <table:table-cell office:value-type="string">
            <text:p>7 Jun 02, 00h00</text:p>
          </table:table-cell>
        </table:table-row>
        <table:table-row table:style-name="ro1">
          <table:table-cell office:value-type="float" office:value="7330">
            <text:p>7330</text:p>
          </table:table-cell>
          <table:table-cell office:value-type="string">
            <text:p>HELENA BARNABE DANTAS DA SILVA</text:p>
          </table:table-cell>
          <table:table-cell office:value-type="string">
            <text:p>10 Dez 08, 00h00</text:p>
          </table:table-cell>
        </table:table-row>
        <table:table-row table:style-name="ro1">
          <table:table-cell office:value-type="float" office:value="7331">
            <text:p>7331</text:p>
          </table:table-cell>
          <table:table-cell office:value-type="string">
            <text:p>ARMANDO FEITOSA DE LIMA</text:p>
          </table:table-cell>
          <table:table-cell office:value-type="string">
            <text:p>23 Nov 98, 00h00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office:value-type="string">
            <text:p>MARIA DE LOURDES BARBOSA NUNES</text:p>
          </table:table-cell>
          <table:table-cell office:value-type="string">
            <text:p>13 Ago 04, 00h00</text:p>
          </table:table-cell>
        </table:table-row>
        <table:table-row table:style-name="ro1">
          <table:table-cell office:value-type="float" office:value="7334">
            <text:p>7334</text:p>
          </table:table-cell>
          <table:table-cell office:value-type="string">
            <text:p>CONSTRUCAL CONSTRUÇÕES E SERVIÇOS LTDA</text:p>
          </table:table-cell>
          <table:table-cell office:value-type="string">
            <text:p>31 Jul 97, 00h00</text:p>
          </table:table-cell>
        </table:table-row>
        <table:table-row table:style-name="ro1">
          <table:table-cell office:value-type="float" office:value="7338">
            <text:p>7338</text:p>
          </table:table-cell>
          <table:table-cell office:value-type="string">
            <text:p>CARLOS FRANCISCO RODRIGUES DE FIGUEIREDO</text:p>
          </table:table-cell>
          <table:table-cell office:value-type="string">
            <text:p>2 Jun 98, 00h00</text:p>
          </table:table-cell>
        </table:table-row>
        <table:table-row table:style-name="ro1">
          <table:table-cell office:value-type="float" office:value="7339">
            <text:p>7339</text:p>
          </table:table-cell>
          <table:table-cell office:value-type="string">
            <text:p>MUSTAFA BOGLEDY SANTOS</text:p>
          </table:table-cell>
          <table:table-cell office:value-type="string">
            <text:p>11 Dez 08, 00h00</text:p>
          </table:table-cell>
        </table:table-row>
        <table:table-row table:style-name="ro1">
          <table:table-cell office:value-type="float" office:value="7347">
            <text:p>7347</text:p>
          </table:table-cell>
          <table:table-cell office:value-type="string">
            <text:p>SEVERINO GOMES DE ARAUJO</text:p>
          </table:table-cell>
          <table:table-cell office:value-type="string">
            <text:p>11 Set 98, 00h00</text:p>
          </table:table-cell>
        </table:table-row>
        <table:table-row table:style-name="ro1">
          <table:table-cell office:value-type="float" office:value="7354">
            <text:p>7354</text:p>
          </table:table-cell>
          <table:table-cell office:value-type="string">
            <text:p>FLAVIA MARIA DE ARRUDA NEGROMONTE MONTEIRO</text:p>
          </table:table-cell>
          <table:table-cell office:value-type="string">
            <text:p>14 Jul 05, 00h00</text:p>
          </table:table-cell>
        </table:table-row>
        <table:table-row table:style-name="ro1">
          <table:table-cell office:value-type="float" office:value="7356">
            <text:p>7356</text:p>
          </table:table-cell>
          <table:table-cell office:value-type="string">
            <text:p>LUIZ VIEIRA CORDEIRO</text:p>
          </table:table-cell>
          <table:table-cell office:value-type="string">
            <text:p>17 Mar 07, 00h00</text:p>
          </table:table-cell>
        </table:table-row>
        <table:table-row table:style-name="ro1">
          <table:table-cell office:value-type="float" office:value="7366">
            <text:p>7366</text:p>
          </table:table-cell>
          <table:table-cell office:value-type="string">
            <text:p>SEBASTIAO SERGIO FURTADO LEITE</text:p>
          </table:table-cell>
          <table:table-cell office:value-type="string">
            <text:p>17 Dez 08, 00h00</text:p>
          </table:table-cell>
        </table:table-row>
        <table:table-row table:style-name="ro1">
          <table:table-cell office:value-type="float" office:value="7368">
            <text:p>7368</text:p>
          </table:table-cell>
          <table:table-cell office:value-type="string">
            <text:p>MARIA TEREZA FERREIRA PINHEIRO</text:p>
          </table:table-cell>
          <table:table-cell office:value-type="string">
            <text:p>8 Out 96, 00h00</text:p>
          </table:table-cell>
        </table:table-row>
        <table:table-row table:style-name="ro1">
          <table:table-cell office:value-type="float" office:value="7374">
            <text:p>7374</text:p>
          </table:table-cell>
          <table:table-cell office:value-type="string">
            <text:p>ANTONIO DE SOUZA BARBOSA</text:p>
          </table:table-cell>
          <table:table-cell office:value-type="string">
            <text:p>19 Dez 08, 00h00</text:p>
          </table:table-cell>
        </table:table-row>
        <table:table-row table:style-name="ro1">
          <table:table-cell office:value-type="float" office:value="7375">
            <text:p>7375</text:p>
          </table:table-cell>
          <table:table-cell office:value-type="string">
            <text:p>PATRICIA MARIA DE MEDEIROS ANTUNES VIOLIN</text:p>
          </table:table-cell>
          <table:table-cell office:value-type="string">
            <text:p>17 Fev 97, 00h00</text:p>
          </table:table-cell>
        </table:table-row>
        <table:table-row table:style-name="ro1">
          <table:table-cell office:value-type="float" office:value="7378">
            <text:p>7378</text:p>
          </table:table-cell>
          <table:table-cell office:value-type="string">
            <text:p>ADEILTON GALDINO DIAS</text:p>
          </table:table-cell>
          <table:table-cell office:value-type="string">
            <text:p>26 Abr 07, 00h00</text:p>
          </table:table-cell>
        </table:table-row>
        <table:table-row table:style-name="ro1">
          <table:table-cell office:value-type="float" office:value="7379">
            <text:p>7379</text:p>
          </table:table-cell>
          <table:table-cell office:value-type="string">
            <text:p>SANDRA LUCIA PEREIRA DE SOUZA</text:p>
          </table:table-cell>
          <table:table-cell office:value-type="string">
            <text:p>14 Jun 05, 00h00</text:p>
          </table:table-cell>
        </table:table-row>
        <table:table-row table:style-name="ro1">
          <table:table-cell office:value-type="float" office:value="7381">
            <text:p>7381</text:p>
          </table:table-cell>
          <table:table-cell office:value-type="string">
            <text:p>LUCIENE NASCIMENTO DA SILVA</text:p>
          </table:table-cell>
          <table:table-cell office:value-type="string">
            <text:p>12 Dez 07, 00h00</text:p>
          </table:table-cell>
        </table:table-row>
        <table:table-row table:style-name="ro1">
          <table:table-cell office:value-type="float" office:value="7382">
            <text:p>7382</text:p>
          </table:table-cell>
          <table:table-cell office:value-type="string">
            <text:p>PAULO CASADO DE FARIAS NETO</text:p>
          </table:table-cell>
          <table:table-cell office:value-type="string">
            <text:p>8 Nov 07, 00h00</text:p>
          </table:table-cell>
        </table:table-row>
        <table:table-row table:style-name="ro1">
          <table:table-cell office:value-type="float" office:value="7385">
            <text:p>7385</text:p>
          </table:table-cell>
          <table:table-cell office:value-type="string">
            <text:p>PAULO VOLNEY BRANDAO SA JUNIOR</text:p>
          </table:table-cell>
          <table:table-cell office:value-type="string">
            <text:p>4 Out 07, 00h00</text:p>
          </table:table-cell>
        </table:table-row>
        <table:table-row table:style-name="ro1">
          <table:table-cell office:value-type="float" office:value="7386">
            <text:p>7386</text:p>
          </table:table-cell>
          <table:table-cell office:value-type="string">
            <text:p>JOSIMAR DE CARVALHO CAVALCANTI</text:p>
          </table:table-cell>
          <table:table-cell office:value-type="string">
            <text:p>23 Set 97, 00h00</text:p>
          </table:table-cell>
        </table:table-row>
        <table:table-row table:style-name="ro1">
          <table:table-cell office:value-type="float" office:value="7387">
            <text:p>7387</text:p>
          </table:table-cell>
          <table:table-cell office:value-type="string">
            <text:p>MARIA CICERA SOUTO BRANDAO</text:p>
          </table:table-cell>
          <table:table-cell office:value-type="string">
            <text:p>4 Nov 08, 00h00</text:p>
          </table:table-cell>
        </table:table-row>
        <table:table-row table:style-name="ro1">
          <table:table-cell office:value-type="float" office:value="7390">
            <text:p>7390</text:p>
          </table:table-cell>
          <table:table-cell office:value-type="string">
            <text:p>MARCOS ANDRE OMENA DA SILVA</text:p>
          </table:table-cell>
          <table:table-cell office:value-type="string">
            <text:p>30 Jul 07, 00h00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office:value-type="string">
            <text:p>NADEJE FERREIRA DE ALMEIDA</text:p>
          </table:table-cell>
          <table:table-cell office:value-type="string">
            <text:p>23 Mai 07, 00h00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PAULO MARCELO CAVALCANTE LINS</text:p>
          </table:table-cell>
          <table:table-cell office:value-type="string">
            <text:p>23 Abr 04, 00h00</text:p>
          </table:table-cell>
        </table:table-row>
        <table:table-row table:style-name="ro1">
          <table:table-cell office:value-type="float" office:value="7393">
            <text:p>7393</text:p>
          </table:table-cell>
          <table:table-cell office:value-type="string">
            <text:p>JAQUELINE  COIMBRA DE BARROS</text:p>
          </table:table-cell>
          <table:table-cell office:value-type="string">
            <text:p>25 Set 06, 00h00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GILVAN ARRUDA DE SOUZA</text:p>
          </table:table-cell>
          <table:table-cell office:value-type="string">
            <text:p>25 Fev 99, 00h00</text:p>
          </table:table-cell>
        </table:table-row>
        <table:table-row table:style-name="ro1">
          <table:table-cell office:value-type="float" office:value="7403">
            <text:p>7403</text:p>
          </table:table-cell>
          <table:table-cell office:value-type="string">
            <text:p>ROSA MARIA MAGALHAES VILLELA</text:p>
          </table:table-cell>
          <table:table-cell office:value-type="string">
            <text:p>26 Dez 08, 00h00</text:p>
          </table:table-cell>
        </table:table-row>
        <table:table-row table:style-name="ro1">
          <table:table-cell office:value-type="float" office:value="7407">
            <text:p>7407</text:p>
          </table:table-cell>
          <table:table-cell office:value-type="string">
            <text:p>CLAUDIONOR LINO DE OLIVEIRA</text:p>
          </table:table-cell>
          <table:table-cell office:value-type="string">
            <text:p>29 Dez 08, 00h00</text:p>
          </table:table-cell>
        </table:table-row>
        <table:table-row table:style-name="ro1">
          <table:table-cell office:value-type="float" office:value="7409">
            <text:p>7409</text:p>
          </table:table-cell>
          <table:table-cell office:value-type="string">
            <text:p>ADALBERTO BASTOS DE LIMA</text:p>
          </table:table-cell>
          <table:table-cell office:value-type="string">
            <text:p>22 Jul 97, 00h00</text:p>
          </table:table-cell>
        </table:table-row>
        <table:table-row table:style-name="ro1">
          <table:table-cell office:value-type="float" office:value="7411">
            <text:p>7411</text:p>
          </table:table-cell>
          <table:table-cell office:value-type="string">
            <text:p>KATIA VALERIA PEREIRA DE JESUS</text:p>
          </table:table-cell>
          <table:table-cell office:value-type="string">
            <text:p>1 Fev 08, 00h00</text:p>
          </table:table-cell>
        </table:table-row>
        <table:table-row table:style-name="ro1">
          <table:table-cell office:value-type="float" office:value="7412">
            <text:p>7412</text:p>
          </table:table-cell>
          <table:table-cell office:value-type="string">
            <text:p>ANTONIO DOMINGOS DOS SANTOS</text:p>
          </table:table-cell>
          <table:table-cell office:value-type="string">
            <text:p>29 Dez 08, 00h00</text:p>
          </table:table-cell>
        </table:table-row>
        <table:table-row table:style-name="ro1">
          <table:table-cell office:value-type="float" office:value="7413">
            <text:p>7413</text:p>
          </table:table-cell>
          <table:table-cell office:value-type="string">
            <text:p>FERNANDO BARBOSA MONTILARES</text:p>
          </table:table-cell>
          <table:table-cell office:value-type="string">
            <text:p>15 Ago 07, 00h00</text:p>
          </table:table-cell>
        </table:table-row>
        <table:table-row table:style-name="ro1">
          <table:table-cell office:value-type="float" office:value="7414">
            <text:p>7414</text:p>
          </table:table-cell>
          <table:table-cell office:value-type="string">
            <text:p>EDVANIA FRANCISCO DE OLIVEIRA</text:p>
          </table:table-cell>
          <table:table-cell office:value-type="string">
            <text:p>3 Ago 07, 00h00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FRANCISCO DA SILVA MOURA</text:p>
          </table:table-cell>
          <table:table-cell office:value-type="string">
            <text:p>18 Jul 06, 00h00</text:p>
          </table:table-cell>
        </table:table-row>
        <table:table-row table:style-name="ro1">
          <table:table-cell office:value-type="float" office:value="7416">
            <text:p>7416</text:p>
          </table:table-cell>
          <table:table-cell office:value-type="string">
            <text:p>MAURICIO HENRIQUE FREITAS LOBO</text:p>
          </table:table-cell>
          <table:table-cell office:value-type="string">
            <text:p>5 Jan 04, 00h00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office:value-type="string">
            <text:p>GILVAN AUGUSTINHO ALVES</text:p>
          </table:table-cell>
          <table:table-cell office:value-type="string">
            <text:p>8 Mai 06, 00h00</text:p>
          </table:table-cell>
        </table:table-row>
        <table:table-row table:style-name="ro1">
          <table:table-cell office:value-type="float" office:value="7419">
            <text:p>7419</text:p>
          </table:table-cell>
          <table:table-cell office:value-type="string">
            <text:p>ANTONIO RONIVON RODRIGUES</text:p>
          </table:table-cell>
          <table:table-cell office:value-type="string">
            <text:p>4 Out 07, 00h00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string">
            <text:p>MICHELI FERREIRA ROCHA</text:p>
          </table:table-cell>
          <table:table-cell office:value-type="string">
            <text:p>3 Abr 03, 00h00</text:p>
          </table:table-cell>
        </table:table-row>
        <table:table-row table:style-name="ro1">
          <table:table-cell office:value-type="float" office:value="7425">
            <text:p>7425</text:p>
          </table:table-cell>
          <table:table-cell office:value-type="string">
            <text:p>MARIA ELIANA GOMES</text:p>
          </table:table-cell>
          <table:table-cell office:value-type="string">
            <text:p>25 Set 06, 00h00</text:p>
          </table:table-cell>
        </table:table-row>
        <table:table-row table:style-name="ro1">
          <table:table-cell office:value-type="float" office:value="7427">
            <text:p>7427</text:p>
          </table:table-cell>
          <table:table-cell office:value-type="string">
            <text:p>FABIO FERREIRA DE ALMEIDA</text:p>
          </table:table-cell>
          <table:table-cell office:value-type="string">
            <text:p>6 Out 04, 00h00</text:p>
          </table:table-cell>
        </table:table-row>
        <table:table-row table:style-name="ro1">
          <table:table-cell office:value-type="float" office:value="7429">
            <text:p>7429</text:p>
          </table:table-cell>
          <table:table-cell office:value-type="string">
            <text:p>GLADSTONE GUILHERMINO BANDEIRA SILVA</text:p>
          </table:table-cell>
          <table:table-cell office:value-type="string">
            <text:p>14 Jan 03, 00h00</text:p>
          </table:table-cell>
        </table:table-row>
        <table:table-row table:style-name="ro1">
          <table:table-cell office:value-type="float" office:value="7435">
            <text:p>7435</text:p>
          </table:table-cell>
          <table:table-cell office:value-type="string">
            <text:p>NEUSA FERREIRA CAVALCANTI DE MELO</text:p>
          </table:table-cell>
          <table:table-cell office:value-type="string">
            <text:p>1 Nov 02, 00h00</text:p>
          </table:table-cell>
        </table:table-row>
        <table:table-row table:style-name="ro1">
          <table:table-cell office:value-type="float" office:value="7437">
            <text:p>7437</text:p>
          </table:table-cell>
          <table:table-cell office:value-type="string">
            <text:p>JOSELITO MARTINS FIRMINO</text:p>
          </table:table-cell>
          <table:table-cell office:value-type="string">
            <text:p>17 Mai 01, 00h00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office:value-type="string">
            <text:p>ITAMAR FRANÇA DA SILVA</text:p>
          </table:table-cell>
          <table:table-cell office:value-type="string">
            <text:p>4 Fev 02, 00h00</text:p>
          </table:table-cell>
        </table:table-row>
        <table:table-row table:style-name="ro1">
          <table:table-cell office:value-type="float" office:value="7441">
            <text:p>7441</text:p>
          </table:table-cell>
          <table:table-cell office:value-type="string">
            <text:p>JOÃO DA COSTA SIEBRA</text:p>
          </table:table-cell>
          <table:table-cell office:value-type="string">
            <text:p>28 Nov 01, 00h00</text:p>
          </table:table-cell>
        </table:table-row>
        <table:table-row table:style-name="ro1">
          <table:table-cell office:value-type="float" office:value="7444">
            <text:p>7444</text:p>
          </table:table-cell>
          <table:table-cell office:value-type="string">
            <text:p>EDVALDO DA SILVA SANTOS</text:p>
          </table:table-cell>
          <table:table-cell office:value-type="string">
            <text:p>8 Nov 07, 00h00</text:p>
          </table:table-cell>
        </table:table-row>
        <table:table-row table:style-name="ro1">
          <table:table-cell office:value-type="float" office:value="7445">
            <text:p>7445</text:p>
          </table:table-cell>
          <table:table-cell office:value-type="string">
            <text:p>SÉRGIO SAMUEL RIBEIRO DE ARAÚJO</text:p>
          </table:table-cell>
          <table:table-cell office:value-type="string">
            <text:p>13 Fev 01, 00h00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office:value-type="string">
            <text:p>DAMIR MORAES</text:p>
          </table:table-cell>
          <table:table-cell office:value-type="string">
            <text:p>7 Out 04, 00h00</text:p>
          </table:table-cell>
        </table:table-row>
        <table:table-row table:style-name="ro1">
          <table:table-cell office:value-type="float" office:value="7447">
            <text:p>7447</text:p>
          </table:table-cell>
          <table:table-cell office:value-type="string">
            <text:p>JEFERSON BUSCAROFF</text:p>
          </table:table-cell>
          <table:table-cell office:value-type="string">
            <text:p>11 Mar 04, 00h00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office:value-type="string">
            <text:p>MARIO JORGE DE BARROS SANTANA FILHO</text:p>
          </table:table-cell>
          <table:table-cell office:value-type="string">
            <text:p>27 Dez 05, 00h00</text:p>
          </table:table-cell>
        </table:table-row>
        <table:table-row table:style-name="ro1">
          <table:table-cell office:value-type="float" office:value="7449">
            <text:p>7449</text:p>
          </table:table-cell>
          <table:table-cell office:value-type="string">
            <text:p>CICERO PEREIRA DO ESPIRITO SANTO</text:p>
          </table:table-cell>
          <table:table-cell office:value-type="string">
            <text:p>19 Dez 07, 00h00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string">
            <text:p>RADILSON VIANA DO NASCIMENTO</text:p>
          </table:table-cell>
          <table:table-cell office:value-type="string">
            <text:p>27 Jul 01, 00h00</text:p>
          </table:table-cell>
        </table:table-row>
        <table:table-row table:style-name="ro1">
          <table:table-cell office:value-type="float" office:value="7452">
            <text:p>7452</text:p>
          </table:table-cell>
          <table:table-cell office:value-type="string">
            <text:p>JOSE ROBSON BARBOSA</text:p>
          </table:table-cell>
          <table:table-cell office:value-type="string">
            <text:p>31 Jul 07, 00h00</text:p>
          </table:table-cell>
        </table:table-row>
        <table:table-row table:style-name="ro1">
          <table:table-cell office:value-type="float" office:value="7456">
            <text:p>7456</text:p>
          </table:table-cell>
          <table:table-cell office:value-type="string">
            <text:p>JOSÉ CLEBER SOARES</text:p>
          </table:table-cell>
          <table:table-cell office:value-type="string">
            <text:p>12 Fev 98, 00h00</text:p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string">
            <text:p>ONOFRE LACERDA DE SOUZA</text:p>
          </table:table-cell>
          <table:table-cell office:value-type="string">
            <text:p>17 Jul 01, 00h00</text:p>
          </table:table-cell>
        </table:table-row>
        <table:table-row table:style-name="ro1">
          <table:table-cell office:value-type="float" office:value="7461">
            <text:p>7461</text:p>
          </table:table-cell>
          <table:table-cell office:value-type="string">
            <text:p>LUIS CARLOS OLIVEIRA DOS SANTOS</text:p>
          </table:table-cell>
          <table:table-cell office:value-type="string">
            <text:p>5 Out 07, 00h00</text:p>
          </table:table-cell>
        </table:table-row>
        <table:table-row table:style-name="ro1">
          <table:table-cell office:value-type="float" office:value="7463">
            <text:p>7463</text:p>
          </table:table-cell>
          <table:table-cell office:value-type="string">
            <text:p>MARCOS ANTONIO FERREIRA BATISTA</text:p>
          </table:table-cell>
          <table:table-cell office:value-type="string">
            <text:p>28 Mar 05, 00h00</text:p>
          </table:table-cell>
        </table:table-row>
        <table:table-row table:style-name="ro1">
          <table:table-cell office:value-type="float" office:value="7464">
            <text:p>7464</text:p>
          </table:table-cell>
          <table:table-cell office:value-type="string">
            <text:p>CESAR RONALDO ALBUQUERQUE MATOS JUNIOR</text:p>
          </table:table-cell>
          <table:table-cell office:value-type="string">
            <text:p>7 Fev 08, 00h00</text:p>
          </table:table-cell>
        </table:table-row>
        <table:table-row table:style-name="ro1">
          <table:table-cell office:value-type="float" office:value="7466">
            <text:p>7466</text:p>
          </table:table-cell>
          <table:table-cell office:value-type="string">
            <text:p>SEVERINO MARCELINO DA SILVA</text:p>
          </table:table-cell>
          <table:table-cell office:value-type="string">
            <text:p>8 Nov 07, 00h00</text:p>
          </table:table-cell>
        </table:table-row>
        <table:table-row table:style-name="ro1">
          <table:table-cell office:value-type="float" office:value="7467">
            <text:p>7467</text:p>
          </table:table-cell>
          <table:table-cell office:value-type="string">
            <text:p>PEDRO MARIO DOS SANTOS</text:p>
          </table:table-cell>
          <table:table-cell office:value-type="string">
            <text:p>5 Jan 09, 00h00</text:p>
          </table:table-cell>
        </table:table-row>
        <table:table-row table:style-name="ro1">
          <table:table-cell office:value-type="float" office:value="7468">
            <text:p>7468</text:p>
          </table:table-cell>
          <table:table-cell office:value-type="string">
            <text:p>RONALDO PEREIRA DIAS</text:p>
          </table:table-cell>
          <table:table-cell office:value-type="string">
            <text:p>8 Mar 01, 00h00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office:value-type="string">
            <text:p>RICARDO DE MEDEIROS ARMSTRONG</text:p>
          </table:table-cell>
          <table:table-cell office:value-type="string">
            <text:p>5 Jan 09, 00h00</text:p>
          </table:table-cell>
        </table:table-row>
        <table:table-row table:style-name="ro1">
          <table:table-cell office:value-type="float" office:value="7474">
            <text:p>7474</text:p>
          </table:table-cell>
          <table:table-cell office:value-type="string">
            <text:p>LUIZ ALVES DE ALENCAR</text:p>
          </table:table-cell>
          <table:table-cell office:value-type="string">
            <text:p>23 Jul 97, 00h00</text:p>
          </table:table-cell>
        </table:table-row>
        <table:table-row table:style-name="ro1">
          <table:table-cell office:value-type="float" office:value="7475">
            <text:p>7475</text:p>
          </table:table-cell>
          <table:table-cell office:value-type="string">
            <text:p>GILVAN GOMES DA CRUZ</text:p>
          </table:table-cell>
          <table:table-cell office:value-type="string">
            <text:p>4 Ago 97, 00h00</text:p>
          </table:table-cell>
        </table:table-row>
        <table:table-row table:style-name="ro1">
          <table:table-cell office:value-type="float" office:value="7477">
            <text:p>7477</text:p>
          </table:table-cell>
          <table:table-cell office:value-type="string">
            <text:p>PAULO TARCIO COUTO FLORES</text:p>
          </table:table-cell>
          <table:table-cell office:value-type="string">
            <text:p>16 Jun 97, 00h00</text:p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string">
            <text:p>BERIJANE RIBEIRO DE ANDRADE</text:p>
          </table:table-cell>
          <table:table-cell office:value-type="string">
            <text:p>18 Jun 07, 00h00</text:p>
          </table:table-cell>
        </table:table-row>
        <table:table-row table:style-name="ro1">
          <table:table-cell office:value-type="float" office:value="7484">
            <text:p>7484</text:p>
          </table:table-cell>
          <table:table-cell office:value-type="string">
            <text:p>FRANCILIANA DA SILVA</text:p>
          </table:table-cell>
          <table:table-cell office:value-type="string">
            <text:p>7 Jan 09, 00h00</text:p>
          </table:table-cell>
        </table:table-row>
        <table:table-row table:style-name="ro1">
          <table:table-cell office:value-type="float" office:value="7485">
            <text:p>7485</text:p>
          </table:table-cell>
          <table:table-cell office:value-type="string">
            <text:p>MARCO ANTONIO CAETANO PEREIRA</text:p>
          </table:table-cell>
          <table:table-cell office:value-type="string">
            <text:p>8 Jan 09, 00h00</text:p>
          </table:table-cell>
        </table:table-row>
        <table:table-row table:style-name="ro1">
          <table:table-cell office:value-type="float" office:value="7486">
            <text:p>7486</text:p>
          </table:table-cell>
          <table:table-cell office:value-type="string">
            <text:p>ERICKISON DOUGLAS BEZERRA</text:p>
          </table:table-cell>
          <table:table-cell office:value-type="string">
            <text:p>8 Jan 09, 00h00</text:p>
          </table:table-cell>
        </table:table-row>
        <table:table-row table:style-name="ro1">
          <table:table-cell office:value-type="float" office:value="7489">
            <text:p>7489</text:p>
          </table:table-cell>
          <table:table-cell office:value-type="string">
            <text:p>JOSÉ CLEILDO CORDEIRO MACIEL</text:p>
          </table:table-cell>
          <table:table-cell office:value-type="string">
            <text:p>30 Jul 97, 00h00</text:p>
          </table:table-cell>
        </table:table-row>
        <table:table-row table:style-name="ro1">
          <table:table-cell office:value-type="float" office:value="7491">
            <text:p>7491</text:p>
          </table:table-cell>
          <table:table-cell office:value-type="string">
            <text:p>MARIA JOSE DA PAIXÃO DE ALBUQUERQUE</text:p>
          </table:table-cell>
          <table:table-cell office:value-type="string">
            <text:p>5 Jan 09, 00h00</text:p>
          </table:table-cell>
        </table:table-row>
        <table:table-row table:style-name="ro1">
          <table:table-cell office:value-type="float" office:value="7492">
            <text:p>7492</text:p>
          </table:table-cell>
          <table:table-cell office:value-type="string">
            <text:p>JOSE CLEUDO DA SILVA</text:p>
          </table:table-cell>
          <table:table-cell office:value-type="string">
            <text:p>13 Jun 97, 00h00</text:p>
          </table:table-cell>
        </table:table-row>
        <table:table-row table:style-name="ro1">
          <table:table-cell office:value-type="float" office:value="7494">
            <text:p>7494</text:p>
          </table:table-cell>
          <table:table-cell office:value-type="string">
            <text:p>TULIO ALBUQUERQUE DE MOURA RANGEL</text:p>
          </table:table-cell>
          <table:table-cell office:value-type="string">
            <text:p>5 Jan 09, 00h00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office:value-type="string">
            <text:p>JOSE CARLOS BIANCONI</text:p>
          </table:table-cell>
          <table:table-cell office:value-type="string">
            <text:p>25 Nov 97, 00h00</text:p>
          </table:table-cell>
        </table:table-row>
        <table:table-row table:style-name="ro1">
          <table:table-cell office:value-type="float" office:value="7501">
            <text:p>7501</text:p>
          </table:table-cell>
          <table:table-cell office:value-type="string">
            <text:p>ELAINE CRISTINA SILVA DE ARAÚJO</text:p>
          </table:table-cell>
          <table:table-cell office:value-type="string">
            <text:p>11 Jun 98, 00h00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office:value-type="string">
            <text:p>BEATRIZ FIGUEIREDO TINÉ</text:p>
          </table:table-cell>
          <table:table-cell office:value-type="string">
            <text:p>10 Dez 97, 00h00</text:p>
          </table:table-cell>
        </table:table-row>
        <table:table-row table:style-name="ro1">
          <table:table-cell office:value-type="float" office:value="7504">
            <text:p>7504</text:p>
          </table:table-cell>
          <table:table-cell office:value-type="string">
            <text:p>AMAURI VILA NOVA</text:p>
          </table:table-cell>
          <table:table-cell office:value-type="string">
            <text:p>18 Jul 08, 00h00</text:p>
          </table:table-cell>
        </table:table-row>
        <table:table-row table:style-name="ro1">
          <table:table-cell office:value-type="float" office:value="7505">
            <text:p>7505</text:p>
          </table:table-cell>
          <table:table-cell office:value-type="string">
            <text:p>LUCIA DE CASTRO PEREIRA</text:p>
          </table:table-cell>
          <table:table-cell office:value-type="string">
            <text:p>2 Fev 09, 00h00</text:p>
          </table:table-cell>
        </table:table-row>
        <table:table-row table:style-name="ro1">
          <table:table-cell office:value-type="float" office:value="7508">
            <text:p>7508</text:p>
          </table:table-cell>
          <table:table-cell office:value-type="string">
            <text:p>WILSON BERNARDO SANTOS - MARIA LUCI AMORIM DOS SANTOS</text:p>
          </table:table-cell>
          <table:table-cell office:value-type="string">
            <text:p>3 Jul 07, 00h00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office:value-type="string">
            <text:p>BENICIO NOGUEIRA DE OLIVEIRA</text:p>
          </table:table-cell>
          <table:table-cell office:value-type="string">
            <text:p>17 Jun 98, 00h00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EDCARLOS PEREIRA DOS SANTOS</text:p>
          </table:table-cell>
          <table:table-cell office:value-type="string">
            <text:p>15 Abr 99, 00h00</text:p>
          </table:table-cell>
        </table:table-row>
        <table:table-row table:style-name="ro1">
          <table:table-cell office:value-type="float" office:value="7515">
            <text:p>7515</text:p>
          </table:table-cell>
          <table:table-cell office:value-type="string">
            <text:p>RONALDO PEREIRA DIAS</text:p>
          </table:table-cell>
          <table:table-cell office:value-type="string">
            <text:p>19 Fev 01, 00h00</text:p>
          </table:table-cell>
        </table:table-row>
        <table:table-row table:style-name="ro1">
          <table:table-cell office:value-type="float" office:value="7516">
            <text:p>7516</text:p>
          </table:table-cell>
          <table:table-cell office:value-type="string">
            <text:p>ANTONIO DOS SANTOS</text:p>
          </table:table-cell>
          <table:table-cell office:value-type="string">
            <text:p>19 Jan 05, 00h00</text:p>
          </table:table-cell>
        </table:table-row>
        <table:table-row table:style-name="ro1">
          <table:table-cell office:value-type="float" office:value="7522">
            <text:p>7522</text:p>
          </table:table-cell>
          <table:table-cell office:value-type="string">
            <text:p>CELSO ARY BATISTA DE SOUZA</text:p>
          </table:table-cell>
          <table:table-cell office:value-type="string">
            <text:p>18 Nov 99, 00h00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office:value-type="string">
            <text:p>IVANILDO DE OLIVEIRA FARIAS</text:p>
          </table:table-cell>
          <table:table-cell office:value-type="string">
            <text:p>19 Dez 07, 00h00</text:p>
          </table:table-cell>
        </table:table-row>
        <table:table-row table:style-name="ro1">
          <table:table-cell office:value-type="float" office:value="7525">
            <text:p>7525</text:p>
          </table:table-cell>
          <table:table-cell office:value-type="string">
            <text:p>ANALUCIA DE AQUINO SANTOS</text:p>
          </table:table-cell>
          <table:table-cell office:value-type="string">
            <text:p>20 Jan 09, 00h00</text:p>
          </table:table-cell>
        </table:table-row>
        <table:table-row table:style-name="ro1">
          <table:table-cell office:value-type="float" office:value="7528">
            <text:p>7528</text:p>
          </table:table-cell>
          <table:table-cell office:value-type="string">
            <text:p>CLAUDIA MARIA PEREIRA</text:p>
          </table:table-cell>
          <table:table-cell office:value-type="string">
            <text:p>14 Out 08, 00h00</text:p>
          </table:table-cell>
        </table:table-row>
        <table:table-row table:style-name="ro1">
          <table:table-cell office:value-type="float" office:value="7531">
            <text:p>7531</text:p>
          </table:table-cell>
          <table:table-cell office:value-type="string">
            <text:p>DILSON SIMÕES LEITE</text:p>
          </table:table-cell>
          <table:table-cell office:value-type="string">
            <text:p>18 Mar 98, 00h00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office:value-type="string">
            <text:p>ELZA GOMES DE FIGUEIREDO</text:p>
          </table:table-cell>
          <table:table-cell office:value-type="string">
            <text:p>18 Mar 99, 00h00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office:value-type="string">
            <text:p>ELIAS JOSE BENEDITO</text:p>
          </table:table-cell>
          <table:table-cell office:value-type="string">
            <text:p>22 Abr 08, 00h00</text:p>
          </table:table-cell>
        </table:table-row>
        <table:table-row table:style-name="ro1">
          <table:table-cell office:value-type="float" office:value="7544">
            <text:p>7544</text:p>
          </table:table-cell>
          <table:table-cell office:value-type="string">
            <text:p>MARCOS ANTONIO DE LIMA</text:p>
          </table:table-cell>
          <table:table-cell office:value-type="string">
            <text:p>25 Ago 98, 00h00</text:p>
          </table:table-cell>
        </table:table-row>
        <table:table-row table:style-name="ro1">
          <table:table-cell office:value-type="float" office:value="7545">
            <text:p>7545</text:p>
          </table:table-cell>
          <table:table-cell office:value-type="string">
            <text:p>MARGARIDA LADISLAU DE ARRUDA</text:p>
          </table:table-cell>
          <table:table-cell office:value-type="string">
            <text:p>18 Ago 04, 00h00</text:p>
          </table:table-cell>
        </table:table-row>
        <table:table-row table:style-name="ro1">
          <table:table-cell office:value-type="float" office:value="7551">
            <text:p>7551</text:p>
          </table:table-cell>
          <table:table-cell office:value-type="string">
            <text:p>CARLOS FREDERICO DE CARVALHO KLAUS</text:p>
          </table:table-cell>
          <table:table-cell office:value-type="string">
            <text:p>26 Jan 09, 00h00</text:p>
          </table:table-cell>
        </table:table-row>
        <table:table-row table:style-name="ro1">
          <table:table-cell office:value-type="float" office:value="7553">
            <text:p>7553</text:p>
          </table:table-cell>
          <table:table-cell office:value-type="string">
            <text:p>MARIVAN DOS SANTOS LIMA</text:p>
          </table:table-cell>
          <table:table-cell office:value-type="string">
            <text:p>26 Jan 09, 00h00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office:value-type="string">
            <text:p>KELLY MINERVINA SARMENTO LINS</text:p>
          </table:table-cell>
          <table:table-cell office:value-type="string">
            <text:p>7 Mai 08, 00h00</text:p>
          </table:table-cell>
        </table:table-row>
        <table:table-row table:style-name="ro1">
          <table:table-cell office:value-type="float" office:value="7555">
            <text:p>7555</text:p>
          </table:table-cell>
          <table:table-cell office:value-type="string">
            <text:p>MARIELLE DE BRITO SILVA</text:p>
          </table:table-cell>
          <table:table-cell office:value-type="string">
            <text:p>30 Abr 08, 00h00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office:value-type="string">
            <text:p>CLAUDIR PEREIRA DA SILVA</text:p>
          </table:table-cell>
          <table:table-cell office:value-type="string">
            <text:p>18 Jul 06, 00h00</text:p>
          </table:table-cell>
        </table:table-row>
        <table:table-row table:style-name="ro1">
          <table:table-cell office:value-type="float" office:value="7572">
            <text:p>7572</text:p>
          </table:table-cell>
          <table:table-cell office:value-type="string">
            <text:p>BELARMINO PEREIRA DA SILVA</text:p>
          </table:table-cell>
          <table:table-cell office:value-type="string">
            <text:p>29 Set 98, 00h00</text:p>
          </table:table-cell>
        </table:table-row>
        <table:table-row table:style-name="ro1">
          <table:table-cell office:value-type="float" office:value="7574">
            <text:p>7574</text:p>
          </table:table-cell>
          <table:table-cell office:value-type="string">
            <text:p>MARCELO DOS SANTOS ARANHA</text:p>
          </table:table-cell>
          <table:table-cell office:value-type="string">
            <text:p>29 Jan 09, 00h00</text:p>
          </table:table-cell>
        </table:table-row>
        <table:table-row table:style-name="ro1">
          <table:table-cell office:value-type="float" office:value="7576">
            <text:p>7576</text:p>
          </table:table-cell>
          <table:table-cell office:value-type="string">
            <text:p>MARIA RODRIGUES DO AMARAL SANTOS</text:p>
          </table:table-cell>
          <table:table-cell office:value-type="string">
            <text:p>29 Jan 09, 00h00</text:p>
          </table:table-cell>
        </table:table-row>
        <table:table-row table:style-name="ro1">
          <table:table-cell office:value-type="float" office:value="7577">
            <text:p>7577</text:p>
          </table:table-cell>
          <table:table-cell office:value-type="string">
            <text:p>ELIAS MACIEL DA SILVA</text:p>
          </table:table-cell>
          <table:table-cell office:value-type="string">
            <text:p>29 Jan 09, 00h00</text:p>
          </table:table-cell>
        </table:table-row>
        <table:table-row table:style-name="ro1">
          <table:table-cell office:value-type="float" office:value="7578">
            <text:p>7578</text:p>
          </table:table-cell>
          <table:table-cell office:value-type="string">
            <text:p>ALMIR MEDEIROS DE OLIVEIRA</text:p>
          </table:table-cell>
          <table:table-cell office:value-type="string">
            <text:p>29 Jan 09, 00h00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office:value-type="string">
            <text:p>ARNALDO FONSECA ALVES</text:p>
          </table:table-cell>
          <table:table-cell office:value-type="string">
            <text:p>29 Nov 99, 00h00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office:value-type="string">
            <text:p>ALEXANDRE PACIFICO DA SILVA LOPES</text:p>
          </table:table-cell>
          <table:table-cell office:value-type="string">
            <text:p>29 Jan 09, 00h00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office:value-type="string">
            <text:p>JOSÉ FRANCISCO SILVA FILHO</text:p>
          </table:table-cell>
          <table:table-cell office:value-type="string">
            <text:p>24 Set 96, 00h00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office:value-type="string">
            <text:p>JURANDI VITAL DA SILVA</text:p>
          </table:table-cell>
          <table:table-cell office:value-type="string">
            <text:p>21 Out 04, 00h00</text:p>
          </table:table-cell>
        </table:table-row>
        <table:table-row table:style-name="ro1">
          <table:table-cell office:value-type="float" office:value="7587">
            <text:p>7587</text:p>
          </table:table-cell>
          <table:table-cell office:value-type="string">
            <text:p>DIRCE INES DA SILVA SANTANA</text:p>
          </table:table-cell>
          <table:table-cell office:value-type="string">
            <text:p>27 Nov 08, 00h00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office:value-type="string">
            <text:p>ANTÔNIO MARIA DE MELO ALBUQUERQUE</text:p>
          </table:table-cell>
          <table:table-cell office:value-type="string">
            <text:p>18 Mar 99, 00h00</text:p>
          </table:table-cell>
        </table:table-row>
        <table:table-row table:style-name="ro1">
          <table:table-cell office:value-type="float" office:value="7592">
            <text:p>7592</text:p>
          </table:table-cell>
          <table:table-cell office:value-type="string">
            <text:p>CICERO TENORIO DA SILVA</text:p>
          </table:table-cell>
          <table:table-cell office:value-type="string">
            <text:p>13 Mai 05, 00h00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string">
            <text:p>JEFERSON BUSCAROFF</text:p>
          </table:table-cell>
          <table:table-cell office:value-type="string">
            <text:p>5 Jan 04, 00h00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string">
            <text:p>WALMAR LOPES MALTA</text:p>
          </table:table-cell>
          <table:table-cell office:value-type="string">
            <text:p>4 Jan 95, 00h00</text:p>
          </table:table-cell>
        </table:table-row>
        <table:table-row table:style-name="ro1">
          <table:table-cell office:value-type="float" office:value="7597">
            <text:p>7597</text:p>
          </table:table-cell>
          <table:table-cell office:value-type="string">
            <text:p>LYGIA MARIA FERNANDES DE AZEVEDO</text:p>
          </table:table-cell>
          <table:table-cell office:value-type="string">
            <text:p>6 Set 95, 00h00</text:p>
          </table:table-cell>
        </table:table-row>
        <table:table-row table:style-name="ro1">
          <table:table-cell office:value-type="float" office:value="7602">
            <text:p>7602</text:p>
          </table:table-cell>
          <table:table-cell office:value-type="string">
            <text:p>ANA AMELIA VASCONCELOS PASSOS</text:p>
          </table:table-cell>
          <table:table-cell office:value-type="string">
            <text:p>5 Fev 09, 00h00</text:p>
          </table:table-cell>
        </table:table-row>
        <table:table-row table:style-name="ro1">
          <table:table-cell office:value-type="float" office:value="7608">
            <text:p>7608</text:p>
          </table:table-cell>
          <table:table-cell office:value-type="string">
            <text:p>GRACE ANNE TEIXEIRA DOS SANTOS</text:p>
          </table:table-cell>
          <table:table-cell office:value-type="string">
            <text:p>6 Fev 09, 00h00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office:value-type="string">
            <text:p>DORGIVAL MESSIAS DOS SANTOS</text:p>
          </table:table-cell>
          <table:table-cell office:value-type="string">
            <text:p>9 Fev 09, 00h00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office:value-type="string">
            <text:p>MARIO JORGE BELO DE LIMA</text:p>
          </table:table-cell>
          <table:table-cell office:value-type="string">
            <text:p>9 Fev 09, 00h00</text:p>
          </table:table-cell>
        </table:table-row>
        <table:table-row table:style-name="ro1">
          <table:table-cell office:value-type="float" office:value="7623">
            <text:p>7623</text:p>
          </table:table-cell>
          <table:table-cell office:value-type="string">
            <text:p>CARLOS FREDERICO DE CARVALHO KLAUS</text:p>
          </table:table-cell>
          <table:table-cell office:value-type="string">
            <text:p>9 Fev 09, 00h00</text:p>
          </table:table-cell>
        </table:table-row>
        <table:table-row table:style-name="ro1">
          <table:table-cell office:value-type="float" office:value="7624">
            <text:p>7624</text:p>
          </table:table-cell>
          <table:table-cell office:value-type="string">
            <text:p>FRANCISCO RAIMUNDO DE CARVALHO</text:p>
          </table:table-cell>
          <table:table-cell office:value-type="string">
            <text:p>9 Fev 09, 00h00</text:p>
          </table:table-cell>
        </table:table-row>
        <table:table-row table:style-name="ro1">
          <table:table-cell office:value-type="float" office:value="7634">
            <text:p>7634</text:p>
          </table:table-cell>
          <table:table-cell office:value-type="string">
            <text:p>CARLOS FREDERICO DE CARVALHO KLAUS</text:p>
          </table:table-cell>
          <table:table-cell office:value-type="string">
            <text:p>11 Fev 09, 00h00</text:p>
          </table:table-cell>
        </table:table-row>
        <table:table-row table:style-name="ro1">
          <table:table-cell office:value-type="float" office:value="7636">
            <text:p>7636</text:p>
          </table:table-cell>
          <table:table-cell office:value-type="string">
            <text:p>JULIANA AZEVEDO DA SILDA</text:p>
          </table:table-cell>
          <table:table-cell office:value-type="string">
            <text:p>11 Fev 09, 00h00</text:p>
          </table:table-cell>
        </table:table-row>
        <table:table-row table:style-name="ro1">
          <table:table-cell office:value-type="float" office:value="7637">
            <text:p>7637</text:p>
          </table:table-cell>
          <table:table-cell office:value-type="string">
            <text:p>GUSTAVO HENRIQUE GOMES DE ANDRADE</text:p>
          </table:table-cell>
          <table:table-cell office:value-type="string">
            <text:p>11 Fev 09, 00h00</text:p>
          </table:table-cell>
        </table:table-row>
        <table:table-row table:style-name="ro1">
          <table:table-cell office:value-type="float" office:value="7648">
            <text:p>7648</text:p>
          </table:table-cell>
          <table:table-cell office:value-type="string">
            <text:p>MARIA SONIA BARBOSA PEREIRA</text:p>
          </table:table-cell>
          <table:table-cell office:value-type="string">
            <text:p>10 Out 05, 00h00</text:p>
          </table:table-cell>
        </table:table-row>
        <table:table-row table:style-name="ro1">
          <table:table-cell office:value-type="float" office:value="7663">
            <text:p>7663</text:p>
          </table:table-cell>
          <table:table-cell office:value-type="string">
            <text:p>EDNALDO COELHO DA SILVEIRA</text:p>
          </table:table-cell>
          <table:table-cell office:value-type="string">
            <text:p>16 Fev 00, 00h00</text:p>
          </table:table-cell>
        </table:table-row>
        <table:table-row table:style-name="ro1">
          <table:table-cell office:value-type="float" office:value="7670">
            <text:p>7670</text:p>
          </table:table-cell>
          <table:table-cell office:value-type="string">
            <text:p>ALAN SANTOS DA ENCARNAÇÃO</text:p>
          </table:table-cell>
          <table:table-cell office:value-type="string">
            <text:p>8 Nov 07, 00h00</text:p>
          </table:table-cell>
        </table:table-row>
        <table:table-row table:style-name="ro1">
          <table:table-cell office:value-type="float" office:value="7673">
            <text:p>7673</text:p>
          </table:table-cell>
          <table:table-cell office:value-type="string">
            <text:p>LIANA SILVA MOURA</text:p>
          </table:table-cell>
          <table:table-cell office:value-type="string">
            <text:p>25 Set 06, 00h00</text:p>
          </table:table-cell>
        </table:table-row>
        <table:table-row table:style-name="ro1">
          <table:table-cell office:value-type="float" office:value="7676">
            <text:p>7676</text:p>
          </table:table-cell>
          <table:table-cell office:value-type="string">
            <text:p>WILLIAM DE FREITAS CANECA</text:p>
          </table:table-cell>
          <table:table-cell office:value-type="string">
            <text:p>9 Jul 97, 00h00</text:p>
          </table:table-cell>
        </table:table-row>
        <table:table-row table:style-name="ro1">
          <table:table-cell office:value-type="float" office:value="7733">
            <text:p>7733</text:p>
          </table:table-cell>
          <table:table-cell office:value-type="string">
            <text:p>JOSE MARCOS FELIX DE LIMA</text:p>
          </table:table-cell>
          <table:table-cell office:value-type="string">
            <text:p>9 Nov 06, 00h00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CRISTINA CALDEIRO DE HOLANDA</text:p>
          </table:table-cell>
          <table:table-cell office:value-type="string">
            <text:p>2 Mar 09, 00h00</text:p>
          </table:table-cell>
        </table:table-row>
        <table:table-row table:style-name="ro1">
          <table:table-cell office:value-type="float" office:value="7747">
            <text:p>7747</text:p>
          </table:table-cell>
          <table:table-cell office:value-type="string">
            <text:p>LUIZ CARLOS FERREIRA DOS SANTOS</text:p>
          </table:table-cell>
          <table:table-cell office:value-type="string">
            <text:p>7 Dez 01, 00h00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office:value-type="string">
            <text:p>ANA LUIZA THE BONIFACIO ALMEIDA</text:p>
          </table:table-cell>
          <table:table-cell office:value-type="string">
            <text:p>12 Jun 97, 00h00</text:p>
          </table:table-cell>
        </table:table-row>
        <table:table-row table:style-name="ro1">
          <table:table-cell office:value-type="float" office:value="7749">
            <text:p>7749</text:p>
          </table:table-cell>
          <table:table-cell office:value-type="string">
            <text:p>ANA LUIZA THE BONIFACIO ALMEIDA</text:p>
          </table:table-cell>
          <table:table-cell office:value-type="string">
            <text:p>13 Jun 97, 00h00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office:value-type="string">
            <text:p>ALEXANDRE DA SILVA PEREIRA</text:p>
          </table:table-cell>
          <table:table-cell office:value-type="string">
            <text:p>17 Jul 98, 00h00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string">
            <text:p>ALESSANDRO ESTEVES DA SILVA</text:p>
          </table:table-cell>
          <table:table-cell office:value-type="string">
            <text:p>4 Set 98, 00h00</text:p>
          </table:table-cell>
        </table:table-row>
        <table:table-row table:style-name="ro1">
          <table:table-cell office:value-type="float" office:value="7756">
            <text:p>7756</text:p>
          </table:table-cell>
          <table:table-cell office:value-type="string">
            <text:p>AFONSO MOURA MACEDO</text:p>
          </table:table-cell>
          <table:table-cell office:value-type="string">
            <text:p>6 Jan 98, 00h00</text:p>
          </table:table-cell>
        </table:table-row>
        <table:table-row table:style-name="ro1">
          <table:table-cell office:value-type="float" office:value="7759">
            <text:p>7759</text:p>
          </table:table-cell>
          <table:table-cell office:value-type="string">
            <text:p>AMARO TERTO DA SILVA</text:p>
          </table:table-cell>
          <table:table-cell office:value-type="string">
            <text:p>29 Ago 97, 00h00</text:p>
          </table:table-cell>
        </table:table-row>
        <table:table-row table:style-name="ro1">
          <table:table-cell office:value-type="float" office:value="7761">
            <text:p>7761</text:p>
          </table:table-cell>
          <table:table-cell office:value-type="string">
            <text:p>ELIONE LOPES DA SILVA</text:p>
          </table:table-cell>
          <table:table-cell office:value-type="string">
            <text:p>22 Abr 98, 00h00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CARLOS HENRIQUE VIANA CHAGAS</text:p>
          </table:table-cell>
          <table:table-cell office:value-type="string">
            <text:p>7 Out 98, 00h00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office:value-type="string">
            <text:p>JEZABETE MARIA DE SOUZA SILVA</text:p>
          </table:table-cell>
          <table:table-cell office:value-type="string">
            <text:p>4 Mar 09, 00h00</text:p>
          </table:table-cell>
        </table:table-row>
        <table:table-row table:style-name="ro1">
          <table:table-cell office:value-type="float" office:value="7767">
            <text:p>7767</text:p>
          </table:table-cell>
          <table:table-cell office:value-type="string">
            <text:p>JANDIRA DOS SANTOS SILVA</text:p>
          </table:table-cell>
          <table:table-cell office:value-type="string">
            <text:p>4 Mar 09, 00h00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office:value-type="string">
            <text:p>CARLOS AUGUSTO SOARES</text:p>
          </table:table-cell>
          <table:table-cell office:value-type="string">
            <text:p>5 Fev 09, 00h00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BENEDITO FIRMINO DO NASCIMENTO</text:p>
          </table:table-cell>
          <table:table-cell office:value-type="string">
            <text:p>5 Dez 97, 00h00</text:p>
          </table:table-cell>
        </table:table-row>
        <table:table-row table:style-name="ro1">
          <table:table-cell office:value-type="float" office:value="7777">
            <text:p>7777</text:p>
          </table:table-cell>
          <table:table-cell office:value-type="string">
            <text:p>ANTONIO OSMAR DE SOUZA</text:p>
          </table:table-cell>
          <table:table-cell office:value-type="string">
            <text:p>3 Dez 97, 00h00</text:p>
          </table:table-cell>
        </table:table-row>
        <table:table-row table:style-name="ro1">
          <table:table-cell office:value-type="float" office:value="7780">
            <text:p>7780</text:p>
          </table:table-cell>
          <table:table-cell office:value-type="string">
            <text:p>EDNA MARIA DA SILVA OLIVEIRA</text:p>
          </table:table-cell>
          <table:table-cell office:value-type="string">
            <text:p>29 Abr 98, 00h00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office:value-type="string">
            <text:p>RENATO SOBRAL DE CARVALHO</text:p>
          </table:table-cell>
          <table:table-cell office:value-type="string">
            <text:p>24 Mar 98, 00h00</text:p>
          </table:table-cell>
        </table:table-row>
        <table:table-row table:style-name="ro1">
          <table:table-cell office:value-type="float" office:value="7787">
            <text:p>7787</text:p>
          </table:table-cell>
          <table:table-cell office:value-type="string">
            <text:p>EDAUTO JOSÉ MARTINS SOUTO</text:p>
          </table:table-cell>
          <table:table-cell office:value-type="string">
            <text:p>20 Out 98, 00h00</text:p>
          </table:table-cell>
        </table:table-row>
        <table:table-row table:style-name="ro1">
          <table:table-cell office:value-type="float" office:value="7788">
            <text:p>7788</text:p>
          </table:table-cell>
          <table:table-cell office:value-type="string">
            <text:p>ERIVAN ALVES</text:p>
          </table:table-cell>
          <table:table-cell office:value-type="string">
            <text:p>23 Jul 98, 00h00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office:value-type="string">
            <text:p>FERNANDO LUIZ BUARQUE DE LACERDA FILHO</text:p>
          </table:table-cell>
          <table:table-cell office:value-type="string">
            <text:p>29 Set 98, 00h00</text:p>
          </table:table-cell>
        </table:table-row>
        <table:table-row table:style-name="ro1">
          <table:table-cell office:value-type="float" office:value="7791">
            <text:p>7791</text:p>
          </table:table-cell>
          <table:table-cell office:value-type="string">
            <text:p>GILSON DE MORAIS CHAVES JÚNIOR</text:p>
          </table:table-cell>
          <table:table-cell office:value-type="string">
            <text:p>5 Dez 97, 00h00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IZAIAS CARVALHO FILHO</text:p>
          </table:table-cell>
          <table:table-cell office:value-type="string">
            <text:p>21 Fev 97, 00h00</text:p>
          </table:table-cell>
        </table:table-row>
        <table:table-row table:style-name="ro1">
          <table:table-cell office:value-type="float" office:value="7795">
            <text:p>7795</text:p>
          </table:table-cell>
          <table:table-cell office:value-type="string">
            <text:p>ELIAS BARROS DE MOURA</text:p>
          </table:table-cell>
          <table:table-cell office:value-type="string">
            <text:p>18 Mai 01, 00h00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string">
            <text:p>REINALDO AFONSO DE MELO</text:p>
          </table:table-cell>
          <table:table-cell office:value-type="string">
            <text:p>4 Fev 98, 00h00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CARLOS FREDERICO DE CARVALHO KLAUS</text:p>
          </table:table-cell>
          <table:table-cell office:value-type="string">
            <text:p>13 Mar 09, 00h00</text:p>
          </table:table-cell>
        </table:table-row>
        <table:table-row table:style-name="ro1">
          <table:table-cell office:value-type="float" office:value="7803">
            <text:p>7803</text:p>
          </table:table-cell>
          <table:table-cell office:value-type="string">
            <text:p>ROSCELIO ANTONIO DE SOUZA</text:p>
          </table:table-cell>
          <table:table-cell office:value-type="string">
            <text:p>24 Out 97, 00h00</text:p>
          </table:table-cell>
        </table:table-row>
        <table:table-row table:style-name="ro1">
          <table:table-cell office:value-type="float" office:value="7805">
            <text:p>7805</text:p>
          </table:table-cell>
          <table:table-cell office:value-type="string">
            <text:p>SEVERINO AUGUSTO DE BAROS</text:p>
          </table:table-cell>
          <table:table-cell office:value-type="string">
            <text:p>15 Dez 08, 00h00</text:p>
          </table:table-cell>
        </table:table-row>
        <table:table-row table:style-name="ro1">
          <table:table-cell office:value-type="float" office:value="7807">
            <text:p>7807</text:p>
          </table:table-cell>
          <table:table-cell office:value-type="string">
            <text:p>MARIA DO CARMO FARIAS DE ALMEIDA</text:p>
          </table:table-cell>
          <table:table-cell office:value-type="string">
            <text:p>16 Mai 97, 00h00</text:p>
          </table:table-cell>
        </table:table-row>
        <table:table-row table:style-name="ro1">
          <table:table-cell office:value-type="float" office:value="7817">
            <text:p>7817</text:p>
          </table:table-cell>
          <table:table-cell office:value-type="string">
            <text:p>MARCOS CABRAL DE MOURA</text:p>
          </table:table-cell>
          <table:table-cell office:value-type="string">
            <text:p>12 Jan 98, 00h00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office:value-type="string">
            <text:p>ALTAMIR GADELHA DE AMORIM</text:p>
          </table:table-cell>
          <table:table-cell office:value-type="string">
            <text:p>28 Set 98, 00h00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office:value-type="string">
            <text:p>ODELINA FERREIRA DE SOUZA</text:p>
          </table:table-cell>
          <table:table-cell office:value-type="string">
            <text:p>17 Mar 09, 00h00</text:p>
          </table:table-cell>
        </table:table-row>
        <table:table-row table:style-name="ro1">
          <table:table-cell office:value-type="float" office:value="7823">
            <text:p>7823</text:p>
          </table:table-cell>
          <table:table-cell office:value-type="string">
            <text:p>APARECIDA GONZAGA</text:p>
          </table:table-cell>
          <table:table-cell office:value-type="string">
            <text:p>18 Mar 99, 00h00</text:p>
          </table:table-cell>
        </table:table-row>
        <table:table-row table:style-name="ro1">
          <table:table-cell office:value-type="float" office:value="7825">
            <text:p>7825</text:p>
          </table:table-cell>
          <table:table-cell office:value-type="string">
            <text:p>SEVERINO JOSE DA SILVA</text:p>
          </table:table-cell>
          <table:table-cell office:value-type="string">
            <text:p>19 Mar 09, 00h00</text:p>
          </table:table-cell>
        </table:table-row>
        <table:table-row table:style-name="ro1">
          <table:table-cell office:value-type="float" office:value="7826">
            <text:p>7826</text:p>
          </table:table-cell>
          <table:table-cell office:value-type="string">
            <text:p>LUIZ SANTOS DO NASCIMENTO</text:p>
          </table:table-cell>
          <table:table-cell office:value-type="string">
            <text:p>19 Mar 09, 00h00</text:p>
          </table:table-cell>
        </table:table-row>
        <table:table-row table:style-name="ro1">
          <table:table-cell office:value-type="float" office:value="7827">
            <text:p>7827</text:p>
          </table:table-cell>
          <table:table-cell office:value-type="string">
            <text:p>MARIA TEREZINHA JOFFILY</text:p>
          </table:table-cell>
          <table:table-cell office:value-type="string">
            <text:p>1 Jan 04, 00h00</text:p>
          </table:table-cell>
        </table:table-row>
        <table:table-row table:style-name="ro1">
          <table:table-cell office:value-type="float" office:value="7828">
            <text:p>7828</text:p>
          </table:table-cell>
          <table:table-cell office:value-type="string">
            <text:p>OSMAR DE SOUSA CASTRO</text:p>
          </table:table-cell>
          <table:table-cell office:value-type="string">
            <text:p>17 Mar 09, 00h00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office:value-type="string">
            <text:p>DAIMAR DE LIRA OLIVEIRA</text:p>
          </table:table-cell>
          <table:table-cell office:value-type="string">
            <text:p>8 Dez 08, 00h00</text:p>
          </table:table-cell>
        </table:table-row>
        <table:table-row table:style-name="ro1">
          <table:table-cell office:value-type="float" office:value="7830">
            <text:p>7830</text:p>
          </table:table-cell>
          <table:table-cell office:value-type="string">
            <text:p>MICHELE FERREIRA TAVARES</text:p>
          </table:table-cell>
          <table:table-cell office:value-type="string">
            <text:p>21 Out 08, 00h00</text:p>
          </table:table-cell>
        </table:table-row>
        <table:table-row table:style-name="ro1">
          <table:table-cell office:value-type="float" office:value="7831">
            <text:p>7831</text:p>
          </table:table-cell>
          <table:table-cell office:value-type="string">
            <text:p>ADILSON FALCÃO DE FARIAS</text:p>
          </table:table-cell>
          <table:table-cell office:value-type="string">
            <text:p>30 Mai 97, 00h00</text:p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string">
            <text:p>OLDEMBURGO DA SIVA PARANHOS FILHO</text:p>
          </table:table-cell>
          <table:table-cell office:value-type="string">
            <text:p>12 Jun 97, 00h00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office:value-type="string">
            <text:p>ELISETE LAMENHA PEIXOTO</text:p>
          </table:table-cell>
          <table:table-cell office:value-type="string">
            <text:p>4 Dez 97, 00h00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IRACILDO CARVALHO VILELA</text:p>
          </table:table-cell>
          <table:table-cell office:value-type="string">
            <text:p>20 Nov 97, 00h00</text:p>
          </table:table-cell>
        </table:table-row>
        <table:table-row table:style-name="ro1">
          <table:table-cell office:value-type="float" office:value="7867">
            <text:p>7867</text:p>
          </table:table-cell>
          <table:table-cell office:value-type="string">
            <text:p>AIRON FELIX DOS SANTOS</text:p>
          </table:table-cell>
          <table:table-cell office:value-type="string">
            <text:p>26 Mar 09, 00h00</text:p>
          </table:table-cell>
        </table:table-row>
        <table:table-row table:style-name="ro1">
          <table:table-cell office:value-type="float" office:value="7870">
            <text:p>7870</text:p>
          </table:table-cell>
          <table:table-cell office:value-type="string">
            <text:p>MARIA ZULMIRA GUERRA CAVALCANTI UCHOA</text:p>
          </table:table-cell>
          <table:table-cell office:value-type="string">
            <text:p>9 Jun 04, 00h00</text:p>
          </table:table-cell>
        </table:table-row>
        <table:table-row table:style-name="ro1">
          <table:table-cell office:value-type="float" office:value="7872">
            <text:p>7872</text:p>
          </table:table-cell>
          <table:table-cell office:value-type="string">
            <text:p>LUIZ DA COSTA MEDEIROS FILHO</text:p>
          </table:table-cell>
          <table:table-cell office:value-type="string">
            <text:p>10 Jul 98, 00h00</text:p>
          </table:table-cell>
        </table:table-row>
        <table:table-row table:style-name="ro1">
          <table:table-cell office:value-type="float" office:value="7874">
            <text:p>7874</text:p>
          </table:table-cell>
          <table:table-cell office:value-type="string">
            <text:p>JOAO AGOSTINHO DE ANDRADE</text:p>
          </table:table-cell>
          <table:table-cell office:value-type="string">
            <text:p>7 Nov 06, 00h00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PEDRO VICENTE DA SILVA</text:p>
          </table:table-cell>
          <table:table-cell office:value-type="string">
            <text:p>30 Mar 09, 00h00</text:p>
          </table:table-cell>
        </table:table-row>
        <table:table-row table:style-name="ro1">
          <table:table-cell office:value-type="float" office:value="7876">
            <text:p>7876</text:p>
          </table:table-cell>
          <table:table-cell office:value-type="string">
            <text:p>VERA LUCIA DOS SANTOS OLIVEIRA</text:p>
          </table:table-cell>
          <table:table-cell office:value-type="string">
            <text:p>30 Mar 09, 00h00</text:p>
          </table:table-cell>
        </table:table-row>
        <table:table-row table:style-name="ro1">
          <table:table-cell office:value-type="float" office:value="7878">
            <text:p>7878</text:p>
          </table:table-cell>
          <table:table-cell office:value-type="string">
            <text:p>MARIA NAZARÉ MONTEIRO DA SILVA</text:p>
          </table:table-cell>
          <table:table-cell office:value-type="string">
            <text:p>30 Mar 09, 00h00</text:p>
          </table:table-cell>
        </table:table-row>
        <table:table-row table:style-name="ro1">
          <table:table-cell office:value-type="float" office:value="7881">
            <text:p>7881</text:p>
          </table:table-cell>
          <table:table-cell office:value-type="string">
            <text:p>MARILI DE SANTANA SANTOS</text:p>
          </table:table-cell>
          <table:table-cell office:value-type="string">
            <text:p>30 Mar 09, 00h00</text:p>
          </table:table-cell>
        </table:table-row>
        <table:table-row table:style-name="ro1">
          <table:table-cell office:value-type="float" office:value="7898">
            <text:p>7898</text:p>
          </table:table-cell>
          <table:table-cell office:value-type="string">
            <text:p>MANOEL ALVES TAVEIRA</text:p>
          </table:table-cell>
          <table:table-cell office:value-type="string">
            <text:p>22 Abr 98, 00h00</text:p>
          </table:table-cell>
        </table:table-row>
        <table:table-row table:style-name="ro1">
          <table:table-cell office:value-type="float" office:value="7904">
            <text:p>7904</text:p>
          </table:table-cell>
          <table:table-cell office:value-type="string">
            <text:p>SILVANA MARIA BRITO MELLO</text:p>
          </table:table-cell>
          <table:table-cell office:value-type="string">
            <text:p>23 Set 98, 00h00</text:p>
          </table:table-cell>
        </table:table-row>
        <table:table-row table:style-name="ro1">
          <table:table-cell office:value-type="float" office:value="7905">
            <text:p>7905</text:p>
          </table:table-cell>
          <table:table-cell office:value-type="string">
            <text:p>ANGELA MARIA LACERDA DA SILVA</text:p>
          </table:table-cell>
          <table:table-cell office:value-type="string">
            <text:p>2 Abr 09, 00h00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office:value-type="string">
            <text:p>MANUEL W DE FARIAS BARROS</text:p>
          </table:table-cell>
          <table:table-cell office:value-type="string">
            <text:p>2 Ago 06, 00h00</text:p>
          </table:table-cell>
        </table:table-row>
        <table:table-row table:style-name="ro1">
          <table:table-cell office:value-type="float" office:value="7919">
            <text:p>7919</text:p>
          </table:table-cell>
          <table:table-cell office:value-type="string">
            <text:p>ANTONIO BEZERRA DA SILVA</text:p>
          </table:table-cell>
          <table:table-cell office:value-type="string">
            <text:p>23 Mar 09, 00h00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GRECE ANNE TEIXEIRA DOS SANTOS</text:p>
          </table:table-cell>
          <table:table-cell office:value-type="string">
            <text:p>9 Mar 09, 00h00</text:p>
          </table:table-cell>
        </table:table-row>
        <table:table-row table:style-name="ro1">
          <table:table-cell office:value-type="float" office:value="7924">
            <text:p>7924</text:p>
          </table:table-cell>
          <table:table-cell office:value-type="string">
            <text:p>FRANCISCO MORENO CASADO</text:p>
          </table:table-cell>
          <table:table-cell office:value-type="string">
            <text:p>13 Abr 09, 00h00</text:p>
          </table:table-cell>
        </table:table-row>
        <table:table-row table:style-name="ro1">
          <table:table-cell office:value-type="float" office:value="7925">
            <text:p>7925</text:p>
          </table:table-cell>
          <table:table-cell office:value-type="string">
            <text:p>JOSE CLARINDO VIEIRA</text:p>
          </table:table-cell>
          <table:table-cell office:value-type="string">
            <text:p>14 Abr 08, 00h00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office:value-type="string">
            <text:p>ANA PAULA MONTEBELLO MEDEIROS</text:p>
          </table:table-cell>
          <table:table-cell office:value-type="string">
            <text:p>31 Mar 99, 00h00</text:p>
          </table:table-cell>
        </table:table-row>
        <table:table-row table:style-name="ro1">
          <table:table-cell office:value-type="float" office:value="7939">
            <text:p>7939</text:p>
          </table:table-cell>
          <table:table-cell office:value-type="string">
            <text:p>ESPOLIO DE INACIO EDVALDO DA SILVA</text:p>
          </table:table-cell>
          <table:table-cell office:value-type="string">
            <text:p>14 Abr 09, 00h00</text:p>
          </table:table-cell>
        </table:table-row>
        <table:table-row table:style-name="ro1">
          <table:table-cell office:value-type="float" office:value="7946">
            <text:p>7946</text:p>
          </table:table-cell>
          <table:table-cell office:value-type="string">
            <text:p>BRAULINO PRADO DE OLIVEIRA JUNIOR</text:p>
          </table:table-cell>
          <table:table-cell office:value-type="string">
            <text:p>20 Jun 06, 00h00</text:p>
          </table:table-cell>
        </table:table-row>
        <table:table-row table:style-name="ro1">
          <table:table-cell office:value-type="float" office:value="7948">
            <text:p>7948</text:p>
          </table:table-cell>
          <table:table-cell office:value-type="string">
            <text:p>DIOGO PEIXOTO BRAGA</text:p>
          </table:table-cell>
          <table:table-cell office:value-type="string">
            <text:p>26 Set 03, 00h00</text:p>
          </table:table-cell>
        </table:table-row>
        <table:table-row table:style-name="ro1">
          <table:table-cell office:value-type="float" office:value="7950">
            <text:p>7950</text:p>
          </table:table-cell>
          <table:table-cell office:value-type="string">
            <text:p>EDUARDO CARDOSO BEZERRA</text:p>
          </table:table-cell>
          <table:table-cell office:value-type="string">
            <text:p>22 Abr 09, 00h00</text:p>
          </table:table-cell>
        </table:table-row>
        <table:table-row table:style-name="ro1">
          <table:table-cell office:value-type="float" office:value="7952">
            <text:p>7952</text:p>
          </table:table-cell>
          <table:table-cell office:value-type="string">
            <text:p>MARIA AUXILIADORA COLARES DAVID DE BARRO</text:p>
          </table:table-cell>
          <table:table-cell office:value-type="string">
            <text:p>22 Abr 09, 00h00</text:p>
          </table:table-cell>
        </table:table-row>
        <table:table-row table:style-name="ro1">
          <table:table-cell office:value-type="float" office:value="7953">
            <text:p>7953</text:p>
          </table:table-cell>
          <table:table-cell office:value-type="string">
            <text:p>ESTEVAO DE SOUZA LEAL</text:p>
          </table:table-cell>
          <table:table-cell office:value-type="string">
            <text:p>22 Abr 09, 00h00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office:value-type="string">
            <text:p>TADEU D"GUTTEMBERG BELTRAO BREDA</text:p>
          </table:table-cell>
          <table:table-cell office:value-type="string">
            <text:p>27 Abr 09, 00h00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office:value-type="string">
            <text:p>MARINETE MELO DA SILVA</text:p>
          </table:table-cell>
          <table:table-cell office:value-type="string">
            <text:p>16 Mar 04, 00h00</text:p>
          </table:table-cell>
        </table:table-row>
        <table:table-row table:style-name="ro1">
          <table:table-cell office:value-type="float" office:value="7971">
            <text:p>7971</text:p>
          </table:table-cell>
          <table:table-cell office:value-type="string">
            <text:p>ROBERTA AZZUDA DOMINGUES</text:p>
          </table:table-cell>
          <table:table-cell office:value-type="string">
            <text:p>27 Abr 09, 00h00</text:p>
          </table:table-cell>
        </table:table-row>
        <table:table-row table:style-name="ro1">
          <table:table-cell office:value-type="float" office:value="7972">
            <text:p>7972</text:p>
          </table:table-cell>
          <table:table-cell office:value-type="string">
            <text:p>CARLOS ALBERTO PEREIRA LIMA</text:p>
          </table:table-cell>
          <table:table-cell office:value-type="string">
            <text:p>28 Abr 09, 00h00</text:p>
          </table:table-cell>
        </table:table-row>
        <table:table-row table:style-name="ro1">
          <table:table-cell office:value-type="float" office:value="7976">
            <text:p>7976</text:p>
          </table:table-cell>
          <table:table-cell office:value-type="string">
            <text:p>ALYSSON MAX OLIVEIRA MIRANDA</text:p>
          </table:table-cell>
          <table:table-cell office:value-type="string">
            <text:p>30 Abr 09, 00h00</text:p>
          </table:table-cell>
        </table:table-row>
        <table:table-row table:style-name="ro1">
          <table:table-cell office:value-type="float" office:value="7977">
            <text:p>7977</text:p>
          </table:table-cell>
          <table:table-cell office:value-type="string">
            <text:p>ARNALDO ALVES DE MENEZES</text:p>
          </table:table-cell>
          <table:table-cell office:value-type="string">
            <text:p>4 Mai 09, 00h00</text:p>
          </table:table-cell>
        </table:table-row>
        <table:table-row table:style-name="ro1">
          <table:table-cell office:value-type="float" office:value="7987">
            <text:p>7987</text:p>
          </table:table-cell>
          <table:table-cell office:value-type="string">
            <text:p>ERISVALDO DANTAS DE OLIVEIRA</text:p>
          </table:table-cell>
          <table:table-cell office:value-type="string">
            <text:p>5 Mai 09, 00h00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string">
            <text:p>JOSE GILSON ANDRADE DA SILVA</text:p>
          </table:table-cell>
          <table:table-cell office:value-type="string">
            <text:p>5 Mai 09, 00h00</text:p>
          </table:table-cell>
        </table:table-row>
        <table:table-row table:style-name="ro1">
          <table:table-cell office:value-type="float" office:value="7991">
            <text:p>7991</text:p>
          </table:table-cell>
          <table:table-cell office:value-type="string">
            <text:p>VERA OTILIA DE SIQUEIRA GUEDES</text:p>
          </table:table-cell>
          <table:table-cell office:value-type="string">
            <text:p>6 Mai 09, 00h00</text:p>
          </table:table-cell>
        </table:table-row>
        <table:table-row table:style-name="ro1">
          <table:table-cell office:value-type="float" office:value="7992">
            <text:p>7992</text:p>
          </table:table-cell>
          <table:table-cell office:value-type="string">
            <text:p>EVERALDO DA ROCHA SANTOS</text:p>
          </table:table-cell>
          <table:table-cell office:value-type="string">
            <text:p>6 Mai 09, 00h00</text:p>
          </table:table-cell>
        </table:table-row>
        <table:table-row table:style-name="ro1">
          <table:table-cell office:value-type="float" office:value="7996">
            <text:p>7996</text:p>
          </table:table-cell>
          <table:table-cell office:value-type="string">
            <text:p>SAMUEL JOSE DOS SANTOS</text:p>
          </table:table-cell>
          <table:table-cell office:value-type="string">
            <text:p>6 Mai 09, 00h00</text:p>
          </table:table-cell>
        </table:table-row>
        <table:table-row table:style-name="ro1">
          <table:table-cell office:value-type="float" office:value="7997">
            <text:p>7997</text:p>
          </table:table-cell>
          <table:table-cell office:value-type="string">
            <text:p>MYRIA LIMA BARBOSA</text:p>
          </table:table-cell>
          <table:table-cell office:value-type="string">
            <text:p>25 Fev 09, 00h00</text:p>
          </table:table-cell>
        </table:table-row>
        <table:table-row table:style-name="ro1">
          <table:table-cell office:value-type="float" office:value="7999">
            <text:p>7999</text:p>
          </table:table-cell>
          <table:table-cell office:value-type="string">
            <text:p>FHABIANA MARIA MOURA DA SILVA</text:p>
          </table:table-cell>
          <table:table-cell office:value-type="string">
            <text:p>26 Mai 03, 00h00</text:p>
          </table:table-cell>
        </table:table-row>
        <table:table-row table:style-name="ro1">
          <table:table-cell office:value-type="float" office:value="8006">
            <text:p>8006</text:p>
          </table:table-cell>
          <table:table-cell office:value-type="string">
            <text:p>GERALDO DA SILVA SOUSA</text:p>
          </table:table-cell>
          <table:table-cell office:value-type="string">
            <text:p>8 Mai 09, 00h00</text:p>
          </table:table-cell>
        </table:table-row>
        <table:table-row table:style-name="ro1">
          <table:table-cell office:value-type="float" office:value="8007">
            <text:p>8007</text:p>
          </table:table-cell>
          <table:table-cell office:value-type="string">
            <text:p>ANTONIO DE ANDRADE WANDERLEY</text:p>
          </table:table-cell>
          <table:table-cell office:value-type="string">
            <text:p>8 Mai 09, 00h00</text:p>
          </table:table-cell>
        </table:table-row>
        <table:table-row table:style-name="ro1">
          <table:table-cell office:value-type="float" office:value="8013">
            <text:p>8013</text:p>
          </table:table-cell>
          <table:table-cell office:value-type="string">
            <text:p>ANTONIO JOSÉ DA SILVA</text:p>
          </table:table-cell>
          <table:table-cell office:value-type="string">
            <text:p>5 Dez 07, 00h00</text:p>
          </table:table-cell>
        </table:table-row>
        <table:table-row table:style-name="ro1">
          <table:table-cell office:value-type="float" office:value="8018">
            <text:p>8018</text:p>
          </table:table-cell>
          <table:table-cell office:value-type="string">
            <text:p>ROBSON SILVA SARAIVA</text:p>
          </table:table-cell>
          <table:table-cell office:value-type="string">
            <text:p>18 Mai 09, 00h00</text:p>
          </table:table-cell>
        </table:table-row>
        <table:table-row table:style-name="ro1">
          <table:table-cell office:value-type="float" office:value="8019">
            <text:p>8019</text:p>
          </table:table-cell>
          <table:table-cell office:value-type="string">
            <text:p>ANTONIO JUCA NETO</text:p>
          </table:table-cell>
          <table:table-cell office:value-type="string">
            <text:p>1 Ago 00, 00h00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string">
            <text:p>GERALDO MAJELLA DE SOUZA</text:p>
          </table:table-cell>
          <table:table-cell office:value-type="string">
            <text:p>8 Jun 04, 00h00</text:p>
          </table:table-cell>
        </table:table-row>
        <table:table-row table:style-name="ro1">
          <table:table-cell office:value-type="float" office:value="8021">
            <text:p>8021</text:p>
          </table:table-cell>
          <table:table-cell office:value-type="string">
            <text:p>FERNANDO VICENTE PEREIRA</text:p>
          </table:table-cell>
          <table:table-cell office:value-type="string">
            <text:p>20 Fev 06, 00h00</text:p>
          </table:table-cell>
        </table:table-row>
        <table:table-row table:style-name="ro1">
          <table:table-cell office:value-type="float" office:value="8030">
            <text:p>8030</text:p>
          </table:table-cell>
          <table:table-cell office:value-type="string">
            <text:p>CLAUDIA REJANE DOS SANTOS</text:p>
          </table:table-cell>
          <table:table-cell office:value-type="string">
            <text:p>21 Mai 09, 00h00</text:p>
          </table:table-cell>
        </table:table-row>
        <table:table-row table:style-name="ro1">
          <table:table-cell office:value-type="float" office:value="8034">
            <text:p>8034</text:p>
          </table:table-cell>
          <table:table-cell office:value-type="string">
            <text:p>S F GUERRA TELEINFOR - ME</text:p>
          </table:table-cell>
          <table:table-cell office:value-type="string">
            <text:p>27 Mai 04, 00h00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office:value-type="string">
            <text:p>ALBINO DA SILVA LIMA JUNIOR</text:p>
          </table:table-cell>
          <table:table-cell office:value-type="string">
            <text:p>21 Abr 09, 00h00</text:p>
          </table:table-cell>
        </table:table-row>
        <table:table-row table:style-name="ro1">
          <table:table-cell office:value-type="float" office:value="8050">
            <text:p>8050</text:p>
          </table:table-cell>
          <table:table-cell office:value-type="string">
            <text:p>IGREJA BATISTA PENTECOSTAL CANÃA LTDA</text:p>
          </table:table-cell>
          <table:table-cell office:value-type="string">
            <text:p>15 Abr 09, 00h00</text:p>
          </table:table-cell>
        </table:table-row>
        <table:table-row table:style-name="ro1">
          <table:table-cell office:value-type="float" office:value="8057">
            <text:p>8057</text:p>
          </table:table-cell>
          <table:table-cell office:value-type="string">
            <text:p>RIVALDO ANDRADE DE SOUZA</text:p>
          </table:table-cell>
          <table:table-cell office:value-type="string">
            <text:p>28 Mai 09, 00h00</text:p>
          </table:table-cell>
        </table:table-row>
        <table:table-row table:style-name="ro1">
          <table:table-cell office:value-type="float" office:value="8060">
            <text:p>8060</text:p>
          </table:table-cell>
          <table:table-cell office:value-type="string">
            <text:p>MARLEIDE BARBOSA ARAUJO</text:p>
          </table:table-cell>
          <table:table-cell office:value-type="string">
            <text:p>28 Mai 09, 00h00</text:p>
          </table:table-cell>
        </table:table-row>
        <table:table-row table:style-name="ro1">
          <table:table-cell office:value-type="float" office:value="8064">
            <text:p>8064</text:p>
          </table:table-cell>
          <table:table-cell office:value-type="string">
            <text:p>MOZART LUCENA BARRETO</text:p>
          </table:table-cell>
          <table:table-cell office:value-type="string">
            <text:p>8 Ago 06, 00h00</text:p>
          </table:table-cell>
        </table:table-row>
        <table:table-row table:style-name="ro1">
          <table:table-cell office:value-type="float" office:value="8066">
            <text:p>8066</text:p>
          </table:table-cell>
          <table:table-cell office:value-type="string">
            <text:p>MARCOS ANTONIO FLORENCIO DA SILVA</text:p>
          </table:table-cell>
          <table:table-cell office:value-type="string">
            <text:p>26 Nov 08, 00h00</text:p>
          </table:table-cell>
        </table:table-row>
        <table:table-row table:style-name="ro1">
          <table:table-cell office:value-type="float" office:value="8069">
            <text:p>8069</text:p>
          </table:table-cell>
          <table:table-cell office:value-type="string">
            <text:p>BENEDITO ALVES DE SOUSA</text:p>
          </table:table-cell>
          <table:table-cell office:value-type="string">
            <text:p>16 Mar 09, 00h00</text:p>
          </table:table-cell>
        </table:table-row>
        <table:table-row table:style-name="ro1">
          <table:table-cell office:value-type="float" office:value="8072">
            <text:p>8072</text:p>
          </table:table-cell>
          <table:table-cell office:value-type="string">
            <text:p>ANALICE VIEIRA DA SILVA</text:p>
          </table:table-cell>
          <table:table-cell office:value-type="string">
            <text:p>14 Abr 09, 00h00</text:p>
          </table:table-cell>
        </table:table-row>
        <table:table-row table:style-name="ro1">
          <table:table-cell office:value-type="float" office:value="8074">
            <text:p>8074</text:p>
          </table:table-cell>
          <table:table-cell office:value-type="string">
            <text:p>LUIZ GONZAGA BRAGA DE SALES</text:p>
          </table:table-cell>
          <table:table-cell office:value-type="string">
            <text:p>12 Fev 09, 00h00</text:p>
          </table:table-cell>
        </table:table-row>
        <table:table-row table:style-name="ro1">
          <table:table-cell office:value-type="float" office:value="8076">
            <text:p>8076</text:p>
          </table:table-cell>
          <table:table-cell office:value-type="string">
            <text:p>JOAO REINALDO PESSOA NETO</text:p>
          </table:table-cell>
          <table:table-cell office:value-type="string">
            <text:p>26 Mar 09, 00h00</text:p>
          </table:table-cell>
        </table:table-row>
        <table:table-row table:style-name="ro1">
          <table:table-cell office:value-type="float" office:value="8077">
            <text:p>8077</text:p>
          </table:table-cell>
          <table:table-cell office:value-type="string">
            <text:p>LUIS FERNANDO SOUTO</text:p>
          </table:table-cell>
          <table:table-cell office:value-type="string">
            <text:p>30 Jul 07, 00h00</text:p>
          </table:table-cell>
        </table:table-row>
        <table:table-row table:style-name="ro1">
          <table:table-cell office:value-type="float" office:value="8078">
            <text:p>8078</text:p>
          </table:table-cell>
          <table:table-cell office:value-type="string">
            <text:p>SESI - SERVIÇO SOCIAL DA INDUSTRIA</text:p>
          </table:table-cell>
          <table:table-cell office:value-type="string">
            <text:p>13 Mai 09, 00h00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office:value-type="string">
            <text:p>MARIA CELINA DA SILVA SANTOS</text:p>
          </table:table-cell>
          <table:table-cell office:value-type="string">
            <text:p>23 Mar 07, 00h00</text:p>
          </table:table-cell>
        </table:table-row>
        <table:table-row table:style-name="ro1">
          <table:table-cell office:value-type="float" office:value="8086">
            <text:p>8086</text:p>
          </table:table-cell>
          <table:table-cell office:value-type="string">
            <text:p>MANOEL MARTINS DE ALMEIDA FILHO</text:p>
          </table:table-cell>
          <table:table-cell office:value-type="string">
            <text:p>5 Jun 09, 00h00</text:p>
          </table:table-cell>
        </table:table-row>
        <table:table-row table:style-name="ro1">
          <table:table-cell office:value-type="float" office:value="8094">
            <text:p>8094</text:p>
          </table:table-cell>
          <table:table-cell office:value-type="string">
            <text:p>MARCIA CALHEIROS DE LIMA</text:p>
          </table:table-cell>
          <table:table-cell office:value-type="string">
            <text:p>8 Jun 09, 00h00</text:p>
          </table:table-cell>
        </table:table-row>
        <table:table-row table:style-name="ro1">
          <table:table-cell office:value-type="float" office:value="8099">
            <text:p>8099</text:p>
          </table:table-cell>
          <table:table-cell office:value-type="string">
            <text:p>MARIA MADALENA DOS SANTOS</text:p>
          </table:table-cell>
          <table:table-cell office:value-type="string">
            <text:p>8 Jun 09, 00h00</text:p>
          </table:table-cell>
        </table:table-row>
        <table:table-row table:style-name="ro1">
          <table:table-cell office:value-type="float" office:value="8108">
            <text:p>8108</text:p>
          </table:table-cell>
          <table:table-cell office:value-type="string">
            <text:p>MARLENE ALVES DA SILVA</text:p>
          </table:table-cell>
          <table:table-cell office:value-type="string">
            <text:p>9 Jun 09, 00h00</text:p>
          </table:table-cell>
        </table:table-row>
        <table:table-row table:style-name="ro1">
          <table:table-cell office:value-type="float" office:value="8109">
            <text:p>8109</text:p>
          </table:table-cell>
          <table:table-cell office:value-type="string">
            <text:p>VALDEMAR PEDRO INACIO</text:p>
          </table:table-cell>
          <table:table-cell office:value-type="string">
            <text:p>9 Jun 09, 00h00</text:p>
          </table:table-cell>
        </table:table-row>
        <table:table-row table:style-name="ro1">
          <table:table-cell office:value-type="float" office:value="8110">
            <text:p>8110</text:p>
          </table:table-cell>
          <table:table-cell office:value-type="string">
            <text:p>EURISE FREIRE EPIFANIO</text:p>
          </table:table-cell>
          <table:table-cell office:value-type="string">
            <text:p>9 Jun 09, 00h00</text:p>
          </table:table-cell>
        </table:table-row>
        <table:table-row table:style-name="ro1">
          <table:table-cell office:value-type="float" office:value="8115">
            <text:p>8115</text:p>
          </table:table-cell>
          <table:table-cell office:value-type="string">
            <text:p>NILTON JOSE DOS SANTOS</text:p>
          </table:table-cell>
          <table:table-cell office:value-type="string">
            <text:p>17 Jan 08, 00h00</text:p>
          </table:table-cell>
        </table:table-row>
        <table:table-row table:style-name="ro1">
          <table:table-cell office:value-type="float" office:value="8117">
            <text:p>8117</text:p>
          </table:table-cell>
          <table:table-cell office:value-type="string">
            <text:p>NINETE CAVALCANTE TORRES</text:p>
          </table:table-cell>
          <table:table-cell office:value-type="string">
            <text:p>26 Mai 08, 00h00</text:p>
          </table:table-cell>
        </table:table-row>
        <table:table-row table:style-name="ro1">
          <table:table-cell office:value-type="float" office:value="8119">
            <text:p>8119</text:p>
          </table:table-cell>
          <table:table-cell office:value-type="string">
            <text:p>CYBELE LIMA BATISTA ARRAES</text:p>
          </table:table-cell>
          <table:table-cell office:value-type="string">
            <text:p>17 Dez 07, 00h00</text:p>
          </table:table-cell>
        </table:table-row>
        <table:table-row table:style-name="ro1">
          <table:table-cell office:value-type="float" office:value="8120">
            <text:p>8120</text:p>
          </table:table-cell>
          <table:table-cell office:value-type="string">
            <text:p>MARCONE AVELINO EVARISTO</text:p>
          </table:table-cell>
          <table:table-cell office:value-type="string">
            <text:p>11 Jun 09, 00h00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office:value-type="string">
            <text:p>ERASMO FERREIRA DA SILVA JUNIOR</text:p>
          </table:table-cell>
          <table:table-cell office:value-type="string">
            <text:p>14 Nov 07, 00h00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office:value-type="string">
            <text:p>WAGNER MAGALHÃES SILVA</text:p>
          </table:table-cell>
          <table:table-cell office:value-type="string">
            <text:p>7 Out 08, 00h00</text:p>
          </table:table-cell>
        </table:table-row>
        <table:table-row table:style-name="ro1">
          <table:table-cell office:value-type="float" office:value="8128">
            <text:p>8128</text:p>
          </table:table-cell>
          <table:table-cell office:value-type="string">
            <text:p>MARCIA CALHEIROS DE LIMA</text:p>
          </table:table-cell>
          <table:table-cell office:value-type="string">
            <text:p>27 Mai 09, 00h00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string">
            <text:p>IVONETE SILVA DO NASCIMENTO</text:p>
          </table:table-cell>
          <table:table-cell office:value-type="string">
            <text:p>16 Mar 09, 00h00</text:p>
          </table:table-cell>
        </table:table-row>
        <table:table-row table:style-name="ro1">
          <table:table-cell office:value-type="float" office:value="8135">
            <text:p>8135</text:p>
          </table:table-cell>
          <table:table-cell office:value-type="string">
            <text:p>JORGE LUIZ MACHADO</text:p>
          </table:table-cell>
          <table:table-cell office:value-type="string">
            <text:p>12 Ago 99, 00h00</text:p>
          </table:table-cell>
        </table:table-row>
        <table:table-row table:style-name="ro1">
          <table:table-cell office:value-type="float" office:value="8143">
            <text:p>8143</text:p>
          </table:table-cell>
          <table:table-cell office:value-type="string">
            <text:p>ANTONIO XAVIER DA SILVEIRA NETO</text:p>
          </table:table-cell>
          <table:table-cell office:value-type="string">
            <text:p>18 Jun 09, 00h00</text:p>
          </table:table-cell>
        </table:table-row>
        <table:table-row table:style-name="ro1">
          <table:table-cell office:value-type="float" office:value="8146">
            <text:p>8146</text:p>
          </table:table-cell>
          <table:table-cell office:value-type="string">
            <text:p>AYDA LIMA DA SILVA GARCIA</text:p>
          </table:table-cell>
          <table:table-cell office:value-type="string">
            <text:p>6 Jul 00, 00h00</text:p>
          </table:table-cell>
        </table:table-row>
        <table:table-row table:style-name="ro1">
          <table:table-cell office:value-type="float" office:value="8148">
            <text:p>8148</text:p>
          </table:table-cell>
          <table:table-cell office:value-type="string">
            <text:p>JOSE AMARO DOS SANTOS</text:p>
          </table:table-cell>
          <table:table-cell office:value-type="string">
            <text:p>19 Jun 09, 00h00</text:p>
          </table:table-cell>
        </table:table-row>
        <table:table-row table:style-name="ro1">
          <table:table-cell office:value-type="float" office:value="8150">
            <text:p>8150</text:p>
          </table:table-cell>
          <table:table-cell office:value-type="string">
            <text:p>ARNON SANTOS LIMEIRA</text:p>
          </table:table-cell>
          <table:table-cell office:value-type="string">
            <text:p>12 Jun 09, 00h00</text:p>
          </table:table-cell>
        </table:table-row>
        <table:table-row table:style-name="ro1">
          <table:table-cell office:value-type="float" office:value="8152">
            <text:p>8152</text:p>
          </table:table-cell>
          <table:table-cell office:value-type="string">
            <text:p>EDNA LOPES LOBO</text:p>
          </table:table-cell>
          <table:table-cell office:value-type="string">
            <text:p>19 Jun 09, 00h00</text:p>
          </table:table-cell>
        </table:table-row>
        <table:table-row table:style-name="ro1">
          <table:table-cell office:value-type="float" office:value="8153">
            <text:p>8153</text:p>
          </table:table-cell>
          <table:table-cell office:value-type="string">
            <text:p>EVELINE HELENA NOGUEIRA VIANA</text:p>
          </table:table-cell>
          <table:table-cell office:value-type="string">
            <text:p>19 Jun 09, 00h00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office:value-type="string">
            <text:p>GEOVANE JOSE DA SILVA</text:p>
          </table:table-cell>
          <table:table-cell office:value-type="string">
            <text:p>19 Jun 09, 00h00</text:p>
          </table:table-cell>
        </table:table-row>
        <table:table-row table:style-name="ro1">
          <table:table-cell office:value-type="float" office:value="8159">
            <text:p>8159</text:p>
          </table:table-cell>
          <table:table-cell office:value-type="string">
            <text:p>MARIA DO CARMO SILVA CAMPOS SANTANA</text:p>
          </table:table-cell>
          <table:table-cell office:value-type="string">
            <text:p>7 Abr 09, 00h00</text:p>
          </table:table-cell>
        </table:table-row>
        <table:table-row table:style-name="ro1">
          <table:table-cell office:value-type="float" office:value="8162">
            <text:p>8162</text:p>
          </table:table-cell>
          <table:table-cell office:value-type="string">
            <text:p>JOSE BONIFACIO DA SILVA ARRUDA</text:p>
          </table:table-cell>
          <table:table-cell office:value-type="string">
            <text:p>10 Jun 09, 00h00</text:p>
          </table:table-cell>
        </table:table-row>
        <table:table-row table:style-name="ro1">
          <table:table-cell office:value-type="float" office:value="8164">
            <text:p>8164</text:p>
          </table:table-cell>
          <table:table-cell office:value-type="string">
            <text:p>LELIA MARIA DE NEIVA MENDES</text:p>
          </table:table-cell>
          <table:table-cell office:value-type="string">
            <text:p>16 Jun 09, 00h00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office:value-type="string">
            <text:p>GERSON BARBOSA DE LIMA</text:p>
          </table:table-cell>
          <table:table-cell office:value-type="string">
            <text:p>20 Ago 08, 00h00</text:p>
          </table:table-cell>
        </table:table-row>
        <table:table-row table:style-name="ro1">
          <table:table-cell office:value-type="float" office:value="8169">
            <text:p>8169</text:p>
          </table:table-cell>
          <table:table-cell office:value-type="string">
            <text:p>MARIA DO SOCORRO NUNES DE LIMA</text:p>
          </table:table-cell>
          <table:table-cell office:value-type="string">
            <text:p>8 Jun 09, 00h00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office:value-type="string">
            <text:p>PAULO ALVES DA SILVA</text:p>
          </table:table-cell>
          <table:table-cell office:value-type="string">
            <text:p>2 Jul 09, 00h00</text:p>
          </table:table-cell>
        </table:table-row>
        <table:table-row table:style-name="ro1">
          <table:table-cell office:value-type="float" office:value="8172">
            <text:p>8172</text:p>
          </table:table-cell>
          <table:table-cell office:value-type="string">
            <text:p>JOSE ALYSSON MIRANDA LEO</text:p>
          </table:table-cell>
          <table:table-cell office:value-type="string">
            <text:p>2 Jul 09, 00h00</text:p>
          </table:table-cell>
        </table:table-row>
        <table:table-row table:style-name="ro1">
          <table:table-cell office:value-type="float" office:value="8175">
            <text:p>8175</text:p>
          </table:table-cell>
          <table:table-cell office:value-type="string">
            <text:p>JUSSARA BEZERRA VITORINO</text:p>
          </table:table-cell>
          <table:table-cell office:value-type="string">
            <text:p>2 Jul 09, 00h00</text:p>
          </table:table-cell>
        </table:table-row>
        <table:table-row table:style-name="ro1">
          <table:table-cell office:value-type="float" office:value="8177">
            <text:p>8177</text:p>
          </table:table-cell>
          <table:table-cell office:value-type="string">
            <text:p>BENILSA DE GUSMAO CHAVES</text:p>
          </table:table-cell>
          <table:table-cell office:value-type="string">
            <text:p>2 Jul 09, 00h00</text:p>
          </table:table-cell>
        </table:table-row>
        <table:table-row table:style-name="ro1">
          <table:table-cell office:value-type="float" office:value="8182">
            <text:p>8182</text:p>
          </table:table-cell>
          <table:table-cell office:value-type="string">
            <text:p>MAGDA DUARTE SANTANA</text:p>
          </table:table-cell>
          <table:table-cell office:value-type="string">
            <text:p>2 Jul 09, 00h00</text:p>
          </table:table-cell>
        </table:table-row>
        <table:table-row table:style-name="ro1">
          <table:table-cell office:value-type="float" office:value="8187">
            <text:p>8187</text:p>
          </table:table-cell>
          <table:table-cell office:value-type="string">
            <text:p>LANDES TAVARES DE LIMA</text:p>
          </table:table-cell>
          <table:table-cell office:value-type="string">
            <text:p>3 Jul 09, 00h00</text:p>
          </table:table-cell>
        </table:table-row>
        <table:table-row table:style-name="ro1">
          <table:table-cell office:value-type="float" office:value="8189">
            <text:p>8189</text:p>
          </table:table-cell>
          <table:table-cell office:value-type="string">
            <text:p>MOZART LUCENA BARRETO</text:p>
          </table:table-cell>
          <table:table-cell office:value-type="string">
            <text:p>5 Jul 06, 00h00</text:p>
          </table:table-cell>
        </table:table-row>
        <table:table-row table:style-name="ro1">
          <table:table-cell office:value-type="float" office:value="8193">
            <text:p>8193</text:p>
          </table:table-cell>
          <table:table-cell office:value-type="string">
            <text:p>MARIA EUNICE BARBOSA</text:p>
          </table:table-cell>
          <table:table-cell office:value-type="string">
            <text:p>7 Jul 09, 00h00</text:p>
          </table:table-cell>
        </table:table-row>
        <table:table-row table:style-name="ro1">
          <table:table-cell office:value-type="float" office:value="8194">
            <text:p>8194</text:p>
          </table:table-cell>
          <table:table-cell office:value-type="string">
            <text:p>MARIA BETANIA BATISTA DA SILVA</text:p>
          </table:table-cell>
          <table:table-cell office:value-type="string">
            <text:p>7 Jul 09, 00h00</text:p>
          </table:table-cell>
        </table:table-row>
        <table:table-row table:style-name="ro1">
          <table:table-cell office:value-type="float" office:value="8198">
            <text:p>8198</text:p>
          </table:table-cell>
          <table:table-cell office:value-type="string">
            <text:p>TEREZA CRISTINA ALVARENGA</text:p>
          </table:table-cell>
          <table:table-cell office:value-type="string">
            <text:p>8 Jul 09, 00h00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string">
            <text:p>ASCENO SOARES DA SILVA</text:p>
          </table:table-cell>
          <table:table-cell office:value-type="string">
            <text:p>16 Jun 04, 00h00</text:p>
          </table:table-cell>
        </table:table-row>
        <table:table-row table:style-name="ro1">
          <table:table-cell office:value-type="float" office:value="8203">
            <text:p>8203</text:p>
          </table:table-cell>
          <table:table-cell office:value-type="string">
            <text:p>MARIA CLARA ROLIM BRAGA RIBEIRO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04">
            <text:p>8204</text:p>
          </table:table-cell>
          <table:table-cell office:value-type="string">
            <text:p>ELIEGE SANTOS DA SILVA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07">
            <text:p>8207</text:p>
          </table:table-cell>
          <table:table-cell office:value-type="string">
            <text:p>SHEYLA DENIZE GILO SOBRINHO DA SILVA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08">
            <text:p>8208</text:p>
          </table:table-cell>
          <table:table-cell office:value-type="string">
            <text:p>ANTONIO CAIRES MANOEL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10">
            <text:p>8210</text:p>
          </table:table-cell>
          <table:table-cell office:value-type="string">
            <text:p>ANDRE ADEU FERREIRA GUIMARAES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11">
            <text:p>8211</text:p>
          </table:table-cell>
          <table:table-cell office:value-type="string">
            <text:p>CLAUDERLY MOURA DA SILVA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12">
            <text:p>8212</text:p>
          </table:table-cell>
          <table:table-cell office:value-type="string">
            <text:p>CAROLINA VIEIRA CHAVES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string">
            <text:p>CARLOS ALBERTO COSTA</text:p>
          </table:table-cell>
          <table:table-cell office:value-type="string">
            <text:p>10 Jul 09, 00h00</text:p>
          </table:table-cell>
        </table:table-row>
        <table:table-row table:style-name="ro1">
          <table:table-cell office:value-type="float" office:value="8217">
            <text:p>8217</text:p>
          </table:table-cell>
          <table:table-cell office:value-type="string">
            <text:p>EDUARDO CESAR SILVA</text:p>
          </table:table-cell>
          <table:table-cell office:value-type="string">
            <text:p>13 Jul 09, 00h00</text:p>
          </table:table-cell>
        </table:table-row>
        <table:table-row table:style-name="ro1">
          <table:table-cell office:value-type="float" office:value="8222">
            <text:p>8222</text:p>
          </table:table-cell>
          <table:table-cell office:value-type="string">
            <text:p>JOSE AILTON SALVADOR</text:p>
          </table:table-cell>
          <table:table-cell office:value-type="string">
            <text:p>13 Jul 09, 00h00</text:p>
          </table:table-cell>
        </table:table-row>
        <table:table-row table:style-name="ro1">
          <table:table-cell office:value-type="float" office:value="8226">
            <text:p>8226</text:p>
          </table:table-cell>
          <table:table-cell office:value-type="string">
            <text:p>JACK EMERSON BARROS VIANA</text:p>
          </table:table-cell>
          <table:table-cell office:value-type="string">
            <text:p>14 Jul 09, 00h00</text:p>
          </table:table-cell>
        </table:table-row>
        <table:table-row table:style-name="ro1">
          <table:table-cell office:value-type="float" office:value="8228">
            <text:p>8228</text:p>
          </table:table-cell>
          <table:table-cell office:value-type="string">
            <text:p>REGINA CELIA DA SILVA</text:p>
          </table:table-cell>
          <table:table-cell office:value-type="string">
            <text:p>6 Jul 09, 00h00</text:p>
          </table:table-cell>
        </table:table-row>
        <table:table-row table:style-name="ro1">
          <table:table-cell office:value-type="float" office:value="8230">
            <text:p>8230</text:p>
          </table:table-cell>
          <table:table-cell office:value-type="string">
            <text:p>MARIA DE FATIMA DE CARVALHO SILVA</text:p>
          </table:table-cell>
          <table:table-cell office:value-type="string">
            <text:p>14 Jul 09, 00h00</text:p>
          </table:table-cell>
        </table:table-row>
        <table:table-row table:style-name="ro1">
          <table:table-cell office:value-type="float" office:value="8231">
            <text:p>8231</text:p>
          </table:table-cell>
          <table:table-cell office:value-type="string">
            <text:p>SILVANIA GOMES DA SILVA</text:p>
          </table:table-cell>
          <table:table-cell office:value-type="string">
            <text:p>14 Jul 09, 00h00</text:p>
          </table:table-cell>
        </table:table-row>
        <table:table-row table:style-name="ro1">
          <table:table-cell office:value-type="float" office:value="8243">
            <text:p>8243</text:p>
          </table:table-cell>
          <table:table-cell office:value-type="string">
            <text:p>JOSE WASHINGTON PEROBA DA SILVA</text:p>
          </table:table-cell>
          <table:table-cell office:value-type="string">
            <text:p>16 Jul 09, 00h00</text:p>
          </table:table-cell>
        </table:table-row>
        <table:table-row table:style-name="ro1">
          <table:table-cell office:value-type="float" office:value="8247">
            <text:p>8247</text:p>
          </table:table-cell>
          <table:table-cell office:value-type="string">
            <text:p>MARIO GEORGE NASCIMENTO SABINO</text:p>
          </table:table-cell>
          <table:table-cell office:value-type="string">
            <text:p>16 Jul 09, 00h00</text:p>
          </table:table-cell>
        </table:table-row>
        <table:table-row table:style-name="ro1">
          <table:table-cell office:value-type="float" office:value="8249">
            <text:p>8249</text:p>
          </table:table-cell>
          <table:table-cell office:value-type="string">
            <text:p>MARCOS JOSE PADILHA BARBOSA</text:p>
          </table:table-cell>
          <table:table-cell office:value-type="string">
            <text:p>16 Jul 09, 00h00</text:p>
          </table:table-cell>
        </table:table-row>
        <table:table-row table:style-name="ro1">
          <table:table-cell office:value-type="float" office:value="8256">
            <text:p>8256</text:p>
          </table:table-cell>
          <table:table-cell office:value-type="string">
            <text:p>ROSA LEAO PEIXOTO</text:p>
          </table:table-cell>
          <table:table-cell office:value-type="string">
            <text:p>16 Jul 09, 00h00</text:p>
          </table:table-cell>
        </table:table-row>
        <table:table-row table:style-name="ro1">
          <table:table-cell office:value-type="float" office:value="8258">
            <text:p>8258</text:p>
          </table:table-cell>
          <table:table-cell office:value-type="string">
            <text:p>GILVAN FARIAS SILVA JUNIOR</text:p>
          </table:table-cell>
          <table:table-cell office:value-type="string">
            <text:p>16 Jul 09, 00h00</text:p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string">
            <text:p>SINVAL PAES DA GAMA</text:p>
          </table:table-cell>
          <table:table-cell office:value-type="string">
            <text:p>17 Jul 09, 00h00</text:p>
          </table:table-cell>
        </table:table-row>
        <table:table-row table:style-name="ro1">
          <table:table-cell office:value-type="float" office:value="8271">
            <text:p>8271</text:p>
          </table:table-cell>
          <table:table-cell office:value-type="string">
            <text:p>EDILSON DA SILVA MATIAS</text:p>
          </table:table-cell>
          <table:table-cell office:value-type="string">
            <text:p>17 Jul 09, 00h00</text:p>
          </table:table-cell>
        </table:table-row>
        <table:table-row table:style-name="ro1">
          <table:table-cell office:value-type="float" office:value="8272">
            <text:p>8272</text:p>
          </table:table-cell>
          <table:table-cell office:value-type="string">
            <text:p>MARIA JEANETE FORTES SILVA</text:p>
          </table:table-cell>
          <table:table-cell office:value-type="string">
            <text:p>12 Jun 09, 00h00</text:p>
          </table:table-cell>
        </table:table-row>
        <table:table-row table:style-name="ro1">
          <table:table-cell office:value-type="float" office:value="8274">
            <text:p>8274</text:p>
          </table:table-cell>
          <table:table-cell office:value-type="string">
            <text:p>MARTA CRISLANY MENDONÇA BEZERRA DE OLIVEIRA</text:p>
          </table:table-cell>
          <table:table-cell office:value-type="string">
            <text:p>26 Mai 09, 00h00</text:p>
          </table:table-cell>
        </table:table-row>
        <table:table-row table:style-name="ro1">
          <table:table-cell office:value-type="float" office:value="8275">
            <text:p>8275</text:p>
          </table:table-cell>
          <table:table-cell office:value-type="string">
            <text:p>LUCIANO BEZERRA DE MELO</text:p>
          </table:table-cell>
          <table:table-cell office:value-type="string">
            <text:p>2 Jul 09, 00h00</text:p>
          </table:table-cell>
        </table:table-row>
        <table:table-row table:style-name="ro1">
          <table:table-cell office:value-type="float" office:value="8276">
            <text:p>8276</text:p>
          </table:table-cell>
          <table:table-cell office:value-type="string">
            <text:p>ISRAEL PORTO DA SILVA</text:p>
          </table:table-cell>
          <table:table-cell office:value-type="string">
            <text:p>10 Jun 09, 00h00</text:p>
          </table:table-cell>
        </table:table-row>
        <table:table-row table:style-name="ro1">
          <table:table-cell office:value-type="float" office:value="8277">
            <text:p>8277</text:p>
          </table:table-cell>
          <table:table-cell office:value-type="string">
            <text:p>MARIA DE FATIMA ALVES DE CARVALHO</text:p>
          </table:table-cell>
          <table:table-cell office:value-type="string">
            <text:p>1 Mai 09, 00h00</text:p>
          </table:table-cell>
        </table:table-row>
        <table:table-row table:style-name="ro1">
          <table:table-cell office:value-type="float" office:value="8281">
            <text:p>8281</text:p>
          </table:table-cell>
          <table:table-cell office:value-type="string">
            <text:p>SEVERINA LOURDES VIEIRA DA SILVA</text:p>
          </table:table-cell>
          <table:table-cell office:value-type="string">
            <text:p>21 Jul 09, 00h00</text:p>
          </table:table-cell>
        </table:table-row>
        <table:table-row table:style-name="ro1">
          <table:table-cell office:value-type="float" office:value="8284">
            <text:p>8284</text:p>
          </table:table-cell>
          <table:table-cell office:value-type="string">
            <text:p>JOSINEIDE VICENTE DA COSTA</text:p>
          </table:table-cell>
          <table:table-cell office:value-type="string">
            <text:p>21 Jul 09, 00h00</text:p>
          </table:table-cell>
        </table:table-row>
        <table:table-row table:style-name="ro1">
          <table:table-cell office:value-type="float" office:value="8290">
            <text:p>8290</text:p>
          </table:table-cell>
          <table:table-cell office:value-type="string">
            <text:p>JASON SEVERINO DA SILVA</text:p>
          </table:table-cell>
          <table:table-cell office:value-type="string">
            <text:p>24 Jul 09, 00h00</text:p>
          </table:table-cell>
        </table:table-row>
        <table:table-row table:style-name="ro1">
          <table:table-cell office:value-type="float" office:value="8292">
            <text:p>8292</text:p>
          </table:table-cell>
          <table:table-cell office:value-type="string">
            <text:p>MARIA CRISTINA FELIX DO NASCIMENTO</text:p>
          </table:table-cell>
          <table:table-cell office:value-type="string">
            <text:p>24 Jul 09, 00h00</text:p>
          </table:table-cell>
        </table:table-row>
        <table:table-row table:style-name="ro1">
          <table:table-cell office:value-type="float" office:value="8295">
            <text:p>8295</text:p>
          </table:table-cell>
          <table:table-cell office:value-type="string">
            <text:p>ALBA VALERIA SANTOS DE SOUSA</text:p>
          </table:table-cell>
          <table:table-cell office:value-type="string">
            <text:p>24 Jul 09, 00h00</text:p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string">
            <text:p>MARIA LUZIA FERREIRA LIMA</text:p>
          </table:table-cell>
          <table:table-cell office:value-type="string">
            <text:p>28 Jul 09, 00h00</text:p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string">
            <text:p>PAULO DE LIRA FIALHO</text:p>
          </table:table-cell>
          <table:table-cell office:value-type="string">
            <text:p>28 Jul 09, 00h00</text:p>
          </table:table-cell>
        </table:table-row>
        <table:table-row table:style-name="ro1">
          <table:table-cell office:value-type="float" office:value="8305">
            <text:p>8305</text:p>
          </table:table-cell>
          <table:table-cell office:value-type="string">
            <text:p>LUCIANO BEZERRA DE MELO</text:p>
          </table:table-cell>
          <table:table-cell office:value-type="string">
            <text:p>28 Jul 09, 00h00</text:p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string">
            <text:p>EDVAN PEREIRA CANSANCAO</text:p>
          </table:table-cell>
          <table:table-cell office:value-type="string">
            <text:p>28 Jul 09, 00h00</text:p>
          </table:table-cell>
        </table:table-row>
        <table:table-row table:style-name="ro1">
          <table:table-cell office:value-type="float" office:value="8310">
            <text:p>8310</text:p>
          </table:table-cell>
          <table:table-cell office:value-type="string">
            <text:p>JOSE PETRUCIO MARCOLINO DA SILVA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1">
            <text:p>8311</text:p>
          </table:table-cell>
          <table:table-cell office:value-type="string">
            <text:p>SEVERINO PEDRO DA SILVA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3">
            <text:p>8313</text:p>
          </table:table-cell>
          <table:table-cell office:value-type="string">
            <text:p>PAULO JOSE DE FONTES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4">
            <text:p>8314</text:p>
          </table:table-cell>
          <table:table-cell office:value-type="string">
            <text:p>EDNALDO CORTEZ MARTINS JUNIOR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5">
            <text:p>8315</text:p>
          </table:table-cell>
          <table:table-cell office:value-type="string">
            <text:p>ANA SALOME TORRES VERAS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string">
            <text:p>JOSE RUFINO DA ROCHA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7">
            <text:p>8317</text:p>
          </table:table-cell>
          <table:table-cell office:value-type="string">
            <text:p>ALEXANDRA DE DEUS BROSSA</text:p>
          </table:table-cell>
          <table:table-cell office:value-type="string">
            <text:p>29 Jul 09, 00h00</text:p>
          </table:table-cell>
        </table:table-row>
        <table:table-row table:style-name="ro1">
          <table:table-cell office:value-type="float" office:value="8319">
            <text:p>8319</text:p>
          </table:table-cell>
          <table:table-cell office:value-type="string">
            <text:p>JOSE IVAN SILVESTRE JUNIOR</text:p>
          </table:table-cell>
          <table:table-cell office:value-type="string">
            <text:p>30 Jul 09, 00h00</text:p>
          </table:table-cell>
        </table:table-row>
        <table:table-row table:style-name="ro1">
          <table:table-cell office:value-type="float" office:value="8320">
            <text:p>8320</text:p>
          </table:table-cell>
          <table:table-cell office:value-type="string">
            <text:p>JOSE APARECIDO DA COSTA</text:p>
          </table:table-cell>
          <table:table-cell office:value-type="string">
            <text:p>19 Dez 07, 00h00</text:p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string">
            <text:p>CÍCERO SARMENTO PEREIRA</text:p>
          </table:table-cell>
          <table:table-cell office:value-type="string">
            <text:p>17 Abr 09, 00h00</text:p>
          </table:table-cell>
        </table:table-row>
        <table:table-row table:style-name="ro1">
          <table:table-cell office:value-type="float" office:value="8330">
            <text:p>8330</text:p>
          </table:table-cell>
          <table:table-cell office:value-type="string">
            <text:p>MOACIR FEITOSA NUNES</text:p>
          </table:table-cell>
          <table:table-cell office:value-type="string">
            <text:p>3 Ago 09, 00h00</text:p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string">
            <text:p>KATIA CRISTINA GUIMARAES CORREIA DA SILVA</text:p>
          </table:table-cell>
          <table:table-cell office:value-type="string">
            <text:p>25 Mar 09, 00h00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string">
            <text:p>ANISIA FEITOSA SOARES</text:p>
          </table:table-cell>
          <table:table-cell office:value-type="string">
            <text:p>22 Abr 09, 00h00</text:p>
          </table:table-cell>
        </table:table-row>
        <table:table-row table:style-name="ro1">
          <table:table-cell office:value-type="float" office:value="8338">
            <text:p>8338</text:p>
          </table:table-cell>
          <table:table-cell office:value-type="string">
            <text:p>DANIEL LUIZ DE OLIVEIRA</text:p>
          </table:table-cell>
          <table:table-cell office:value-type="string">
            <text:p>6 Out 04, 00h00</text:p>
          </table:table-cell>
        </table:table-row>
        <table:table-row table:style-name="ro1">
          <table:table-cell office:value-type="float" office:value="8350">
            <text:p>8350</text:p>
          </table:table-cell>
          <table:table-cell office:value-type="string">
            <text:p>MARGARIDA LADISLAU DE ARRUDA</text:p>
          </table:table-cell>
          <table:table-cell office:value-type="string">
            <text:p>27 Jul 04, 00h00</text:p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string">
            <text:p>MARCIO MATOS DOS SANTOS</text:p>
          </table:table-cell>
          <table:table-cell office:value-type="string">
            <text:p>12 Ago 09, 00h00</text:p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string">
            <text:p>UILSO INACIO DA SILVA</text:p>
          </table:table-cell>
          <table:table-cell office:value-type="string">
            <text:p>13 Ago 09, 00h00</text:p>
          </table:table-cell>
        </table:table-row>
        <table:table-row table:style-name="ro1">
          <table:table-cell office:value-type="float" office:value="8360">
            <text:p>8360</text:p>
          </table:table-cell>
          <table:table-cell office:value-type="string">
            <text:p>ANTONIO INACIO DE SOUZA</text:p>
          </table:table-cell>
          <table:table-cell office:value-type="string">
            <text:p>13 Ago 09, 00h00</text:p>
          </table:table-cell>
        </table:table-row>
        <table:table-row table:style-name="ro1">
          <table:table-cell office:value-type="float" office:value="8365">
            <text:p>8365</text:p>
          </table:table-cell>
          <table:table-cell office:value-type="string">
            <text:p>SINVAL HIPOLITO GONZAGA</text:p>
          </table:table-cell>
          <table:table-cell office:value-type="string">
            <text:p>23 Jul 09, 00h00</text:p>
          </table:table-cell>
        </table:table-row>
        <table:table-row table:style-name="ro1">
          <table:table-cell office:value-type="float" office:value="8366">
            <text:p>8366</text:p>
          </table:table-cell>
          <table:table-cell office:value-type="string">
            <text:p>ADEILDO DA SILVA BEZERRA</text:p>
          </table:table-cell>
          <table:table-cell office:value-type="string">
            <text:p>25 Jun 09, 00h00</text:p>
          </table:table-cell>
        </table:table-row>
        <table:table-row table:style-name="ro1">
          <table:table-cell office:value-type="float" office:value="8367">
            <text:p>8367</text:p>
          </table:table-cell>
          <table:table-cell office:value-type="string">
            <text:p>FRANCISCO PEREIRA DO NASCIMENTO</text:p>
          </table:table-cell>
          <table:table-cell office:value-type="string">
            <text:p>16 Jun 09, 00h00</text:p>
          </table:table-cell>
        </table:table-row>
        <table:table-row table:style-name="ro1">
          <table:table-cell office:value-type="float" office:value="8368">
            <text:p>8368</text:p>
          </table:table-cell>
          <table:table-cell office:value-type="string">
            <text:p>RAIMUNDA PEREIRA DE ALMEIDA E SILVA</text:p>
          </table:table-cell>
          <table:table-cell office:value-type="string">
            <text:p>20 Jul 09, 00h00</text:p>
          </table:table-cell>
        </table:table-row>
        <table:table-row table:style-name="ro1">
          <table:table-cell office:value-type="float" office:value="8369">
            <text:p>8369</text:p>
          </table:table-cell>
          <table:table-cell office:value-type="string">
            <text:p>JOSE REINALDO WANDERLEY RAMOS DE SIQUEIRA</text:p>
          </table:table-cell>
          <table:table-cell office:value-type="string">
            <text:p>22 Jul 09, 00h00</text:p>
          </table:table-cell>
        </table:table-row>
        <table:table-row table:style-name="ro1">
          <table:table-cell office:value-type="float" office:value="8371">
            <text:p>8371</text:p>
          </table:table-cell>
          <table:table-cell office:value-type="string">
            <text:p>ANISIA FEITOSA SOARES</text:p>
          </table:table-cell>
          <table:table-cell office:value-type="string">
            <text:p>28 Fev 09, 00h00</text:p>
          </table:table-cell>
        </table:table-row>
        <table:table-row table:style-name="ro1">
          <table:table-cell office:value-type="float" office:value="8384">
            <text:p>8384</text:p>
          </table:table-cell>
          <table:table-cell office:value-type="string">
            <text:p>MARIA TEREZA DA SILVA CHAVES VIANA</text:p>
          </table:table-cell>
          <table:table-cell office:value-type="string">
            <text:p>20 Ago 09, 00h00</text:p>
          </table:table-cell>
        </table:table-row>
        <table:table-row table:style-name="ro1">
          <table:table-cell office:value-type="float" office:value="8387">
            <text:p>8387</text:p>
          </table:table-cell>
          <table:table-cell office:value-type="string">
            <text:p>DIORMAN GRANCINDO DE MORAES</text:p>
          </table:table-cell>
          <table:table-cell office:value-type="string">
            <text:p>24 Ago 09, 00h00</text:p>
          </table:table-cell>
        </table:table-row>
        <table:table-row table:style-name="ro1">
          <table:table-cell office:value-type="float" office:value="8395">
            <text:p>8395</text:p>
          </table:table-cell>
          <table:table-cell office:value-type="string">
            <text:p>JOAO LUIZ RODRIGUES</text:p>
          </table:table-cell>
          <table:table-cell office:value-type="string">
            <text:p>26 Ago 09, 00h00</text:p>
          </table:table-cell>
        </table:table-row>
        <table:table-row table:style-name="ro1">
          <table:table-cell office:value-type="float" office:value="8396">
            <text:p>8396</text:p>
          </table:table-cell>
          <table:table-cell office:value-type="string">
            <text:p>ABILIO VELOZO DA SILVA FILHO</text:p>
          </table:table-cell>
          <table:table-cell office:value-type="string">
            <text:p>26 Ago 09, 00h00</text:p>
          </table:table-cell>
        </table:table-row>
        <table:table-row table:style-name="ro1">
          <table:table-cell office:value-type="float" office:value="8409">
            <text:p>8409</text:p>
          </table:table-cell>
          <table:table-cell office:value-type="string">
            <text:p>JOSE EDILSON DE MELO</text:p>
          </table:table-cell>
          <table:table-cell office:value-type="string">
            <text:p>28 Ago 09, 00h00</text:p>
          </table:table-cell>
        </table:table-row>
        <table:table-row table:style-name="ro1">
          <table:table-cell office:value-type="float" office:value="8415">
            <text:p>8415</text:p>
          </table:table-cell>
          <table:table-cell office:value-type="string">
            <text:p>GILVANILDO MAIA DO NASCIMENTO</text:p>
          </table:table-cell>
          <table:table-cell office:value-type="string">
            <text:p>31 Ago 09, 00h00</text:p>
          </table:table-cell>
        </table:table-row>
        <table:table-row table:style-name="ro1">
          <table:table-cell office:value-type="float" office:value="8416">
            <text:p>8416</text:p>
          </table:table-cell>
          <table:table-cell office:value-type="string">
            <text:p>VERONICA PEREIRA TENORIO</text:p>
          </table:table-cell>
          <table:table-cell office:value-type="string">
            <text:p>29 Mar 10, 00h00</text:p>
          </table:table-cell>
        </table:table-row>
        <table:table-row table:style-name="ro1">
          <table:table-cell office:value-type="float" office:value="8417">
            <text:p>8417</text:p>
          </table:table-cell>
          <table:table-cell office:value-type="string">
            <text:p>SERGIO HENRIQUE PEREIRA DE ARAUJO</text:p>
          </table:table-cell>
          <table:table-cell office:value-type="string">
            <text:p>31 Ago 09, 00h00</text:p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string">
            <text:p>PATRICIA MAIA FARIAS CABRAL</text:p>
          </table:table-cell>
          <table:table-cell office:value-type="string">
            <text:p>31 Ago 09, 00h00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string">
            <text:p>TEREZA CRISTINA ALVARENGA</text:p>
          </table:table-cell>
          <table:table-cell office:value-type="string">
            <text:p>27 Abr 09, 00h00</text:p>
          </table:table-cell>
        </table:table-row>
        <table:table-row table:style-name="ro1">
          <table:table-cell office:value-type="float" office:value="8427">
            <text:p>8427</text:p>
          </table:table-cell>
          <table:table-cell office:value-type="string">
            <text:p>RITA DA CONCEIÇÃO QUEIROZ</text:p>
          </table:table-cell>
          <table:table-cell office:value-type="string">
            <text:p>4 Mai 09, 00h00</text:p>
          </table:table-cell>
        </table:table-row>
        <table:table-row table:style-name="ro1">
          <table:table-cell office:value-type="float" office:value="8429">
            <text:p>8429</text:p>
          </table:table-cell>
          <table:table-cell office:value-type="string">
            <text:p>MARIA LUCIA RIBEIRO CHAVES</text:p>
          </table:table-cell>
          <table:table-cell office:value-type="string">
            <text:p>25 Mai 09, 00h00</text:p>
          </table:table-cell>
        </table:table-row>
        <table:table-row table:style-name="ro1">
          <table:table-cell office:value-type="float" office:value="8431">
            <text:p>8431</text:p>
          </table:table-cell>
          <table:table-cell office:value-type="string">
            <text:p>ELONALDO ALMEIDA SILVA</text:p>
          </table:table-cell>
          <table:table-cell office:value-type="string">
            <text:p>19 Ago 09, 00h00</text:p>
          </table:table-cell>
        </table:table-row>
        <table:table-row table:style-name="ro1">
          <table:table-cell office:value-type="float" office:value="8436">
            <text:p>8436</text:p>
          </table:table-cell>
          <table:table-cell office:value-type="string">
            <text:p>SITRANS SINDICATO DAS EMPRESAS DE TRANSPORTE DE PASSAGEIROS</text:p>
          </table:table-cell>
          <table:table-cell office:value-type="string">
            <text:p>18 Ago 09, 00h00</text:p>
          </table:table-cell>
        </table:table-row>
        <table:table-row table:style-name="ro1">
          <table:table-cell office:value-type="float" office:value="8440">
            <text:p>8440</text:p>
          </table:table-cell>
          <table:table-cell office:value-type="string">
            <text:p>BENEDITO CARLOS SOBRINHO</text:p>
          </table:table-cell>
          <table:table-cell office:value-type="string">
            <text:p>8 Nov 07, 00h00</text:p>
          </table:table-cell>
        </table:table-row>
        <table:table-row table:style-name="ro1">
          <table:table-cell office:value-type="float" office:value="8444">
            <text:p>8444</text:p>
          </table:table-cell>
          <table:table-cell office:value-type="string">
            <text:p>JOSINEIDE VICENTE DA COSTA</text:p>
          </table:table-cell>
          <table:table-cell office:value-type="string">
            <text:p>8 Set 09, 00h00</text:p>
          </table:table-cell>
        </table:table-row>
        <table:table-row table:style-name="ro1">
          <table:table-cell office:value-type="float" office:value="8446">
            <text:p>8446</text:p>
          </table:table-cell>
          <table:table-cell office:value-type="string">
            <text:p>MORGANA IARA ALVES DA SILVA</text:p>
          </table:table-cell>
          <table:table-cell office:value-type="string">
            <text:p>10 Set 09, 00h00</text:p>
          </table:table-cell>
        </table:table-row>
        <table:table-row table:style-name="ro1">
          <table:table-cell office:value-type="float" office:value="8449">
            <text:p>8449</text:p>
          </table:table-cell>
          <table:table-cell office:value-type="string">
            <text:p>MARIO GEORGE NASCIMENTO SABINO</text:p>
          </table:table-cell>
          <table:table-cell office:value-type="string">
            <text:p>4 Mar 09, 00h00</text:p>
          </table:table-cell>
        </table:table-row>
        <table:table-row table:style-name="ro1">
          <table:table-cell office:value-type="float" office:value="8460">
            <text:p>8460</text:p>
          </table:table-cell>
          <table:table-cell office:value-type="string">
            <text:p>LEÔNIDA VALDENICE DA SILVA NUNES</text:p>
          </table:table-cell>
          <table:table-cell office:value-type="string">
            <text:p>9 Set 09, 00h00</text:p>
          </table:table-cell>
        </table:table-row>
        <table:table-row table:style-name="ro1">
          <table:table-cell office:value-type="float" office:value="8463">
            <text:p>8463</text:p>
          </table:table-cell>
          <table:table-cell office:value-type="string">
            <text:p>AMILCAR DE FRANÇA BEZERRA</text:p>
          </table:table-cell>
          <table:table-cell office:value-type="string">
            <text:p>27 Jul 09, 00h00</text:p>
          </table:table-cell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NAILSON RODRIGUES PEREIRA</text:p>
          </table:table-cell>
          <table:table-cell office:value-type="string">
            <text:p>9 Jun 09, 00h00</text:p>
          </table:table-cell>
        </table:table-row>
        <table:table-row table:style-name="ro1">
          <table:table-cell office:value-type="float" office:value="8466">
            <text:p>8466</text:p>
          </table:table-cell>
          <table:table-cell office:value-type="string">
            <text:p>ROGELANGE DE MOURA SANTOS</text:p>
          </table:table-cell>
          <table:table-cell office:value-type="string">
            <text:p>1 Jun 09, 00h00</text:p>
          </table:table-cell>
        </table:table-row>
        <table:table-row table:style-name="ro1">
          <table:table-cell office:value-type="float" office:value="8467">
            <text:p>8467</text:p>
          </table:table-cell>
          <table:table-cell office:value-type="string">
            <text:p>MARIO BARROS PIMENTEL</text:p>
          </table:table-cell>
          <table:table-cell office:value-type="string">
            <text:p>17 Ago 09, 00h00</text:p>
          </table:table-cell>
        </table:table-row>
        <table:table-row table:style-name="ro1">
          <table:table-cell office:value-type="float" office:value="8468">
            <text:p>8468</text:p>
          </table:table-cell>
          <table:table-cell office:value-type="string">
            <text:p>JOSE MARIA PEREIRA</text:p>
          </table:table-cell>
          <table:table-cell office:value-type="string">
            <text:p>22 Mai 09, 00h00</text:p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string">
            <text:p>AMELIA MARANHAO MELO MARINHO</text:p>
          </table:table-cell>
          <table:table-cell office:value-type="string">
            <text:p>1 Set 09, 00h00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string">
            <text:p>CARLA SOUZA DE PAIVA</text:p>
          </table:table-cell>
          <table:table-cell office:value-type="string">
            <text:p>6 Fev 09, 00h00</text:p>
          </table:table-cell>
        </table:table-row>
        <table:table-row table:style-name="ro1">
          <table:table-cell office:value-type="float" office:value="8482">
            <text:p>8482</text:p>
          </table:table-cell>
          <table:table-cell office:value-type="string">
            <text:p>RICARDO RODRIGUES DE OLIVEIRA</text:p>
          </table:table-cell>
          <table:table-cell office:value-type="string">
            <text:p>28 Set 09, 00h00</text:p>
          </table:table-cell>
        </table:table-row>
        <table:table-row table:style-name="ro1">
          <table:table-cell office:value-type="float" office:value="8483">
            <text:p>8483</text:p>
          </table:table-cell>
          <table:table-cell office:value-type="string">
            <text:p>TÂNIA MARIA DE ANDRADE SANTOS</text:p>
          </table:table-cell>
          <table:table-cell office:value-type="string">
            <text:p>8 Jul 09, 00h00</text:p>
          </table:table-cell>
        </table:table-row>
        <table:table-row table:style-name="ro1">
          <table:table-cell office:value-type="float" office:value="8484">
            <text:p>8484</text:p>
          </table:table-cell>
          <table:table-cell office:value-type="string">
            <text:p>CARMENCITA DE ALENCAR MOUSINHO</text:p>
          </table:table-cell>
          <table:table-cell office:value-type="string">
            <text:p>12 Mai 09, 00h00</text:p>
          </table:table-cell>
        </table:table-row>
        <table:table-row table:style-name="ro1">
          <table:table-cell office:value-type="float" office:value="8485">
            <text:p>8485</text:p>
          </table:table-cell>
          <table:table-cell office:value-type="string">
            <text:p>JOSELVAN DOS SANTOS MORAIS</text:p>
          </table:table-cell>
          <table:table-cell office:value-type="string">
            <text:p>27 Ago 09, 00h00</text:p>
          </table:table-cell>
        </table:table-row>
        <table:table-row table:style-name="ro1">
          <table:table-cell office:value-type="float" office:value="8486">
            <text:p>8486</text:p>
          </table:table-cell>
          <table:table-cell office:value-type="string">
            <text:p>ANTÔNIO ANASTACIO DE OLIVEIRA FILHO</text:p>
          </table:table-cell>
          <table:table-cell office:value-type="string">
            <text:p>20 Ago 09, 00h00</text:p>
          </table:table-cell>
        </table:table-row>
        <table:table-row table:style-name="ro1">
          <table:table-cell office:value-type="float" office:value="8488">
            <text:p>8488</text:p>
          </table:table-cell>
          <table:table-cell office:value-type="string">
            <text:p>IZAIAS GALINDO DA SILVA JUNIOR</text:p>
          </table:table-cell>
          <table:table-cell office:value-type="string">
            <text:p>29 Set 09, 00h00</text:p>
          </table:table-cell>
        </table:table-row>
        <table:table-row table:style-name="ro1">
          <table:table-cell office:value-type="float" office:value="8492">
            <text:p>8492</text:p>
          </table:table-cell>
          <table:table-cell office:value-type="string">
            <text:p>REBECA JUNIA DE SOUZA</text:p>
          </table:table-cell>
          <table:table-cell office:value-type="string">
            <text:p>29 Set 09, 00h00</text:p>
          </table:table-cell>
        </table:table-row>
        <table:table-row table:style-name="ro1">
          <table:table-cell office:value-type="float" office:value="8493">
            <text:p>8493</text:p>
          </table:table-cell>
          <table:table-cell office:value-type="string">
            <text:p>CLAUDIO RODRIGUES PATRIOTA</text:p>
          </table:table-cell>
          <table:table-cell office:value-type="string">
            <text:p>29 Set 09, 00h00</text:p>
          </table:table-cell>
        </table:table-row>
        <table:table-row table:style-name="ro1">
          <table:table-cell office:value-type="float" office:value="8495">
            <text:p>8495</text:p>
          </table:table-cell>
          <table:table-cell office:value-type="string">
            <text:p>MARIA JOSE GUEDES DE FARIAS</text:p>
          </table:table-cell>
          <table:table-cell office:value-type="string">
            <text:p>29 Set 09, 00h00</text:p>
          </table:table-cell>
        </table:table-row>
        <table:table-row table:style-name="ro1">
          <table:table-cell office:value-type="float" office:value="8498">
            <text:p>8498</text:p>
          </table:table-cell>
          <table:table-cell office:value-type="string">
            <text:p>MAURICIO CORDEIRO DE ARAUJO</text:p>
          </table:table-cell>
          <table:table-cell office:value-type="string">
            <text:p>29 Set 09, 00h00</text:p>
          </table:table-cell>
        </table:table-row>
        <table:table-row table:style-name="ro1">
          <table:table-cell office:value-type="float" office:value="8501">
            <text:p>8501</text:p>
          </table:table-cell>
          <table:table-cell office:value-type="string">
            <text:p>SUZETE GALDINO JACINTO</text:p>
          </table:table-cell>
          <table:table-cell office:value-type="string">
            <text:p>29 Set 09, 00h00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AILTON ELIAS DIAS</text:p>
          </table:table-cell>
          <table:table-cell office:value-type="string">
            <text:p>30 Set 09, 00h00</text:p>
          </table:table-cell>
        </table:table-row>
        <table:table-row table:style-name="ro1">
          <table:table-cell office:value-type="float" office:value="8510">
            <text:p>8510</text:p>
          </table:table-cell>
          <table:table-cell office:value-type="string">
            <text:p>DJAILSON JAIME DA SILVA</text:p>
          </table:table-cell>
          <table:table-cell office:value-type="string">
            <text:p>30 Set 09, 00h00</text:p>
          </table:table-cell>
        </table:table-row>
        <table:table-row table:style-name="ro1">
          <table:table-cell office:value-type="float" office:value="8511">
            <text:p>8511</text:p>
          </table:table-cell>
          <table:table-cell office:value-type="string">
            <text:p>EDIVALDO BERNARDO DE OLIVEIRA</text:p>
          </table:table-cell>
          <table:table-cell office:value-type="string">
            <text:p>30 Set 09, 00h00</text:p>
          </table:table-cell>
        </table:table-row>
        <table:table-row table:style-name="ro1">
          <table:table-cell office:value-type="float" office:value="8513">
            <text:p>8513</text:p>
          </table:table-cell>
          <table:table-cell office:value-type="string">
            <text:p>EDSON RICARDO DA ROCHA</text:p>
          </table:table-cell>
          <table:table-cell office:value-type="string">
            <text:p>30 Set 09, 00h00</text:p>
          </table:table-cell>
        </table:table-row>
        <table:table-row table:style-name="ro1">
          <table:table-cell office:value-type="float" office:value="8523">
            <text:p>8523</text:p>
          </table:table-cell>
          <table:table-cell office:value-type="string">
            <text:p>SEVERINO JOSE DA SILVA</text:p>
          </table:table-cell>
          <table:table-cell office:value-type="string">
            <text:p>3 Jul 09, 00h00</text:p>
          </table:table-cell>
        </table:table-row>
        <table:table-row table:style-name="ro1">
          <table:table-cell office:value-type="float" office:value="8529">
            <text:p>8529</text:p>
          </table:table-cell>
          <table:table-cell office:value-type="string">
            <text:p>MARCIA DA GAMA LUZ</text:p>
          </table:table-cell>
          <table:table-cell office:value-type="string">
            <text:p>1 Out 09, 00h00</text:p>
          </table:table-cell>
        </table:table-row>
        <table:table-row table:style-name="ro1">
          <table:table-cell office:value-type="float" office:value="8551">
            <text:p>8551</text:p>
          </table:table-cell>
          <table:table-cell office:value-type="string">
            <text:p>MARIA DE LOURDES MACHADO COELHO</text:p>
          </table:table-cell>
          <table:table-cell office:value-type="string">
            <text:p>1 Mar 09, 00h00</text:p>
          </table:table-cell>
        </table:table-row>
        <table:table-row table:style-name="ro1">
          <table:table-cell office:value-type="float" office:value="8552">
            <text:p>8552</text:p>
          </table:table-cell>
          <table:table-cell office:value-type="string">
            <text:p>FRANCELINA DE JESUS SOUSA CARVALHO</text:p>
          </table:table-cell>
          <table:table-cell office:value-type="string">
            <text:p>20 Ago 09, 00h00</text:p>
          </table:table-cell>
        </table:table-row>
        <table:table-row table:style-name="ro1">
          <table:table-cell office:value-type="float" office:value="8554">
            <text:p>8554</text:p>
          </table:table-cell>
          <table:table-cell office:value-type="string">
            <text:p>AMARO FERREIRA DA SILVA</text:p>
          </table:table-cell>
          <table:table-cell office:value-type="string">
            <text:p>31 Ago 09, 00h00</text:p>
          </table:table-cell>
        </table:table-row>
        <table:table-row table:style-name="ro1">
          <table:table-cell office:value-type="float" office:value="8555">
            <text:p>8555</text:p>
          </table:table-cell>
          <table:table-cell office:value-type="string">
            <text:p>JASON SEVERINO DA SILVA</text:p>
          </table:table-cell>
          <table:table-cell office:value-type="string">
            <text:p>17 Jun 09, 00h00</text:p>
          </table:table-cell>
        </table:table-row>
        <table:table-row table:style-name="ro1">
          <table:table-cell office:value-type="float" office:value="8557">
            <text:p>8557</text:p>
          </table:table-cell>
          <table:table-cell office:value-type="string">
            <text:p>ANGELA MARIA  FERREIRA FONTES</text:p>
          </table:table-cell>
          <table:table-cell office:value-type="string">
            <text:p>10 Set 95, 00h00</text:p>
          </table:table-cell>
        </table:table-row>
        <table:table-row table:style-name="ro1">
          <table:table-cell office:value-type="float" office:value="8561">
            <text:p>8561</text:p>
          </table:table-cell>
          <table:table-cell office:value-type="string">
            <text:p>FRANCISCO JOSE DA SILVA</text:p>
          </table:table-cell>
          <table:table-cell office:value-type="string">
            <text:p>12 Jun 09, 00h00</text:p>
          </table:table-cell>
        </table:table-row>
        <table:table-row table:style-name="ro1">
          <table:table-cell office:value-type="float" office:value="8563">
            <text:p>8563</text:p>
          </table:table-cell>
          <table:table-cell office:value-type="string">
            <text:p>RAIMUNDO NONATO DE CARVALHO</text:p>
          </table:table-cell>
          <table:table-cell office:value-type="string">
            <text:p>8 Set 07, 00h00</text:p>
          </table:table-cell>
        </table:table-row>
        <table:table-row table:style-name="ro1">
          <table:table-cell office:value-type="float" office:value="8567">
            <text:p>8567</text:p>
          </table:table-cell>
          <table:table-cell office:value-type="string">
            <text:p>ANDER WANDERLEY BARBOSA</text:p>
          </table:table-cell>
          <table:table-cell office:value-type="string">
            <text:p>9 Out 09, 00h00</text:p>
          </table:table-cell>
        </table:table-row>
        <table:table-row table:style-name="ro1">
          <table:table-cell office:value-type="float" office:value="8571">
            <text:p>8571</text:p>
          </table:table-cell>
          <table:table-cell office:value-type="string">
            <text:p>ENGECOL ARTEFATOS DE CONCRETO S/A</text:p>
          </table:table-cell>
          <table:table-cell office:value-type="string">
            <text:p>11 Dez 95, 00h00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JOSEMAR GONÇALVES BARROS</text:p>
          </table:table-cell>
          <table:table-cell office:value-type="string">
            <text:p>13 Fev 08, 00h00</text:p>
          </table:table-cell>
        </table:table-row>
        <table:table-row table:style-name="ro1">
          <table:table-cell office:value-type="float" office:value="8574">
            <text:p>8574</text:p>
          </table:table-cell>
          <table:table-cell office:value-type="string">
            <text:p>ANDREIA KARLA CARNAUBA LINS DE ALMEIDA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75">
            <text:p>8575</text:p>
          </table:table-cell>
          <table:table-cell office:value-type="string">
            <text:p>CLAUDIA SANTOS DE LIMA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76">
            <text:p>8576</text:p>
          </table:table-cell>
          <table:table-cell office:value-type="string">
            <text:p>KELMA VIRGINIA FARIAS DE ARAUJO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79">
            <text:p>8579</text:p>
          </table:table-cell>
          <table:table-cell office:value-type="string">
            <text:p>NARA MARIA SOUZA PALMEIRA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80">
            <text:p>8580</text:p>
          </table:table-cell>
          <table:table-cell office:value-type="string">
            <text:p>AURELIO SANCHES ALONSO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84">
            <text:p>8584</text:p>
          </table:table-cell>
          <table:table-cell office:value-type="string">
            <text:p>SANDRA REGINA DOS SANTOS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85">
            <text:p>8585</text:p>
          </table:table-cell>
          <table:table-cell office:value-type="string">
            <text:p>ANTONIO LISBOA DOS SANTOS</text:p>
          </table:table-cell>
          <table:table-cell office:value-type="string">
            <text:p>15 Out 09, 00h00</text:p>
          </table:table-cell>
        </table:table-row>
        <table:table-row table:style-name="ro1">
          <table:table-cell office:value-type="float" office:value="8592">
            <text:p>8592</text:p>
          </table:table-cell>
          <table:table-cell office:value-type="string">
            <text:p>EDNALDO GONZAGA DE MELO</text:p>
          </table:table-cell>
          <table:table-cell office:value-type="string">
            <text:p>16 Out 09, 00h00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string">
            <text:p>VALDEVAL JOSE DOS SANTOS</text:p>
          </table:table-cell>
          <table:table-cell office:value-type="string">
            <text:p>16 Out 09, 00h00</text:p>
          </table:table-cell>
        </table:table-row>
        <table:table-row table:style-name="ro1">
          <table:table-cell office:value-type="float" office:value="8598">
            <text:p>8598</text:p>
          </table:table-cell>
          <table:table-cell office:value-type="string">
            <text:p>SOLANO ANTONIO DE MELO VIANA</text:p>
          </table:table-cell>
          <table:table-cell office:value-type="string">
            <text:p>16 Out 09, 00h00</text:p>
          </table:table-cell>
        </table:table-row>
        <table:table-row table:style-name="ro1">
          <table:table-cell office:value-type="float" office:value="8602">
            <text:p>8602</text:p>
          </table:table-cell>
          <table:table-cell office:value-type="string">
            <text:p>DAMAS E CARVALHO LTDA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8603">
            <text:p>8603</text:p>
          </table:table-cell>
          <table:table-cell office:value-type="string">
            <text:p>VALDOMIRO CARRILHO GUIMARÃES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8606">
            <text:p>8606</text:p>
          </table:table-cell>
          <table:table-cell office:value-type="string">
            <text:p>CLAUDIENE FERNANDES DE AMORIM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8608">
            <text:p>8608</text:p>
          </table:table-cell>
          <table:table-cell office:value-type="string">
            <text:p>FERNANDO CANUTO COSTA ACCIOLY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8610">
            <text:p>8610</text:p>
          </table:table-cell>
          <table:table-cell office:value-type="string">
            <text:p>JOSE ALBERTO FERREIRA RODRIGUES</text:p>
          </table:table-cell>
          <table:table-cell office:value-type="string">
            <text:p>23 Mai 09, 00h00</text:p>
          </table:table-cell>
        </table:table-row>
        <table:table-row table:style-name="ro1">
          <table:table-cell office:value-type="float" office:value="8614">
            <text:p>8614</text:p>
          </table:table-cell>
          <table:table-cell office:value-type="string">
            <text:p>JEASI RODRIGUES DO NASCIMENTO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8615">
            <text:p>8615</text:p>
          </table:table-cell>
          <table:table-cell office:value-type="string">
            <text:p>JOSE SEVERINO DA SILVA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8621">
            <text:p>8621</text:p>
          </table:table-cell>
          <table:table-cell office:value-type="string">
            <text:p>JAIME JUSTINIANO DE SANTANA</text:p>
          </table:table-cell>
          <table:table-cell office:value-type="string">
            <text:p>12 Mar 99, 00h00</text:p>
          </table:table-cell>
        </table:table-row>
        <table:table-row table:style-name="ro1">
          <table:table-cell office:value-type="float" office:value="8626">
            <text:p>8626</text:p>
          </table:table-cell>
          <table:table-cell office:value-type="string">
            <text:p>ARNILO ANGELO DE OLIVEIRA</text:p>
          </table:table-cell>
          <table:table-cell office:value-type="string">
            <text:p>11 Set 09, 00h00</text:p>
          </table:table-cell>
        </table:table-row>
        <table:table-row table:style-name="ro1">
          <table:table-cell office:value-type="float" office:value="8627">
            <text:p>8627</text:p>
          </table:table-cell>
          <table:table-cell office:value-type="string">
            <text:p>JOSE RUFINO DA ROCHA</text:p>
          </table:table-cell>
          <table:table-cell office:value-type="string">
            <text:p>6 Mai 09, 00h00</text:p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string">
            <text:p>PERCLUCIO LEAL BEZERRA</text:p>
          </table:table-cell>
          <table:table-cell office:value-type="string">
            <text:p>22 Out 09, 00h00</text:p>
          </table:table-cell>
        </table:table-row>
        <table:table-row table:style-name="ro1">
          <table:table-cell office:value-type="float" office:value="8631">
            <text:p>8631</text:p>
          </table:table-cell>
          <table:table-cell office:value-type="string">
            <text:p>JOSE LOURENÇA DA SILVA FILHO</text:p>
          </table:table-cell>
          <table:table-cell office:value-type="string">
            <text:p>22 Out 09, 00h00</text:p>
          </table:table-cell>
        </table:table-row>
        <table:table-row table:style-name="ro1">
          <table:table-cell office:value-type="float" office:value="8632">
            <text:p>8632</text:p>
          </table:table-cell>
          <table:table-cell office:value-type="string">
            <text:p>MARCOS ANTONIO MARINHO RAMOS</text:p>
          </table:table-cell>
          <table:table-cell office:value-type="string">
            <text:p>22 Out 09, 00h00</text:p>
          </table:table-cell>
        </table:table-row>
        <table:table-row table:style-name="ro1">
          <table:table-cell office:value-type="float" office:value="8633">
            <text:p>8633</text:p>
          </table:table-cell>
          <table:table-cell office:value-type="string">
            <text:p>AMARO FERREIRA DA SILVA</text:p>
          </table:table-cell>
          <table:table-cell office:value-type="string">
            <text:p>22 Out 09, 00h00</text:p>
          </table:table-cell>
        </table:table-row>
        <table:table-row table:style-name="ro1">
          <table:table-cell office:value-type="float" office:value="8636">
            <text:p>8636</text:p>
          </table:table-cell>
          <table:table-cell office:value-type="string">
            <text:p>A P MARQUES TEIXEIRA - ME</text:p>
          </table:table-cell>
          <table:table-cell office:value-type="string">
            <text:p>22 Out 09, 00h00</text:p>
          </table:table-cell>
        </table:table-row>
        <table:table-row table:style-name="ro1">
          <table:table-cell office:value-type="float" office:value="8648">
            <text:p>8648</text:p>
          </table:table-cell>
          <table:table-cell office:value-type="string">
            <text:p>ERIVAN ALVES SANTOS</text:p>
          </table:table-cell>
          <table:table-cell office:value-type="string">
            <text:p>26 Jun 95, 00h00</text:p>
          </table:table-cell>
        </table:table-row>
        <table:table-row table:style-name="ro1">
          <table:table-cell office:value-type="float" office:value="8649">
            <text:p>8649</text:p>
          </table:table-cell>
          <table:table-cell office:value-type="string">
            <text:p>CLARA MARIA DE CARVALHO LYRA</text:p>
          </table:table-cell>
          <table:table-cell office:value-type="string">
            <text:p>16 Abr 09, 00h00</text:p>
          </table:table-cell>
        </table:table-row>
        <table:table-row table:style-name="ro1">
          <table:table-cell office:value-type="float" office:value="8655">
            <text:p>8655</text:p>
          </table:table-cell>
          <table:table-cell office:value-type="string">
            <text:p>LINDINALVA MARIA DA SILVA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57">
            <text:p>8657</text:p>
          </table:table-cell>
          <table:table-cell office:value-type="string">
            <text:p>ISAIAS SOARES FILHO</text:p>
          </table:table-cell>
          <table:table-cell office:value-type="string">
            <text:p>10 Set 09, 00h00</text:p>
          </table:table-cell>
        </table:table-row>
        <table:table-row table:style-name="ro1">
          <table:table-cell office:value-type="float" office:value="8658">
            <text:p>8658</text:p>
          </table:table-cell>
          <table:table-cell office:value-type="string">
            <text:p>JOACY FERNANDES PASSOS TEIXIERA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ULISSES DE FRANCA BRAGA JUNIOR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65">
            <text:p>8665</text:p>
          </table:table-cell>
          <table:table-cell office:value-type="string">
            <text:p>ABIMAEL BARRETO CAVALCANTI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66">
            <text:p>8666</text:p>
          </table:table-cell>
          <table:table-cell office:value-type="string">
            <text:p>VICTOR DELANO ARAUJO MOURA LEITE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67">
            <text:p>8667</text:p>
          </table:table-cell>
          <table:table-cell office:value-type="string">
            <text:p>JADEMIR NUNES MELO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70">
            <text:p>8670</text:p>
          </table:table-cell>
          <table:table-cell office:value-type="string">
            <text:p>DANIEL VIEIRA DA SILVA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74">
            <text:p>8674</text:p>
          </table:table-cell>
          <table:table-cell office:value-type="string">
            <text:p>SEBASTIAO HIGINO DA SILVA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75">
            <text:p>8675</text:p>
          </table:table-cell>
          <table:table-cell office:value-type="string">
            <text:p>SITRANS SINDICATO DAS EMPRESAS DE TRANSPORTE DE PASSAGEIROS</text:p>
          </table:table-cell>
          <table:table-cell office:value-type="string">
            <text:p>9 Dez 08, 00h00</text:p>
          </table:table-cell>
        </table:table-row>
        <table:table-row table:style-name="ro1">
          <table:table-cell office:value-type="float" office:value="8676">
            <text:p>8676</text:p>
          </table:table-cell>
          <table:table-cell office:value-type="string">
            <text:p>WEDEN FERREIRA DA SILVA</text:p>
          </table:table-cell>
          <table:table-cell office:value-type="string">
            <text:p>28 Out 09, 00h00</text:p>
          </table:table-cell>
        </table:table-row>
        <table:table-row table:style-name="ro1">
          <table:table-cell office:value-type="float" office:value="8679">
            <text:p>8679</text:p>
          </table:table-cell>
          <table:table-cell office:value-type="string">
            <text:p>JOSE ANTONIO DA SILVA</text:p>
          </table:table-cell>
          <table:table-cell office:value-type="string">
            <text:p>9 Jul 09, 00h00</text:p>
          </table:table-cell>
        </table:table-row>
        <table:table-row table:style-name="ro1">
          <table:table-cell office:value-type="float" office:value="8680">
            <text:p>8680</text:p>
          </table:table-cell>
          <table:table-cell office:value-type="string">
            <text:p>MARIA DE NAZARE OLIVEIRA CRUZ</text:p>
          </table:table-cell>
          <table:table-cell office:value-type="string">
            <text:p>25 Set 09, 00h00</text:p>
          </table:table-cell>
        </table:table-row>
        <table:table-row table:style-name="ro1">
          <table:table-cell office:value-type="float" office:value="8681">
            <text:p>8681</text:p>
          </table:table-cell>
          <table:table-cell office:value-type="string">
            <text:p>JAMERSON SILVA</text:p>
          </table:table-cell>
          <table:table-cell office:value-type="string">
            <text:p>21 Jul 09, 00h00</text:p>
          </table:table-cell>
        </table:table-row>
        <table:table-row table:style-name="ro1">
          <table:table-cell office:value-type="float" office:value="8682">
            <text:p>8682</text:p>
          </table:table-cell>
          <table:table-cell office:value-type="string">
            <text:p>MARIA DO SOCORRO DE AREA LEAO</text:p>
          </table:table-cell>
          <table:table-cell office:value-type="string">
            <text:p>25 Ago 09, 00h00</text:p>
          </table:table-cell>
        </table:table-row>
        <table:table-row table:style-name="ro1">
          <table:table-cell office:value-type="float" office:value="8691">
            <text:p>8691</text:p>
          </table:table-cell>
          <table:table-cell office:value-type="string">
            <text:p>LUÍS CARLOS DE SÁ</text:p>
          </table:table-cell>
          <table:table-cell office:value-type="string">
            <text:p>25 Set 09, 00h00</text:p>
          </table:table-cell>
        </table:table-row>
        <table:table-row table:style-name="ro1">
          <table:table-cell office:value-type="float" office:value="8692">
            <text:p>8692</text:p>
          </table:table-cell>
          <table:table-cell office:value-type="string">
            <text:p>JOSE EXPEDITO MONTEIRO DE CARVALHO</text:p>
          </table:table-cell>
          <table:table-cell office:value-type="string">
            <text:p>9 Jul 09, 00h00</text:p>
          </table:table-cell>
        </table:table-row>
        <table:table-row table:style-name="ro1">
          <table:table-cell office:value-type="float" office:value="8695">
            <text:p>8695</text:p>
          </table:table-cell>
          <table:table-cell office:value-type="string">
            <text:p>SIDCLEY ROCHA PEIXOTO</text:p>
          </table:table-cell>
          <table:table-cell office:value-type="string">
            <text:p>5 Nov 09, 00h00</text:p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string">
            <text:p>EVERALDO DA ROCHA SANTOS JUNIOR</text:p>
          </table:table-cell>
          <table:table-cell office:value-type="string">
            <text:p>5 Nov 09, 00h00</text:p>
          </table:table-cell>
        </table:table-row>
        <table:table-row table:style-name="ro1">
          <table:table-cell office:value-type="float" office:value="8698">
            <text:p>8698</text:p>
          </table:table-cell>
          <table:table-cell office:value-type="string">
            <text:p>GILVAN FARIAS SILVA JUNIOR</text:p>
          </table:table-cell>
          <table:table-cell office:value-type="string">
            <text:p>5 Nov 09, 00h00</text:p>
          </table:table-cell>
        </table:table-row>
        <table:table-row table:style-name="ro1">
          <table:table-cell office:value-type="float" office:value="8702">
            <text:p>8702</text:p>
          </table:table-cell>
          <table:table-cell office:value-type="string">
            <text:p>ALCIONE CONSTANTINO TAVARES</text:p>
          </table:table-cell>
          <table:table-cell office:value-type="string">
            <text:p>6 Nov 09, 00h00</text:p>
          </table:table-cell>
        </table:table-row>
        <table:table-row table:style-name="ro1">
          <table:table-cell office:value-type="float" office:value="8709">
            <text:p>8709</text:p>
          </table:table-cell>
          <table:table-cell office:value-type="string">
            <text:p>ALEXANDRE CORDEIRO BATISTA ALMEIDA</text:p>
          </table:table-cell>
          <table:table-cell office:value-type="string">
            <text:p>5 Out 09, 00h00</text:p>
          </table:table-cell>
        </table:table-row>
        <table:table-row table:style-name="ro1">
          <table:table-cell office:value-type="float" office:value="8712">
            <text:p>8712</text:p>
          </table:table-cell>
          <table:table-cell office:value-type="string">
            <text:p>JUAREZ DIONIZIO DA FONSECA</text:p>
          </table:table-cell>
          <table:table-cell office:value-type="string">
            <text:p>9 Nov 09, 00h00</text:p>
          </table:table-cell>
        </table:table-row>
        <table:table-row table:style-name="ro1">
          <table:table-cell office:value-type="float" office:value="8717">
            <text:p>8717</text:p>
          </table:table-cell>
          <table:table-cell office:value-type="string">
            <text:p>GILVANEY NUNES DO REGO</text:p>
          </table:table-cell>
          <table:table-cell office:value-type="string">
            <text:p>9 Nov 09, 00h00</text:p>
          </table:table-cell>
        </table:table-row>
        <table:table-row table:style-name="ro1">
          <table:table-cell office:value-type="float" office:value="8718">
            <text:p>8718</text:p>
          </table:table-cell>
          <table:table-cell office:value-type="string">
            <text:p>ANTONIO LEITE COSTA</text:p>
          </table:table-cell>
          <table:table-cell office:value-type="string">
            <text:p>9 Nov 09, 00h00</text:p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string">
            <text:p>WILLIAM DE ARAUJO SANTOS</text:p>
          </table:table-cell>
          <table:table-cell office:value-type="string">
            <text:p>9 Nov 09, 00h00</text:p>
          </table:table-cell>
        </table:table-row>
        <table:table-row table:style-name="ro1">
          <table:table-cell office:value-type="float" office:value="8774">
            <text:p>8774</text:p>
          </table:table-cell>
          <table:table-cell office:value-type="string">
            <text:p>YOLANDA ESTEVÃO DA COSTA</text:p>
          </table:table-cell>
          <table:table-cell office:value-type="string">
            <text:p>11 Nov 09, 00h00</text:p>
          </table:table-cell>
        </table:table-row>
        <table:table-row table:style-name="ro1">
          <table:table-cell office:value-type="float" office:value="8776">
            <text:p>8776</text:p>
          </table:table-cell>
          <table:table-cell office:value-type="string">
            <text:p>AVELINA DE MOURA SOBRAL NETA</text:p>
          </table:table-cell>
          <table:table-cell office:value-type="string">
            <text:p>11 Nov 09, 00h00</text:p>
          </table:table-cell>
        </table:table-row>
        <table:table-row table:style-name="ro1">
          <table:table-cell office:value-type="float" office:value="8777">
            <text:p>8777</text:p>
          </table:table-cell>
          <table:table-cell office:value-type="string">
            <text:p>GIDEAO DIAS GUERRA</text:p>
          </table:table-cell>
          <table:table-cell office:value-type="string">
            <text:p>12 Nov 09, 00h00</text:p>
          </table:table-cell>
        </table:table-row>
        <table:table-row table:style-name="ro1">
          <table:table-cell office:value-type="float" office:value="8778">
            <text:p>8778</text:p>
          </table:table-cell>
          <table:table-cell office:value-type="string">
            <text:p>JOSÉ OSÓRIO GALVAO DE OLIVEIRA</text:p>
          </table:table-cell>
          <table:table-cell office:value-type="string">
            <text:p>12 Nov 09, 00h00</text:p>
          </table:table-cell>
        </table:table-row>
        <table:table-row table:style-name="ro1">
          <table:table-cell office:value-type="float" office:value="8779">
            <text:p>8779</text:p>
          </table:table-cell>
          <table:table-cell office:value-type="string">
            <text:p>VERA LUCIA LUZ DOS SANTOS</text:p>
          </table:table-cell>
          <table:table-cell office:value-type="string">
            <text:p>12 Nov 09, 00h00</text:p>
          </table:table-cell>
        </table:table-row>
        <table:table-row table:style-name="ro1">
          <table:table-cell office:value-type="float" office:value="8781">
            <text:p>8781</text:p>
          </table:table-cell>
          <table:table-cell office:value-type="string">
            <text:p>RELRISON LINS FEITOSA</text:p>
          </table:table-cell>
          <table:table-cell office:value-type="string">
            <text:p>12 Nov 09, 00h00</text:p>
          </table:table-cell>
        </table:table-row>
        <table:table-row table:style-name="ro1">
          <table:table-cell office:value-type="float" office:value="8782">
            <text:p>8782</text:p>
          </table:table-cell>
          <table:table-cell office:value-type="string">
            <text:p>JOSE DA PAZ PEREIRA SANTOS</text:p>
          </table:table-cell>
          <table:table-cell office:value-type="string">
            <text:p>27 Out 09, 00h00</text:p>
          </table:table-cell>
        </table:table-row>
        <table:table-row table:style-name="ro1">
          <table:table-cell office:value-type="float" office:value="8783">
            <text:p>8783</text:p>
          </table:table-cell>
          <table:table-cell office:value-type="string">
            <text:p>MANOEL MARTINS DE ALMEIDA FILHO</text:p>
          </table:table-cell>
          <table:table-cell office:value-type="string">
            <text:p>13 Nov 09, 00h00</text:p>
          </table:table-cell>
        </table:table-row>
        <table:table-row table:style-name="ro1">
          <table:table-cell office:value-type="float" office:value="8786">
            <text:p>8786</text:p>
          </table:table-cell>
          <table:table-cell office:value-type="string">
            <text:p>ADINELMA PEREIRA DA SILVA</text:p>
          </table:table-cell>
          <table:table-cell office:value-type="string">
            <text:p>16 Nov 09, 00h00</text:p>
          </table:table-cell>
        </table:table-row>
        <table:table-row table:style-name="ro1">
          <table:table-cell office:value-type="float" office:value="8787">
            <text:p>8787</text:p>
          </table:table-cell>
          <table:table-cell office:value-type="string">
            <text:p>JOAO LOPES DA SILVA</text:p>
          </table:table-cell>
          <table:table-cell office:value-type="string">
            <text:p>16 Nov 09, 00h00</text:p>
          </table:table-cell>
        </table:table-row>
        <table:table-row table:style-name="ro1">
          <table:table-cell office:value-type="float" office:value="8788">
            <text:p>8788</text:p>
          </table:table-cell>
          <table:table-cell office:value-type="string">
            <text:p>ENOQUE LIMA DO NASCIMENTO</text:p>
          </table:table-cell>
          <table:table-cell office:value-type="string">
            <text:p>16 Nov 09, 00h00</text:p>
          </table:table-cell>
        </table:table-row>
        <table:table-row table:style-name="ro1">
          <table:table-cell office:value-type="float" office:value="8789">
            <text:p>8789</text:p>
          </table:table-cell>
          <table:table-cell office:value-type="string">
            <text:p>BERALDO LINS SARMENTO NETO</text:p>
          </table:table-cell>
          <table:table-cell office:value-type="string">
            <text:p>16 Nov 09, 00h00</text:p>
          </table:table-cell>
        </table:table-row>
        <table:table-row table:style-name="ro1">
          <table:table-cell office:value-type="float" office:value="8792">
            <text:p>8792</text:p>
          </table:table-cell>
          <table:table-cell office:value-type="string">
            <text:p>CLAUDEMIR GOMES DA SILVA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793">
            <text:p>8793</text:p>
          </table:table-cell>
          <table:table-cell office:value-type="string">
            <text:p>JAEL FURTADO SALGADO LEITE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794">
            <text:p>8794</text:p>
          </table:table-cell>
          <table:table-cell office:value-type="string">
            <text:p>PEDRO BATISTA DE OLIVEIRA FILHO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string">
            <text:p>CARLOS ALBERTO LEÃO PEIXOTO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796">
            <text:p>8796</text:p>
          </table:table-cell>
          <table:table-cell office:value-type="string">
            <text:p>ABELARDO VIEIRA CAVALCANTE JUNIOR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798">
            <text:p>8798</text:p>
          </table:table-cell>
          <table:table-cell office:value-type="string">
            <text:p>ADJA CIRILO DE ALMEIDA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799">
            <text:p>8799</text:p>
          </table:table-cell>
          <table:table-cell office:value-type="string">
            <text:p>JOSINEIDE COSMO DA SILVA</text:p>
          </table:table-cell>
          <table:table-cell office:value-type="string">
            <text:p>17 Nov 09, 00h00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string">
            <text:p>ASTROGILDO DE CASTRO SAMPAIO</text:p>
          </table:table-cell>
          <table:table-cell office:value-type="string">
            <text:p>16 Out 09, 00h00</text:p>
          </table:table-cell>
        </table:table-row>
        <table:table-row table:style-name="ro1">
          <table:table-cell office:value-type="float" office:value="8807">
            <text:p>8807</text:p>
          </table:table-cell>
          <table:table-cell office:value-type="string">
            <text:p>SEVERINO FRANCISCO PEIXOTO</text:p>
          </table:table-cell>
          <table:table-cell office:value-type="string">
            <text:p>23 Nov 09, 00h00</text:p>
          </table:table-cell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DJALMA CALHEIROS DE MELO</text:p>
          </table:table-cell>
          <table:table-cell office:value-type="string">
            <text:p>23 Nov 09, 00h00</text:p>
          </table:table-cell>
        </table:table-row>
        <table:table-row table:style-name="ro1">
          <table:table-cell office:value-type="float" office:value="8809">
            <text:p>8809</text:p>
          </table:table-cell>
          <table:table-cell office:value-type="string">
            <text:p>ODETE BEZERRA DE PAIVA</text:p>
          </table:table-cell>
          <table:table-cell office:value-type="string">
            <text:p>23 Nov 09, 00h00</text:p>
          </table:table-cell>
        </table:table-row>
        <table:table-row table:style-name="ro1">
          <table:table-cell office:value-type="float" office:value="8811">
            <text:p>8811</text:p>
          </table:table-cell>
          <table:table-cell office:value-type="string">
            <text:p>DAVID  EISENHOWER CADETE  FILHO</text:p>
          </table:table-cell>
          <table:table-cell office:value-type="string">
            <text:p>25 Nov 09, 00h00</text:p>
          </table:table-cell>
        </table:table-row>
        <table:table-row table:style-name="ro1">
          <table:table-cell office:value-type="float" office:value="8814">
            <text:p>8814</text:p>
          </table:table-cell>
          <table:table-cell office:value-type="string">
            <text:p>ERIVALDO ALVES DO NASCIMENTO</text:p>
          </table:table-cell>
          <table:table-cell office:value-type="string">
            <text:p>25 Nov 09, 00h00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ABELARDO JOSE DE OLIVEIRA</text:p>
          </table:table-cell>
          <table:table-cell office:value-type="string">
            <text:p>9 Mar 09, 00h00</text:p>
          </table:table-cell>
        </table:table-row>
        <table:table-row table:style-name="ro1">
          <table:table-cell office:value-type="float" office:value="8819">
            <text:p>8819</text:p>
          </table:table-cell>
          <table:table-cell office:value-type="string">
            <text:p>JOÃO DE FREITAS</text:p>
          </table:table-cell>
          <table:table-cell office:value-type="string">
            <text:p>25 Nov 09, 00h00</text:p>
          </table:table-cell>
        </table:table-row>
        <table:table-row table:style-name="ro1">
          <table:table-cell office:value-type="float" office:value="8820">
            <text:p>8820</text:p>
          </table:table-cell>
          <table:table-cell office:value-type="string">
            <text:p>PAULO ROBERTO RODRIGUES DE ALBUQUERQUE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8822">
            <text:p>8822</text:p>
          </table:table-cell>
          <table:table-cell office:value-type="string">
            <text:p>JOSE LUIZ DOS SANTOS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8823">
            <text:p>8823</text:p>
          </table:table-cell>
          <table:table-cell office:value-type="string">
            <text:p>MARIA SOCORRO COSTA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8824">
            <text:p>8824</text:p>
          </table:table-cell>
          <table:table-cell office:value-type="string">
            <text:p>MAXIMINO DE ARAUJO RAMOS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8825">
            <text:p>8825</text:p>
          </table:table-cell>
          <table:table-cell office:value-type="string">
            <text:p>VITOR RODRIGUES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8826">
            <text:p>8826</text:p>
          </table:table-cell>
          <table:table-cell office:value-type="string">
            <text:p>ROUSE DEISE PEDROSA DE LIMA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8829">
            <text:p>8829</text:p>
          </table:table-cell>
          <table:table-cell office:value-type="string">
            <text:p>SINVAL PAES DA GAMA</text:p>
          </table:table-cell>
          <table:table-cell office:value-type="string">
            <text:p>12 Ago 09, 00h00</text:p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string">
            <text:p>DANILLO SIQUEIRA TENORIO LIMA</text:p>
          </table:table-cell>
          <table:table-cell office:value-type="string">
            <text:p>6 Out 09, 00h00</text:p>
          </table:table-cell>
        </table:table-row>
        <table:table-row table:style-name="ro1">
          <table:table-cell office:value-type="float" office:value="8833">
            <text:p>8833</text:p>
          </table:table-cell>
          <table:table-cell office:value-type="string">
            <text:p>MARIA ISABEL MELO RIBEIRO</text:p>
          </table:table-cell>
          <table:table-cell office:value-type="string">
            <text:p>24 Fev 03, 00h00</text:p>
          </table:table-cell>
        </table:table-row>
        <table:table-row table:style-name="ro1">
          <table:table-cell office:value-type="float" office:value="8835">
            <text:p>8835</text:p>
          </table:table-cell>
          <table:table-cell office:value-type="string">
            <text:p>EULALIO RODRIGUES DA SILVA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36">
            <text:p>8836</text:p>
          </table:table-cell>
          <table:table-cell office:value-type="string">
            <text:p>AUGUSTO RICARDO CORNELIO ALVES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37">
            <text:p>8837</text:p>
          </table:table-cell>
          <table:table-cell office:value-type="string">
            <text:p>EDVALDO MARQUES DA SILVA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39">
            <text:p>8839</text:p>
          </table:table-cell>
          <table:table-cell office:value-type="string">
            <text:p>UBIRATAN DE ALBUQUERQUE COSTA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41">
            <text:p>8841</text:p>
          </table:table-cell>
          <table:table-cell office:value-type="string">
            <text:p>ALEX SANDRO CARDOSO DA SILVA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44">
            <text:p>8844</text:p>
          </table:table-cell>
          <table:table-cell office:value-type="string">
            <text:p>JADIELSON BATISTA SOUZA DOS SANTOS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45">
            <text:p>8845</text:p>
          </table:table-cell>
          <table:table-cell office:value-type="string">
            <text:p>RONALDO DE OLIVEIRA SILVA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8846">
            <text:p>8846</text:p>
          </table:table-cell>
          <table:table-cell office:value-type="string">
            <text:p>ROSTAND GIOVANNI MORAES</text:p>
          </table:table-cell>
          <table:table-cell office:value-type="string">
            <text:p>18 Dez 09, 00h00</text:p>
          </table:table-cell>
        </table:table-row>
        <table:table-row table:style-name="ro1">
          <table:table-cell office:value-type="float" office:value="8847">
            <text:p>8847</text:p>
          </table:table-cell>
          <table:table-cell office:value-type="string">
            <text:p>FATIMA REJANE ALBUQUERUQE SANTOS NUNES</text:p>
          </table:table-cell>
          <table:table-cell office:value-type="string">
            <text:p>18 Dez 09, 00h00</text:p>
          </table:table-cell>
        </table:table-row>
        <table:table-row table:style-name="ro1">
          <table:table-cell office:value-type="float" office:value="8850">
            <text:p>8850</text:p>
          </table:table-cell>
          <table:table-cell office:value-type="string">
            <text:p>CICERO CLAUDINO DA SILVA</text:p>
          </table:table-cell>
          <table:table-cell office:value-type="string">
            <text:p>22 Dez 09, 00h00</text:p>
          </table:table-cell>
        </table:table-row>
        <table:table-row table:style-name="ro1">
          <table:table-cell office:value-type="float" office:value="8851">
            <text:p>8851</text:p>
          </table:table-cell>
          <table:table-cell office:value-type="string">
            <text:p>KELISON SEVERINO DE ABREU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2">
            <text:p>8852</text:p>
          </table:table-cell>
          <table:table-cell office:value-type="string">
            <text:p>ELITANIA A. TORRES GALVÃO DE LIM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3">
            <text:p>8853</text:p>
          </table:table-cell>
          <table:table-cell office:value-type="string">
            <text:p>SEMIRAMS GOMES COST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4">
            <text:p>8854</text:p>
          </table:table-cell>
          <table:table-cell office:value-type="string">
            <text:p>ROBSON ALVES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5">
            <text:p>8855</text:p>
          </table:table-cell>
          <table:table-cell office:value-type="string">
            <text:p>JEDIAEL RICARDO DE ARAUJO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6">
            <text:p>8856</text:p>
          </table:table-cell>
          <table:table-cell office:value-type="string">
            <text:p>MARILENE ADELINO DA SILVA FERREIR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8">
            <text:p>8858</text:p>
          </table:table-cell>
          <table:table-cell office:value-type="string">
            <text:p>ANNA SCHELLY TIZEY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59">
            <text:p>8859</text:p>
          </table:table-cell>
          <table:table-cell office:value-type="string">
            <text:p>JAIR ANTONIO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61">
            <text:p>8861</text:p>
          </table:table-cell>
          <table:table-cell office:value-type="string">
            <text:p>IGOR DLEMBERT JORGES DE SOUZ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65">
            <text:p>8865</text:p>
          </table:table-cell>
          <table:table-cell office:value-type="string">
            <text:p>VANDERLEI TENORIO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67">
            <text:p>8867</text:p>
          </table:table-cell>
          <table:table-cell office:value-type="string">
            <text:p>JULIO FLAVIO PEIXOTO DA COST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68">
            <text:p>8868</text:p>
          </table:table-cell>
          <table:table-cell office:value-type="string">
            <text:p>WELLIGTON ALVES DE ARAUJO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69">
            <text:p>8869</text:p>
          </table:table-cell>
          <table:table-cell office:value-type="string">
            <text:p>AMOZAIDAN CORREA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string">
            <text:p>MARIA ELIZIA DA SILVA LOPES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string">
            <text:p>JEILSON BUARQUE TENORIO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77">
            <text:p>8877</text:p>
          </table:table-cell>
          <table:table-cell office:value-type="string">
            <text:p>MARIA CICERA RODRIGUES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78">
            <text:p>8878</text:p>
          </table:table-cell>
          <table:table-cell office:value-type="string">
            <text:p>FERNANDO BOANERGES DE MELO FREIRE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79">
            <text:p>8879</text:p>
          </table:table-cell>
          <table:table-cell office:value-type="string">
            <text:p>MARIA ZELIA FERREIRA DE LIM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0">
            <text:p>8880</text:p>
          </table:table-cell>
          <table:table-cell office:value-type="string">
            <text:p>JOSE CICERO DE OLIVEIRA PINHEIRO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1">
            <text:p>8881</text:p>
          </table:table-cell>
          <table:table-cell office:value-type="string">
            <text:p>MANASSES PEDRO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2">
            <text:p>8882</text:p>
          </table:table-cell>
          <table:table-cell office:value-type="string">
            <text:p>NEUSA FREITAS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3">
            <text:p>8883</text:p>
          </table:table-cell>
          <table:table-cell office:value-type="string">
            <text:p>JAIRO SAMPAIO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EDILA RODRIGUES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5">
            <text:p>8885</text:p>
          </table:table-cell>
          <table:table-cell office:value-type="string">
            <text:p>CARLOS IRAN DE MELO DA SILVEIR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6">
            <text:p>8886</text:p>
          </table:table-cell>
          <table:table-cell office:value-type="string">
            <text:p>ERACLITO DAS NEVES OLIVEIRA JUNIOR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7">
            <text:p>8887</text:p>
          </table:table-cell>
          <table:table-cell office:value-type="string">
            <text:p>AUTA MEDEIROS ROCH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89">
            <text:p>8889</text:p>
          </table:table-cell>
          <table:table-cell office:value-type="string">
            <text:p>WYARA PRISCILA DE MELO TEIXEIR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90">
            <text:p>8890</text:p>
          </table:table-cell>
          <table:table-cell office:value-type="string">
            <text:p>MARIA CICERA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91">
            <text:p>8891</text:p>
          </table:table-cell>
          <table:table-cell office:value-type="string">
            <text:p>GLEBER GLAUCIO DO NASCIMENTO S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93">
            <text:p>8893</text:p>
          </table:table-cell>
          <table:table-cell office:value-type="string">
            <text:p>ANA CELIA RIJO DOS SANTOS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94">
            <text:p>8894</text:p>
          </table:table-cell>
          <table:table-cell office:value-type="string">
            <text:p>CICERO RAIMUNDO DOS SANTOS NETO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95">
            <text:p>8895</text:p>
          </table:table-cell>
          <table:table-cell office:value-type="string">
            <text:p>RICARDO AUGUSTO SOBRAL PIMENTEL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896">
            <text:p>8896</text:p>
          </table:table-cell>
          <table:table-cell office:value-type="string">
            <text:p>FLAVIO AGNAELDO ALVES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string">
            <text:p>ALUISIO SAVIO DE SOUZA XAVIER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03">
            <text:p>8903</text:p>
          </table:table-cell>
          <table:table-cell office:value-type="string">
            <text:p>JOAO PAULO FREITAS BATIST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04">
            <text:p>8904</text:p>
          </table:table-cell>
          <table:table-cell office:value-type="string">
            <text:p>WAGNER MONTEIRO CAVALCANTI MANSO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string">
            <text:p>MARIA DE FATIMA OLIVEIRA CAMAR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06">
            <text:p>8906</text:p>
          </table:table-cell>
          <table:table-cell office:value-type="string">
            <text:p>ZILDO LEITE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08">
            <text:p>8908</text:p>
          </table:table-cell>
          <table:table-cell office:value-type="string">
            <text:p>GICELIO DANIEL FERREIRA</text:p>
          </table:table-cell>
          <table:table-cell office:value-type="string">
            <text:p>6 Jul 10, 00h00</text:p>
          </table:table-cell>
        </table:table-row>
        <table:table-row table:style-name="ro1">
          <table:table-cell office:value-type="float" office:value="8909">
            <text:p>8909</text:p>
          </table:table-cell>
          <table:table-cell office:value-type="string">
            <text:p>MARLENE FARIAS WANDERLEY</text:p>
          </table:table-cell>
          <table:table-cell office:value-type="string">
            <text:p>10 Mai 10, 00h00</text:p>
          </table:table-cell>
        </table:table-row>
        <table:table-row table:style-name="ro1">
          <table:table-cell office:value-type="float" office:value="8910">
            <text:p>8910</text:p>
          </table:table-cell>
          <table:table-cell office:value-type="string">
            <text:p>ELI SANTOS DE AQUINO</text:p>
          </table:table-cell>
          <table:table-cell office:value-type="string">
            <text:p>12 Mai 10, 00h00</text:p>
          </table:table-cell>
        </table:table-row>
        <table:table-row table:style-name="ro1">
          <table:table-cell office:value-type="float" office:value="8911">
            <text:p>8911</text:p>
          </table:table-cell>
          <table:table-cell office:value-type="string">
            <text:p>MARCELO CARLOS FERREIRA</text:p>
          </table:table-cell>
          <table:table-cell office:value-type="string">
            <text:p>6 Jul 10, 00h00</text:p>
          </table:table-cell>
        </table:table-row>
        <table:table-row table:style-name="ro1">
          <table:table-cell office:value-type="float" office:value="8912">
            <text:p>8912</text:p>
          </table:table-cell>
          <table:table-cell office:value-type="string">
            <text:p>MARIA DEUSDETE DE MELO PONTES</text:p>
          </table:table-cell>
          <table:table-cell office:value-type="string">
            <text:p>25 Mai 10, 00h00</text:p>
          </table:table-cell>
        </table:table-row>
        <table:table-row table:style-name="ro1">
          <table:table-cell office:value-type="float" office:value="8913">
            <text:p>8913</text:p>
          </table:table-cell>
          <table:table-cell office:value-type="string">
            <text:p>JOSE EDNALDO DA SILVA</text:p>
          </table:table-cell>
          <table:table-cell office:value-type="string">
            <text:p>8 Jul 10, 00h00</text:p>
          </table:table-cell>
        </table:table-row>
        <table:table-row table:style-name="ro1">
          <table:table-cell office:value-type="float" office:value="8914">
            <text:p>8914</text:p>
          </table:table-cell>
          <table:table-cell office:value-type="string">
            <text:p>ALOISIO RONALD DOS SANTOS SILVA</text:p>
          </table:table-cell>
          <table:table-cell office:value-type="string">
            <text:p>25 Mai 10, 00h00</text:p>
          </table:table-cell>
        </table:table-row>
        <table:table-row table:style-name="ro1">
          <table:table-cell office:value-type="float" office:value="8916">
            <text:p>8916</text:p>
          </table:table-cell>
          <table:table-cell office:value-type="string">
            <text:p>JOSE DARCY GOMES FILHO</text:p>
          </table:table-cell>
          <table:table-cell office:value-type="string">
            <text:p>2 Jun 10, 00h00</text:p>
          </table:table-cell>
        </table:table-row>
        <table:table-row table:style-name="ro1">
          <table:table-cell office:value-type="float" office:value="8917">
            <text:p>8917</text:p>
          </table:table-cell>
          <table:table-cell office:value-type="string">
            <text:p>JOSE SEVERINO DE MEDEIROS</text:p>
          </table:table-cell>
          <table:table-cell office:value-type="string">
            <text:p>6 Jul 10, 00h00</text:p>
          </table:table-cell>
        </table:table-row>
        <table:table-row table:style-name="ro1">
          <table:table-cell office:value-type="float" office:value="8920">
            <text:p>8920</text:p>
          </table:table-cell>
          <table:table-cell office:value-type="string">
            <text:p>VERA OTILIA DE SIQUEIRA GUEDES</text:p>
          </table:table-cell>
          <table:table-cell office:value-type="string">
            <text:p>1 Jul 10, 00h00</text:p>
          </table:table-cell>
        </table:table-row>
        <table:table-row table:style-name="ro1">
          <table:table-cell office:value-type="float" office:value="8921">
            <text:p>8921</text:p>
          </table:table-cell>
          <table:table-cell office:value-type="string">
            <text:p>ROSIMERY SANTOS BARROS DE ANDRADE</text:p>
          </table:table-cell>
          <table:table-cell office:value-type="string">
            <text:p>2 Jul 10, 00h00</text:p>
          </table:table-cell>
        </table:table-row>
        <table:table-row table:style-name="ro1">
          <table:table-cell office:value-type="float" office:value="8923">
            <text:p>8923</text:p>
          </table:table-cell>
          <table:table-cell office:value-type="string">
            <text:p>JOSÉ RICAON VIEIRA SOARES</text:p>
          </table:table-cell>
          <table:table-cell office:value-type="string">
            <text:p>21 Jun 10, 00h00</text:p>
          </table:table-cell>
        </table:table-row>
        <table:table-row table:style-name="ro1">
          <table:table-cell office:value-type="float" office:value="8924">
            <text:p>8924</text:p>
          </table:table-cell>
          <table:table-cell office:value-type="string">
            <text:p>TALVANIO ROBERTO DA SILVA</text:p>
          </table:table-cell>
          <table:table-cell office:value-type="string">
            <text:p>1 Jul 10, 00h00</text:p>
          </table:table-cell>
        </table:table-row>
        <table:table-row table:style-name="ro1">
          <table:table-cell office:value-type="float" office:value="8926">
            <text:p>8926</text:p>
          </table:table-cell>
          <table:table-cell office:value-type="string">
            <text:p>LUIS RUFINO DOS SANTOS</text:p>
          </table:table-cell>
          <table:table-cell office:value-type="string">
            <text:p>21 Jun 10, 00h00</text:p>
          </table:table-cell>
        </table:table-row>
        <table:table-row table:style-name="ro1">
          <table:table-cell office:value-type="float" office:value="8928">
            <text:p>8928</text:p>
          </table:table-cell>
          <table:table-cell office:value-type="string">
            <text:p>MARIA HELENA DA SILVA CUNHA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29">
            <text:p>8929</text:p>
          </table:table-cell>
          <table:table-cell office:value-type="string">
            <text:p>FRANCISCO CORREIA DOS SANTOS</text:p>
          </table:table-cell>
          <table:table-cell office:value-type="string">
            <text:p>1 Fev 10, 00h00</text:p>
          </table:table-cell>
        </table:table-row>
        <table:table-row table:style-name="ro1">
          <table:table-cell office:value-type="float" office:value="8931">
            <text:p>8931</text:p>
          </table:table-cell>
          <table:table-cell office:value-type="string">
            <text:p>LUCIANE OLIVEIRA LIMA DE MENEZES</text:p>
          </table:table-cell>
          <table:table-cell office:value-type="string">
            <text:p>1 Fev 10, 00h00</text:p>
          </table:table-cell>
        </table:table-row>
        <table:table-row table:style-name="ro1">
          <table:table-cell office:value-type="float" office:value="8932">
            <text:p>8932</text:p>
          </table:table-cell>
          <table:table-cell office:value-type="string">
            <text:p>ADA NUNES DE PAULA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string">
            <text:p>VILMA SILVA DOS SANTOS</text:p>
          </table:table-cell>
          <table:table-cell office:value-type="string">
            <text:p>5 Fev 10, 00h00</text:p>
          </table:table-cell>
        </table:table-row>
        <table:table-row table:style-name="ro1">
          <table:table-cell office:value-type="float" office:value="8934">
            <text:p>8934</text:p>
          </table:table-cell>
          <table:table-cell office:value-type="string">
            <text:p>CRISTIANO DOS SANTOS SILVA</text:p>
          </table:table-cell>
          <table:table-cell office:value-type="string">
            <text:p>15 Mar 10, 00h00</text:p>
          </table:table-cell>
        </table:table-row>
        <table:table-row table:style-name="ro1">
          <table:table-cell office:value-type="float" office:value="8936">
            <text:p>8936</text:p>
          </table:table-cell>
          <table:table-cell office:value-type="string">
            <text:p>JOSE GOMES DA SILVA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8937">
            <text:p>8937</text:p>
          </table:table-cell>
          <table:table-cell office:value-type="string">
            <text:p>ALISSON SANTOS LOPES SAMPAIO</text:p>
          </table:table-cell>
          <table:table-cell office:value-type="string">
            <text:p>15 Mar 10, 00h00</text:p>
          </table:table-cell>
        </table:table-row>
        <table:table-row table:style-name="ro1">
          <table:table-cell office:value-type="float" office:value="8938">
            <text:p>8938</text:p>
          </table:table-cell>
          <table:table-cell office:value-type="string">
            <text:p>JOÃO JOAQUIM DE LIMA</text:p>
          </table:table-cell>
          <table:table-cell office:value-type="string">
            <text:p>4 Mar 10, 00h00</text:p>
          </table:table-cell>
        </table:table-row>
        <table:table-row table:style-name="ro1">
          <table:table-cell office:value-type="float" office:value="8939">
            <text:p>8939</text:p>
          </table:table-cell>
          <table:table-cell office:value-type="string">
            <text:p>GERUZA GOBERTO DOS SANTOS</text:p>
          </table:table-cell>
          <table:table-cell office:value-type="string">
            <text:p>11 Fev 10, 00h00</text:p>
          </table:table-cell>
        </table:table-row>
        <table:table-row table:style-name="ro1">
          <table:table-cell office:value-type="float" office:value="8941">
            <text:p>8941</text:p>
          </table:table-cell>
          <table:table-cell office:value-type="string">
            <text:p>MARIA APARECIDA AVELINO</text:p>
          </table:table-cell>
          <table:table-cell office:value-type="string">
            <text:p>14 Jun 10, 00h00</text:p>
          </table:table-cell>
        </table:table-row>
        <table:table-row table:style-name="ro1">
          <table:table-cell office:value-type="float" office:value="8942">
            <text:p>8942</text:p>
          </table:table-cell>
          <table:table-cell office:value-type="string">
            <text:p>ALEXANDRE JOSE MENDONCA GOMES DA SILVA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8943">
            <text:p>8943</text:p>
          </table:table-cell>
          <table:table-cell office:value-type="string">
            <text:p>SERGIO ANTONIO OLIVEIRA MACARIO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GERENILDA SANTOS DE OLIVEIRA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FERNANDO ANTONIO MOURA ARRAES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8947">
            <text:p>8947</text:p>
          </table:table-cell>
          <table:table-cell office:value-type="string">
            <text:p>JOSE SOARES DE OLIVEIRA FILHO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8948">
            <text:p>8948</text:p>
          </table:table-cell>
          <table:table-cell office:value-type="string">
            <text:p>ELISEU OLIVEIRA BARBOSA FILHO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8949">
            <text:p>8949</text:p>
          </table:table-cell>
          <table:table-cell office:value-type="string">
            <text:p>RAFAEL FERREIRA DE FRANCA</text:p>
          </table:table-cell>
          <table:table-cell office:value-type="string">
            <text:p>22 Jan 10, 00h00</text:p>
          </table:table-cell>
        </table:table-row>
        <table:table-row table:style-name="ro1">
          <table:table-cell office:value-type="float" office:value="8951">
            <text:p>8951</text:p>
          </table:table-cell>
          <table:table-cell office:value-type="string">
            <text:p>JACINTA DE FATIMA CAVALCANTE MARQUES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8954">
            <text:p>8954</text:p>
          </table:table-cell>
          <table:table-cell office:value-type="string">
            <text:p>MARIA DE LOURDES DOS SANTOS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55">
            <text:p>8955</text:p>
          </table:table-cell>
          <table:table-cell office:value-type="string">
            <text:p>LUIZA MARIA DAS CHAGAS</text:p>
          </table:table-cell>
          <table:table-cell office:value-type="string">
            <text:p>22 Mai 10, 00h00</text:p>
          </table:table-cell>
        </table:table-row>
        <table:table-row table:style-name="ro1">
          <table:table-cell office:value-type="float" office:value="8956">
            <text:p>8956</text:p>
          </table:table-cell>
          <table:table-cell office:value-type="string">
            <text:p>CARLOS JORGE COUTO DE SOUZA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57">
            <text:p>8957</text:p>
          </table:table-cell>
          <table:table-cell office:value-type="string">
            <text:p>FRANKLIN MELO DOS SANTOS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8958">
            <text:p>8958</text:p>
          </table:table-cell>
          <table:table-cell office:value-type="string">
            <text:p>FRANCISCO LUCIANO TELES CORREIA</text:p>
          </table:table-cell>
          <table:table-cell office:value-type="string">
            <text:p>19 Fev 10, 00h00</text:p>
          </table:table-cell>
        </table:table-row>
        <table:table-row table:style-name="ro1">
          <table:table-cell office:value-type="float" office:value="8962">
            <text:p>8962</text:p>
          </table:table-cell>
          <table:table-cell office:value-type="string">
            <text:p>EVERALDO PACIFICO CALDAS</text:p>
          </table:table-cell>
          <table:table-cell office:value-type="string">
            <text:p>1 Mar 10, 00h00</text:p>
          </table:table-cell>
        </table:table-row>
        <table:table-row table:style-name="ro1">
          <table:table-cell office:value-type="float" office:value="8963">
            <text:p>8963</text:p>
          </table:table-cell>
          <table:table-cell office:value-type="string">
            <text:p>NEWTON ALEXANDRE DA SILVA</text:p>
          </table:table-cell>
          <table:table-cell office:value-type="string">
            <text:p>22 Mar 10, 00h00</text:p>
          </table:table-cell>
        </table:table-row>
        <table:table-row table:style-name="ro1">
          <table:table-cell office:value-type="float" office:value="8965">
            <text:p>8965</text:p>
          </table:table-cell>
          <table:table-cell office:value-type="string">
            <text:p>GARDENIA MOREIRA GOMES FARIAS DE MELO</text:p>
          </table:table-cell>
          <table:table-cell office:value-type="string">
            <text:p>1 Mar 10, 00h00</text:p>
          </table:table-cell>
        </table:table-row>
        <table:table-row table:style-name="ro1">
          <table:table-cell office:value-type="float" office:value="8966">
            <text:p>8966</text:p>
          </table:table-cell>
          <table:table-cell office:value-type="string">
            <text:p>JOSÉ INAILTON NUNES DA SILVA</text:p>
          </table:table-cell>
          <table:table-cell office:value-type="string">
            <text:p>5 Fev 10, 00h00</text:p>
          </table:table-cell>
        </table:table-row>
        <table:table-row table:style-name="ro1">
          <table:table-cell office:value-type="float" office:value="8967">
            <text:p>8967</text:p>
          </table:table-cell>
          <table:table-cell office:value-type="string">
            <text:p>JOSE ROBERTO DOS SANTOS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8968">
            <text:p>8968</text:p>
          </table:table-cell>
          <table:table-cell office:value-type="string">
            <text:p>JOSE BATISTA DA SILVA</text:p>
          </table:table-cell>
          <table:table-cell office:value-type="string">
            <text:p>1 Mar 10, 00h00</text:p>
          </table:table-cell>
        </table:table-row>
        <table:table-row table:style-name="ro1">
          <table:table-cell office:value-type="float" office:value="8969">
            <text:p>8969</text:p>
          </table:table-cell>
          <table:table-cell office:value-type="string">
            <text:p>ODACIO BARBOSA DA SILVA FILHO</text:p>
          </table:table-cell>
          <table:table-cell office:value-type="string">
            <text:p>23 Nov 09, 00h00</text:p>
          </table:table-cell>
        </table:table-row>
        <table:table-row table:style-name="ro1">
          <table:table-cell office:value-type="float" office:value="8970">
            <text:p>8970</text:p>
          </table:table-cell>
          <table:table-cell office:value-type="string">
            <text:p>EDVANIO NOGUEIRA DE OLIVEIRA</text:p>
          </table:table-cell>
          <table:table-cell office:value-type="string">
            <text:p>2 Mar 10, 00h00</text:p>
          </table:table-cell>
        </table:table-row>
        <table:table-row table:style-name="ro1">
          <table:table-cell office:value-type="float" office:value="8971">
            <text:p>8971</text:p>
          </table:table-cell>
          <table:table-cell office:value-type="string">
            <text:p>MARIA CICERA SANTIAGO DE MELO</text:p>
          </table:table-cell>
          <table:table-cell office:value-type="string">
            <text:p>14 Jun 10, 00h00</text:p>
          </table:table-cell>
        </table:table-row>
        <table:table-row table:style-name="ro1">
          <table:table-cell office:value-type="float" office:value="8973">
            <text:p>8973</text:p>
          </table:table-cell>
          <table:table-cell office:value-type="string">
            <text:p>MARIA CRISTINA DA SILVA</text:p>
          </table:table-cell>
          <table:table-cell office:value-type="string">
            <text:p>2 Mar 10, 00h00</text:p>
          </table:table-cell>
        </table:table-row>
        <table:table-row table:style-name="ro1">
          <table:table-cell office:value-type="float" office:value="8974">
            <text:p>8974</text:p>
          </table:table-cell>
          <table:table-cell office:value-type="string">
            <text:p>DOMICIO PEREIRA CAMPOS</text:p>
          </table:table-cell>
          <table:table-cell office:value-type="string">
            <text:p>5 Mar 10, 00h00</text:p>
          </table:table-cell>
        </table:table-row>
        <table:table-row table:style-name="ro1">
          <table:table-cell office:value-type="float" office:value="8975">
            <text:p>8975</text:p>
          </table:table-cell>
          <table:table-cell office:value-type="string">
            <text:p>MARIA DE L DA SILVA COSMETICOS   ME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8976">
            <text:p>8976</text:p>
          </table:table-cell>
          <table:table-cell office:value-type="string">
            <text:p>ARYANA MARTINS ARAUJO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8977">
            <text:p>8977</text:p>
          </table:table-cell>
          <table:table-cell office:value-type="string">
            <text:p>SILVIA MARIA DA SILVA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78">
            <text:p>8978</text:p>
          </table:table-cell>
          <table:table-cell office:value-type="string">
            <text:p>CHRISTINNE MOURA NEVES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8979">
            <text:p>8979</text:p>
          </table:table-cell>
          <table:table-cell office:value-type="string">
            <text:p>JOSÉ FERREIRA DE LIMA</text:p>
          </table:table-cell>
          <table:table-cell office:value-type="string">
            <text:p>8 Mar 10, 00h00</text:p>
          </table:table-cell>
        </table:table-row>
        <table:table-row table:style-name="ro1">
          <table:table-cell office:value-type="float" office:value="8983">
            <text:p>8983</text:p>
          </table:table-cell>
          <table:table-cell office:value-type="string">
            <text:p>JOSE BISPO DA SILVA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8984">
            <text:p>8984</text:p>
          </table:table-cell>
          <table:table-cell office:value-type="string">
            <text:p>AIDA MARIA DO NASCIMENTO</text:p>
          </table:table-cell>
          <table:table-cell office:value-type="string">
            <text:p>2 Fev 10, 00h00</text:p>
          </table:table-cell>
        </table:table-row>
        <table:table-row table:style-name="ro1">
          <table:table-cell office:value-type="float" office:value="8985">
            <text:p>8985</text:p>
          </table:table-cell>
          <table:table-cell office:value-type="string">
            <text:p>FABIO SOARES MOTA</text:p>
          </table:table-cell>
          <table:table-cell office:value-type="string">
            <text:p>16 Mar 10, 00h00</text:p>
          </table:table-cell>
        </table:table-row>
        <table:table-row table:style-name="ro1">
          <table:table-cell office:value-type="float" office:value="8987">
            <text:p>8987</text:p>
          </table:table-cell>
          <table:table-cell office:value-type="string">
            <text:p>PAULO SERGIO CAVALCANTE DO NASCIMENTO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8991">
            <text:p>8991</text:p>
          </table:table-cell>
          <table:table-cell office:value-type="string">
            <text:p>EDMILSON DE SOUZA TAVARES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8995">
            <text:p>8995</text:p>
          </table:table-cell>
          <table:table-cell office:value-type="string">
            <text:p>STEPHENSON BARBOSA DA SILVA</text:p>
          </table:table-cell>
          <table:table-cell office:value-type="string">
            <text:p>16 Mar 10, 00h00</text:p>
          </table:table-cell>
        </table:table-row>
        <table:table-row table:style-name="ro1">
          <table:table-cell office:value-type="float" office:value="8996">
            <text:p>8996</text:p>
          </table:table-cell>
          <table:table-cell office:value-type="string">
            <text:p>JOSE CORREIA DE MACEDO FILHO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8997">
            <text:p>8997</text:p>
          </table:table-cell>
          <table:table-cell office:value-type="string">
            <text:p>CLEIF RICARDO DOS SANTOS ALVES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8999">
            <text:p>8999</text:p>
          </table:table-cell>
          <table:table-cell office:value-type="string">
            <text:p>JAIRON TRINDADE BUARQUE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string">
            <text:p>LENILDO LOURENÇO DE ALMEIDA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string">
            <text:p>MARIA JOSE DOS SANTOS ALVES</text:p>
          </table:table-cell>
          <table:table-cell office:value-type="string">
            <text:p>2 Mar 10, 00h00</text:p>
          </table:table-cell>
        </table:table-row>
        <table:table-row table:style-name="ro1">
          <table:table-cell office:value-type="float" office:value="9002">
            <text:p>9002</text:p>
          </table:table-cell>
          <table:table-cell office:value-type="string">
            <text:p>MAYKOM WILLAMES BARROS DE CARVALHO</text:p>
          </table:table-cell>
          <table:table-cell office:value-type="string">
            <text:p>8 Fev 10, 00h00</text:p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string">
            <text:p>MARILDA MONTE FRAGOSO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9010">
            <text:p>9010</text:p>
          </table:table-cell>
          <table:table-cell office:value-type="string">
            <text:p>MARIA LINS DOS SANTOS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012">
            <text:p>9012</text:p>
          </table:table-cell>
          <table:table-cell office:value-type="string">
            <text:p>QUITERIA MORAES DA SILVA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013">
            <text:p>9013</text:p>
          </table:table-cell>
          <table:table-cell office:value-type="string">
            <text:p>ALAN DA SILVA SANTOS</text:p>
          </table:table-cell>
          <table:table-cell office:value-type="string">
            <text:p>30 Dez 09, 00h00</text:p>
          </table:table-cell>
        </table:table-row>
        <table:table-row table:style-name="ro1">
          <table:table-cell office:value-type="float" office:value="9014">
            <text:p>9014</text:p>
          </table:table-cell>
          <table:table-cell office:value-type="string">
            <text:p>LENICE DOS SANTOS SILVA</text:p>
          </table:table-cell>
          <table:table-cell office:value-type="string">
            <text:p>14 Jun 10, 00h00</text:p>
          </table:table-cell>
        </table:table-row>
        <table:table-row table:style-name="ro1">
          <table:table-cell office:value-type="float" office:value="9015">
            <text:p>9015</text:p>
          </table:table-cell>
          <table:table-cell office:value-type="string">
            <text:p>EDNELMA FARIAS DE CARVALHO</text:p>
          </table:table-cell>
          <table:table-cell office:value-type="string">
            <text:p>30 Dez 09, 00h00</text:p>
          </table:table-cell>
        </table:table-row>
        <table:table-row table:style-name="ro1">
          <table:table-cell office:value-type="float" office:value="9016">
            <text:p>9016</text:p>
          </table:table-cell>
          <table:table-cell office:value-type="string">
            <text:p>MARIA CICERA MARIANO CAVALCANTE</text:p>
          </table:table-cell>
          <table:table-cell office:value-type="string">
            <text:p>4 Jan 10, 00h00</text:p>
          </table:table-cell>
        </table:table-row>
        <table:table-row table:style-name="ro1">
          <table:table-cell office:value-type="float" office:value="9018">
            <text:p>9018</text:p>
          </table:table-cell>
          <table:table-cell office:value-type="string">
            <text:p>GILVAN EVARISTO DO NASCIMENTO</text:p>
          </table:table-cell>
          <table:table-cell office:value-type="string">
            <text:p>18 Dez 09, 00h00</text:p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string">
            <text:p>CIRO CASADO DA ROCHA</text:p>
          </table:table-cell>
          <table:table-cell office:value-type="string">
            <text:p>15 Mar 10, 00h00</text:p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string">
            <text:p>ALMIR RAMOS DA SILVA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024">
            <text:p>9024</text:p>
          </table:table-cell>
          <table:table-cell office:value-type="string">
            <text:p>HERIVELTON CAETANO DE SOUZA</text:p>
          </table:table-cell>
          <table:table-cell office:value-type="string">
            <text:p>14 Jun 10, 00h00</text:p>
          </table:table-cell>
        </table:table-row>
        <table:table-row table:style-name="ro1">
          <table:table-cell office:value-type="float" office:value="9026">
            <text:p>9026</text:p>
          </table:table-cell>
          <table:table-cell office:value-type="string">
            <text:p>ANTONIO DE PÁDUA RODRIGUES</text:p>
          </table:table-cell>
          <table:table-cell office:value-type="string">
            <text:p>12 Fev 10, 00h00</text:p>
          </table:table-cell>
        </table:table-row>
        <table:table-row table:style-name="ro1">
          <table:table-cell office:value-type="float" office:value="9027">
            <text:p>9027</text:p>
          </table:table-cell>
          <table:table-cell office:value-type="string">
            <text:p>ANTONIO CELIO BATISTA</text:p>
          </table:table-cell>
          <table:table-cell office:value-type="string">
            <text:p>9 Set 09, 00h00</text:p>
          </table:table-cell>
        </table:table-row>
        <table:table-row table:style-name="ro1">
          <table:table-cell office:value-type="float" office:value="9028">
            <text:p>9028</text:p>
          </table:table-cell>
          <table:table-cell office:value-type="string">
            <text:p>PEDRO BERNARDO DA SILVA</text:p>
          </table:table-cell>
          <table:table-cell office:value-type="string">
            <text:p>7 Abr 10, 00h00</text:p>
          </table:table-cell>
        </table:table-row>
        <table:table-row table:style-name="ro1">
          <table:table-cell office:value-type="float" office:value="9030">
            <text:p>9030</text:p>
          </table:table-cell>
          <table:table-cell office:value-type="string">
            <text:p>VALDECIR ALVES DE SOUZA</text:p>
          </table:table-cell>
          <table:table-cell office:value-type="string">
            <text:p>26 Abr 10, 00h00</text:p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string">
            <text:p>CARMELITA MARIA DA CONCEIÇÃO</text:p>
          </table:table-cell>
          <table:table-cell office:value-type="string">
            <text:p>4 Jan 10, 00h00</text:p>
          </table:table-cell>
        </table:table-row>
        <table:table-row table:style-name="ro1">
          <table:table-cell office:value-type="float" office:value="9034">
            <text:p>9034</text:p>
          </table:table-cell>
          <table:table-cell office:value-type="string">
            <text:p>LUCIANO FELIZARDO DOS SANTOS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036">
            <text:p>9036</text:p>
          </table:table-cell>
          <table:table-cell office:value-type="string">
            <text:p>CONCEIÇÃO MARIA DOS SANTOS PINTO</text:p>
          </table:table-cell>
          <table:table-cell office:value-type="string">
            <text:p>21 Dez 09, 00h00</text:p>
          </table:table-cell>
        </table:table-row>
        <table:table-row table:style-name="ro1">
          <table:table-cell office:value-type="float" office:value="9038">
            <text:p>9038</text:p>
          </table:table-cell>
          <table:table-cell office:value-type="string">
            <text:p>ROSA AMALIA LEITÃO DE ALBUQUERQUE</text:p>
          </table:table-cell>
          <table:table-cell office:value-type="string">
            <text:p>18 Dez 09, 00h00</text:p>
          </table:table-cell>
        </table:table-row>
        <table:table-row table:style-name="ro1">
          <table:table-cell office:value-type="float" office:value="9040">
            <text:p>9040</text:p>
          </table:table-cell>
          <table:table-cell office:value-type="string">
            <text:p>JOSE FLORENCIO SANTOS DA SILVA</text:p>
          </table:table-cell>
          <table:table-cell office:value-type="string">
            <text:p>3 Mai 10, 00h00</text:p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string">
            <text:p>JOSE GINALDO MARCOS FILHO</text:p>
          </table:table-cell>
          <table:table-cell office:value-type="string">
            <text:p>22 Jan 10, 00h00</text:p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string">
            <text:p>LUCIANO DE AQUINO MENDONÇA</text:p>
          </table:table-cell>
          <table:table-cell office:value-type="string">
            <text:p>30 Dez 09, 00h00</text:p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string">
            <text:p>EDINALDO GONZAGA DE MELO</text:p>
          </table:table-cell>
          <table:table-cell office:value-type="string">
            <text:p>6 Ago 09, 00h00</text:p>
          </table:table-cell>
        </table:table-row>
        <table:table-row table:style-name="ro1">
          <table:table-cell office:value-type="float" office:value="9052">
            <text:p>9052</text:p>
          </table:table-cell>
          <table:table-cell office:value-type="string">
            <text:p>ALEX SOUZA DA SILVA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9053">
            <text:p>9053</text:p>
          </table:table-cell>
          <table:table-cell office:value-type="string">
            <text:p>ADRIANA MARIA MARQUES REIS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9056">
            <text:p>9056</text:p>
          </table:table-cell>
          <table:table-cell office:value-type="string">
            <text:p>MARIA DE FATIMA LEAO RODRIGUES DOS SANTOS</text:p>
          </table:table-cell>
          <table:table-cell office:value-type="string">
            <text:p>7 Abr 10, 00h00</text:p>
          </table:table-cell>
        </table:table-row>
        <table:table-row table:style-name="ro1">
          <table:table-cell office:value-type="float" office:value="9057">
            <text:p>9057</text:p>
          </table:table-cell>
          <table:table-cell office:value-type="string">
            <text:p>ANNA SCHELLY TIZEY</text:p>
          </table:table-cell>
          <table:table-cell office:value-type="string">
            <text:p>27 Mai 10, 00h00</text:p>
          </table:table-cell>
        </table:table-row>
        <table:table-row table:style-name="ro1">
          <table:table-cell office:value-type="float" office:value="9058">
            <text:p>9058</text:p>
          </table:table-cell>
          <table:table-cell office:value-type="string">
            <text:p>JOAQUIM JOSE DE GOES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9059">
            <text:p>9059</text:p>
          </table:table-cell>
          <table:table-cell office:value-type="string">
            <text:p>GEILSON DO REGO COSTA</text:p>
          </table:table-cell>
          <table:table-cell office:value-type="string">
            <text:p>2 Dez 09, 00h00</text:p>
          </table:table-cell>
        </table:table-row>
        <table:table-row table:style-name="ro1">
          <table:table-cell office:value-type="float" office:value="9060">
            <text:p>9060</text:p>
          </table:table-cell>
          <table:table-cell office:value-type="string">
            <text:p>ROBSON ALVES BARBOSA</text:p>
          </table:table-cell>
          <table:table-cell office:value-type="string">
            <text:p>14 Abr 10, 00h00</text:p>
          </table:table-cell>
        </table:table-row>
        <table:table-row table:style-name="ro1">
          <table:table-cell office:value-type="float" office:value="9063">
            <text:p>9063</text:p>
          </table:table-cell>
          <table:table-cell office:value-type="string">
            <text:p>JOSE GILSON ALVES ARAUJO</text:p>
          </table:table-cell>
          <table:table-cell office:value-type="string">
            <text:p>14 Abr 10, 00h00</text:p>
          </table:table-cell>
        </table:table-row>
        <table:table-row table:style-name="ro1">
          <table:table-cell office:value-type="float" office:value="9066">
            <text:p>9066</text:p>
          </table:table-cell>
          <table:table-cell office:value-type="string">
            <text:p>CLEIF RICARDO DOS SANTOS ALVES</text:p>
          </table:table-cell>
          <table:table-cell office:value-type="string">
            <text:p>10 Jun 09, 00h00</text:p>
          </table:table-cell>
        </table:table-row>
        <table:table-row table:style-name="ro1">
          <table:table-cell office:value-type="float" office:value="9067">
            <text:p>9067</text:p>
          </table:table-cell>
          <table:table-cell office:value-type="string">
            <text:p>ELIEGE SANTOS DA SILVA</text:p>
          </table:table-cell>
          <table:table-cell office:value-type="string">
            <text:p>26 Mai 09, 00h00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URIAS FERREIRA BARBOZA</text:p>
          </table:table-cell>
          <table:table-cell office:value-type="string">
            <text:p>26 Abr 10, 00h00</text:p>
          </table:table-cell>
        </table:table-row>
        <table:table-row table:style-name="ro1">
          <table:table-cell office:value-type="float" office:value="9071">
            <text:p>9071</text:p>
          </table:table-cell>
          <table:table-cell office:value-type="string">
            <text:p>VALDIONOR CARRILHO GUIMARÃES</text:p>
          </table:table-cell>
          <table:table-cell office:value-type="string">
            <text:p>22 Mai 09, 00h00</text:p>
          </table:table-cell>
        </table:table-row>
        <table:table-row table:style-name="ro1">
          <table:table-cell office:value-type="float" office:value="9073">
            <text:p>9073</text:p>
          </table:table-cell>
          <table:table-cell office:value-type="string">
            <text:p>MARIA BETANIA MEDEIROS DE AMORIM</text:p>
          </table:table-cell>
          <table:table-cell office:value-type="string">
            <text:p>4 Abr 10, 00h00</text:p>
          </table:table-cell>
        </table:table-row>
        <table:table-row table:style-name="ro1">
          <table:table-cell office:value-type="float" office:value="9074">
            <text:p>9074</text:p>
          </table:table-cell>
          <table:table-cell office:value-type="string">
            <text:p>ACACIA MARIA CORNELIO ALVES DIAS</text:p>
          </table:table-cell>
          <table:table-cell office:value-type="string">
            <text:p>12 Mai 10, 00h00</text:p>
          </table:table-cell>
        </table:table-row>
        <table:table-row table:style-name="ro1">
          <table:table-cell office:value-type="float" office:value="9075">
            <text:p>9075</text:p>
          </table:table-cell>
          <table:table-cell office:value-type="string">
            <text:p>NANCI LOPES PIMENTEL</text:p>
          </table:table-cell>
          <table:table-cell office:value-type="string">
            <text:p>7 Abr 10, 00h00</text:p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string">
            <text:p>RENATA MARIA DA SILVA</text:p>
          </table:table-cell>
          <table:table-cell office:value-type="string">
            <text:p>25 Mai 10, 00h00</text:p>
          </table:table-cell>
        </table:table-row>
        <table:table-row table:style-name="ro1">
          <table:table-cell office:value-type="float" office:value="9077">
            <text:p>9077</text:p>
          </table:table-cell>
          <table:table-cell office:value-type="string">
            <text:p>MARGARIDA MARIA FERREIRA MELO</text:p>
          </table:table-cell>
          <table:table-cell office:value-type="string">
            <text:p>7 Abr 10, 00h00</text:p>
          </table:table-cell>
        </table:table-row>
        <table:table-row table:style-name="ro1">
          <table:table-cell office:value-type="float" office:value="9078">
            <text:p>9078</text:p>
          </table:table-cell>
          <table:table-cell office:value-type="string">
            <text:p>TALLES LOPES MORAES</text:p>
          </table:table-cell>
          <table:table-cell office:value-type="string">
            <text:p>10 Mai 10, 00h00</text:p>
          </table:table-cell>
        </table:table-row>
        <table:table-row table:style-name="ro1">
          <table:table-cell office:value-type="float" office:value="9080">
            <text:p>9080</text:p>
          </table:table-cell>
          <table:table-cell office:value-type="string">
            <text:p>JOSE SILVIANO BARBOSA DO NASCIMENTO</text:p>
          </table:table-cell>
          <table:table-cell office:value-type="string">
            <text:p>18 Mai 10, 00h00</text:p>
          </table:table-cell>
        </table:table-row>
        <table:table-row table:style-name="ro1">
          <table:table-cell office:value-type="float" office:value="9081">
            <text:p>9081</text:p>
          </table:table-cell>
          <table:table-cell office:value-type="string">
            <text:p>DORIVAL BEZERRA SILVA JUNIOR</text:p>
          </table:table-cell>
          <table:table-cell office:value-type="string">
            <text:p>18 Mai 10, 00h00</text:p>
          </table:table-cell>
        </table:table-row>
        <table:table-row table:style-name="ro1">
          <table:table-cell office:value-type="float" office:value="9082">
            <text:p>9082</text:p>
          </table:table-cell>
          <table:table-cell office:value-type="string">
            <text:p>INACIO EDUARDO DA SILVA</text:p>
          </table:table-cell>
          <table:table-cell office:value-type="string">
            <text:p>16 Mar 09, 00h00</text:p>
          </table:table-cell>
        </table:table-row>
        <table:table-row table:style-name="ro1">
          <table:table-cell office:value-type="float" office:value="9085">
            <text:p>9085</text:p>
          </table:table-cell>
          <table:table-cell office:value-type="string">
            <text:p>JOSE AUDERIO MEDEIROS DE SOUZA</text:p>
          </table:table-cell>
          <table:table-cell office:value-type="string">
            <text:p>9 Jul 10, 00h00</text:p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string">
            <text:p>EDUARDO LUIS DE MELO</text:p>
          </table:table-cell>
          <table:table-cell office:value-type="string">
            <text:p>18 Mai 10, 00h00</text:p>
          </table:table-cell>
        </table:table-row>
        <table:table-row table:style-name="ro1">
          <table:table-cell office:value-type="float" office:value="9087">
            <text:p>9087</text:p>
          </table:table-cell>
          <table:table-cell office:value-type="string">
            <text:p>RICARDO CICERO DE CARVALHO RODRIGUES</text:p>
          </table:table-cell>
          <table:table-cell office:value-type="string">
            <text:p>4 Mai 10, 00h00</text:p>
          </table:table-cell>
        </table:table-row>
        <table:table-row table:style-name="ro1">
          <table:table-cell office:value-type="float" office:value="9088">
            <text:p>9088</text:p>
          </table:table-cell>
          <table:table-cell office:value-type="string">
            <text:p>SANDRA MORAIS PIRES BENTO</text:p>
          </table:table-cell>
          <table:table-cell office:value-type="string">
            <text:p>14 Abr 10, 00h00</text:p>
          </table:table-cell>
        </table:table-row>
        <table:table-row table:style-name="ro1">
          <table:table-cell office:value-type="float" office:value="9091">
            <text:p>9091</text:p>
          </table:table-cell>
          <table:table-cell office:value-type="string">
            <text:p>AR PONTOCOM DISTRIBUIDORA LTDA</text:p>
          </table:table-cell>
          <table:table-cell office:value-type="string">
            <text:p>7 Jul 10, 00h00</text:p>
          </table:table-cell>
        </table:table-row>
        <table:table-row table:style-name="ro1">
          <table:table-cell office:value-type="float" office:value="9096">
            <text:p>9096</text:p>
          </table:table-cell>
          <table:table-cell office:value-type="string">
            <text:p>MARIA ZENAIDE CAVALCANTI</text:p>
          </table:table-cell>
          <table:table-cell office:value-type="string">
            <text:p>6 Abr 10, 00h00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string">
            <text:p>OSMAR DE SOUSA CASTRO</text:p>
          </table:table-cell>
          <table:table-cell office:value-type="string">
            <text:p>28 Abr 10, 00h00</text:p>
          </table:table-cell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MYRELLA CAROLLYNA DE BARROS LIRA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105">
            <text:p>9105</text:p>
          </table:table-cell>
          <table:table-cell office:value-type="string">
            <text:p>SELMA LINS DE BARROS</text:p>
          </table:table-cell>
          <table:table-cell office:value-type="string">
            <text:p>22 Ago 08, 00h00</text:p>
          </table:table-cell>
        </table:table-row>
        <table:table-row table:style-name="ro1">
          <table:table-cell office:value-type="float" office:value="9106">
            <text:p>9106</text:p>
          </table:table-cell>
          <table:table-cell office:value-type="string">
            <text:p>NAIR DE SOUZA CAVALCANTI</text:p>
          </table:table-cell>
          <table:table-cell office:value-type="string">
            <text:p>27 Jan 10, 00h00</text:p>
          </table:table-cell>
        </table:table-row>
        <table:table-row table:style-name="ro1">
          <table:table-cell office:value-type="float" office:value="9107">
            <text:p>9107</text:p>
          </table:table-cell>
          <table:table-cell office:value-type="string">
            <text:p>REGIVALDO NASCIMENTO DOS SANTOS</text:p>
          </table:table-cell>
          <table:table-cell office:value-type="string">
            <text:p>12 Jul 10, 00h00</text:p>
          </table:table-cell>
        </table:table-row>
        <table:table-row table:style-name="ro1">
          <table:table-cell office:value-type="float" office:value="9108">
            <text:p>9108</text:p>
          </table:table-cell>
          <table:table-cell office:value-type="string">
            <text:p>SEVERINA MOURA SERBIM</text:p>
          </table:table-cell>
          <table:table-cell office:value-type="string">
            <text:p>9 Fev 10, 00h00</text:p>
          </table:table-cell>
        </table:table-row>
        <table:table-row table:style-name="ro1">
          <table:table-cell office:value-type="float" office:value="9109">
            <text:p>9109</text:p>
          </table:table-cell>
          <table:table-cell office:value-type="string">
            <text:p>FERNANDO ANTONIO WANDERLEY LINS JUNIOR</text:p>
          </table:table-cell>
          <table:table-cell office:value-type="string">
            <text:p>23 Fev 10, 00h00</text:p>
          </table:table-cell>
        </table:table-row>
        <table:table-row table:style-name="ro1">
          <table:table-cell office:value-type="float" office:value="9111">
            <text:p>9111</text:p>
          </table:table-cell>
          <table:table-cell office:value-type="string">
            <text:p>MARIA PATRICIA PINTO SANTOS</text:p>
          </table:table-cell>
          <table:table-cell office:value-type="string">
            <text:p>14 Abr 10, 00h00</text:p>
          </table:table-cell>
        </table:table-row>
        <table:table-row table:style-name="ro1">
          <table:table-cell office:value-type="float" office:value="9115">
            <text:p>9115</text:p>
          </table:table-cell>
          <table:table-cell office:value-type="string">
            <text:p>FABIOLA DA CONCEIÇÃO RIBEIRO</text:p>
          </table:table-cell>
          <table:table-cell office:value-type="string">
            <text:p>16 Dez 09, 00h00</text:p>
          </table:table-cell>
        </table:table-row>
        <table:table-row table:style-name="ro1">
          <table:table-cell office:value-type="float" office:value="9117">
            <text:p>9117</text:p>
          </table:table-cell>
          <table:table-cell office:value-type="string">
            <text:p>LUCIANO CORREIA LOPES</text:p>
          </table:table-cell>
          <table:table-cell office:value-type="string">
            <text:p>26 Mar 09, 00h00</text:p>
          </table:table-cell>
        </table:table-row>
        <table:table-row table:style-name="ro1">
          <table:table-cell office:value-type="float" office:value="9119">
            <text:p>9119</text:p>
          </table:table-cell>
          <table:table-cell office:value-type="string">
            <text:p>CARLOS ALBERTO DA SILVA</text:p>
          </table:table-cell>
          <table:table-cell office:value-type="string">
            <text:p>13 Out 09, 00h00</text:p>
          </table:table-cell>
        </table:table-row>
        <table:table-row table:style-name="ro1">
          <table:table-cell office:value-type="float" office:value="9121">
            <text:p>9121</text:p>
          </table:table-cell>
          <table:table-cell office:value-type="string">
            <text:p>JOSE GINALDO MARCOS FILHO</text:p>
          </table:table-cell>
          <table:table-cell office:value-type="string">
            <text:p>3 Dez 09, 00h00</text:p>
          </table:table-cell>
        </table:table-row>
        <table:table-row table:style-name="ro1">
          <table:table-cell office:value-type="float" office:value="9123">
            <text:p>9123</text:p>
          </table:table-cell>
          <table:table-cell office:value-type="string">
            <text:p>DAIMAR DE LIRA OLIVEIRA</text:p>
          </table:table-cell>
          <table:table-cell office:value-type="string">
            <text:p>14 Mar 00, 00h00</text:p>
          </table:table-cell>
        </table:table-row>
        <table:table-row table:style-name="ro1">
          <table:table-cell office:value-type="float" office:value="9127">
            <text:p>9127</text:p>
          </table:table-cell>
          <table:table-cell office:value-type="string">
            <text:p>CICERO MARIANO</text:p>
          </table:table-cell>
          <table:table-cell office:value-type="string">
            <text:p>22 Dez 09, 00h00</text:p>
          </table:table-cell>
        </table:table-row>
        <table:table-row table:style-name="ro1">
          <table:table-cell office:value-type="float" office:value="9128">
            <text:p>9128</text:p>
          </table:table-cell>
          <table:table-cell office:value-type="string">
            <text:p>ALDO JOSE DOS SANTOS</text:p>
          </table:table-cell>
          <table:table-cell office:value-type="string">
            <text:p>2 Mar 10, 00h00</text:p>
          </table:table-cell>
        </table:table-row>
        <table:table-row table:style-name="ro1">
          <table:table-cell office:value-type="float" office:value="9129">
            <text:p>9129</text:p>
          </table:table-cell>
          <table:table-cell office:value-type="string">
            <text:p>SANDRA MARIA AMANCIO DO NASCIMENTO</text:p>
          </table:table-cell>
          <table:table-cell office:value-type="string">
            <text:p>17 Jun 10, 00h00</text:p>
          </table:table-cell>
        </table:table-row>
        <table:table-row table:style-name="ro1">
          <table:table-cell office:value-type="float" office:value="9133">
            <text:p>9133</text:p>
          </table:table-cell>
          <table:table-cell office:value-type="string">
            <text:p>ITALO JORGE DINIZ BEZERRA</text:p>
          </table:table-cell>
          <table:table-cell office:value-type="string">
            <text:p>14 Abr 10, 00h00</text:p>
          </table:table-cell>
        </table:table-row>
        <table:table-row table:style-name="ro1">
          <table:table-cell office:value-type="float" office:value="9136">
            <text:p>9136</text:p>
          </table:table-cell>
          <table:table-cell office:value-type="string">
            <text:p>CICERO LEITE DA SILVA FILHO</text:p>
          </table:table-cell>
          <table:table-cell office:value-type="string">
            <text:p>20 Mai 10, 00h00</text:p>
          </table:table-cell>
        </table:table-row>
        <table:table-row table:style-name="ro1">
          <table:table-cell office:value-type="float" office:value="9141">
            <text:p>9141</text:p>
          </table:table-cell>
          <table:table-cell office:value-type="string">
            <text:p>SILVANA ROCHA DA SILVA</text:p>
          </table:table-cell>
          <table:table-cell office:value-type="string">
            <text:p>21 Jan 10, 00h00</text:p>
          </table:table-cell>
        </table:table-row>
        <table:table-row table:style-name="ro1">
          <table:table-cell office:value-type="float" office:value="9142">
            <text:p>9142</text:p>
          </table:table-cell>
          <table:table-cell office:value-type="string">
            <text:p>FRACINETE CAMBUIM DE MIRANDA</text:p>
          </table:table-cell>
          <table:table-cell office:value-type="string">
            <text:p>19 Nov 09, 00h00</text:p>
          </table:table-cell>
        </table:table-row>
        <table:table-row table:style-name="ro1">
          <table:table-cell office:value-type="float" office:value="9143">
            <text:p>9143</text:p>
          </table:table-cell>
          <table:table-cell office:value-type="string">
            <text:p>WELLINGTON GADELHA DE FREITAS FILHO</text:p>
          </table:table-cell>
          <table:table-cell office:value-type="string">
            <text:p>20 Nov 09, 00h00</text:p>
          </table:table-cell>
        </table:table-row>
        <table:table-row table:style-name="ro1">
          <table:table-cell office:value-type="float" office:value="9145">
            <text:p>9145</text:p>
          </table:table-cell>
          <table:table-cell office:value-type="string">
            <text:p>LUCIENE NASCIMENTO DA SILVA</text:p>
          </table:table-cell>
          <table:table-cell office:value-type="string">
            <text:p>30 Nov 09, 00h00</text:p>
          </table:table-cell>
        </table:table-row>
        <table:table-row table:style-name="ro1">
          <table:table-cell office:value-type="float" office:value="9147">
            <text:p>9147</text:p>
          </table:table-cell>
          <table:table-cell office:value-type="string">
            <text:p>MARLENE ALVES DA SILVA</text:p>
          </table:table-cell>
          <table:table-cell office:value-type="string">
            <text:p>15 Abr 09, 00h00</text:p>
          </table:table-cell>
        </table:table-row>
        <table:table-row table:style-name="ro1">
          <table:table-cell office:value-type="float" office:value="9149">
            <text:p>9149</text:p>
          </table:table-cell>
          <table:table-cell office:value-type="string">
            <text:p>JUNOT ELMIRO DE FARIAS JUNIOR</text:p>
          </table:table-cell>
          <table:table-cell office:value-type="string">
            <text:p>28 Abr 10, 00h00</text:p>
          </table:table-cell>
        </table:table-row>
        <table:table-row table:style-name="ro1">
          <table:table-cell office:value-type="float" office:value="9150">
            <text:p>9150</text:p>
          </table:table-cell>
          <table:table-cell office:value-type="string">
            <text:p>JOSIVANIO RAFAEL DE FONTE</text:p>
          </table:table-cell>
          <table:table-cell office:value-type="string">
            <text:p>26 Abr 10, 00h00</text:p>
          </table:table-cell>
        </table:table-row>
        <table:table-row table:style-name="ro1">
          <table:table-cell office:value-type="float" office:value="9151">
            <text:p>9151</text:p>
          </table:table-cell>
          <table:table-cell office:value-type="string">
            <text:p>ANTONIO LEITE COSTA</text:p>
          </table:table-cell>
          <table:table-cell office:value-type="string">
            <text:p>18 Ago 09, 00h00</text:p>
          </table:table-cell>
        </table:table-row>
        <table:table-row table:style-name="ro1">
          <table:table-cell office:value-type="float" office:value="9152">
            <text:p>9152</text:p>
          </table:table-cell>
          <table:table-cell office:value-type="string">
            <text:p>FERNANDO ANTONIO DOS SANTOS MEDEIROS</text:p>
          </table:table-cell>
          <table:table-cell office:value-type="string">
            <text:p>16 Dez 09, 00h00</text:p>
          </table:table-cell>
        </table:table-row>
        <table:table-row table:style-name="ro1">
          <table:table-cell office:value-type="float" office:value="9154">
            <text:p>9154</text:p>
          </table:table-cell>
          <table:table-cell office:value-type="string">
            <text:p>MARIA CICERA DA SILVA</text:p>
          </table:table-cell>
          <table:table-cell office:value-type="string">
            <text:p>29 Jan 10, 00h00</text:p>
          </table:table-cell>
        </table:table-row>
        <table:table-row table:style-name="ro1">
          <table:table-cell office:value-type="float" office:value="9157">
            <text:p>9157</text:p>
          </table:table-cell>
          <table:table-cell office:value-type="string">
            <text:p>ANGELA TERESA DE ALMENDRA FREITAS</text:p>
          </table:table-cell>
          <table:table-cell office:value-type="string">
            <text:p>15 Abr 10, 00h00</text:p>
          </table:table-cell>
        </table:table-row>
        <table:table-row table:style-name="ro1">
          <table:table-cell office:value-type="float" office:value="9159">
            <text:p>9159</text:p>
          </table:table-cell>
          <table:table-cell office:value-type="string">
            <text:p>MIGUEL BARROS DE CARVALHO JUNIOR</text:p>
          </table:table-cell>
          <table:table-cell office:value-type="string">
            <text:p>25 Abr 10, 00h00</text:p>
          </table:table-cell>
        </table:table-row>
        <table:table-row table:style-name="ro1">
          <table:table-cell office:value-type="float" office:value="9160">
            <text:p>9160</text:p>
          </table:table-cell>
          <table:table-cell office:value-type="string">
            <text:p>ALBERTO JORGE MORAES RAUJO</text:p>
          </table:table-cell>
          <table:table-cell office:value-type="string">
            <text:p>5 Mai 10, 00h00</text:p>
          </table:table-cell>
        </table:table-row>
        <table:table-row table:style-name="ro1">
          <table:table-cell office:value-type="float" office:value="9164">
            <text:p>9164</text:p>
          </table:table-cell>
          <table:table-cell office:value-type="string">
            <text:p>NARA MARIA SOUZA PALMEIRA</text:p>
          </table:table-cell>
          <table:table-cell office:value-type="string">
            <text:p>25 Jan 10, 00h00</text:p>
          </table:table-cell>
        </table:table-row>
        <table:table-row table:style-name="ro1">
          <table:table-cell office:value-type="float" office:value="9167">
            <text:p>9167</text:p>
          </table:table-cell>
          <table:table-cell office:value-type="string">
            <text:p>EVERALDO DA ROCHA SANTOS JUNIOR</text:p>
          </table:table-cell>
          <table:table-cell office:value-type="string">
            <text:p>14 Out 09, 00h00</text:p>
          </table:table-cell>
        </table:table-row>
        <table:table-row table:style-name="ro1">
          <table:table-cell office:value-type="float" office:value="9170">
            <text:p>9170</text:p>
          </table:table-cell>
          <table:table-cell office:value-type="string">
            <text:p>ANTONIO CARLOS LIRA CAMPOS</text:p>
          </table:table-cell>
          <table:table-cell office:value-type="string">
            <text:p>15 Dez 09, 00h00</text:p>
          </table:table-cell>
        </table:table-row>
        <table:table-row table:style-name="ro1">
          <table:table-cell office:value-type="float" office:value="9171">
            <text:p>9171</text:p>
          </table:table-cell>
          <table:table-cell office:value-type="string">
            <text:p>MARIA CICERA RODRIGUES DA SILVA</text:p>
          </table:table-cell>
          <table:table-cell office:value-type="string">
            <text:p>11 Mar 10, 00h00</text:p>
          </table:table-cell>
        </table:table-row>
        <table:table-row table:style-name="ro1">
          <table:table-cell office:value-type="float" office:value="9172">
            <text:p>9172</text:p>
          </table:table-cell>
          <table:table-cell office:value-type="string">
            <text:p>ROBERT CHARLES MARKLEW PRESCOTT JUNIOR</text:p>
          </table:table-cell>
          <table:table-cell office:value-type="string">
            <text:p>7 Mai 10, 00h00</text:p>
          </table:table-cell>
        </table:table-row>
        <table:table-row table:style-name="ro1">
          <table:table-cell office:value-type="float" office:value="9174">
            <text:p>9174</text:p>
          </table:table-cell>
          <table:table-cell office:value-type="string">
            <text:p>TALLES LOPES MORAES</text:p>
          </table:table-cell>
          <table:table-cell office:value-type="string">
            <text:p>24 Fev 10, 00h00</text:p>
          </table:table-cell>
        </table:table-row>
        <table:table-row table:style-name="ro1">
          <table:table-cell office:value-type="float" office:value="9175">
            <text:p>9175</text:p>
          </table:table-cell>
          <table:table-cell office:value-type="string">
            <text:p>NEUSA MARIA COMPASSO CAVALCANTE</text:p>
          </table:table-cell>
          <table:table-cell office:value-type="string">
            <text:p>18 Jan 10, 00h00</text:p>
          </table:table-cell>
        </table:table-row>
        <table:table-row table:style-name="ro1">
          <table:table-cell office:value-type="float" office:value="9178">
            <text:p>9178</text:p>
          </table:table-cell>
          <table:table-cell office:value-type="string">
            <text:p>MARCIA RAQUEL DE PAIVA SENA</text:p>
          </table:table-cell>
          <table:table-cell office:value-type="string">
            <text:p>8 Dez 09, 00h00</text:p>
          </table:table-cell>
        </table:table-row>
        <table:table-row table:style-name="ro1">
          <table:table-cell office:value-type="float" office:value="9180">
            <text:p>9180</text:p>
          </table:table-cell>
          <table:table-cell office:value-type="string">
            <text:p>JOSE LUCIVALDO DA SILVA</text:p>
          </table:table-cell>
          <table:table-cell office:value-type="string">
            <text:p>21 Jan 10, 00h00</text:p>
          </table:table-cell>
        </table:table-row>
        <table:table-row table:style-name="ro1">
          <table:table-cell office:value-type="float" office:value="9181">
            <text:p>9181</text:p>
          </table:table-cell>
          <table:table-cell office:value-type="string">
            <text:p>DIMITRI CARLO GABRIEL DA SILVA</text:p>
          </table:table-cell>
          <table:table-cell office:value-type="string">
            <text:p>17 Fev 09, 00h00</text:p>
          </table:table-cell>
        </table:table-row>
        <table:table-row table:style-name="ro1">
          <table:table-cell office:value-type="float" office:value="9182">
            <text:p>9182</text:p>
          </table:table-cell>
          <table:table-cell office:value-type="string">
            <text:p>CICERO ROMAO  DE MELO</text:p>
          </table:table-cell>
          <table:table-cell office:value-type="string">
            <text:p>15 Jul 10, 00h00</text:p>
          </table:table-cell>
        </table:table-row>
        <table:table-row table:style-name="ro1">
          <table:table-cell office:value-type="float" office:value="9184">
            <text:p>9184</text:p>
          </table:table-cell>
          <table:table-cell office:value-type="string">
            <text:p>BRENO GUARANA ANDRADE</text:p>
          </table:table-cell>
          <table:table-cell office:value-type="string">
            <text:p>15 Jul 10, 00h00</text:p>
          </table:table-cell>
        </table:table-row>
        <table:table-row table:style-name="ro1">
          <table:table-cell office:value-type="float" office:value="9185">
            <text:p>9185</text:p>
          </table:table-cell>
          <table:table-cell office:value-type="string">
            <text:p>ANTONIO CLAUDIO DE CERQUEIRA</text:p>
          </table:table-cell>
          <table:table-cell office:value-type="string">
            <text:p>15 Jul 10, 00h00</text:p>
          </table:table-cell>
        </table:table-row>
        <table:table-row table:style-name="ro1">
          <table:table-cell office:value-type="float" office:value="9187">
            <text:p>9187</text:p>
          </table:table-cell>
          <table:table-cell office:value-type="string">
            <text:p>ANTONIA ANDRADE DE MELO MEDEIROS</text:p>
          </table:table-cell>
          <table:table-cell office:value-type="string">
            <text:p>15 Jul 10, 00h00</text:p>
          </table:table-cell>
        </table:table-row>
        <table:table-row table:style-name="ro1">
          <table:table-cell office:value-type="float" office:value="9188">
            <text:p>9188</text:p>
          </table:table-cell>
          <table:table-cell office:value-type="string">
            <text:p>JOSE BISPO DA SILVA</text:p>
          </table:table-cell>
          <table:table-cell office:value-type="string">
            <text:p>26 Jan 10, 00h00</text:p>
          </table:table-cell>
        </table:table-row>
        <table:table-row table:style-name="ro1">
          <table:table-cell office:value-type="float" office:value="9191">
            <text:p>9191</text:p>
          </table:table-cell>
          <table:table-cell office:value-type="string">
            <text:p>JOSE AILTON SALVADOR</text:p>
          </table:table-cell>
          <table:table-cell office:value-type="string">
            <text:p>3 Jul 09, 00h00</text:p>
          </table:table-cell>
        </table:table-row>
        <table:table-row table:style-name="ro1">
          <table:table-cell office:value-type="float" office:value="9192">
            <text:p>9192</text:p>
          </table:table-cell>
          <table:table-cell office:value-type="string">
            <text:p>ANTONIO IVO LOPES MENEZES</text:p>
          </table:table-cell>
          <table:table-cell office:value-type="string">
            <text:p>1 Out 09, 00h00</text:p>
          </table:table-cell>
        </table:table-row>
        <table:table-row table:style-name="ro1">
          <table:table-cell office:value-type="float" office:value="9193">
            <text:p>9193</text:p>
          </table:table-cell>
          <table:table-cell office:value-type="string">
            <text:p>MARIA BETANIA BATISTA DA SILVA</text:p>
          </table:table-cell>
          <table:table-cell office:value-type="string">
            <text:p>3 Dez 09, 00h00</text:p>
          </table:table-cell>
        </table:table-row>
        <table:table-row table:style-name="ro1">
          <table:table-cell office:value-type="float" office:value="9197">
            <text:p>9197</text:p>
          </table:table-cell>
          <table:table-cell office:value-type="string">
            <text:p>ANA PAULA FERREIRA DE MELO</text:p>
          </table:table-cell>
          <table:table-cell office:value-type="string">
            <text:p>3 Mar 10, 00h00</text:p>
          </table:table-cell>
        </table:table-row>
        <table:table-row table:style-name="ro1">
          <table:table-cell office:value-type="float" office:value="9198">
            <text:p>9198</text:p>
          </table:table-cell>
          <table:table-cell office:value-type="string">
            <text:p>SAULO MARCELO LINS</text:p>
          </table:table-cell>
          <table:table-cell office:value-type="string">
            <text:p>16 Jul 10, 00h00</text:p>
          </table:table-cell>
        </table:table-row>
        <table:table-row table:style-name="ro1">
          <table:table-cell office:value-type="float" office:value="9199">
            <text:p>9199</text:p>
          </table:table-cell>
          <table:table-cell office:value-type="string">
            <text:p>GERENILDA SANTOS DE OLIVEIRA</text:p>
          </table:table-cell>
          <table:table-cell office:value-type="string">
            <text:p>26 Out 09, 00h00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string">
            <text:p>CLAUDIVANIA FRANCISCA HONORATO</text:p>
          </table:table-cell>
          <table:table-cell office:value-type="string">
            <text:p>15 Jun 10, 00h00</text:p>
          </table:table-cell>
        </table:table-row>
        <table:table-row table:style-name="ro1">
          <table:table-cell office:value-type="float" office:value="9201">
            <text:p>9201</text:p>
          </table:table-cell>
          <table:table-cell office:value-type="string">
            <text:p>MARIA JOSE DOS SANTOS ALVEZ</text:p>
          </table:table-cell>
          <table:table-cell office:value-type="string">
            <text:p>22 Jan 10, 00h00</text:p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string">
            <text:p>ALESSANDRO ROGONI FARONI</text:p>
          </table:table-cell>
          <table:table-cell office:value-type="string">
            <text:p>23 Set 04, 00h00</text:p>
          </table:table-cell>
        </table:table-row>
        <table:table-row table:style-name="ro1">
          <table:table-cell office:value-type="float" office:value="9206">
            <text:p>9206</text:p>
          </table:table-cell>
          <table:table-cell office:value-type="string">
            <text:p>RICARDO MARINHO CASTELO BRANCO</text:p>
          </table:table-cell>
          <table:table-cell office:value-type="string">
            <text:p>9 Mai 02, 00h00</text:p>
          </table:table-cell>
        </table:table-row>
        <table:table-row table:style-name="ro1">
          <table:table-cell office:value-type="float" office:value="9210">
            <text:p>9210</text:p>
          </table:table-cell>
          <table:table-cell office:value-type="string">
            <text:p>JR SERVICOS DE LOCACAO LTDA ME</text:p>
          </table:table-cell>
          <table:table-cell office:value-type="string">
            <text:p>21 Jul 10, 00h00</text:p>
          </table:table-cell>
        </table:table-row>
        <table:table-row table:style-name="ro1">
          <table:table-cell office:value-type="float" office:value="9211">
            <text:p>9211</text:p>
          </table:table-cell>
          <table:table-cell office:value-type="string">
            <text:p>RAPHAEL VILELA TIMOTEO DA SILVA</text:p>
          </table:table-cell>
          <table:table-cell office:value-type="string">
            <text:p>21 Jul 10, 00h00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NILDO ARAUJO BRANDAO</text:p>
          </table:table-cell>
          <table:table-cell office:value-type="string">
            <text:p>10 Nov 09, 00h00</text:p>
          </table:table-cell>
        </table:table-row>
        <table:table-row table:style-name="ro1">
          <table:table-cell office:value-type="float" office:value="9213">
            <text:p>9213</text:p>
          </table:table-cell>
          <table:table-cell office:value-type="string">
            <text:p>MARCOS JOSE PADILHA BARBOSA</text:p>
          </table:table-cell>
          <table:table-cell office:value-type="string">
            <text:p>21 Mai 09, 00h00</text:p>
          </table:table-cell>
        </table:table-row>
        <table:table-row table:style-name="ro1">
          <table:table-cell office:value-type="float" office:value="9214">
            <text:p>9214</text:p>
          </table:table-cell>
          <table:table-cell office:value-type="string">
            <text:p>KELISON SEVERINO DE ABREU</text:p>
          </table:table-cell>
          <table:table-cell office:value-type="string">
            <text:p>19 Mar 10, 00h00</text:p>
          </table:table-cell>
        </table:table-row>
        <table:table-row table:style-name="ro1">
          <table:table-cell office:value-type="float" office:value="9215">
            <text:p>9215</text:p>
          </table:table-cell>
          <table:table-cell office:value-type="string">
            <text:p>VALERIO FERNANDES PEREIRA</text:p>
          </table:table-cell>
          <table:table-cell office:value-type="string">
            <text:p>3 Mai 10, 00h00</text:p>
          </table:table-cell>
        </table:table-row>
        <table:table-row table:style-name="ro1">
          <table:table-cell office:value-type="float" office:value="9216">
            <text:p>9216</text:p>
          </table:table-cell>
          <table:table-cell office:value-type="string">
            <text:p>CLAUDEVAN LIMA DE MORAIS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9218">
            <text:p>9218</text:p>
          </table:table-cell>
          <table:table-cell office:value-type="string">
            <text:p>CLEIA MARIA DE BRITO MAGALHAES</text:p>
          </table:table-cell>
          <table:table-cell office:value-type="string">
            <text:p>1 Abr 05, 00h00</text:p>
          </table:table-cell>
        </table:table-row>
        <table:table-row table:style-name="ro1">
          <table:table-cell office:value-type="float" office:value="9223">
            <text:p>9223</text:p>
          </table:table-cell>
          <table:table-cell office:value-type="string">
            <text:p>MINISTERIO PUBLICO DE PERNAMBUCO</text:p>
          </table:table-cell>
          <table:table-cell office:value-type="string">
            <text:p>26 Fev 99, 00h00</text:p>
          </table:table-cell>
        </table:table-row>
        <table:table-row table:style-name="ro1">
          <table:table-cell office:value-type="float" office:value="9225">
            <text:p>9225</text:p>
          </table:table-cell>
          <table:table-cell office:value-type="string">
            <text:p>FRANCISCO DE CARVALHO GOMES</text:p>
          </table:table-cell>
          <table:table-cell office:value-type="string">
            <text:p>2 Jun 03, 00h00</text:p>
          </table:table-cell>
        </table:table-row>
        <table:table-row table:style-name="ro1">
          <table:table-cell office:value-type="float" office:value="9226">
            <text:p>9226</text:p>
          </table:table-cell>
          <table:table-cell office:value-type="string">
            <text:p>FRANCISCO DAS CHAGAS DANTAS</text:p>
          </table:table-cell>
          <table:table-cell office:value-type="string">
            <text:p>26 Jul 10, 00h00</text:p>
          </table:table-cell>
        </table:table-row>
        <table:table-row table:style-name="ro1">
          <table:table-cell office:value-type="float" office:value="9230">
            <text:p>9230</text:p>
          </table:table-cell>
          <table:table-cell office:value-type="string">
            <text:p>DIMETRADIO IZIDIO DE ALMEIDA</text:p>
          </table:table-cell>
          <table:table-cell office:value-type="string">
            <text:p>19 Out 06, 00h00</text:p>
          </table:table-cell>
        </table:table-row>
        <table:table-row table:style-name="ro1">
          <table:table-cell office:value-type="float" office:value="9231">
            <text:p>9231</text:p>
          </table:table-cell>
          <table:table-cell office:value-type="string">
            <text:p>JOSELIA SILVA FAUSTINO</text:p>
          </table:table-cell>
          <table:table-cell office:value-type="string">
            <text:p>26 Jul 10, 00h00</text:p>
          </table:table-cell>
        </table:table-row>
        <table:table-row table:style-name="ro1">
          <table:table-cell office:value-type="float" office:value="9234">
            <text:p>9234</text:p>
          </table:table-cell>
          <table:table-cell office:value-type="string">
            <text:p>JULIANA ACIOLI LINS</text:p>
          </table:table-cell>
          <table:table-cell office:value-type="string">
            <text:p>26 Jul 10, 00h00</text:p>
          </table:table-cell>
        </table:table-row>
        <table:table-row table:style-name="ro1">
          <table:table-cell office:value-type="float" office:value="9235">
            <text:p>9235</text:p>
          </table:table-cell>
          <table:table-cell office:value-type="string">
            <text:p>IVAN KLEBER DE OLIVEIRA BASTOS</text:p>
          </table:table-cell>
          <table:table-cell office:value-type="string">
            <text:p>26 Jul 10, 00h00</text:p>
          </table:table-cell>
        </table:table-row>
        <table:table-row table:style-name="ro1">
          <table:table-cell office:value-type="float" office:value="9236">
            <text:p>9236</text:p>
          </table:table-cell>
          <table:table-cell office:value-type="string">
            <text:p>RICARDO RAIMUNDO LACERDA DA SILVA</text:p>
          </table:table-cell>
          <table:table-cell office:value-type="string">
            <text:p>26 Jul 10, 00h00</text:p>
          </table:table-cell>
        </table:table-row>
        <table:table-row table:style-name="ro1">
          <table:table-cell office:value-type="float" office:value="9237">
            <text:p>9237</text:p>
          </table:table-cell>
          <table:table-cell office:value-type="string">
            <text:p>SONIA DE FREITAS</text:p>
          </table:table-cell>
          <table:table-cell office:value-type="string">
            <text:p>27 Jul 10, 00h00</text:p>
          </table:table-cell>
        </table:table-row>
        <table:table-row table:style-name="ro1">
          <table:table-cell office:value-type="float" office:value="9238">
            <text:p>9238</text:p>
          </table:table-cell>
          <table:table-cell office:value-type="string">
            <text:p>JAIRO ROLAND MARTINS BEZERRA</text:p>
          </table:table-cell>
          <table:table-cell office:value-type="string">
            <text:p>27 Jul 10, 00h00</text:p>
          </table:table-cell>
        </table:table-row>
        <table:table-row table:style-name="ro1">
          <table:table-cell office:value-type="float" office:value="9244">
            <text:p>9244</text:p>
          </table:table-cell>
          <table:table-cell office:value-type="string">
            <text:p>DISCOM DISTRIBUIDORA DE COMBUSTIVEIS E COMERCIO LTDA</text:p>
          </table:table-cell>
          <table:table-cell office:value-type="string">
            <text:p>12 Fev 01, 00h00</text:p>
          </table:table-cell>
        </table:table-row>
        <table:table-row table:style-name="ro1">
          <table:table-cell office:value-type="float" office:value="9247">
            <text:p>9247</text:p>
          </table:table-cell>
          <table:table-cell office:value-type="string">
            <text:p>WILDSON DE CASTRO GONÇALVES</text:p>
          </table:table-cell>
          <table:table-cell office:value-type="string">
            <text:p>25 Abr 05, 00h00</text:p>
          </table:table-cell>
        </table:table-row>
        <table:table-row table:style-name="ro1">
          <table:table-cell office:value-type="float" office:value="9248">
            <text:p>9248</text:p>
          </table:table-cell>
          <table:table-cell office:value-type="string">
            <text:p>ROBERTO WILLIAN NEGREIROSDE SOUZA</text:p>
          </table:table-cell>
          <table:table-cell office:value-type="string">
            <text:p>9 Ago 07, 00h00</text:p>
          </table:table-cell>
        </table:table-row>
        <table:table-row table:style-name="ro1">
          <table:table-cell office:value-type="float" office:value="9249">
            <text:p>9249</text:p>
          </table:table-cell>
          <table:table-cell office:value-type="string">
            <text:p>WILDSON DE CASTRO GONÇALVES</text:p>
          </table:table-cell>
          <table:table-cell office:value-type="string">
            <text:p>22 Ago 05, 00h00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string">
            <text:p>ANTONIO BARBOSA DE MORAIS</text:p>
          </table:table-cell>
          <table:table-cell office:value-type="string">
            <text:p>28 Abr 10, 00h00</text:p>
          </table:table-cell>
        </table:table-row>
        <table:table-row table:style-name="ro1">
          <table:table-cell office:value-type="float" office:value="9256">
            <text:p>9256</text:p>
          </table:table-cell>
          <table:table-cell office:value-type="string">
            <text:p>CONCEIÇÃO DE MARIA DA SILVA MOREIRA</text:p>
          </table:table-cell>
          <table:table-cell office:value-type="string">
            <text:p>26 Jul 05, 00h00</text:p>
          </table:table-cell>
        </table:table-row>
        <table:table-row table:style-name="ro1">
          <table:table-cell office:value-type="float" office:value="9257">
            <text:p>9257</text:p>
          </table:table-cell>
          <table:table-cell office:value-type="string">
            <text:p>EDIVALDO FRANCISCO COSTA LIMA</text:p>
          </table:table-cell>
          <table:table-cell office:value-type="string">
            <text:p>11 Abr 07, 00h00</text:p>
          </table:table-cell>
        </table:table-row>
        <table:table-row table:style-name="ro1">
          <table:table-cell office:value-type="float" office:value="9259">
            <text:p>9259</text:p>
          </table:table-cell>
          <table:table-cell office:value-type="string">
            <text:p>MARIA DE NAZARE OLIVEIRA CRUZ</text:p>
          </table:table-cell>
          <table:table-cell office:value-type="string">
            <text:p>2 Out 09, 00h00</text:p>
          </table:table-cell>
        </table:table-row>
        <table:table-row table:style-name="ro1">
          <table:table-cell office:value-type="float" office:value="9263">
            <text:p>9263</text:p>
          </table:table-cell>
          <table:table-cell office:value-type="string">
            <text:p>BRENO GUARANA ANDRADE</text:p>
          </table:table-cell>
          <table:table-cell office:value-type="string">
            <text:p>28 Mai 10, 00h00</text:p>
          </table:table-cell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VALDECI JOSIAS DA SILVA</text:p>
          </table:table-cell>
          <table:table-cell office:value-type="string">
            <text:p>9 Mar 09, 00h00</text:p>
          </table:table-cell>
        </table:table-row>
        <table:table-row table:style-name="ro1">
          <table:table-cell office:value-type="float" office:value="9266">
            <text:p>9266</text:p>
          </table:table-cell>
          <table:table-cell office:value-type="string">
            <text:p>SAMUEL JOSE DOS SANTOS</text:p>
          </table:table-cell>
          <table:table-cell office:value-type="string">
            <text:p>18 Fev 09, 00h00</text:p>
          </table:table-cell>
        </table:table-row>
        <table:table-row table:style-name="ro1">
          <table:table-cell office:value-type="float" office:value="9268">
            <text:p>9268</text:p>
          </table:table-cell>
          <table:table-cell office:value-type="string">
            <text:p>WAGNER MONTEIRO CAVALCANTE MANSO</text:p>
          </table:table-cell>
          <table:table-cell office:value-type="string">
            <text:p>18 Dez 09, 00h00</text:p>
          </table:table-cell>
        </table:table-row>
        <table:table-row table:style-name="ro1">
          <table:table-cell office:value-type="float" office:value="9269">
            <text:p>9269</text:p>
          </table:table-cell>
          <table:table-cell office:value-type="string">
            <text:p>MARIA CRISTINA DA SILVA</text:p>
          </table:table-cell>
          <table:table-cell office:value-type="string">
            <text:p>11 Jan 10, 00h00</text:p>
          </table:table-cell>
        </table:table-row>
        <table:table-row table:style-name="ro1">
          <table:table-cell office:value-type="float" office:value="9270">
            <text:p>9270</text:p>
          </table:table-cell>
          <table:table-cell office:value-type="string">
            <text:p>URIAS FERREIRA BARBOZA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9271">
            <text:p>9271</text:p>
          </table:table-cell>
          <table:table-cell office:value-type="string">
            <text:p>MARIA DE LOURDES DOS SANTOS</text:p>
          </table:table-cell>
          <table:table-cell office:value-type="string">
            <text:p>9 Set 09, 00h00</text:p>
          </table:table-cell>
        </table:table-row>
        <table:table-row table:style-name="ro1">
          <table:table-cell office:value-type="float" office:value="9272">
            <text:p>9272</text:p>
          </table:table-cell>
          <table:table-cell office:value-type="string">
            <text:p>MARCIA DA GAMA LUZ</text:p>
          </table:table-cell>
          <table:table-cell office:value-type="string">
            <text:p>10 Set 09, 00h00</text:p>
          </table:table-cell>
        </table:table-row>
        <table:table-row table:style-name="ro1">
          <table:table-cell office:value-type="float" office:value="9273">
            <text:p>9273</text:p>
          </table:table-cell>
          <table:table-cell office:value-type="string">
            <text:p>SAMARA BATISTA DE OLIVEIRA</text:p>
          </table:table-cell>
          <table:table-cell office:value-type="string">
            <text:p>17 Jan 05, 00h00</text:p>
          </table:table-cell>
        </table:table-row>
        <table:table-row table:style-name="ro1">
          <table:table-cell office:value-type="float" office:value="9275">
            <text:p>9275</text:p>
          </table:table-cell>
          <table:table-cell office:value-type="string">
            <text:p>ANTONIO AMARO MENDES DE LIMA</text:p>
          </table:table-cell>
          <table:table-cell office:value-type="string">
            <text:p>24 Mai 10, 00h00</text:p>
          </table:table-cell>
        </table:table-row>
        <table:table-row table:style-name="ro1">
          <table:table-cell office:value-type="float" office:value="9276">
            <text:p>9276</text:p>
          </table:table-cell>
          <table:table-cell office:value-type="string">
            <text:p>SILVIO CHARLES CAVALCANTE RIBEIRO</text:p>
          </table:table-cell>
          <table:table-cell office:value-type="string">
            <text:p>14 Jun 10, 00h00</text:p>
          </table:table-cell>
        </table:table-row>
        <table:table-row table:style-name="ro1">
          <table:table-cell office:value-type="float" office:value="9277">
            <text:p>9277</text:p>
          </table:table-cell>
          <table:table-cell office:value-type="string">
            <text:p>JOSE INALDO DOS SANTOS</text:p>
          </table:table-cell>
          <table:table-cell office:value-type="string">
            <text:p>9 Dez 08, 00h00</text:p>
          </table:table-cell>
        </table:table-row>
        <table:table-row table:style-name="ro1">
          <table:table-cell office:value-type="float" office:value="9281">
            <text:p>9281</text:p>
          </table:table-cell>
          <table:table-cell office:value-type="string">
            <text:p>BENEDITO LOPES DE CASTRO - FALECIDO</text:p>
          </table:table-cell>
          <table:table-cell office:value-type="string">
            <text:p>10 Jun 09, 00h00</text:p>
          </table:table-cell>
        </table:table-row>
        <table:table-row table:style-name="ro1">
          <table:table-cell office:value-type="float" office:value="9284">
            <text:p>9284</text:p>
          </table:table-cell>
          <table:table-cell office:value-type="string">
            <text:p>MARIA JOSE DA SILVA FERREIRA</text:p>
          </table:table-cell>
          <table:table-cell office:value-type="string">
            <text:p>3 Ago 10, 00h00</text:p>
          </table:table-cell>
        </table:table-row>
        <table:table-row table:style-name="ro1">
          <table:table-cell office:value-type="float" office:value="9285">
            <text:p>9285</text:p>
          </table:table-cell>
          <table:table-cell office:value-type="string">
            <text:p>MARIA JOSE TEIXEIRA DE ASSUNCAO COSTA</text:p>
          </table:table-cell>
          <table:table-cell office:value-type="string">
            <text:p>3 Ago 10, 00h00</text:p>
          </table:table-cell>
        </table:table-row>
        <table:table-row table:style-name="ro1">
          <table:table-cell office:value-type="float" office:value="9286">
            <text:p>9286</text:p>
          </table:table-cell>
          <table:table-cell office:value-type="string">
            <text:p>NEISA GOMES DO NASCIMENTO</text:p>
          </table:table-cell>
          <table:table-cell office:value-type="string">
            <text:p>30 Nov 09, 00h00</text:p>
          </table:table-cell>
        </table:table-row>
        <table:table-row table:style-name="ro1">
          <table:table-cell office:value-type="float" office:value="9288">
            <text:p>9288</text:p>
          </table:table-cell>
          <table:table-cell office:value-type="string">
            <text:p>NOEME MARIA BARBOSA DA SILVA</text:p>
          </table:table-cell>
          <table:table-cell office:value-type="string">
            <text:p>3 Ago 10, 00h00</text:p>
          </table:table-cell>
        </table:table-row>
        <table:table-row table:style-name="ro1">
          <table:table-cell office:value-type="float" office:value="9289">
            <text:p>9289</text:p>
          </table:table-cell>
          <table:table-cell office:value-type="string">
            <text:p>QUITERIA MORAES DA SILVA</text:p>
          </table:table-cell>
          <table:table-cell office:value-type="string">
            <text:p>1 Fev 10, 00h00</text:p>
          </table:table-cell>
        </table:table-row>
        <table:table-row table:style-name="ro1">
          <table:table-cell office:value-type="float" office:value="9290">
            <text:p>9290</text:p>
          </table:table-cell>
          <table:table-cell office:value-type="string">
            <text:p>TXEULLY SANTOS DE FARIAS</text:p>
          </table:table-cell>
          <table:table-cell office:value-type="string">
            <text:p>23 Abr 10, 00h00</text:p>
          </table:table-cell>
        </table:table-row>
        <table:table-row table:style-name="ro1">
          <table:table-cell office:value-type="float" office:value="9291">
            <text:p>9291</text:p>
          </table:table-cell>
          <table:table-cell office:value-type="string">
            <text:p>VALBRINKE COMERCIO MATERIAIS PEDAGÓGICOS LTDA.</text:p>
          </table:table-cell>
          <table:table-cell office:value-type="string">
            <text:p>17 Mar 99, 00h00</text:p>
          </table:table-cell>
        </table:table-row>
        <table:table-row table:style-name="ro1">
          <table:table-cell office:value-type="float" office:value="9295">
            <text:p>9295</text:p>
          </table:table-cell>
          <table:table-cell office:value-type="string">
            <text:p>ERIVALDO ALVES DO NASCIMENTO</text:p>
          </table:table-cell>
          <table:table-cell office:value-type="string">
            <text:p>9 Set 09, 00h00</text:p>
          </table:table-cell>
        </table:table-row>
        <table:table-row table:style-name="ro1">
          <table:table-cell office:value-type="float" office:value="9296">
            <text:p>9296</text:p>
          </table:table-cell>
          <table:table-cell office:value-type="string">
            <text:p>JOSE HENRIQUE PEREIRA DA SILVA</text:p>
          </table:table-cell>
          <table:table-cell office:value-type="string">
            <text:p>6 Ago 10, 00h00</text:p>
          </table:table-cell>
        </table:table-row>
        <table:table-row table:style-name="ro1">
          <table:table-cell office:value-type="float" office:value="9298">
            <text:p>9298</text:p>
          </table:table-cell>
          <table:table-cell office:value-type="string">
            <text:p>SEVERINO FRANCISCO XAVIER</text:p>
          </table:table-cell>
          <table:table-cell office:value-type="string">
            <text:p>6 Ago 10, 00h00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string">
            <text:p>EVANI MARIA MALAQUIAS DE OLIVEIRA</text:p>
          </table:table-cell>
          <table:table-cell office:value-type="string">
            <text:p>9 Ago 10, 00h00</text:p>
          </table:table-cell>
        </table:table-row>
        <table:table-row table:style-name="ro1">
          <table:table-cell office:value-type="float" office:value="9302">
            <text:p>9302</text:p>
          </table:table-cell>
          <table:table-cell office:value-type="string">
            <text:p>MARIA VILANI DE ALMEIDA CAMPOS</text:p>
          </table:table-cell>
          <table:table-cell office:value-type="string">
            <text:p>9 Ago 10, 00h00</text:p>
          </table:table-cell>
        </table:table-row>
        <table:table-row table:style-name="ro1">
          <table:table-cell office:value-type="float" office:value="9303">
            <text:p>9303</text:p>
          </table:table-cell>
          <table:table-cell office:value-type="string">
            <text:p>MANOEL GERVASIO DE MOURA</text:p>
          </table:table-cell>
          <table:table-cell office:value-type="string">
            <text:p>9 Ago 10, 00h00</text:p>
          </table:table-cell>
        </table:table-row>
        <table:table-row table:style-name="ro1">
          <table:table-cell office:value-type="float" office:value="9304">
            <text:p>9304</text:p>
          </table:table-cell>
          <table:table-cell office:value-type="string">
            <text:p>ALLAN CHRISTIAN PEREIRA DA SILVA</text:p>
          </table:table-cell>
          <table:table-cell office:value-type="string">
            <text:p>9 Ago 10, 00h00</text:p>
          </table:table-cell>
        </table:table-row>
        <table:table-row table:style-name="ro1">
          <table:table-cell office:value-type="float" office:value="9305">
            <text:p>9305</text:p>
          </table:table-cell>
          <table:table-cell office:value-type="string">
            <text:p>SELMA PATRICIA COSTA NOGUEIRA</text:p>
          </table:table-cell>
          <table:table-cell office:value-type="string">
            <text:p>9 Ago 10, 00h00</text:p>
          </table:table-cell>
        </table:table-row>
        <table:table-row table:style-name="ro1">
          <table:table-cell office:value-type="float" office:value="9308">
            <text:p>9308</text:p>
          </table:table-cell>
          <table:table-cell office:value-type="string">
            <text:p>JADSON EMIDIO DE MORAES</text:p>
          </table:table-cell>
          <table:table-cell office:value-type="string">
            <text:p>11 Ago 10, 00h00</text:p>
          </table:table-cell>
        </table:table-row>
        <table:table-row table:style-name="ro1">
          <table:table-cell office:value-type="float" office:value="9309">
            <text:p>9309</text:p>
          </table:table-cell>
          <table:table-cell office:value-type="string">
            <text:p>GILSON AMADEU DOS SANTOS</text:p>
          </table:table-cell>
          <table:table-cell office:value-type="string">
            <text:p>11 Ago 10, 00h00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string">
            <text:p>VILLIAN MACIEL DE OLIVEIRA</text:p>
          </table:table-cell>
          <table:table-cell office:value-type="string">
            <text:p>11 Ago 10, 00h00</text:p>
          </table:table-cell>
        </table:table-row>
        <table:table-row table:style-name="ro1">
          <table:table-cell office:value-type="float" office:value="9312">
            <text:p>9312</text:p>
          </table:table-cell>
          <table:table-cell office:value-type="string">
            <text:p>MAURICIO NEVES DE FRANÇA</text:p>
          </table:table-cell>
          <table:table-cell office:value-type="string">
            <text:p>20 Mai 04, 00h00</text:p>
          </table:table-cell>
        </table:table-row>
        <table:table-row table:style-name="ro1">
          <table:table-cell office:value-type="float" office:value="9316">
            <text:p>9316</text:p>
          </table:table-cell>
          <table:table-cell office:value-type="string">
            <text:p>SEVERINO MARQUES DA COSTA</text:p>
          </table:table-cell>
          <table:table-cell office:value-type="string">
            <text:p>5 Ago 10, 00h00</text:p>
          </table:table-cell>
        </table:table-row>
        <table:table-row table:style-name="ro1">
          <table:table-cell office:value-type="float" office:value="9319">
            <text:p>9319</text:p>
          </table:table-cell>
          <table:table-cell office:value-type="string">
            <text:p>JONATHAN ANTONIO NUNES DANTAS</text:p>
          </table:table-cell>
          <table:table-cell office:value-type="string">
            <text:p>18 Ago 10, 00h00</text:p>
          </table:table-cell>
        </table:table-row>
        <table:table-row table:style-name="ro1">
          <table:table-cell office:value-type="float" office:value="9320">
            <text:p>9320</text:p>
          </table:table-cell>
          <table:table-cell office:value-type="string">
            <text:p>TECMAR TRANSPORTE LTDA</text:p>
          </table:table-cell>
          <table:table-cell office:value-type="string">
            <text:p>1 Set 09, 00h00</text:p>
          </table:table-cell>
        </table:table-row>
        <table:table-row table:style-name="ro1">
          <table:table-cell office:value-type="float" office:value="9321">
            <text:p>9321</text:p>
          </table:table-cell>
          <table:table-cell office:value-type="string">
            <text:p>TECMAR TRANSPORTE LTDA</text:p>
          </table:table-cell>
          <table:table-cell office:value-type="string">
            <text:p>15 Set 09, 00h00</text:p>
          </table:table-cell>
        </table:table-row>
        <table:table-row table:style-name="ro1">
          <table:table-cell office:value-type="float" office:value="9325">
            <text:p>9325</text:p>
          </table:table-cell>
          <table:table-cell office:value-type="string">
            <text:p>JOSE UILSON FERREIRA GALINDO</text:p>
          </table:table-cell>
          <table:table-cell office:value-type="string">
            <text:p>19 Ago 10, 00h00</text:p>
          </table:table-cell>
        </table:table-row>
        <table:table-row table:style-name="ro1">
          <table:table-cell office:value-type="float" office:value="9327">
            <text:p>9327</text:p>
          </table:table-cell>
          <table:table-cell office:value-type="string">
            <text:p>ALEXANDRE ALDAMIR PEREIRA DE MORAES</text:p>
          </table:table-cell>
          <table:table-cell office:value-type="string">
            <text:p>19 Ago 10, 00h00</text:p>
          </table:table-cell>
        </table:table-row>
        <table:table-row table:style-name="ro1">
          <table:table-cell office:value-type="float" office:value="9330">
            <text:p>9330</text:p>
          </table:table-cell>
          <table:table-cell office:value-type="string">
            <text:p>JOAO PAULO FREITAS BATISTA</text:p>
          </table:table-cell>
          <table:table-cell office:value-type="string">
            <text:p>27 Mai 10, 00h00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MARILENE BEZERRA DA SILVA</text:p>
          </table:table-cell>
          <table:table-cell office:value-type="string">
            <text:p>26 Ago 10, 00h00</text:p>
          </table:table-cell>
        </table:table-row>
        <table:table-row table:style-name="ro1">
          <table:table-cell office:value-type="float" office:value="9332">
            <text:p>9332</text:p>
          </table:table-cell>
          <table:table-cell office:value-type="string">
            <text:p>VERONICA PEREIRA TENORIO</text:p>
          </table:table-cell>
          <table:table-cell office:value-type="string">
            <text:p>21 Jun 10, 00h00</text:p>
          </table:table-cell>
        </table:table-row>
        <table:table-row table:style-name="ro1">
          <table:table-cell office:value-type="float" office:value="9333">
            <text:p>9333</text:p>
          </table:table-cell>
          <table:table-cell office:value-type="string">
            <text:p>MARIA DE FATIMA OLIVEIRA CAMARA</text:p>
          </table:table-cell>
          <table:table-cell office:value-type="string">
            <text:p>22 Jul 10, 00h00</text:p>
          </table:table-cell>
        </table:table-row>
        <table:table-row table:style-name="ro1">
          <table:table-cell office:value-type="float" office:value="9335">
            <text:p>9335</text:p>
          </table:table-cell>
          <table:table-cell office:value-type="string">
            <text:p>ALEXANDRE ALDAMIR PEREIRA DE MORAES</text:p>
          </table:table-cell>
          <table:table-cell office:value-type="string">
            <text:p>27 Mai 10, 00h00</text:p>
          </table:table-cell>
        </table:table-row>
        <table:table-row table:style-name="ro1">
          <table:table-cell office:value-type="float" office:value="9337">
            <text:p>9337</text:p>
          </table:table-cell>
          <table:table-cell office:value-type="string">
            <text:p>ROBERTO WILLIAN NEGREIROS DE SOUSA</text:p>
          </table:table-cell>
          <table:table-cell office:value-type="string">
            <text:p>13 Jul 07, 00h00</text:p>
          </table:table-cell>
        </table:table-row>
        <table:table-row table:style-name="ro1">
          <table:table-cell office:value-type="float" office:value="9339">
            <text:p>9339</text:p>
          </table:table-cell>
          <table:table-cell office:value-type="string">
            <text:p>MARIA VALERIA DE CARVALHO WANDERLEY</text:p>
          </table:table-cell>
          <table:table-cell office:value-type="string">
            <text:p>27 Jul 10, 00h00</text:p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string">
            <text:p>ALISSON SANTOS LOPES SAMPAIO</text:p>
          </table:table-cell>
          <table:table-cell office:value-type="string">
            <text:p>23 Out 09, 00h00</text:p>
          </table:table-cell>
        </table:table-row>
        <table:table-row table:style-name="ro1">
          <table:table-cell office:value-type="float" office:value="9341">
            <text:p>9341</text:p>
          </table:table-cell>
          <table:table-cell office:value-type="string">
            <text:p>LEANDRO CESAR PIMENTEL ALVES</text:p>
          </table:table-cell>
          <table:table-cell office:value-type="string">
            <text:p>7 Nov 05, 00h00</text:p>
          </table:table-cell>
        </table:table-row>
        <table:table-row table:style-name="ro1">
          <table:table-cell office:value-type="float" office:value="9342">
            <text:p>9342</text:p>
          </table:table-cell>
          <table:table-cell office:value-type="string">
            <text:p>LUCIANA LOPES FARIAS</text:p>
          </table:table-cell>
          <table:table-cell office:value-type="string">
            <text:p>7 Jun 10, 00h00</text:p>
          </table:table-cell>
        </table:table-row>
        <table:table-row table:style-name="ro1">
          <table:table-cell office:value-type="float" office:value="9345">
            <text:p>9345</text:p>
          </table:table-cell>
          <table:table-cell office:value-type="string">
            <text:p>TIAGO DE ARAUJO GOIS</text:p>
          </table:table-cell>
          <table:table-cell office:value-type="string">
            <text:p>3 Set 10, 00h00</text:p>
          </table:table-cell>
        </table:table-row>
        <table:table-row table:style-name="ro1">
          <table:table-cell office:value-type="float" office:value="9354">
            <text:p>9354</text:p>
          </table:table-cell>
          <table:table-cell office:value-type="string">
            <text:p>MARLON GUILHERME PALMA</text:p>
          </table:table-cell>
          <table:table-cell office:value-type="string">
            <text:p>9 Set 10, 00h00</text:p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JOSE ALVES DA SILVA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358">
            <text:p>9358</text:p>
          </table:table-cell>
          <table:table-cell office:value-type="string">
            <text:p>WARNER LEITE DE ASSIS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362">
            <text:p>9362</text:p>
          </table:table-cell>
          <table:table-cell office:value-type="string">
            <text:p>ADROVANDO SOARES DOS SANTOS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363">
            <text:p>9363</text:p>
          </table:table-cell>
          <table:table-cell office:value-type="string">
            <text:p>DAVID PAULINO COSTA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365">
            <text:p>9365</text:p>
          </table:table-cell>
          <table:table-cell office:value-type="string">
            <text:p>MARGARIDA FEITOSA DA SILVA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366">
            <text:p>9366</text:p>
          </table:table-cell>
          <table:table-cell office:value-type="string">
            <text:p>GERSON DE LIMA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367">
            <text:p>9367</text:p>
          </table:table-cell>
          <table:table-cell office:value-type="string">
            <text:p>ADNILSON V DA SILVA FILHO</text:p>
          </table:table-cell>
          <table:table-cell office:value-type="string">
            <text:p>13 Set 10, 00h00</text:p>
          </table:table-cell>
        </table:table-row>
        <table:table-row table:style-name="ro1">
          <table:table-cell office:value-type="float" office:value="9368">
            <text:p>9368</text:p>
          </table:table-cell>
          <table:table-cell office:value-type="string">
            <text:p>MARIA DE FATIMA SIMPLICIO</text:p>
          </table:table-cell>
          <table:table-cell office:value-type="string">
            <text:p>13 Set 10, 00h00</text:p>
          </table:table-cell>
        </table:table-row>
        <table:table-row table:style-name="ro1">
          <table:table-cell office:value-type="float" office:value="9369">
            <text:p>9369</text:p>
          </table:table-cell>
          <table:table-cell office:value-type="string">
            <text:p>RITA TEIXEIRA DE ALMEIDA</text:p>
          </table:table-cell>
          <table:table-cell office:value-type="string">
            <text:p>13 Set 10, 00h00</text:p>
          </table:table-cell>
        </table:table-row>
        <table:table-row table:style-name="ro1">
          <table:table-cell office:value-type="float" office:value="9370">
            <text:p>9370</text:p>
          </table:table-cell>
          <table:table-cell office:value-type="string">
            <text:p>ERISVALDO TAVARES BARBOSA</text:p>
          </table:table-cell>
          <table:table-cell office:value-type="string">
            <text:p>13 Set 10, 00h00</text:p>
          </table:table-cell>
        </table:table-row>
        <table:table-row table:style-name="ro1">
          <table:table-cell office:value-type="float" office:value="9383">
            <text:p>9383</text:p>
          </table:table-cell>
          <table:table-cell office:value-type="string">
            <text:p>MARIA DAS NEVES TENORIO AMARAL</text:p>
          </table:table-cell>
          <table:table-cell office:value-type="string">
            <text:p>24 Set 10, 00h00</text:p>
          </table:table-cell>
        </table:table-row>
        <table:table-row table:style-name="ro1">
          <table:table-cell office:value-type="float" office:value="9384">
            <text:p>9384</text:p>
          </table:table-cell>
          <table:table-cell office:value-type="string">
            <text:p>SANDRA CRISTINA RODRIGUES ALBINO BAR</text:p>
          </table:table-cell>
          <table:table-cell office:value-type="string">
            <text:p>24 Set 10, 00h00</text:p>
          </table:table-cell>
        </table:table-row>
        <table:table-row table:style-name="ro1">
          <table:table-cell office:value-type="float" office:value="9385">
            <text:p>9385</text:p>
          </table:table-cell>
          <table:table-cell office:value-type="string">
            <text:p>ELIAS VERISSIMO DA SILVA</text:p>
          </table:table-cell>
          <table:table-cell office:value-type="string">
            <text:p>24 Set 10, 00h00</text:p>
          </table:table-cell>
        </table:table-row>
        <table:table-row table:style-name="ro1">
          <table:table-cell office:value-type="float" office:value="9386">
            <text:p>9386</text:p>
          </table:table-cell>
          <table:table-cell office:value-type="string">
            <text:p>EVERTON VIEIRA DA SILVA</text:p>
          </table:table-cell>
          <table:table-cell office:value-type="string">
            <text:p>28 Set 10, 00h00</text:p>
          </table:table-cell>
        </table:table-row>
        <table:table-row table:style-name="ro1">
          <table:table-cell office:value-type="float" office:value="9387">
            <text:p>9387</text:p>
          </table:table-cell>
          <table:table-cell office:value-type="string">
            <text:p>CLEONCIO FERREIRA DA CRUZ</text:p>
          </table:table-cell>
          <table:table-cell office:value-type="string">
            <text:p>28 Set 10, 00h00</text:p>
          </table:table-cell>
        </table:table-row>
        <table:table-row table:style-name="ro1">
          <table:table-cell office:value-type="float" office:value="9388">
            <text:p>9388</text:p>
          </table:table-cell>
          <table:table-cell office:value-type="string">
            <text:p>JOSELIA LOPES DA SILVA</text:p>
          </table:table-cell>
          <table:table-cell office:value-type="string">
            <text:p>28 Set 10, 00h00</text:p>
          </table:table-cell>
        </table:table-row>
        <table:table-row table:style-name="ro1">
          <table:table-cell office:value-type="float" office:value="9391">
            <text:p>9391</text:p>
          </table:table-cell>
          <table:table-cell office:value-type="string">
            <text:p>JOSE RICARDO MORENO BENIGNO</text:p>
          </table:table-cell>
          <table:table-cell office:value-type="string">
            <text:p>16 Dez 99, 00h00</text:p>
          </table:table-cell>
        </table:table-row>
        <table:table-row table:style-name="ro1">
          <table:table-cell office:value-type="float" office:value="9393">
            <text:p>9393</text:p>
          </table:table-cell>
          <table:table-cell office:value-type="string">
            <text:p>PARNATUR CAMBIO E TURISMO LTDA</text:p>
          </table:table-cell>
          <table:table-cell office:value-type="string">
            <text:p>3 Nov 09, 00h00</text:p>
          </table:table-cell>
        </table:table-row>
        <table:table-row table:style-name="ro1">
          <table:table-cell office:value-type="float" office:value="9397">
            <text:p>9397</text:p>
          </table:table-cell>
          <table:table-cell office:value-type="string">
            <text:p>ROMULO EMANUEL ALVES DE OLIVEIRA</text:p>
          </table:table-cell>
          <table:table-cell office:value-type="string">
            <text:p>22 Dez 06, 00h00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string">
            <text:p>MARIA LINS DOS SANTOS</text:p>
          </table:table-cell>
          <table:table-cell office:value-type="string">
            <text:p>29 Jan 10, 00h00</text:p>
          </table:table-cell>
        </table:table-row>
        <table:table-row table:style-name="ro1">
          <table:table-cell office:value-type="float" office:value="9401">
            <text:p>9401</text:p>
          </table:table-cell>
          <table:table-cell office:value-type="string">
            <text:p>CARMELITA MARIA DA CONCEICAO SILVA</text:p>
          </table:table-cell>
          <table:table-cell office:value-type="string">
            <text:p>26 Nov 09, 00h00</text:p>
          </table:table-cell>
        </table:table-row>
        <table:table-row table:style-name="ro1">
          <table:table-cell office:value-type="float" office:value="9402">
            <text:p>9402</text:p>
          </table:table-cell>
          <table:table-cell office:value-type="string">
            <text:p>PAULO TAVARES DE OLIVEIRA</text:p>
          </table:table-cell>
          <table:table-cell office:value-type="string">
            <text:p>13 Ago 10, 00h00</text:p>
          </table:table-cell>
        </table:table-row>
        <table:table-row table:style-name="ro1">
          <table:table-cell office:value-type="float" office:value="9406">
            <text:p>9406</text:p>
          </table:table-cell>
          <table:table-cell office:value-type="string">
            <text:p>JAILSON DOMINGUES DA SILVA</text:p>
          </table:table-cell>
          <table:table-cell office:value-type="string">
            <text:p>1 Out 10, 00h00</text:p>
          </table:table-cell>
        </table:table-row>
        <table:table-row table:style-name="ro1">
          <table:table-cell office:value-type="float" office:value="9407">
            <text:p>9407</text:p>
          </table:table-cell>
          <table:table-cell office:value-type="string">
            <text:p>ADELMO PEREIRA SANTOS</text:p>
          </table:table-cell>
          <table:table-cell office:value-type="string">
            <text:p>4 Out 10, 00h00</text:p>
          </table:table-cell>
        </table:table-row>
        <table:table-row table:style-name="ro1">
          <table:table-cell office:value-type="float" office:value="9409">
            <text:p>9409</text:p>
          </table:table-cell>
          <table:table-cell office:value-type="string">
            <text:p>EDENIR RIBEIRO GUIMARÃES</text:p>
          </table:table-cell>
          <table:table-cell office:value-type="string">
            <text:p>4 Ago 10, 00h00</text:p>
          </table:table-cell>
        </table:table-row>
        <table:table-row table:style-name="ro1">
          <table:table-cell office:value-type="float" office:value="9410">
            <text:p>9410</text:p>
          </table:table-cell>
          <table:table-cell office:value-type="string">
            <text:p>JOSE MAXIMILIANO MACHADO CAVALCANTI</text:p>
          </table:table-cell>
          <table:table-cell office:value-type="string">
            <text:p>17 Set 10, 00h00</text:p>
          </table:table-cell>
        </table:table-row>
        <table:table-row table:style-name="ro1">
          <table:table-cell office:value-type="float" office:value="9411">
            <text:p>9411</text:p>
          </table:table-cell>
          <table:table-cell office:value-type="string">
            <text:p>DJAMILSON JOSE DA SILVA</text:p>
          </table:table-cell>
          <table:table-cell office:value-type="string">
            <text:p>17 Ago 10, 00h00</text:p>
          </table:table-cell>
        </table:table-row>
        <table:table-row table:style-name="ro1">
          <table:table-cell office:value-type="float" office:value="9413">
            <text:p>9413</text:p>
          </table:table-cell>
          <table:table-cell office:value-type="string">
            <text:p>ARTUR CESAR VALOIS DE CASTRO</text:p>
          </table:table-cell>
          <table:table-cell office:value-type="string">
            <text:p>20 Set 10, 00h00</text:p>
          </table:table-cell>
        </table:table-row>
        <table:table-row table:style-name="ro1">
          <table:table-cell office:value-type="float" office:value="9415">
            <text:p>9415</text:p>
          </table:table-cell>
          <table:table-cell office:value-type="string">
            <text:p>OSMAN DE OLIVEIRA SANTOS</text:p>
          </table:table-cell>
          <table:table-cell office:value-type="string">
            <text:p>7 Out 10, 00h00</text:p>
          </table:table-cell>
        </table:table-row>
        <table:table-row table:style-name="ro1">
          <table:table-cell office:value-type="float" office:value="9417">
            <text:p>9417</text:p>
          </table:table-cell>
          <table:table-cell office:value-type="string">
            <text:p>JACINTA DE FATIMA CAVALCANTE MARQUES</text:p>
          </table:table-cell>
          <table:table-cell office:value-type="string">
            <text:p>24 Set 10, 00h00</text:p>
          </table:table-cell>
        </table:table-row>
        <table:table-row table:style-name="ro1">
          <table:table-cell office:value-type="float" office:value="9418">
            <text:p>9418</text:p>
          </table:table-cell>
          <table:table-cell office:value-type="string">
            <text:p>MARIA VILANI DE ALMEIDA CAMPOS</text:p>
          </table:table-cell>
          <table:table-cell office:value-type="string">
            <text:p>9 Jul 10, 00h00</text:p>
          </table:table-cell>
        </table:table-row>
        <table:table-row table:style-name="ro1">
          <table:table-cell office:value-type="float" office:value="9420">
            <text:p>9420</text:p>
          </table:table-cell>
          <table:table-cell office:value-type="string">
            <text:p>JOSE PEREIRA</text:p>
          </table:table-cell>
          <table:table-cell office:value-type="string">
            <text:p>11 Out 10, 00h00</text:p>
          </table:table-cell>
        </table:table-row>
        <table:table-row table:style-name="ro1">
          <table:table-cell office:value-type="float" office:value="9423">
            <text:p>9423</text:p>
          </table:table-cell>
          <table:table-cell office:value-type="string">
            <text:p>EDILE TENORIO BARROS LIMA</text:p>
          </table:table-cell>
          <table:table-cell office:value-type="string">
            <text:p>13 Out 10, 00h00</text:p>
          </table:table-cell>
        </table:table-row>
        <table:table-row table:style-name="ro1">
          <table:table-cell office:value-type="float" office:value="9424">
            <text:p>9424</text:p>
          </table:table-cell>
          <table:table-cell office:value-type="string">
            <text:p>ARLETE DOMINGOS PEREIRA CAVALCANTE</text:p>
          </table:table-cell>
          <table:table-cell office:value-type="string">
            <text:p>13 Out 10, 00h00</text:p>
          </table:table-cell>
        </table:table-row>
        <table:table-row table:style-name="ro1">
          <table:table-cell office:value-type="float" office:value="9426">
            <text:p>9426</text:p>
          </table:table-cell>
          <table:table-cell office:value-type="string">
            <text:p>FLAVIO JORGE MIRANDA PIMENTEL</text:p>
          </table:table-cell>
          <table:table-cell office:value-type="string">
            <text:p>24 Set 10, 00h00</text:p>
          </table:table-cell>
        </table:table-row>
        <table:table-row table:style-name="ro1">
          <table:table-cell office:value-type="float" office:value="9429">
            <text:p>9429</text:p>
          </table:table-cell>
          <table:table-cell office:value-type="string">
            <text:p>MOISES EVANGELISTA BACELAR NETO</text:p>
          </table:table-cell>
          <table:table-cell office:value-type="string">
            <text:p>10 Ago 10, 00h00</text:p>
          </table:table-cell>
        </table:table-row>
        <table:table-row table:style-name="ro1">
          <table:table-cell office:value-type="float" office:value="9430">
            <text:p>9430</text:p>
          </table:table-cell>
          <table:table-cell office:value-type="string">
            <text:p>ANTONIO FERREIRA DA SILVA</text:p>
          </table:table-cell>
          <table:table-cell office:value-type="string">
            <text:p>10 Mar 10, 00h00</text:p>
          </table:table-cell>
        </table:table-row>
        <table:table-row table:style-name="ro1">
          <table:table-cell office:value-type="float" office:value="9433">
            <text:p>9433</text:p>
          </table:table-cell>
          <table:table-cell office:value-type="string">
            <text:p>SANDRA MARIA DA SILVA</text:p>
          </table:table-cell>
          <table:table-cell office:value-type="string">
            <text:p>12 Nov 07, 00h00</text:p>
          </table:table-cell>
        </table:table-row>
        <table:table-row table:style-name="ro1">
          <table:table-cell office:value-type="float" office:value="9436">
            <text:p>9436</text:p>
          </table:table-cell>
          <table:table-cell office:value-type="string">
            <text:p>ANTONIO GOMES DOS SANTOS FILHO</text:p>
          </table:table-cell>
          <table:table-cell office:value-type="string">
            <text:p>19 Out 10, 00h00</text:p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string">
            <text:p>LUCIANO PINTO MAIA</text:p>
          </table:table-cell>
          <table:table-cell office:value-type="string">
            <text:p>19 Out 10, 00h00</text:p>
          </table:table-cell>
        </table:table-row>
        <table:table-row table:style-name="ro1">
          <table:table-cell office:value-type="float" office:value="9444">
            <text:p>9444</text:p>
          </table:table-cell>
          <table:table-cell office:value-type="string">
            <text:p>SELMA PATRICIA COSTA NOGUEIRA</text:p>
          </table:table-cell>
          <table:table-cell office:value-type="string">
            <text:p>4 Out 10, 00h00</text:p>
          </table:table-cell>
        </table:table-row>
        <table:table-row table:style-name="ro1">
          <table:table-cell office:value-type="float" office:value="9446">
            <text:p>9446</text:p>
          </table:table-cell>
          <table:table-cell office:value-type="string">
            <text:p>INACIO JOSE DA SILVA</text:p>
          </table:table-cell>
          <table:table-cell office:value-type="string">
            <text:p>12 Jan 10, 00h00</text:p>
          </table:table-cell>
        </table:table-row>
        <table:table-row table:style-name="ro1">
          <table:table-cell office:value-type="float" office:value="9450">
            <text:p>9450</text:p>
          </table:table-cell>
          <table:table-cell office:value-type="string">
            <text:p>CARLOS HENRIQUE DE BARROS</text:p>
          </table:table-cell>
          <table:table-cell office:value-type="string">
            <text:p>21 Out 10, 00h00</text:p>
          </table:table-cell>
        </table:table-row>
        <table:table-row table:style-name="ro1">
          <table:table-cell office:value-type="float" office:value="9453">
            <text:p>9453</text:p>
          </table:table-cell>
          <table:table-cell office:value-type="string">
            <text:p>JOSE MARCOS FELIX DE LIMA</text:p>
          </table:table-cell>
          <table:table-cell office:value-type="string">
            <text:p>21 Jun 06, 00h00</text:p>
          </table:table-cell>
        </table:table-row>
        <table:table-row table:style-name="ro1">
          <table:table-cell office:value-type="float" office:value="9454">
            <text:p>9454</text:p>
          </table:table-cell>
          <table:table-cell office:value-type="string">
            <text:p>ROCKSON ARAUJO FONSECA</text:p>
          </table:table-cell>
          <table:table-cell office:value-type="string">
            <text:p>22 Out 10, 00h00</text:p>
          </table:table-cell>
        </table:table-row>
        <table:table-row table:style-name="ro1">
          <table:table-cell office:value-type="float" office:value="9456">
            <text:p>9456</text:p>
          </table:table-cell>
          <table:table-cell office:value-type="string">
            <text:p>JOSEFA ELIANE DA ROCHA</text:p>
          </table:table-cell>
          <table:table-cell office:value-type="string">
            <text:p>22 Out 10, 00h00</text:p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JR SERVICOS DE LOCACAO DE VEICULOS LTDA</text:p>
          </table:table-cell>
          <table:table-cell office:value-type="string">
            <text:p>19 Jul 10, 00h00</text:p>
          </table:table-cell>
        </table:table-row>
        <table:table-row table:style-name="ro1">
          <table:table-cell office:value-type="float" office:value="9458">
            <text:p>9458</text:p>
          </table:table-cell>
          <table:table-cell office:value-type="string">
            <text:p>MARIA ZELIA FERREIRA DE LIMA</text:p>
          </table:table-cell>
          <table:table-cell office:value-type="string">
            <text:p>22 Set 10, 00h00</text:p>
          </table:table-cell>
        </table:table-row>
        <table:table-row table:style-name="ro1">
          <table:table-cell office:value-type="float" office:value="9459">
            <text:p>9459</text:p>
          </table:table-cell>
          <table:table-cell office:value-type="string">
            <text:p>JULIO FLAVIO PEIXOTO DA COSTA</text:p>
          </table:table-cell>
          <table:table-cell office:value-type="string">
            <text:p>8 Abr 10, 00h00</text:p>
          </table:table-cell>
        </table:table-row>
        <table:table-row table:style-name="ro1">
          <table:table-cell office:value-type="float" office:value="9460">
            <text:p>9460</text:p>
          </table:table-cell>
          <table:table-cell office:value-type="string">
            <text:p>RAPHAEL VILELA TIMOTEO DA SILVA</text:p>
          </table:table-cell>
          <table:table-cell office:value-type="string">
            <text:p>2 Jun 10, 00h00</text:p>
          </table:table-cell>
        </table:table-row>
        <table:table-row table:style-name="ro1">
          <table:table-cell office:value-type="float" office:value="9461">
            <text:p>9461</text:p>
          </table:table-cell>
          <table:table-cell office:value-type="string">
            <text:p>MAGNA COELI MENDONÇA SANTOS</text:p>
          </table:table-cell>
          <table:table-cell office:value-type="string">
            <text:p>18 Out 10, 00h00</text:p>
          </table:table-cell>
        </table:table-row>
        <table:table-row table:style-name="ro1">
          <table:table-cell office:value-type="float" office:value="9462">
            <text:p>9462</text:p>
          </table:table-cell>
          <table:table-cell office:value-type="string">
            <text:p>GELTA MARIA BEZERRA COELHO</text:p>
          </table:table-cell>
          <table:table-cell office:value-type="string">
            <text:p>13 Out 10, 00h00</text:p>
          </table:table-cell>
        </table:table-row>
        <table:table-row table:style-name="ro1">
          <table:table-cell office:value-type="float" office:value="9463">
            <text:p>9463</text:p>
          </table:table-cell>
          <table:table-cell office:value-type="string">
            <text:p>MARLI COSTA MAIA</text:p>
          </table:table-cell>
          <table:table-cell office:value-type="string">
            <text:p>23 Set 10, 00h00</text:p>
          </table:table-cell>
        </table:table-row>
        <table:table-row table:style-name="ro1">
          <table:table-cell office:value-type="float" office:value="9467">
            <text:p>9467</text:p>
          </table:table-cell>
          <table:table-cell office:value-type="string">
            <text:p>SOLANGE MARIA NOBREGA SILVA BEZERRA</text:p>
          </table:table-cell>
          <table:table-cell office:value-type="string">
            <text:p>23 Set 10, 00h00</text:p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string">
            <text:p>OLIMPIA FARIAS DA SILVA AGUIAR FALCAO</text:p>
          </table:table-cell>
          <table:table-cell office:value-type="string">
            <text:p>17 Ago 10, 00h00</text:p>
          </table:table-cell>
        </table:table-row>
        <table:table-row table:style-name="ro1">
          <table:table-cell office:value-type="float" office:value="9469">
            <text:p>9469</text:p>
          </table:table-cell>
          <table:table-cell office:value-type="string">
            <text:p>LUZENILTON MORAIS DE BRITO</text:p>
          </table:table-cell>
          <table:table-cell office:value-type="string">
            <text:p>1 Nov 10, 00h00</text:p>
          </table:table-cell>
        </table:table-row>
        <table:table-row table:style-name="ro1">
          <table:table-cell office:value-type="float" office:value="9471">
            <text:p>9471</text:p>
          </table:table-cell>
          <table:table-cell office:value-type="string">
            <text:p>FRANCISCO NUNES FERREIRA</text:p>
          </table:table-cell>
          <table:table-cell office:value-type="string">
            <text:p>1 Nov 10, 00h00</text:p>
          </table:table-cell>
        </table:table-row>
        <table:table-row table:style-name="ro1">
          <table:table-cell office:value-type="float" office:value="9472">
            <text:p>9472</text:p>
          </table:table-cell>
          <table:table-cell office:value-type="string">
            <text:p>TANIA MARIA BARROS RIBEIRO</text:p>
          </table:table-cell>
          <table:table-cell office:value-type="string">
            <text:p>10 Fev 10, 00h00</text:p>
          </table:table-cell>
        </table:table-row>
        <table:table-row table:style-name="ro1">
          <table:table-cell office:value-type="float" office:value="9473">
            <text:p>9473</text:p>
          </table:table-cell>
          <table:table-cell office:value-type="string">
            <text:p>VALDIAEL GONCALVES DOS SANTOS</text:p>
          </table:table-cell>
          <table:table-cell office:value-type="string">
            <text:p>1 Nov 10, 00h00</text:p>
          </table:table-cell>
        </table:table-row>
        <table:table-row table:style-name="ro1">
          <table:table-cell office:value-type="float" office:value="9475">
            <text:p>9475</text:p>
          </table:table-cell>
          <table:table-cell office:value-type="string">
            <text:p>WILLSONEIDE ALEIXO QUEIROZ DE ALMEIDA</text:p>
          </table:table-cell>
          <table:table-cell office:value-type="string">
            <text:p>17 Ago 10, 00h00</text:p>
          </table:table-cell>
        </table:table-row>
        <table:table-row table:style-name="ro1">
          <table:table-cell office:value-type="float" office:value="9476">
            <text:p>9476</text:p>
          </table:table-cell>
          <table:table-cell office:value-type="string">
            <text:p>VALDECI DE ANDRADE DORTA</text:p>
          </table:table-cell>
          <table:table-cell office:value-type="string">
            <text:p>21 Set 10, 00h00</text:p>
          </table:table-cell>
        </table:table-row>
        <table:table-row table:style-name="ro1">
          <table:table-cell office:value-type="float" office:value="9477">
            <text:p>9477</text:p>
          </table:table-cell>
          <table:table-cell office:value-type="string">
            <text:p>MARIA VITORIA DORTA</text:p>
          </table:table-cell>
          <table:table-cell office:value-type="string">
            <text:p>4 Nov 10, 00h00</text:p>
          </table:table-cell>
        </table:table-row>
        <table:table-row table:style-name="ro1">
          <table:table-cell office:value-type="float" office:value="9487">
            <text:p>9487</text:p>
          </table:table-cell>
          <table:table-cell office:value-type="string">
            <text:p>JAILTON LOPES DA SILVA</text:p>
          </table:table-cell>
          <table:table-cell office:value-type="string">
            <text:p>11 Nov 10, 00h00</text:p>
          </table:table-cell>
        </table:table-row>
        <table:table-row table:style-name="ro1">
          <table:table-cell office:value-type="float" office:value="9488">
            <text:p>9488</text:p>
          </table:table-cell>
          <table:table-cell office:value-type="string">
            <text:p>VALDECI DE ANDRADE DORTA</text:p>
          </table:table-cell>
          <table:table-cell office:value-type="string">
            <text:p>11 Nov 10, 00h00</text:p>
          </table:table-cell>
        </table:table-row>
        <table:table-row table:style-name="ro1">
          <table:table-cell office:value-type="float" office:value="9492">
            <text:p>9492</text:p>
          </table:table-cell>
          <table:table-cell office:value-type="string">
            <text:p>TEREZA CRISTINA BOER DA SILVA</text:p>
          </table:table-cell>
          <table:table-cell office:value-type="string">
            <text:p>25 Nov 09, 00h00</text:p>
          </table:table-cell>
        </table:table-row>
        <table:table-row table:style-name="ro1">
          <table:table-cell office:value-type="float" office:value="9493">
            <text:p>9493</text:p>
          </table:table-cell>
          <table:table-cell office:value-type="string">
            <text:p>ANDRE WANDERLEY BARBOSA</text:p>
          </table:table-cell>
          <table:table-cell office:value-type="string">
            <text:p>26 Nov 09, 00h00</text:p>
          </table:table-cell>
        </table:table-row>
        <table:table-row table:style-name="ro1">
          <table:table-cell office:value-type="float" office:value="9494">
            <text:p>9494</text:p>
          </table:table-cell>
          <table:table-cell office:value-type="string">
            <text:p>NILVONE AMARAL DE MORAIS</text:p>
          </table:table-cell>
          <table:table-cell office:value-type="string">
            <text:p>1 Out 10, 00h00</text:p>
          </table:table-cell>
        </table:table-row>
        <table:table-row table:style-name="ro1">
          <table:table-cell office:value-type="float" office:value="9497">
            <text:p>9497</text:p>
          </table:table-cell>
          <table:table-cell office:value-type="string">
            <text:p>CINTHIA KALINA CRUZ DA SILVA</text:p>
          </table:table-cell>
          <table:table-cell office:value-type="string">
            <text:p>19 Nov 10, 00h00</text:p>
          </table:table-cell>
        </table:table-row>
        <table:table-row table:style-name="ro1">
          <table:table-cell office:value-type="float" office:value="9498">
            <text:p>9498</text:p>
          </table:table-cell>
          <table:table-cell office:value-type="string">
            <text:p>ALCIDEA DA CONCEIÇÃO SILVA COSTA</text:p>
          </table:table-cell>
          <table:table-cell office:value-type="string">
            <text:p>18 Nov 10, 00h00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string">
            <text:p>GERMANO FRANCISCO DA SILVA</text:p>
          </table:table-cell>
          <table:table-cell office:value-type="string">
            <text:p>19 Nov 10, 00h00</text:p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string">
            <text:p>MILTON JOSE DE PONTES FILHO</text:p>
          </table:table-cell>
          <table:table-cell office:value-type="string">
            <text:p>19 Nov 10, 00h00</text:p>
          </table:table-cell>
        </table:table-row>
        <table:table-row table:style-name="ro1">
          <table:table-cell office:value-type="float" office:value="9510">
            <text:p>9510</text:p>
          </table:table-cell>
          <table:table-cell office:value-type="string">
            <text:p>WELLIGTON ALVES DE ARAUJO</text:p>
          </table:table-cell>
          <table:table-cell office:value-type="string">
            <text:p>25 Mar 10, 00h00</text:p>
          </table:table-cell>
        </table:table-row>
        <table:table-row table:style-name="ro1">
          <table:table-cell office:value-type="float" office:value="9512">
            <text:p>9512</text:p>
          </table:table-cell>
          <table:table-cell office:value-type="string">
            <text:p>JAIR LEITE MARQUES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string">
            <text:p>JOSE DAMIAO DA SILVA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515">
            <text:p>9515</text:p>
          </table:table-cell>
          <table:table-cell office:value-type="string">
            <text:p>ERASTEN RIBEIRO DA SILVA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516">
            <text:p>9516</text:p>
          </table:table-cell>
          <table:table-cell office:value-type="string">
            <text:p>WILLSONEIDE ALEIXO QUEIROZ DE ALMEIDA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517">
            <text:p>9517</text:p>
          </table:table-cell>
          <table:table-cell office:value-type="string">
            <text:p>TELMA MARCIA RODRIGUES LIMA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520">
            <text:p>9520</text:p>
          </table:table-cell>
          <table:table-cell office:value-type="string">
            <text:p>CARLOS ROBERTO DA SILVA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524">
            <text:p>9524</text:p>
          </table:table-cell>
          <table:table-cell office:value-type="string">
            <text:p>EDVANIO NOGUEIRA DE OLIVEIRA</text:p>
          </table:table-cell>
          <table:table-cell office:value-type="string">
            <text:p>14 Mai 10, 00h00</text:p>
          </table:table-cell>
        </table:table-row>
        <table:table-row table:style-name="ro1">
          <table:table-cell office:value-type="float" office:value="9525">
            <text:p>9525</text:p>
          </table:table-cell>
          <table:table-cell office:value-type="string">
            <text:p>GERMANO FRANCISCO DA SILVA</text:p>
          </table:table-cell>
          <table:table-cell office:value-type="string">
            <text:p>4 Out 10, 00h00</text:p>
          </table:table-cell>
        </table:table-row>
        <table:table-row table:style-name="ro1">
          <table:table-cell office:value-type="float" office:value="9526">
            <text:p>9526</text:p>
          </table:table-cell>
          <table:table-cell office:value-type="string">
            <text:p>JAIRON TRINDADE BUARQUE</text:p>
          </table:table-cell>
          <table:table-cell office:value-type="string">
            <text:p>5 Jan 10, 00h00</text:p>
          </table:table-cell>
        </table:table-row>
        <table:table-row table:style-name="ro1">
          <table:table-cell office:value-type="float" office:value="9527">
            <text:p>9527</text:p>
          </table:table-cell>
          <table:table-cell office:value-type="string">
            <text:p>JOSE ALVES DA SILVA</text:p>
          </table:table-cell>
          <table:table-cell office:value-type="string">
            <text:p>6 Ago 10, 00h00</text:p>
          </table:table-cell>
        </table:table-row>
        <table:table-row table:style-name="ro1">
          <table:table-cell office:value-type="float" office:value="9528">
            <text:p>9528</text:p>
          </table:table-cell>
          <table:table-cell office:value-type="string">
            <text:p>JOSE PONTES FILHO</text:p>
          </table:table-cell>
          <table:table-cell office:value-type="string">
            <text:p>18 Ago 10, 00h00</text:p>
          </table:table-cell>
        </table:table-row>
        <table:table-row table:style-name="ro1">
          <table:table-cell office:value-type="float" office:value="9533">
            <text:p>9533</text:p>
          </table:table-cell>
          <table:table-cell office:value-type="string">
            <text:p>JULIANA PESSOA CORREA DE ARAUJO</text:p>
          </table:table-cell>
          <table:table-cell office:value-type="string">
            <text:p>22 Out 10, 00h00</text:p>
          </table:table-cell>
        </table:table-row>
        <table:table-row table:style-name="ro1">
          <table:table-cell office:value-type="float" office:value="9535">
            <text:p>9535</text:p>
          </table:table-cell>
          <table:table-cell office:value-type="string">
            <text:p>ELIZABETE ALBUQUERQUE CURSINO GALVAO</text:p>
          </table:table-cell>
          <table:table-cell office:value-type="string">
            <text:p>27 Out 10, 00h00</text:p>
          </table:table-cell>
        </table:table-row>
        <table:table-row table:style-name="ro1">
          <table:table-cell office:value-type="float" office:value="9536">
            <text:p>9536</text:p>
          </table:table-cell>
          <table:table-cell office:value-type="string">
            <text:p>WELLINTIGON PATRICIO DA SILVA</text:p>
          </table:table-cell>
          <table:table-cell office:value-type="string">
            <text:p>20 Jul 10, 00h00</text:p>
          </table:table-cell>
        </table:table-row>
        <table:table-row table:style-name="ro1">
          <table:table-cell office:value-type="float" office:value="9539">
            <text:p>9539</text:p>
          </table:table-cell>
          <table:table-cell office:value-type="string">
            <text:p>JOSE DAMIAO DA SILVA</text:p>
          </table:table-cell>
          <table:table-cell office:value-type="string">
            <text:p>22 Set 10, 00h00</text:p>
          </table:table-cell>
        </table:table-row>
        <table:table-row table:style-name="ro1">
          <table:table-cell office:value-type="float" office:value="9542">
            <text:p>9542</text:p>
          </table:table-cell>
          <table:table-cell office:value-type="string">
            <text:p>EDNALDO FREIRE DE BARROS CORREIA</text:p>
          </table:table-cell>
          <table:table-cell office:value-type="string">
            <text:p>7 Mai 08, 00h00</text:p>
          </table:table-cell>
        </table:table-row>
        <table:table-row table:style-name="ro1">
          <table:table-cell office:value-type="float" office:value="9545">
            <text:p>9545</text:p>
          </table:table-cell>
          <table:table-cell office:value-type="string">
            <text:p>ANGELA LUCIA LEITE CESAR</text:p>
          </table:table-cell>
          <table:table-cell office:value-type="string">
            <text:p>2 Dez 10, 00h00</text:p>
          </table:table-cell>
        </table:table-row>
        <table:table-row table:style-name="ro1">
          <table:table-cell office:value-type="float" office:value="9546">
            <text:p>9546</text:p>
          </table:table-cell>
          <table:table-cell office:value-type="string">
            <text:p>MICHELE DE CASTRO SILVA PROTASIO</text:p>
          </table:table-cell>
          <table:table-cell office:value-type="string">
            <text:p>2 Dez 10, 00h00</text:p>
          </table:table-cell>
        </table:table-row>
        <table:table-row table:style-name="ro1">
          <table:table-cell office:value-type="float" office:value="9547">
            <text:p>9547</text:p>
          </table:table-cell>
          <table:table-cell office:value-type="string">
            <text:p>MARIA LUZIA FERREIRA LIMA</text:p>
          </table:table-cell>
          <table:table-cell office:value-type="string">
            <text:p>2 Dez 10, 00h00</text:p>
          </table:table-cell>
        </table:table-row>
        <table:table-row table:style-name="ro1">
          <table:table-cell office:value-type="float" office:value="9548">
            <text:p>9548</text:p>
          </table:table-cell>
          <table:table-cell office:value-type="string">
            <text:p>JOSE GILSON ANDRADE DE SILVA SANTOS</text:p>
          </table:table-cell>
          <table:table-cell office:value-type="string">
            <text:p>9 Mar 09, 00h00</text:p>
          </table:table-cell>
        </table:table-row>
        <table:table-row table:style-name="ro1">
          <table:table-cell office:value-type="float" office:value="9549">
            <text:p>9549</text:p>
          </table:table-cell>
          <table:table-cell office:value-type="string">
            <text:p>ESMERALDINO FELIX DE ARRUDA</text:p>
          </table:table-cell>
          <table:table-cell office:value-type="string">
            <text:p>8 Dez 10, 00h00</text:p>
          </table:table-cell>
        </table:table-row>
        <table:table-row table:style-name="ro1">
          <table:table-cell office:value-type="float" office:value="9551">
            <text:p>9551</text:p>
          </table:table-cell>
          <table:table-cell office:value-type="string">
            <text:p>MERYVONE PACHECO MEDEIRO</text:p>
          </table:table-cell>
          <table:table-cell office:value-type="string">
            <text:p>8 Dez 10, 00h00</text:p>
          </table:table-cell>
        </table:table-row>
        <table:table-row table:style-name="ro1">
          <table:table-cell office:value-type="float" office:value="9552">
            <text:p>9552</text:p>
          </table:table-cell>
          <table:table-cell office:value-type="string">
            <text:p>ADEILDO CIRILO DE ALMEIDA</text:p>
          </table:table-cell>
          <table:table-cell office:value-type="string">
            <text:p>8 Dez 10, 00h00</text:p>
          </table:table-cell>
        </table:table-row>
        <table:table-row table:style-name="ro1">
          <table:table-cell office:value-type="float" office:value="9553">
            <text:p>9553</text:p>
          </table:table-cell>
          <table:table-cell office:value-type="string">
            <text:p>CLAUDIONEIDE BEZERRA DA SILVA</text:p>
          </table:table-cell>
          <table:table-cell office:value-type="string">
            <text:p>8 Dez 10, 00h00</text:p>
          </table:table-cell>
        </table:table-row>
        <table:table-row table:style-name="ro1">
          <table:table-cell office:value-type="float" office:value="9554">
            <text:p>9554</text:p>
          </table:table-cell>
          <table:table-cell office:value-type="string">
            <text:p>JOSE ELIAS DE SOUZA FILHO</text:p>
          </table:table-cell>
          <table:table-cell office:value-type="string">
            <text:p>8 Dez 10, 00h00</text:p>
          </table:table-cell>
        </table:table-row>
        <table:table-row table:style-name="ro1">
          <table:table-cell office:value-type="float" office:value="9558">
            <text:p>9558</text:p>
          </table:table-cell>
          <table:table-cell office:value-type="string">
            <text:p>LEONARDO DA LUZ PARENTE</text:p>
          </table:table-cell>
          <table:table-cell office:value-type="string">
            <text:p>14 Abr 10, 00h00</text:p>
          </table:table-cell>
        </table:table-row>
        <table:table-row table:style-name="ro1">
          <table:table-cell office:value-type="float" office:value="9560">
            <text:p>9560</text:p>
          </table:table-cell>
          <table:table-cell office:value-type="string">
            <text:p>RONALDO MORAIS</text:p>
          </table:table-cell>
          <table:table-cell office:value-type="string">
            <text:p>18 Out 10, 00h00</text:p>
          </table:table-cell>
        </table:table-row>
        <table:table-row table:style-name="ro1">
          <table:table-cell office:value-type="float" office:value="9562">
            <text:p>9562</text:p>
          </table:table-cell>
          <table:table-cell office:value-type="string">
            <text:p>WILTONBERG FARIAS FILHO</text:p>
          </table:table-cell>
          <table:table-cell office:value-type="string">
            <text:p>8 Nov 10, 00h00</text:p>
          </table:table-cell>
        </table:table-row>
        <table:table-row table:style-name="ro1">
          <table:table-cell office:value-type="float" office:value="9567">
            <text:p>9567</text:p>
          </table:table-cell>
          <table:table-cell office:value-type="string">
            <text:p>PAULO AFONSO LINS DE O JÚNIOR</text:p>
          </table:table-cell>
          <table:table-cell office:value-type="string">
            <text:p>22 Nov 10, 00h00</text:p>
          </table:table-cell>
        </table:table-row>
        <table:table-row table:style-name="ro1">
          <table:table-cell office:value-type="float" office:value="9569">
            <text:p>9569</text:p>
          </table:table-cell>
          <table:table-cell office:value-type="string">
            <text:p>DANILO XAVIER DOS SANTOS</text:p>
          </table:table-cell>
          <table:table-cell office:value-type="string">
            <text:p>10 Jun 10, 00h00</text:p>
          </table:table-cell>
        </table:table-row>
        <table:table-row table:style-name="ro1">
          <table:table-cell office:value-type="float" office:value="9570">
            <text:p>9570</text:p>
          </table:table-cell>
          <table:table-cell office:value-type="string">
            <text:p>CLAUDIA VERONICA DOS SANTOS</text:p>
          </table:table-cell>
          <table:table-cell office:value-type="string">
            <text:p>16 Dez 10, 00h00</text:p>
          </table:table-cell>
        </table:table-row>
        <table:table-row table:style-name="ro1">
          <table:table-cell office:value-type="float" office:value="9571">
            <text:p>9571</text:p>
          </table:table-cell>
          <table:table-cell office:value-type="string">
            <text:p>ANTONIO PEREIRA MOURATO JUNIOR</text:p>
          </table:table-cell>
          <table:table-cell office:value-type="string">
            <text:p>16 Dez 10, 00h00</text:p>
          </table:table-cell>
        </table:table-row>
        <table:table-row table:style-name="ro1">
          <table:table-cell office:value-type="float" office:value="9573">
            <text:p>9573</text:p>
          </table:table-cell>
          <table:table-cell office:value-type="string">
            <text:p>JOSE CARLOS MENEZES</text:p>
          </table:table-cell>
          <table:table-cell office:value-type="string">
            <text:p>16 Dez 10, 00h00</text:p>
          </table:table-cell>
        </table:table-row>
        <table:table-row table:style-name="ro1">
          <table:table-cell office:value-type="float" office:value="9575">
            <text:p>9575</text:p>
          </table:table-cell>
          <table:table-cell office:value-type="string">
            <text:p>CELIA REGINA F DA SILVA</text:p>
          </table:table-cell>
          <table:table-cell office:value-type="string">
            <text:p>16 Dez 10, 00h00</text:p>
          </table:table-cell>
        </table:table-row>
        <table:table-row table:style-name="ro1">
          <table:table-cell office:value-type="float" office:value="9576">
            <text:p>9576</text:p>
          </table:table-cell>
          <table:table-cell office:value-type="string">
            <text:p>SEVERINO RAMOS ALVES</text:p>
          </table:table-cell>
          <table:table-cell office:value-type="string">
            <text:p>16 Dez 10, 00h00</text:p>
          </table:table-cell>
        </table:table-row>
        <table:table-row table:style-name="ro1">
          <table:table-cell office:value-type="float" office:value="9580">
            <text:p>9580</text:p>
          </table:table-cell>
          <table:table-cell office:value-type="string">
            <text:p>CYNTHIA TENORIO SARMENTO</text:p>
          </table:table-cell>
          <table:table-cell office:value-type="string">
            <text:p>16 Dez 10, 00h00</text:p>
          </table:table-cell>
        </table:table-row>
        <table:table-row table:style-name="ro1">
          <table:table-cell office:value-type="float" office:value="9583">
            <text:p>9583</text:p>
          </table:table-cell>
          <table:table-cell office:value-type="string">
            <text:p>JOSE VIEIRA DA SILVA</text:p>
          </table:table-cell>
          <table:table-cell office:value-type="string">
            <text:p>10 Set 10, 00h00</text:p>
          </table:table-cell>
        </table:table-row>
        <table:table-row table:style-name="ro1">
          <table:table-cell office:value-type="float" office:value="9584">
            <text:p>9584</text:p>
          </table:table-cell>
          <table:table-cell office:value-type="string">
            <text:p>PAULA PINTO EYMAEL</text:p>
          </table:table-cell>
          <table:table-cell office:value-type="string">
            <text:p>29 Set 10, 00h00</text:p>
          </table:table-cell>
        </table:table-row>
        <table:table-row table:style-name="ro1">
          <table:table-cell office:value-type="float" office:value="9586">
            <text:p>9586</text:p>
          </table:table-cell>
          <table:table-cell office:value-type="string">
            <text:p>ANETE CORREIA DE ARAUJO</text:p>
          </table:table-cell>
          <table:table-cell office:value-type="string">
            <text:p>28 Out 10, 00h00</text:p>
          </table:table-cell>
        </table:table-row>
        <table:table-row table:style-name="ro1">
          <table:table-cell office:value-type="float" office:value="9587">
            <text:p>9587</text:p>
          </table:table-cell>
          <table:table-cell office:value-type="string">
            <text:p>JOAO ABDON DE SOUSA</text:p>
          </table:table-cell>
          <table:table-cell office:value-type="string">
            <text:p>17 Dez 10, 00h00</text:p>
          </table:table-cell>
        </table:table-row>
        <table:table-row table:style-name="ro1">
          <table:table-cell office:value-type="float" office:value="9588">
            <text:p>9588</text:p>
          </table:table-cell>
          <table:table-cell office:value-type="string">
            <text:p>LUCIANO TOME DA SILVA</text:p>
          </table:table-cell>
          <table:table-cell office:value-type="string">
            <text:p>17 Dez 10, 00h00</text:p>
          </table:table-cell>
        </table:table-row>
        <table:table-row table:style-name="ro1">
          <table:table-cell office:value-type="float" office:value="9589">
            <text:p>9589</text:p>
          </table:table-cell>
          <table:table-cell office:value-type="string">
            <text:p>EDILSON ALVES DOS SANTOS</text:p>
          </table:table-cell>
          <table:table-cell office:value-type="string">
            <text:p>17 Dez 10, 00h00</text:p>
          </table:table-cell>
        </table:table-row>
        <table:table-row table:style-name="ro1">
          <table:table-cell office:value-type="float" office:value="9592">
            <text:p>9592</text:p>
          </table:table-cell>
          <table:table-cell office:value-type="string">
            <text:p>JAMES RICHARD PINO DE SOUZA</text:p>
          </table:table-cell>
          <table:table-cell office:value-type="string">
            <text:p>17 Dez 10, 00h00</text:p>
          </table:table-cell>
        </table:table-row>
        <table:table-row table:style-name="ro1">
          <table:table-cell office:value-type="float" office:value="9595">
            <text:p>9595</text:p>
          </table:table-cell>
          <table:table-cell office:value-type="string">
            <text:p>SUELY CARNAUBA DE MELO</text:p>
          </table:table-cell>
          <table:table-cell office:value-type="string">
            <text:p>17 Dez 10, 00h00</text:p>
          </table:table-cell>
        </table:table-row>
        <table:table-row table:style-name="ro1">
          <table:table-cell office:value-type="float" office:value="9599">
            <text:p>9599</text:p>
          </table:table-cell>
          <table:table-cell office:value-type="string">
            <text:p>VERONICA MARIA DA SILVA</text:p>
          </table:table-cell>
          <table:table-cell office:value-type="string">
            <text:p>17 Dez 10, 00h00</text:p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string">
            <text:p>CICERA CARMEM DA CONCEIÇÃO NASCIMENTO</text:p>
          </table:table-cell>
          <table:table-cell office:value-type="string">
            <text:p>11 Dez 09, 00h00</text:p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string">
            <text:p>WILLYAM PASSOS DA SILVA TENORIO</text:p>
          </table:table-cell>
          <table:table-cell office:value-type="string">
            <text:p>18 Mar 10, 00h00</text:p>
          </table:table-cell>
        </table:table-row>
        <table:table-row table:style-name="ro1">
          <table:table-cell office:value-type="float" office:value="9604">
            <text:p>9604</text:p>
          </table:table-cell>
          <table:table-cell office:value-type="string">
            <text:p>EVERTON VIEIRA DA SILVA</text:p>
          </table:table-cell>
          <table:table-cell office:value-type="string">
            <text:p>26 Ago 10, 00h00</text:p>
          </table:table-cell>
        </table:table-row>
        <table:table-row table:style-name="ro1">
          <table:table-cell office:value-type="float" office:value="9605">
            <text:p>9605</text:p>
          </table:table-cell>
          <table:table-cell office:value-type="string">
            <text:p>DJALMA BARBOSA DE LIMA</text:p>
          </table:table-cell>
          <table:table-cell office:value-type="string">
            <text:p>21 Dez 10, 00h00</text:p>
          </table:table-cell>
        </table:table-row>
        <table:table-row table:style-name="ro1">
          <table:table-cell office:value-type="float" office:value="9606">
            <text:p>9606</text:p>
          </table:table-cell>
          <table:table-cell office:value-type="string">
            <text:p>HEDER CLEBER DE CASTRO RANGEL</text:p>
          </table:table-cell>
          <table:table-cell office:value-type="string">
            <text:p>22 Dez 10, 00h00</text:p>
          </table:table-cell>
        </table:table-row>
        <table:table-row table:style-name="ro1">
          <table:table-cell office:value-type="float" office:value="9607">
            <text:p>9607</text:p>
          </table:table-cell>
          <table:table-cell office:value-type="string">
            <text:p>DANIELLA SANTOS BEZERRA</text:p>
          </table:table-cell>
          <table:table-cell office:value-type="string">
            <text:p>17 Jun 11, 00h00</text:p>
          </table:table-cell>
        </table:table-row>
        <table:table-row table:style-name="ro1">
          <table:table-cell office:value-type="float" office:value="9612">
            <text:p>9612</text:p>
          </table:table-cell>
          <table:table-cell office:value-type="string">
            <text:p>CLENIA PINTO CORREIA</text:p>
          </table:table-cell>
          <table:table-cell office:value-type="string">
            <text:p>27 Dez 10, 00h00</text:p>
          </table:table-cell>
        </table:table-row>
        <table:table-row table:style-name="ro1">
          <table:table-cell office:value-type="float" office:value="9615">
            <text:p>9615</text:p>
          </table:table-cell>
          <table:table-cell office:value-type="string">
            <text:p>FERNANDO BEZERRA DE SOUZA</text:p>
          </table:table-cell>
          <table:table-cell office:value-type="string">
            <text:p>30 Dez 10, 00h00</text:p>
          </table:table-cell>
        </table:table-row>
        <table:table-row table:style-name="ro1">
          <table:table-cell office:value-type="float" office:value="9616">
            <text:p>9616</text:p>
          </table:table-cell>
          <table:table-cell office:value-type="string">
            <text:p>EDJANE FARIAS DA SILVA</text:p>
          </table:table-cell>
          <table:table-cell office:value-type="string">
            <text:p>30 Dez 10, 00h00</text:p>
          </table:table-cell>
        </table:table-row>
        <table:table-row table:style-name="ro1">
          <table:table-cell office:value-type="float" office:value="9617">
            <text:p>9617</text:p>
          </table:table-cell>
          <table:table-cell office:value-type="string">
            <text:p>MARIA THEREZA CORREA DE OLIVEIRA UCHOA</text:p>
          </table:table-cell>
          <table:table-cell office:value-type="string">
            <text:p>30 Dez 10, 00h00</text:p>
          </table:table-cell>
        </table:table-row>
        <table:table-row table:style-name="ro1">
          <table:table-cell office:value-type="float" office:value="9618">
            <text:p>9618</text:p>
          </table:table-cell>
          <table:table-cell office:value-type="string">
            <text:p>ANTONIO CLAUDIO DE CERQUEIRA</text:p>
          </table:table-cell>
          <table:table-cell office:value-type="string">
            <text:p>30 Dez 10, 00h00</text:p>
          </table:table-cell>
        </table:table-row>
        <table:table-row table:style-name="ro1">
          <table:table-cell office:value-type="float" office:value="9619">
            <text:p>9619</text:p>
          </table:table-cell>
          <table:table-cell office:value-type="string">
            <text:p>ADRIANA CRISTINA JANUARIO DOS SANTOS</text:p>
          </table:table-cell>
          <table:table-cell office:value-type="string">
            <text:p>30 Dez 10, 00h00</text:p>
          </table:table-cell>
        </table:table-row>
        <table:table-row table:style-name="ro1">
          <table:table-cell office:value-type="float" office:value="9620">
            <text:p>9620</text:p>
          </table:table-cell>
          <table:table-cell office:value-type="string">
            <text:p>BERNARD LOC. E RECEP. DE VEIC. LTDA</text:p>
          </table:table-cell>
          <table:table-cell office:value-type="string">
            <text:p>25 Nov 10, 00h00</text:p>
          </table:table-cell>
        </table:table-row>
        <table:table-row table:style-name="ro1">
          <table:table-cell office:value-type="float" office:value="9621">
            <text:p>9621</text:p>
          </table:table-cell>
          <table:table-cell office:value-type="string">
            <text:p>MARIA CRISTINA DANTAS ANTONIO</text:p>
          </table:table-cell>
          <table:table-cell office:value-type="string">
            <text:p>6 Ago 10, 00h00</text:p>
          </table:table-cell>
        </table:table-row>
        <table:table-row table:style-name="ro1">
          <table:table-cell office:value-type="float" office:value="9622">
            <text:p>9622</text:p>
          </table:table-cell>
          <table:table-cell office:value-type="string">
            <text:p>PLINIO FERREIRA DE MELO</text:p>
          </table:table-cell>
          <table:table-cell office:value-type="string">
            <text:p>27 Ago 10, 00h00</text:p>
          </table:table-cell>
        </table:table-row>
        <table:table-row table:style-name="ro1">
          <table:table-cell office:value-type="float" office:value="9623">
            <text:p>9623</text:p>
          </table:table-cell>
          <table:table-cell office:value-type="string">
            <text:p>IVANILDO JOSE DA SILVA</text:p>
          </table:table-cell>
          <table:table-cell office:value-type="string">
            <text:p>6 Dez 10, 00h00</text:p>
          </table:table-cell>
        </table:table-row>
        <table:table-row table:style-name="ro1">
          <table:table-cell office:value-type="float" office:value="9627">
            <text:p>9627</text:p>
          </table:table-cell>
          <table:table-cell office:value-type="string">
            <text:p>BRUNO CALAZANS CARVALHO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628">
            <text:p>9628</text:p>
          </table:table-cell>
          <table:table-cell office:value-type="string">
            <text:p>MARIA ELZA DOS SANTOS AZEVEDO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629">
            <text:p>9629</text:p>
          </table:table-cell>
          <table:table-cell office:value-type="string">
            <text:p>ANDRE ROBERTO DOS SANTOS GOMES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631">
            <text:p>9631</text:p>
          </table:table-cell>
          <table:table-cell office:value-type="string">
            <text:p>ANGELO PIMENTEL LOPES</text:p>
          </table:table-cell>
          <table:table-cell office:value-type="string">
            <text:p>6 Jan 11, 00h00</text:p>
          </table:table-cell>
        </table:table-row>
        <table:table-row table:style-name="ro1">
          <table:table-cell office:value-type="float" office:value="9632">
            <text:p>9632</text:p>
          </table:table-cell>
          <table:table-cell office:value-type="string">
            <text:p>VERONICA MARIA DA SILVA</text:p>
          </table:table-cell>
          <table:table-cell office:value-type="string">
            <text:p>4 Nov 10, 00h00</text:p>
          </table:table-cell>
        </table:table-row>
        <table:table-row table:style-name="ro1">
          <table:table-cell office:value-type="float" office:value="9633">
            <text:p>9633</text:p>
          </table:table-cell>
          <table:table-cell office:value-type="string">
            <text:p>ODILON LINS FEIJO</text:p>
          </table:table-cell>
          <table:table-cell office:value-type="string">
            <text:p>10 Jan 11, 00h00</text:p>
          </table:table-cell>
        </table:table-row>
        <table:table-row table:style-name="ro1">
          <table:table-cell office:value-type="float" office:value="9635">
            <text:p>9635</text:p>
          </table:table-cell>
          <table:table-cell office:value-type="string">
            <text:p>JOAO OSVALDO DA SILVA FILHO</text:p>
          </table:table-cell>
          <table:table-cell office:value-type="string">
            <text:p>7 Dez 10, 00h00</text:p>
          </table:table-cell>
        </table:table-row>
        <table:table-row table:style-name="ro1">
          <table:table-cell office:value-type="float" office:value="9637">
            <text:p>9637</text:p>
          </table:table-cell>
          <table:table-cell office:value-type="string">
            <text:p>MARLEIDE GRAÇAS DE SOUZA</text:p>
          </table:table-cell>
          <table:table-cell office:value-type="string">
            <text:p>18 Nov 10, 00h00</text:p>
          </table:table-cell>
        </table:table-row>
        <table:table-row table:style-name="ro1">
          <table:table-cell office:value-type="float" office:value="9638">
            <text:p>9638</text:p>
          </table:table-cell>
          <table:table-cell office:value-type="string">
            <text:p>GILBERTO MIGNAC</text:p>
          </table:table-cell>
          <table:table-cell office:value-type="string">
            <text:p>17 Jan 11, 00h00</text:p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string">
            <text:p>DULCINEIA MOREIRA FIDELIS</text:p>
          </table:table-cell>
          <table:table-cell office:value-type="string">
            <text:p>17 Jan 11, 00h00</text:p>
          </table:table-cell>
        </table:table-row>
        <table:table-row table:style-name="ro1">
          <table:table-cell office:value-type="float" office:value="9641">
            <text:p>9641</text:p>
          </table:table-cell>
          <table:table-cell office:value-type="string">
            <text:p>ARMANDO REIS PINHEIRO</text:p>
          </table:table-cell>
          <table:table-cell office:value-type="string">
            <text:p>17 Jan 11, 00h00</text:p>
          </table:table-cell>
        </table:table-row>
        <table:table-row table:style-name="ro1">
          <table:table-cell office:value-type="float" office:value="9644">
            <text:p>9644</text:p>
          </table:table-cell>
          <table:table-cell office:value-type="string">
            <text:p>AYRSON JAIME BELO LOPES</text:p>
          </table:table-cell>
          <table:table-cell office:value-type="string">
            <text:p>12 Ago 10, 00h00</text:p>
          </table:table-cell>
        </table:table-row>
        <table:table-row table:style-name="ro1">
          <table:table-cell office:value-type="float" office:value="9647">
            <text:p>9647</text:p>
          </table:table-cell>
          <table:table-cell office:value-type="string">
            <text:p>ITHAYSE RAMOS ROCHA LINS</text:p>
          </table:table-cell>
          <table:table-cell office:value-type="string">
            <text:p>18 Jan 11, 00h00</text:p>
          </table:table-cell>
        </table:table-row>
        <table:table-row table:style-name="ro1">
          <table:table-cell office:value-type="float" office:value="9649">
            <text:p>9649</text:p>
          </table:table-cell>
          <table:table-cell office:value-type="string">
            <text:p>ALISSON MAX OLIVEIRA MIRANDA</text:p>
          </table:table-cell>
          <table:table-cell office:value-type="string">
            <text:p>24 Abr 09, 00h00</text:p>
          </table:table-cell>
        </table:table-row>
        <table:table-row table:style-name="ro1">
          <table:table-cell office:value-type="float" office:value="9650">
            <text:p>9650</text:p>
          </table:table-cell>
          <table:table-cell office:value-type="string">
            <text:p>ADEILDO CIRILO DE ALMEIDA</text:p>
          </table:table-cell>
          <table:table-cell office:value-type="string">
            <text:p>9 Nov 10, 00h00</text:p>
          </table:table-cell>
        </table:table-row>
        <table:table-row table:style-name="ro1">
          <table:table-cell office:value-type="float" office:value="9651">
            <text:p>9651</text:p>
          </table:table-cell>
          <table:table-cell office:value-type="string">
            <text:p>MARIA VERONICA CORREIA DE CARVALHO SOUZA ARAUJO</text:p>
          </table:table-cell>
          <table:table-cell office:value-type="string">
            <text:p>30 Ago 10, 00h00</text:p>
          </table:table-cell>
        </table:table-row>
        <table:table-row table:style-name="ro1">
          <table:table-cell office:value-type="float" office:value="9652">
            <text:p>9652</text:p>
          </table:table-cell>
          <table:table-cell office:value-type="string">
            <text:p>LUIZ PEREIRA DA SILVA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655">
            <text:p>9655</text:p>
          </table:table-cell>
          <table:table-cell office:value-type="string">
            <text:p>MARISE LOPES PINTO MARANHAO</text:p>
          </table:table-cell>
          <table:table-cell office:value-type="string">
            <text:p>22 Jan 10, 00h00</text:p>
          </table:table-cell>
        </table:table-row>
        <table:table-row table:style-name="ro1">
          <table:table-cell office:value-type="float" office:value="9657">
            <text:p>9657</text:p>
          </table:table-cell>
          <table:table-cell office:value-type="string">
            <text:p>CLEONCIO FERREIRA DA CRUZ</text:p>
          </table:table-cell>
          <table:table-cell office:value-type="string">
            <text:p>4 Ago 10, 00h00</text:p>
          </table:table-cell>
        </table:table-row>
        <table:table-row table:style-name="ro1">
          <table:table-cell office:value-type="float" office:value="9658">
            <text:p>9658</text:p>
          </table:table-cell>
          <table:table-cell office:value-type="string">
            <text:p>FERNANDO AZEVEDO DA ALDEIA</text:p>
          </table:table-cell>
          <table:table-cell office:value-type="string">
            <text:p>17 Mar 10, 00h00</text:p>
          </table:table-cell>
        </table:table-row>
        <table:table-row table:style-name="ro1">
          <table:table-cell office:value-type="float" office:value="9662">
            <text:p>9662</text:p>
          </table:table-cell>
          <table:table-cell office:value-type="string">
            <text:p>VERA LUCIA LUZ DOS SANTOS</text:p>
          </table:table-cell>
          <table:table-cell office:value-type="string">
            <text:p>23 Set 09, 00h00</text:p>
          </table:table-cell>
        </table:table-row>
        <table:table-row table:style-name="ro1">
          <table:table-cell office:value-type="float" office:value="9663">
            <text:p>9663</text:p>
          </table:table-cell>
          <table:table-cell office:value-type="string">
            <text:p>JOSE MARIA DE AGUIAR</text:p>
          </table:table-cell>
          <table:table-cell office:value-type="string">
            <text:p>4 Jan 11, 00h00</text:p>
          </table:table-cell>
        </table:table-row>
        <table:table-row table:style-name="ro1">
          <table:table-cell office:value-type="float" office:value="9664">
            <text:p>9664</text:p>
          </table:table-cell>
          <table:table-cell office:value-type="string">
            <text:p>GILBERTO MIGNAC</text:p>
          </table:table-cell>
          <table:table-cell office:value-type="string">
            <text:p>10 Jan 11, 00h00</text:p>
          </table:table-cell>
        </table:table-row>
        <table:table-row table:style-name="ro1">
          <table:table-cell office:value-type="float" office:value="9665">
            <text:p>9665</text:p>
          </table:table-cell>
          <table:table-cell office:value-type="string">
            <text:p>MARIA AMALIA GUERRA BARRETO</text:p>
          </table:table-cell>
          <table:table-cell office:value-type="string">
            <text:p>6 Jan 11, 00h00</text:p>
          </table:table-cell>
        </table:table-row>
        <table:table-row table:style-name="ro1">
          <table:table-cell office:value-type="float" office:value="9668">
            <text:p>9668</text:p>
          </table:table-cell>
          <table:table-cell office:value-type="string">
            <text:p>EVANILDO SILVA</text:p>
          </table:table-cell>
          <table:table-cell office:value-type="string">
            <text:p>27 Jan 11, 00h00</text:p>
          </table:table-cell>
        </table:table-row>
        <table:table-row table:style-name="ro1">
          <table:table-cell office:value-type="float" office:value="9675">
            <text:p>9675</text:p>
          </table:table-cell>
          <table:table-cell office:value-type="string">
            <text:p>SEBASTIÃO EDJAILTON DE LACERDA</text:p>
          </table:table-cell>
          <table:table-cell office:value-type="string">
            <text:p>3 Jan 11, 00h00</text:p>
          </table:table-cell>
        </table:table-row>
        <table:table-row table:style-name="ro1">
          <table:table-cell office:value-type="float" office:value="9676">
            <text:p>9676</text:p>
          </table:table-cell>
          <table:table-cell office:value-type="string">
            <text:p>MARIA VITORIA DORTA</text:p>
          </table:table-cell>
          <table:table-cell office:value-type="string">
            <text:p>5 Out 10, 00h00</text:p>
          </table:table-cell>
        </table:table-row>
        <table:table-row table:style-name="ro1">
          <table:table-cell office:value-type="float" office:value="9677">
            <text:p>9677</text:p>
          </table:table-cell>
          <table:table-cell office:value-type="string">
            <text:p>CARLOS ROBERTO DA SILVA</text:p>
          </table:table-cell>
          <table:table-cell office:value-type="string">
            <text:p>28 Set 10, 00h00</text:p>
          </table:table-cell>
        </table:table-row>
        <table:table-row table:style-name="ro1">
          <table:table-cell office:value-type="float" office:value="9678">
            <text:p>9678</text:p>
          </table:table-cell>
          <table:table-cell office:value-type="string">
            <text:p>LIANA SILVA MOURA</text:p>
          </table:table-cell>
          <table:table-cell office:value-type="string">
            <text:p>17 Jan 11, 00h00</text:p>
          </table:table-cell>
        </table:table-row>
        <table:table-row table:style-name="ro1">
          <table:table-cell office:value-type="float" office:value="9680">
            <text:p>9680</text:p>
          </table:table-cell>
          <table:table-cell office:value-type="string">
            <text:p>EUFRASIO GAMA DO NASCIMENTO</text:p>
          </table:table-cell>
          <table:table-cell office:value-type="string">
            <text:p>3 Fev 11, 00h00</text:p>
          </table:table-cell>
        </table:table-row>
        <table:table-row table:style-name="ro1">
          <table:table-cell office:value-type="float" office:value="9683">
            <text:p>9683</text:p>
          </table:table-cell>
          <table:table-cell office:value-type="string">
            <text:p>LUCIO CLAUDIO ALVES SERAPIAO</text:p>
          </table:table-cell>
          <table:table-cell office:value-type="string">
            <text:p>3 Fev 11, 00h00</text:p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string">
            <text:p>JOSE CARLOS REIS DOS SANTOS</text:p>
          </table:table-cell>
          <table:table-cell office:value-type="string">
            <text:p>23 Jul 09, 00h00</text:p>
          </table:table-cell>
        </table:table-row>
        <table:table-row table:style-name="ro1">
          <table:table-cell office:value-type="float" office:value="9686">
            <text:p>9686</text:p>
          </table:table-cell>
          <table:table-cell office:value-type="string">
            <text:p>ELIZABETE ALBUQUERQUE CURSINO GALVAO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689">
            <text:p>9689</text:p>
          </table:table-cell>
          <table:table-cell office:value-type="string">
            <text:p>ALBA LUCIA MESQUITA</text:p>
          </table:table-cell>
          <table:table-cell office:value-type="string">
            <text:p>21 Dez 10, 00h00</text:p>
          </table:table-cell>
        </table:table-row>
        <table:table-row table:style-name="ro1">
          <table:table-cell office:value-type="float" office:value="9691">
            <text:p>9691</text:p>
          </table:table-cell>
          <table:table-cell office:value-type="string">
            <text:p>JAIDA LUCIA BANDEIRA GUEDES</text:p>
          </table:table-cell>
          <table:table-cell office:value-type="string">
            <text:p>25 Mai 99, 00h00</text:p>
          </table:table-cell>
        </table:table-row>
        <table:table-row table:style-name="ro1">
          <table:table-cell office:value-type="float" office:value="9693">
            <text:p>9693</text:p>
          </table:table-cell>
          <table:table-cell office:value-type="string">
            <text:p>JOAO MARCELO PINTO DANTAS</text:p>
          </table:table-cell>
          <table:table-cell office:value-type="string">
            <text:p>11 Fev 11, 00h00</text:p>
          </table:table-cell>
        </table:table-row>
        <table:table-row table:style-name="ro1">
          <table:table-cell office:value-type="float" office:value="9694">
            <text:p>9694</text:p>
          </table:table-cell>
          <table:table-cell office:value-type="string">
            <text:p>ELI ANGELO DOS SANTOS CORREIA</text:p>
          </table:table-cell>
          <table:table-cell office:value-type="string">
            <text:p>11 Fev 11, 00h00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string">
            <text:p>TULIO MARCIO FREITAS LINS</text:p>
          </table:table-cell>
          <table:table-cell office:value-type="string">
            <text:p>21 Fev 11, 00h00</text:p>
          </table:table-cell>
        </table:table-row>
        <table:table-row table:style-name="ro1">
          <table:table-cell office:value-type="float" office:value="9701">
            <text:p>9701</text:p>
          </table:table-cell>
          <table:table-cell office:value-type="string">
            <text:p>ISAAC DO NASCIMENTO MONTEIRO</text:p>
          </table:table-cell>
          <table:table-cell office:value-type="string">
            <text:p>21 Jul 11, 00h00</text:p>
          </table:table-cell>
        </table:table-row>
        <table:table-row table:style-name="ro1">
          <table:table-cell office:value-type="float" office:value="9702">
            <text:p>9702</text:p>
          </table:table-cell>
          <table:table-cell office:value-type="string">
            <text:p>PETER CONDE VIDAL</text:p>
          </table:table-cell>
          <table:table-cell office:value-type="string">
            <text:p>21 Fev 11, 00h00</text:p>
          </table:table-cell>
        </table:table-row>
        <table:table-row table:style-name="ro1">
          <table:table-cell office:value-type="float" office:value="9703">
            <text:p>9703</text:p>
          </table:table-cell>
          <table:table-cell office:value-type="string">
            <text:p>MARIA FLAVIA BARBOSA DE OLIVEIRA</text:p>
          </table:table-cell>
          <table:table-cell office:value-type="string">
            <text:p>21 Fev 11, 00h00</text:p>
          </table:table-cell>
        </table:table-row>
        <table:table-row table:style-name="ro1">
          <table:table-cell office:value-type="float" office:value="9704">
            <text:p>9704</text:p>
          </table:table-cell>
          <table:table-cell office:value-type="string">
            <text:p>JOSE ARISTEU TAVARES LEITAO</text:p>
          </table:table-cell>
          <table:table-cell office:value-type="string">
            <text:p>21 Fev 11, 00h00</text:p>
          </table:table-cell>
        </table:table-row>
        <table:table-row table:style-name="ro1">
          <table:table-cell office:value-type="float" office:value="9706">
            <text:p>9706</text:p>
          </table:table-cell>
          <table:table-cell office:value-type="string">
            <text:p>PEDRO CHAGAS CORDEIRO</text:p>
          </table:table-cell>
          <table:table-cell office:value-type="string">
            <text:p>21 Fev 11, 00h00</text:p>
          </table:table-cell>
        </table:table-row>
        <table:table-row table:style-name="ro1">
          <table:table-cell office:value-type="float" office:value="9707">
            <text:p>9707</text:p>
          </table:table-cell>
          <table:table-cell office:value-type="string">
            <text:p>MARIA LEDA DE OLIVEIRA SOUTO</text:p>
          </table:table-cell>
          <table:table-cell office:value-type="string">
            <text:p>21 Fev 11, 00h00</text:p>
          </table:table-cell>
        </table:table-row>
        <table:table-row table:style-name="ro1">
          <table:table-cell office:value-type="float" office:value="9708">
            <text:p>9708</text:p>
          </table:table-cell>
          <table:table-cell office:value-type="string">
            <text:p>DAVID PAULINO COSTA</text:p>
          </table:table-cell>
          <table:table-cell office:value-type="string">
            <text:p>22 Dez 10, 00h00</text:p>
          </table:table-cell>
        </table:table-row>
        <table:table-row table:style-name="ro1">
          <table:table-cell office:value-type="float" office:value="9709">
            <text:p>9709</text:p>
          </table:table-cell>
          <table:table-cell office:value-type="string">
            <text:p>LISIANE TARGINO FERREIRA</text:p>
          </table:table-cell>
          <table:table-cell office:value-type="string">
            <text:p>17 Jan 11, 00h00</text:p>
          </table:table-cell>
        </table:table-row>
        <table:table-row table:style-name="ro1">
          <table:table-cell office:value-type="float" office:value="9711">
            <text:p>9711</text:p>
          </table:table-cell>
          <table:table-cell office:value-type="string">
            <text:p>JOSE ANTONIO ALVES DE MELO JUNIOR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712">
            <text:p>9712</text:p>
          </table:table-cell>
          <table:table-cell office:value-type="string">
            <text:p>TIAGO PESSOA MARQUES MENDES</text:p>
          </table:table-cell>
          <table:table-cell office:value-type="string">
            <text:p>6 Jan 11, 00h00</text:p>
          </table:table-cell>
        </table:table-row>
        <table:table-row table:style-name="ro1">
          <table:table-cell office:value-type="float" office:value="9713">
            <text:p>9713</text:p>
          </table:table-cell>
          <table:table-cell office:value-type="string">
            <text:p>ANTONIO VANDERLEY BEZERRA JUNIOR</text:p>
          </table:table-cell>
          <table:table-cell office:value-type="string">
            <text:p>23 Mai 10, 00h00</text:p>
          </table:table-cell>
        </table:table-row>
        <table:table-row table:style-name="ro1">
          <table:table-cell office:value-type="float" office:value="9715">
            <text:p>9715</text:p>
          </table:table-cell>
          <table:table-cell office:value-type="string">
            <text:p>VIANNEY BEZERRA DOS SANTOS</text:p>
          </table:table-cell>
          <table:table-cell office:value-type="string">
            <text:p>6 Jan 11, 00h00</text:p>
          </table:table-cell>
        </table:table-row>
        <table:table-row table:style-name="ro1">
          <table:table-cell office:value-type="float" office:value="9717">
            <text:p>9717</text:p>
          </table:table-cell>
          <table:table-cell office:value-type="string">
            <text:p>DORIVAL BEZERRA SILVA JUNIOR</text:p>
          </table:table-cell>
          <table:table-cell office:value-type="string">
            <text:p>22 Fev 10, 00h00</text:p>
          </table:table-cell>
        </table:table-row>
        <table:table-row table:style-name="ro1">
          <table:table-cell office:value-type="float" office:value="9724">
            <text:p>9724</text:p>
          </table:table-cell>
          <table:table-cell office:value-type="string">
            <text:p>LUIZ RODOLFO DE ARAUJO NETO</text:p>
          </table:table-cell>
          <table:table-cell office:value-type="string">
            <text:p>4 Fev 11, 00h00</text:p>
          </table:table-cell>
        </table:table-row>
        <table:table-row table:style-name="ro1">
          <table:table-cell office:value-type="float" office:value="9727">
            <text:p>9727</text:p>
          </table:table-cell>
          <table:table-cell office:value-type="string">
            <text:p>RICARDO ALEXANDRE GALVAO CAPITO</text:p>
          </table:table-cell>
          <table:table-cell office:value-type="string">
            <text:p>25 Fev 11, 00h00</text:p>
          </table:table-cell>
        </table:table-row>
        <table:table-row table:style-name="ro1">
          <table:table-cell office:value-type="float" office:value="9730">
            <text:p>9730</text:p>
          </table:table-cell>
          <table:table-cell office:value-type="string">
            <text:p>FERNANDO ANTONIO CABRAL DE SOUZA</text:p>
          </table:table-cell>
          <table:table-cell office:value-type="string">
            <text:p>27 Jan 11, 00h00</text:p>
          </table:table-cell>
        </table:table-row>
        <table:table-row table:style-name="ro1">
          <table:table-cell office:value-type="float" office:value="9731">
            <text:p>9731</text:p>
          </table:table-cell>
          <table:table-cell office:value-type="string">
            <text:p>CATIA VANDA DE MELO GITIRANA</text:p>
          </table:table-cell>
          <table:table-cell office:value-type="string">
            <text:p>4 Fev 11, 00h00</text:p>
          </table:table-cell>
        </table:table-row>
        <table:table-row table:style-name="ro1">
          <table:table-cell office:value-type="float" office:value="9732">
            <text:p>9732</text:p>
          </table:table-cell>
          <table:table-cell office:value-type="string">
            <text:p>ALEXANDRE LOPES DA SILVA</text:p>
          </table:table-cell>
          <table:table-cell office:value-type="string">
            <text:p>8 Fev 11, 00h00</text:p>
          </table:table-cell>
        </table:table-row>
        <table:table-row table:style-name="ro1">
          <table:table-cell office:value-type="float" office:value="9734">
            <text:p>9734</text:p>
          </table:table-cell>
          <table:table-cell office:value-type="string">
            <text:p>FRANCISCO CORREIA DOS SANTOS</text:p>
          </table:table-cell>
          <table:table-cell office:value-type="string">
            <text:p>17 Dez 09, 00h00</text:p>
          </table:table-cell>
        </table:table-row>
        <table:table-row table:style-name="ro1">
          <table:table-cell office:value-type="float" office:value="9737">
            <text:p>9737</text:p>
          </table:table-cell>
          <table:table-cell office:value-type="string">
            <text:p>VANALDO LUIZ BARBOSA</text:p>
          </table:table-cell>
          <table:table-cell office:value-type="string">
            <text:p>26 Jan 11, 00h00</text:p>
          </table:table-cell>
        </table:table-row>
        <table:table-row table:style-name="ro1">
          <table:table-cell office:value-type="float" office:value="9738">
            <text:p>9738</text:p>
          </table:table-cell>
          <table:table-cell office:value-type="string">
            <text:p>ADEMILDO ARRUDA SILVA</text:p>
          </table:table-cell>
          <table:table-cell office:value-type="string">
            <text:p>12 Jan 11, 00h00</text:p>
          </table:table-cell>
        </table:table-row>
        <table:table-row table:style-name="ro1">
          <table:table-cell office:value-type="float" office:value="9740">
            <text:p>9740</text:p>
          </table:table-cell>
          <table:table-cell office:value-type="string">
            <text:p>MARIA DA GRAÇA DE LIMA E SILVA</text:p>
          </table:table-cell>
          <table:table-cell office:value-type="string">
            <text:p>21 Jan 11, 00h00</text:p>
          </table:table-cell>
        </table:table-row>
        <table:table-row table:style-name="ro1">
          <table:table-cell office:value-type="float" office:value="9741">
            <text:p>9741</text:p>
          </table:table-cell>
          <table:table-cell office:value-type="string">
            <text:p>IVALDO GOMES LIMA</text:p>
          </table:table-cell>
          <table:table-cell office:value-type="string">
            <text:p>4 Mar 11, 00h00</text:p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string">
            <text:p>MARIA SARAIVA DE FRANÇA</text:p>
          </table:table-cell>
          <table:table-cell office:value-type="string">
            <text:p>4 Mar 11, 00h00</text:p>
          </table:table-cell>
        </table:table-row>
        <table:table-row table:style-name="ro1">
          <table:table-cell office:value-type="float" office:value="9743">
            <text:p>9743</text:p>
          </table:table-cell>
          <table:table-cell office:value-type="string">
            <text:p>JOSE FERNANDO SANTOS</text:p>
          </table:table-cell>
          <table:table-cell office:value-type="string">
            <text:p>4 Mar 11, 00h00</text:p>
          </table:table-cell>
        </table:table-row>
        <table:table-row table:style-name="ro1">
          <table:table-cell office:value-type="float" office:value="9744">
            <text:p>9744</text:p>
          </table:table-cell>
          <table:table-cell office:value-type="string">
            <text:p>LUCIANE SOUZA FERREIRA</text:p>
          </table:table-cell>
          <table:table-cell office:value-type="string">
            <text:p>4 Mar 11, 00h00</text:p>
          </table:table-cell>
        </table:table-row>
        <table:table-row table:style-name="ro1">
          <table:table-cell office:value-type="float" office:value="9747">
            <text:p>9747</text:p>
          </table:table-cell>
          <table:table-cell office:value-type="string">
            <text:p>ETIENE MIRTES DE MELO REGO BARROS</text:p>
          </table:table-cell>
          <table:table-cell office:value-type="string">
            <text:p>17 Jan 11, 00h00</text:p>
          </table:table-cell>
        </table:table-row>
        <table:table-row table:style-name="ro1">
          <table:table-cell office:value-type="float" office:value="9750">
            <text:p>9750</text:p>
          </table:table-cell>
          <table:table-cell office:value-type="string">
            <text:p>ALUIZIO CALDAS E SILVA</text:p>
          </table:table-cell>
          <table:table-cell office:value-type="string">
            <text:p>15 Dez 10, 00h00</text:p>
          </table:table-cell>
        </table:table-row>
        <table:table-row table:style-name="ro1">
          <table:table-cell office:value-type="float" office:value="9751">
            <text:p>9751</text:p>
          </table:table-cell>
          <table:table-cell office:value-type="string">
            <text:p>HELIO ALVES MARTINS</text:p>
          </table:table-cell>
          <table:table-cell office:value-type="string">
            <text:p>13 Mai 10, 00h00</text:p>
          </table:table-cell>
        </table:table-row>
        <table:table-row table:style-name="ro1">
          <table:table-cell office:value-type="float" office:value="9752">
            <text:p>9752</text:p>
          </table:table-cell>
          <table:table-cell office:value-type="string">
            <text:p>EUFRASIO GAMA DO NASCIMENTO</text:p>
          </table:table-cell>
          <table:table-cell office:value-type="string">
            <text:p>19 Mai 10, 00h00</text:p>
          </table:table-cell>
        </table:table-row>
        <table:table-row table:style-name="ro1">
          <table:table-cell office:value-type="float" office:value="9753">
            <text:p>9753</text:p>
          </table:table-cell>
          <table:table-cell office:value-type="string">
            <text:p>SAULLO FERREIRA DE LIMA ANDRADE</text:p>
          </table:table-cell>
          <table:table-cell office:value-type="string">
            <text:p>27 Jan 11, 00h00</text:p>
          </table:table-cell>
        </table:table-row>
        <table:table-row table:style-name="ro1">
          <table:table-cell office:value-type="float" office:value="9756">
            <text:p>9756</text:p>
          </table:table-cell>
          <table:table-cell office:value-type="string">
            <text:p>EDILENE BARBOSA DA SILVA</text:p>
          </table:table-cell>
          <table:table-cell office:value-type="string">
            <text:p>13 Out 10, 00h00</text:p>
          </table:table-cell>
        </table:table-row>
        <table:table-row table:style-name="ro1">
          <table:table-cell office:value-type="float" office:value="9757">
            <text:p>9757</text:p>
          </table:table-cell>
          <table:table-cell office:value-type="string">
            <text:p>EDMILSON FRANCISCO DE MORAES</text:p>
          </table:table-cell>
          <table:table-cell office:value-type="string">
            <text:p>16 Fev 11, 00h00</text:p>
          </table:table-cell>
        </table:table-row>
        <table:table-row table:style-name="ro1">
          <table:table-cell office:value-type="float" office:value="9758">
            <text:p>9758</text:p>
          </table:table-cell>
          <table:table-cell office:value-type="string">
            <text:p>EDVALDO MARQUES DA SILVA</text:p>
          </table:table-cell>
          <table:table-cell office:value-type="string">
            <text:p>14 Out 09, 00h00</text:p>
          </table:table-cell>
        </table:table-row>
        <table:table-row table:style-name="ro1">
          <table:table-cell office:value-type="float" office:value="9759">
            <text:p>9759</text:p>
          </table:table-cell>
          <table:table-cell office:value-type="string">
            <text:p>ANTONIO FRANCISCO FERREIRA DE ALBUQUERQUE</text:p>
          </table:table-cell>
          <table:table-cell office:value-type="string">
            <text:p>23 Jul 99, 00h00</text:p>
          </table:table-cell>
        </table:table-row>
        <table:table-row table:style-name="ro1">
          <table:table-cell office:value-type="float" office:value="9761">
            <text:p>9761</text:p>
          </table:table-cell>
          <table:table-cell office:value-type="string">
            <text:p>CASSIO PALMEIRA DE LUCENA</text:p>
          </table:table-cell>
          <table:table-cell office:value-type="string">
            <text:p>27 Jan 11, 00h00</text:p>
          </table:table-cell>
        </table:table-row>
        <table:table-row table:style-name="ro1">
          <table:table-cell office:value-type="float" office:value="9764">
            <text:p>9764</text:p>
          </table:table-cell>
          <table:table-cell office:value-type="string">
            <text:p>SILVANA CRISTINA DANTAS</text:p>
          </table:table-cell>
          <table:table-cell office:value-type="string">
            <text:p>14 Dez 10, 00h00</text:p>
          </table:table-cell>
        </table:table-row>
        <table:table-row table:style-name="ro1">
          <table:table-cell office:value-type="float" office:value="9765">
            <text:p>9765</text:p>
          </table:table-cell>
          <table:table-cell office:value-type="string">
            <text:p>JOAO SOARES DO CARMO</text:p>
          </table:table-cell>
          <table:table-cell office:value-type="string">
            <text:p>14 Jan 11, 00h00</text:p>
          </table:table-cell>
        </table:table-row>
        <table:table-row table:style-name="ro1">
          <table:table-cell office:value-type="float" office:value="9767">
            <text:p>9767</text:p>
          </table:table-cell>
          <table:table-cell office:value-type="string">
            <text:p>NECY FERREIRA DOS SANTOS</text:p>
          </table:table-cell>
          <table:table-cell office:value-type="string">
            <text:p>10 Fev 11, 00h00</text:p>
          </table:table-cell>
        </table:table-row>
        <table:table-row table:style-name="ro1">
          <table:table-cell office:value-type="float" office:value="9768">
            <text:p>9768</text:p>
          </table:table-cell>
          <table:table-cell office:value-type="string">
            <text:p>ACACIA MARIA CORNELIO ALVES</text:p>
          </table:table-cell>
          <table:table-cell office:value-type="string">
            <text:p>13 Ago 10, 00h00</text:p>
          </table:table-cell>
        </table:table-row>
        <table:table-row table:style-name="ro1">
          <table:table-cell office:value-type="float" office:value="9771">
            <text:p>9771</text:p>
          </table:table-cell>
          <table:table-cell office:value-type="string">
            <text:p>ROGERIO GOMES DE ALMEIDA</text:p>
          </table:table-cell>
          <table:table-cell office:value-type="string">
            <text:p>1 Fev 11, 00h00</text:p>
          </table:table-cell>
        </table:table-row>
        <table:table-row table:style-name="ro1">
          <table:table-cell office:value-type="float" office:value="9772">
            <text:p>9772</text:p>
          </table:table-cell>
          <table:table-cell office:value-type="string">
            <text:p>RAIMUNDO ALVES NOGUEIRA</text:p>
          </table:table-cell>
          <table:table-cell office:value-type="string">
            <text:p>17 Fev 11, 00h00</text:p>
          </table:table-cell>
        </table:table-row>
        <table:table-row table:style-name="ro1">
          <table:table-cell office:value-type="float" office:value="9773">
            <text:p>9773</text:p>
          </table:table-cell>
          <table:table-cell office:value-type="string">
            <text:p>MORISE DE GUSMAO MALHEIROS</text:p>
          </table:table-cell>
          <table:table-cell office:value-type="string">
            <text:p>10 Mar 11, 00h00</text:p>
          </table:table-cell>
        </table:table-row>
        <table:table-row table:style-name="ro1">
          <table:table-cell office:value-type="float" office:value="9774">
            <text:p>9774</text:p>
          </table:table-cell>
          <table:table-cell office:value-type="string">
            <text:p>JOANA DARC SILVA DOS SANTOS</text:p>
          </table:table-cell>
          <table:table-cell office:value-type="string">
            <text:p>10 Mar 11, 00h00</text:p>
          </table:table-cell>
        </table:table-row>
        <table:table-row table:style-name="ro1">
          <table:table-cell office:value-type="float" office:value="9778">
            <text:p>9778</text:p>
          </table:table-cell>
          <table:table-cell office:value-type="string">
            <text:p>MARIA GEDALVA SOARES DA SILVA</text:p>
          </table:table-cell>
          <table:table-cell office:value-type="string">
            <text:p>18 Mar 11, 00h00</text:p>
          </table:table-cell>
        </table:table-row>
        <table:table-row table:style-name="ro1">
          <table:table-cell office:value-type="float" office:value="9779">
            <text:p>9779</text:p>
          </table:table-cell>
          <table:table-cell office:value-type="string">
            <text:p>MARIA JOSE DA SILVA</text:p>
          </table:table-cell>
          <table:table-cell office:value-type="string">
            <text:p>18 Mar 11, 00h00</text:p>
          </table:table-cell>
        </table:table-row>
        <table:table-row table:style-name="ro1">
          <table:table-cell office:value-type="float" office:value="9782">
            <text:p>9782</text:p>
          </table:table-cell>
          <table:table-cell office:value-type="string">
            <text:p>DIRCEU JOSE RODRIGUES</text:p>
          </table:table-cell>
          <table:table-cell office:value-type="string">
            <text:p>22 Mar 11, 00h00</text:p>
          </table:table-cell>
        </table:table-row>
        <table:table-row table:style-name="ro1">
          <table:table-cell office:value-type="float" office:value="9785">
            <text:p>9785</text:p>
          </table:table-cell>
          <table:table-cell office:value-type="string">
            <text:p>JOVENTINO DE OLIVEIRA LEDO NETO</text:p>
          </table:table-cell>
          <table:table-cell office:value-type="string">
            <text:p>22 Mar 11, 00h00</text:p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string">
            <text:p>ANTONIO AMARAL DA SILVA FILHO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9788">
            <text:p>9788</text:p>
          </table:table-cell>
          <table:table-cell office:value-type="string">
            <text:p>LENILDA MARCIA GOMES SOARES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9789">
            <text:p>9789</text:p>
          </table:table-cell>
          <table:table-cell office:value-type="string">
            <text:p>JOSE ROMILDO DA SILVA ME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9791">
            <text:p>9791</text:p>
          </table:table-cell>
          <table:table-cell office:value-type="string">
            <text:p>LUCIANE OLIVEIRA DE LIMA DE MENEZES</text:p>
          </table:table-cell>
          <table:table-cell office:value-type="string">
            <text:p>11 Fev 10, 00h00</text:p>
          </table:table-cell>
        </table:table-row>
        <table:table-row table:style-name="ro1">
          <table:table-cell office:value-type="float" office:value="9793">
            <text:p>9793</text:p>
          </table:table-cell>
          <table:table-cell office:value-type="string">
            <text:p>ODILON LINS FEIJO</text:p>
          </table:table-cell>
          <table:table-cell office:value-type="string">
            <text:p>6 Dez 10, 00h00</text:p>
          </table:table-cell>
        </table:table-row>
        <table:table-row table:style-name="ro1">
          <table:table-cell office:value-type="float" office:value="9794">
            <text:p>9794</text:p>
          </table:table-cell>
          <table:table-cell office:value-type="string">
            <text:p>MARIA DAS NEVES TENORIO AMARAL</text:p>
          </table:table-cell>
          <table:table-cell office:value-type="string">
            <text:p>15 Dez 10, 00h00</text:p>
          </table:table-cell>
        </table:table-row>
        <table:table-row table:style-name="ro1">
          <table:table-cell office:value-type="float" office:value="9795">
            <text:p>9795</text:p>
          </table:table-cell>
          <table:table-cell office:value-type="string">
            <text:p>LUIZ AMANCIO DE OLIVEIRA</text:p>
          </table:table-cell>
          <table:table-cell office:value-type="string">
            <text:p>19 Out 09, 00h00</text:p>
          </table:table-cell>
        </table:table-row>
        <table:table-row table:style-name="ro1">
          <table:table-cell office:value-type="float" office:value="9798">
            <text:p>9798</text:p>
          </table:table-cell>
          <table:table-cell office:value-type="string">
            <text:p>GERALDO SEVERINO DOS SANTOS JR</text:p>
          </table:table-cell>
          <table:table-cell office:value-type="string">
            <text:p>21 Dez 10, 00h00</text:p>
          </table:table-cell>
        </table:table-row>
        <table:table-row table:style-name="ro1">
          <table:table-cell office:value-type="float" office:value="9799">
            <text:p>9799</text:p>
          </table:table-cell>
          <table:table-cell office:value-type="string">
            <text:p>ANDRE LEONARDO MONTEIRO BARROS</text:p>
          </table:table-cell>
          <table:table-cell office:value-type="string">
            <text:p>21 Mar 11, 00h00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string">
            <text:p>JOAO PAULO MONTEIRO BATISTA</text:p>
          </table:table-cell>
          <table:table-cell office:value-type="string">
            <text:p>21 Mar 11, 00h00</text:p>
          </table:table-cell>
        </table:table-row>
        <table:table-row table:style-name="ro1">
          <table:table-cell office:value-type="float" office:value="9801">
            <text:p>9801</text:p>
          </table:table-cell>
          <table:table-cell office:value-type="string">
            <text:p>JULIANO RAPOSO SILVA</text:p>
          </table:table-cell>
          <table:table-cell office:value-type="string">
            <text:p>25 Mar 11, 00h00</text:p>
          </table:table-cell>
        </table:table-row>
        <table:table-row table:style-name="ro1">
          <table:table-cell office:value-type="float" office:value="9804">
            <text:p>9804</text:p>
          </table:table-cell>
          <table:table-cell office:value-type="string">
            <text:p>MARIA VERONICA C DE CARVALHO S ARAUJO</text:p>
          </table:table-cell>
          <table:table-cell office:value-type="string">
            <text:p>29 Mar 11, 00h00</text:p>
          </table:table-cell>
        </table:table-row>
        <table:table-row table:style-name="ro1">
          <table:table-cell office:value-type="float" office:value="9807">
            <text:p>9807</text:p>
          </table:table-cell>
          <table:table-cell office:value-type="string">
            <text:p>SAMUEL NASCIMENTO DA COSTA</text:p>
          </table:table-cell>
          <table:table-cell office:value-type="string">
            <text:p>28 Mar 11, 00h00</text:p>
          </table:table-cell>
        </table:table-row>
        <table:table-row table:style-name="ro1">
          <table:table-cell office:value-type="float" office:value="9811">
            <text:p>9811</text:p>
          </table:table-cell>
          <table:table-cell office:value-type="string">
            <text:p>LUIS OSCAR BEZERRA</text:p>
          </table:table-cell>
          <table:table-cell office:value-type="string">
            <text:p>17 Set 10, 00h00</text:p>
          </table:table-cell>
        </table:table-row>
        <table:table-row table:style-name="ro1">
          <table:table-cell office:value-type="float" office:value="9813">
            <text:p>9813</text:p>
          </table:table-cell>
          <table:table-cell office:value-type="string">
            <text:p>EDILSON DOS SANTOS MARQUES AMORIM</text:p>
          </table:table-cell>
          <table:table-cell office:value-type="string">
            <text:p>4 Jun 10, 00h00</text:p>
          </table:table-cell>
        </table:table-row>
        <table:table-row table:style-name="ro1">
          <table:table-cell office:value-type="float" office:value="9814">
            <text:p>9814</text:p>
          </table:table-cell>
          <table:table-cell office:value-type="string">
            <text:p>ASSIS DE SOUSA LIMA</text:p>
          </table:table-cell>
          <table:table-cell office:value-type="string">
            <text:p>5 Abr 11, 00h00</text:p>
          </table:table-cell>
        </table:table-row>
        <table:table-row table:style-name="ro1">
          <table:table-cell office:value-type="float" office:value="9818">
            <text:p>9818</text:p>
          </table:table-cell>
          <table:table-cell office:value-type="string">
            <text:p>GUSTAVO HENRIQUE DA TRINDADE SANTOS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819">
            <text:p>9819</text:p>
          </table:table-cell>
          <table:table-cell office:value-type="string">
            <text:p>MARCOS SERGIO DA SILVA FERREIRA NET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820">
            <text:p>9820</text:p>
          </table:table-cell>
          <table:table-cell office:value-type="string">
            <text:p>ROMUALDO DOMINGUES DA SILVA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821">
            <text:p>9821</text:p>
          </table:table-cell>
          <table:table-cell office:value-type="string">
            <text:p>MARCOS FERNANDO DE OLIVEIRA PINHEIRO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823">
            <text:p>9823</text:p>
          </table:table-cell>
          <table:table-cell office:value-type="string">
            <text:p>ABRAAO SOUSA ALVE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24">
            <text:p>9824</text:p>
          </table:table-cell>
          <table:table-cell office:value-type="string">
            <text:p>MAURICIO COSTA DE LEMO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26">
            <text:p>9826</text:p>
          </table:table-cell>
          <table:table-cell office:value-type="string">
            <text:p>FABRICIA COSTA BARBOSA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27">
            <text:p>9827</text:p>
          </table:table-cell>
          <table:table-cell office:value-type="string">
            <text:p>FERNANDA ARAUJO RODRIGUE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28">
            <text:p>9828</text:p>
          </table:table-cell>
          <table:table-cell office:value-type="string">
            <text:p>LARISSA LEAO BARBOSA G DE OLIVEIRA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29">
            <text:p>9829</text:p>
          </table:table-cell>
          <table:table-cell office:value-type="string">
            <text:p>EVANILDO SILVA</text:p>
          </table:table-cell>
          <table:table-cell office:value-type="string">
            <text:p>6 Jan 11, 00h00</text:p>
          </table:table-cell>
        </table:table-row>
        <table:table-row table:style-name="ro1">
          <table:table-cell office:value-type="float" office:value="9830">
            <text:p>9830</text:p>
          </table:table-cell>
          <table:table-cell office:value-type="string">
            <text:p>MARGARIDA FEITOSA DA SILVA</text:p>
          </table:table-cell>
          <table:table-cell office:value-type="string">
            <text:p>16 Jul 10, 00h00</text:p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string">
            <text:p>ESPOLIO DE TALVANIO ROBERTO DA SILVA</text:p>
          </table:table-cell>
          <table:table-cell office:value-type="string">
            <text:p>13 Out 10, 00h00</text:p>
          </table:table-cell>
        </table:table-row>
        <table:table-row table:style-name="ro1">
          <table:table-cell office:value-type="float" office:value="9832">
            <text:p>9832</text:p>
          </table:table-cell>
          <table:table-cell office:value-type="string">
            <text:p>TANIA MARIA DOS SANTOS XAVIER</text:p>
          </table:table-cell>
          <table:table-cell office:value-type="string">
            <text:p>26 Mar 11, 00h00</text:p>
          </table:table-cell>
        </table:table-row>
        <table:table-row table:style-name="ro1">
          <table:table-cell office:value-type="float" office:value="9833">
            <text:p>9833</text:p>
          </table:table-cell>
          <table:table-cell office:value-type="string">
            <text:p>MARIA FAUSTINA DA SILVA</text:p>
          </table:table-cell>
          <table:table-cell office:value-type="string">
            <text:p>18 Mar 11, 00h00</text:p>
          </table:table-cell>
        </table:table-row>
        <table:table-row table:style-name="ro1">
          <table:table-cell office:value-type="float" office:value="9834">
            <text:p>9834</text:p>
          </table:table-cell>
          <table:table-cell office:value-type="string">
            <text:p>ELIANE MARIA CARDOSO ARAGÃO</text:p>
          </table:table-cell>
          <table:table-cell office:value-type="string">
            <text:p>21 Mar 11, 00h00</text:p>
          </table:table-cell>
        </table:table-row>
        <table:table-row table:style-name="ro1">
          <table:table-cell office:value-type="float" office:value="9835">
            <text:p>9835</text:p>
          </table:table-cell>
          <table:table-cell office:value-type="string">
            <text:p>PAULA CRISTINA SIQUEIRA GUIMARAES</text:p>
          </table:table-cell>
          <table:table-cell office:value-type="string">
            <text:p>3 Ago 09, 00h00</text:p>
          </table:table-cell>
        </table:table-row>
        <table:table-row table:style-name="ro1">
          <table:table-cell office:value-type="float" office:value="9836">
            <text:p>9836</text:p>
          </table:table-cell>
          <table:table-cell office:value-type="string">
            <text:p>WALLACE DANTAS DE LIRA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9837">
            <text:p>9837</text:p>
          </table:table-cell>
          <table:table-cell office:value-type="string">
            <text:p>JOSINEIDE COSMO DA SILVA</text:p>
          </table:table-cell>
          <table:table-cell office:value-type="string">
            <text:p>20 Jul 10, 00h00</text:p>
          </table:table-cell>
        </table:table-row>
        <table:table-row table:style-name="ro1">
          <table:table-cell office:value-type="float" office:value="9838">
            <text:p>9838</text:p>
          </table:table-cell>
          <table:table-cell office:value-type="string">
            <text:p>OSMAR DE SOUSA CASTRO</text:p>
          </table:table-cell>
          <table:table-cell office:value-type="string">
            <text:p>23 Abr 10, 00h00</text:p>
          </table:table-cell>
        </table:table-row>
        <table:table-row table:style-name="ro1">
          <table:table-cell office:value-type="float" office:value="9839">
            <text:p>9839</text:p>
          </table:table-cell>
          <table:table-cell office:value-type="string">
            <text:p>RICARDO ALEXANDRE GALVAO CAPITO</text:p>
          </table:table-cell>
          <table:table-cell office:value-type="string">
            <text:p>5 Jan 11, 00h00</text:p>
          </table:table-cell>
        </table:table-row>
        <table:table-row table:style-name="ro1">
          <table:table-cell office:value-type="float" office:value="9840">
            <text:p>9840</text:p>
          </table:table-cell>
          <table:table-cell office:value-type="string">
            <text:p>JONATAN ANTONIO NUNES DANTAS</text:p>
          </table:table-cell>
          <table:table-cell office:value-type="string">
            <text:p>24 Jan 11, 00h00</text:p>
          </table:table-cell>
        </table:table-row>
        <table:table-row table:style-name="ro1">
          <table:table-cell office:value-type="float" office:value="9841">
            <text:p>9841</text:p>
          </table:table-cell>
          <table:table-cell office:value-type="string">
            <text:p>EUDES DA SILVA SANTOS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9842">
            <text:p>9842</text:p>
          </table:table-cell>
          <table:table-cell office:value-type="string">
            <text:p>AMANDA ADELINO FREITAS DA SILVA</text:p>
          </table:table-cell>
          <table:table-cell office:value-type="string">
            <text:p>14 Abr 11, 00h00</text:p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string">
            <text:p>MARIA VILANY JESUS BATISTA GOMES</text:p>
          </table:table-cell>
          <table:table-cell office:value-type="string">
            <text:p>21 Jan 11, 00h00</text:p>
          </table:table-cell>
        </table:table-row>
        <table:table-row table:style-name="ro1">
          <table:table-cell office:value-type="float" office:value="9844">
            <text:p>9844</text:p>
          </table:table-cell>
          <table:table-cell office:value-type="string">
            <text:p>EDNA GOMES DA SILVA</text:p>
          </table:table-cell>
          <table:table-cell office:value-type="string">
            <text:p>30 Mar 11, 00h00</text:p>
          </table:table-cell>
        </table:table-row>
        <table:table-row table:style-name="ro1">
          <table:table-cell office:value-type="float" office:value="9845">
            <text:p>9845</text:p>
          </table:table-cell>
          <table:table-cell office:value-type="string">
            <text:p>MAIRLON DA CUNHA SOARES</text:p>
          </table:table-cell>
          <table:table-cell office:value-type="string">
            <text:p>1 Abr 11, 00h00</text:p>
          </table:table-cell>
        </table:table-row>
        <table:table-row table:style-name="ro1">
          <table:table-cell office:value-type="float" office:value="9846">
            <text:p>9846</text:p>
          </table:table-cell>
          <table:table-cell office:value-type="string">
            <text:p>NEWTON ROBERTO SOARES BATISTA</text:p>
          </table:table-cell>
          <table:table-cell office:value-type="string">
            <text:p>24 Mar 11, 00h00</text:p>
          </table:table-cell>
        </table:table-row>
        <table:table-row table:style-name="ro1">
          <table:table-cell office:value-type="float" office:value="9847">
            <text:p>9847</text:p>
          </table:table-cell>
          <table:table-cell office:value-type="string">
            <text:p>ROSEANE MARIA COELHO BARBOZA</text:p>
          </table:table-cell>
          <table:table-cell office:value-type="string">
            <text:p>24 Mar 11, 00h00</text:p>
          </table:table-cell>
        </table:table-row>
        <table:table-row table:style-name="ro1">
          <table:table-cell office:value-type="float" office:value="9849">
            <text:p>9849</text:p>
          </table:table-cell>
          <table:table-cell office:value-type="string">
            <text:p>ALCIONE SOARES DA COSTA</text:p>
          </table:table-cell>
          <table:table-cell office:value-type="string">
            <text:p>24 Mar 11, 00h00</text:p>
          </table:table-cell>
        </table:table-row>
        <table:table-row table:style-name="ro1">
          <table:table-cell office:value-type="float" office:value="9850">
            <text:p>9850</text:p>
          </table:table-cell>
          <table:table-cell office:value-type="string">
            <text:p>LEONARDO LUNA DE ANDRADE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51">
            <text:p>9851</text:p>
          </table:table-cell>
          <table:table-cell office:value-type="string">
            <text:p>HERMANO JACOME DE LUCEMA</text:p>
          </table:table-cell>
          <table:table-cell office:value-type="string">
            <text:p>15 Mar 11, 00h00</text:p>
          </table:table-cell>
        </table:table-row>
        <table:table-row table:style-name="ro1">
          <table:table-cell office:value-type="float" office:value="9852">
            <text:p>9852</text:p>
          </table:table-cell>
          <table:table-cell office:value-type="string">
            <text:p>ODETE EMIDIO DE FARIAS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854">
            <text:p>9854</text:p>
          </table:table-cell>
          <table:table-cell office:value-type="string">
            <text:p>EUDES DA SILVA SANTOS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9855">
            <text:p>9855</text:p>
          </table:table-cell>
          <table:table-cell office:value-type="string">
            <text:p>EUDES DA SILVA SANTOS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856">
            <text:p>9856</text:p>
          </table:table-cell>
          <table:table-cell office:value-type="string">
            <text:p>EUDES DA SILVA SANTO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57">
            <text:p>9857</text:p>
          </table:table-cell>
          <table:table-cell office:value-type="string">
            <text:p>EMANUELLE DE FATIMA W C DA SILVA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9858">
            <text:p>9858</text:p>
          </table:table-cell>
          <table:table-cell office:value-type="string">
            <text:p>FRANCISCO JOSE RIBEIRO DA COSTA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9860">
            <text:p>9860</text:p>
          </table:table-cell>
          <table:table-cell office:value-type="string">
            <text:p>ARIOSVALDO MENDES LEITE</text:p>
          </table:table-cell>
          <table:table-cell office:value-type="string">
            <text:p>25 Ago 10, 00h00</text:p>
          </table:table-cell>
        </table:table-row>
        <table:table-row table:style-name="ro1">
          <table:table-cell office:value-type="float" office:value="9861">
            <text:p>9861</text:p>
          </table:table-cell>
          <table:table-cell office:value-type="string">
            <text:p>MARIA MADALENA MARTINS DA SILVA</text:p>
          </table:table-cell>
          <table:table-cell office:value-type="string">
            <text:p>12 Dez 07, 00h00</text:p>
          </table:table-cell>
        </table:table-row>
        <table:table-row table:style-name="ro1">
          <table:table-cell office:value-type="float" office:value="9862">
            <text:p>9862</text:p>
          </table:table-cell>
          <table:table-cell office:value-type="string">
            <text:p>BRUNA FELIX DOS SANTOS</text:p>
          </table:table-cell>
          <table:table-cell office:value-type="string">
            <text:p>25 Mar 11, 00h00</text:p>
          </table:table-cell>
        </table:table-row>
        <table:table-row table:style-name="ro1">
          <table:table-cell office:value-type="float" office:value="9863">
            <text:p>9863</text:p>
          </table:table-cell>
          <table:table-cell office:value-type="string">
            <text:p>SURAIA BEZERRA TEOTONIO</text:p>
          </table:table-cell>
          <table:table-cell office:value-type="string">
            <text:p>30 Mar 11, 00h00</text:p>
          </table:table-cell>
        </table:table-row>
        <table:table-row table:style-name="ro1">
          <table:table-cell office:value-type="float" office:value="9865">
            <text:p>9865</text:p>
          </table:table-cell>
          <table:table-cell office:value-type="string">
            <text:p>MARIA PERPETUA DO SOCORRO BESERRA SOARE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66">
            <text:p>9866</text:p>
          </table:table-cell>
          <table:table-cell office:value-type="string">
            <text:p>WAGNER MAGALHÃES SILVA</text:p>
          </table:table-cell>
          <table:table-cell office:value-type="string">
            <text:p>15 Abr 11, 00h00</text:p>
          </table:table-cell>
        </table:table-row>
        <table:table-row table:style-name="ro1">
          <table:table-cell office:value-type="float" office:value="9867">
            <text:p>9867</text:p>
          </table:table-cell>
          <table:table-cell office:value-type="string">
            <text:p>EMILI  NECILIA LEANDRO DINIZ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868">
            <text:p>9868</text:p>
          </table:table-cell>
          <table:table-cell office:value-type="string">
            <text:p>RITA DE CASSIA COSTA DA SILVA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869">
            <text:p>9869</text:p>
          </table:table-cell>
          <table:table-cell office:value-type="string">
            <text:p>CIRLEIDE MARIA DE OLIVEIRA RAMOS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870">
            <text:p>9870</text:p>
          </table:table-cell>
          <table:table-cell office:value-type="string">
            <text:p>MARIA JOSE MARQUES ALBUQUERQUE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872">
            <text:p>9872</text:p>
          </table:table-cell>
          <table:table-cell office:value-type="string">
            <text:p>LUZIA MARIA DA COSTA ATAIDE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875">
            <text:p>9875</text:p>
          </table:table-cell>
          <table:table-cell office:value-type="string">
            <text:p>JOAO REINALDO PESSOA NETO</text:p>
          </table:table-cell>
          <table:table-cell office:value-type="string">
            <text:p>20 Abr 11, 00h00</text:p>
          </table:table-cell>
        </table:table-row>
        <table:table-row table:style-name="ro1">
          <table:table-cell office:value-type="float" office:value="9877">
            <text:p>9877</text:p>
          </table:table-cell>
          <table:table-cell office:value-type="string">
            <text:p>FELIPE DE BRITO E SILVA</text:p>
          </table:table-cell>
          <table:table-cell office:value-type="string">
            <text:p>4 Mar 11, 00h00</text:p>
          </table:table-cell>
        </table:table-row>
        <table:table-row table:style-name="ro1">
          <table:table-cell office:value-type="float" office:value="9878">
            <text:p>9878</text:p>
          </table:table-cell>
          <table:table-cell office:value-type="string">
            <text:p>JURANDIR WANDERLEY</text:p>
          </table:table-cell>
          <table:table-cell office:value-type="string">
            <text:p>5 Abr 11, 00h00</text:p>
          </table:table-cell>
        </table:table-row>
        <table:table-row table:style-name="ro1">
          <table:table-cell office:value-type="float" office:value="9880">
            <text:p>9880</text:p>
          </table:table-cell>
          <table:table-cell office:value-type="string">
            <text:p>ANA CHRISTALINA ROCHA CARDOSO</text:p>
          </table:table-cell>
          <table:table-cell office:value-type="string">
            <text:p>3 Mar 11, 00h00</text:p>
          </table:table-cell>
        </table:table-row>
        <table:table-row table:style-name="ro1">
          <table:table-cell office:value-type="float" office:value="9881">
            <text:p>9881</text:p>
          </table:table-cell>
          <table:table-cell office:value-type="string">
            <text:p>FIDELIS ROQUE DE FARIAS</text:p>
          </table:table-cell>
          <table:table-cell office:value-type="string">
            <text:p>21 Mar 11, 00h00</text:p>
          </table:table-cell>
        </table:table-row>
        <table:table-row table:style-name="ro1">
          <table:table-cell office:value-type="float" office:value="9883">
            <text:p>9883</text:p>
          </table:table-cell>
          <table:table-cell office:value-type="string">
            <text:p>MARIA ZENAIDE BRASILINO LEITE BRITO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84">
            <text:p>9884</text:p>
          </table:table-cell>
          <table:table-cell office:value-type="string">
            <text:p>EXPEDITO PEDRO DUARTE</text:p>
          </table:table-cell>
          <table:table-cell office:value-type="string">
            <text:p>15 Dez 03, 00h00</text:p>
          </table:table-cell>
        </table:table-row>
        <table:table-row table:style-name="ro1">
          <table:table-cell office:value-type="float" office:value="9886">
            <text:p>9886</text:p>
          </table:table-cell>
          <table:table-cell office:value-type="string">
            <text:p>NAILSON RODRIGUES PEREIRA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9887">
            <text:p>9887</text:p>
          </table:table-cell>
          <table:table-cell office:value-type="string">
            <text:p>HAMILTON PEREIRA DO ESPIRITO SANTO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89">
            <text:p>9889</text:p>
          </table:table-cell>
          <table:table-cell office:value-type="string">
            <text:p>EDJANE FARIAS DA SILVA</text:p>
          </table:table-cell>
          <table:table-cell office:value-type="string">
            <text:p>15 Abr 11, 00h00</text:p>
          </table:table-cell>
        </table:table-row>
        <table:table-row table:style-name="ro1">
          <table:table-cell office:value-type="float" office:value="9890">
            <text:p>9890</text:p>
          </table:table-cell>
          <table:table-cell office:value-type="string">
            <text:p>CICERO CLAUDINO DA SILVA</text:p>
          </table:table-cell>
          <table:table-cell office:value-type="string">
            <text:p>15 Abr 11, 00h00</text:p>
          </table:table-cell>
        </table:table-row>
        <table:table-row table:style-name="ro1">
          <table:table-cell office:value-type="float" office:value="9891">
            <text:p>9891</text:p>
          </table:table-cell>
          <table:table-cell office:value-type="string">
            <text:p>CYNTIA TENORIO SARMENTO</text:p>
          </table:table-cell>
          <table:table-cell office:value-type="string">
            <text:p>20 Abr 11, 00h00</text:p>
          </table:table-cell>
        </table:table-row>
        <table:table-row table:style-name="ro1">
          <table:table-cell office:value-type="float" office:value="9892">
            <text:p>9892</text:p>
          </table:table-cell>
          <table:table-cell office:value-type="string">
            <text:p>MARIA ILZA DE FREITAS CAVALCANTE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9893">
            <text:p>9893</text:p>
          </table:table-cell>
          <table:table-cell office:value-type="string">
            <text:p>MARIA AMERICA DIAS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9894">
            <text:p>9894</text:p>
          </table:table-cell>
          <table:table-cell office:value-type="string">
            <text:p>ALESSANDRO ARAUJO MAIA</text:p>
          </table:table-cell>
          <table:table-cell office:value-type="string">
            <text:p>1 Dez 10, 00h00</text:p>
          </table:table-cell>
        </table:table-row>
        <table:table-row table:style-name="ro1">
          <table:table-cell office:value-type="float" office:value="9896">
            <text:p>9896</text:p>
          </table:table-cell>
          <table:table-cell office:value-type="string">
            <text:p>LUIZ CARLOS ALVES GOMES</text:p>
          </table:table-cell>
          <table:table-cell office:value-type="string">
            <text:p>1 Mar 11, 00h00</text:p>
          </table:table-cell>
        </table:table-row>
        <table:table-row table:style-name="ro1">
          <table:table-cell office:value-type="float" office:value="9897">
            <text:p>9897</text:p>
          </table:table-cell>
          <table:table-cell office:value-type="string">
            <text:p>FERNANDA MIRANDA MARINHO DE SOUZA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898">
            <text:p>9898</text:p>
          </table:table-cell>
          <table:table-cell office:value-type="string">
            <text:p>ROSEANE RODRIGUES FERRO CUNHA</text:p>
          </table:table-cell>
          <table:table-cell office:value-type="string">
            <text:p>13 Dez 10, 00h00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string">
            <text:p>FABIO SANTOS PEREIRA DA SILVA</text:p>
          </table:table-cell>
          <table:table-cell office:value-type="string">
            <text:p>16 Fev 11, 00h00</text:p>
          </table:table-cell>
        </table:table-row>
        <table:table-row table:style-name="ro1">
          <table:table-cell office:value-type="float" office:value="9904">
            <text:p>9904</text:p>
          </table:table-cell>
          <table:table-cell office:value-type="string">
            <text:p>ALEXANDRE BARRETO DIAS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905">
            <text:p>9905</text:p>
          </table:table-cell>
          <table:table-cell office:value-type="string">
            <text:p>ALEXANDRE LUIZ DA SILVA</text:p>
          </table:table-cell>
          <table:table-cell office:value-type="string">
            <text:p>10 Mai 11, 00h00</text:p>
          </table:table-cell>
        </table:table-row>
        <table:table-row table:style-name="ro1">
          <table:table-cell office:value-type="float" office:value="9906">
            <text:p>9906</text:p>
          </table:table-cell>
          <table:table-cell office:value-type="string">
            <text:p>HERCILIO PEREIRA DA SILVA</text:p>
          </table:table-cell>
          <table:table-cell office:value-type="string">
            <text:p>10 Mai 11, 00h00</text:p>
          </table:table-cell>
        </table:table-row>
        <table:table-row table:style-name="ro1">
          <table:table-cell office:value-type="float" office:value="9907">
            <text:p>9907</text:p>
          </table:table-cell>
          <table:table-cell office:value-type="string">
            <text:p>EDILEUZA LOPES AZEVEDO DA SILVA</text:p>
          </table:table-cell>
          <table:table-cell office:value-type="string">
            <text:p>10 Mai 11, 00h00</text:p>
          </table:table-cell>
        </table:table-row>
        <table:table-row table:style-name="ro1">
          <table:table-cell office:value-type="float" office:value="9911">
            <text:p>9911</text:p>
          </table:table-cell>
          <table:table-cell office:value-type="string">
            <text:p>DIONE JOSE DA SILVA</text:p>
          </table:table-cell>
          <table:table-cell office:value-type="string">
            <text:p>13 Mai 11, 00h00</text:p>
          </table:table-cell>
        </table:table-row>
        <table:table-row table:style-name="ro1">
          <table:table-cell office:value-type="float" office:value="9912">
            <text:p>9912</text:p>
          </table:table-cell>
          <table:table-cell office:value-type="string">
            <text:p>JUAREZ FERNANDES DE OLIVEIRA</text:p>
          </table:table-cell>
          <table:table-cell office:value-type="string">
            <text:p>28 Abr 11, 00h00</text:p>
          </table:table-cell>
        </table:table-row>
        <table:table-row table:style-name="ro1">
          <table:table-cell office:value-type="float" office:value="9913">
            <text:p>9913</text:p>
          </table:table-cell>
          <table:table-cell office:value-type="string">
            <text:p>RAIMUNDO LOPES FILHO</text:p>
          </table:table-cell>
          <table:table-cell office:value-type="string">
            <text:p>13 Ago 10, 00h00</text:p>
          </table:table-cell>
        </table:table-row>
        <table:table-row table:style-name="ro1">
          <table:table-cell office:value-type="float" office:value="9914">
            <text:p>9914</text:p>
          </table:table-cell>
          <table:table-cell office:value-type="string">
            <text:p>MAEVY PIMENTEL RODRIGUES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915">
            <text:p>9915</text:p>
          </table:table-cell>
          <table:table-cell office:value-type="string">
            <text:p>LUCAS EVANGELISTA DE SOUZA NETO</text:p>
          </table:table-cell>
          <table:table-cell office:value-type="string">
            <text:p>4 Mai 11, 00h00</text:p>
          </table:table-cell>
        </table:table-row>
        <table:table-row table:style-name="ro1">
          <table:table-cell office:value-type="float" office:value="9918">
            <text:p>9918</text:p>
          </table:table-cell>
          <table:table-cell office:value-type="string">
            <text:p>GISELE TEIXEIRA DE OLIVEIRA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9919">
            <text:p>9919</text:p>
          </table:table-cell>
          <table:table-cell office:value-type="string">
            <text:p>FRANCINETE BEZERRA DE LIMA MEDEIRO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921">
            <text:p>9921</text:p>
          </table:table-cell>
          <table:table-cell office:value-type="string">
            <text:p>FRANCISCA DE LUCENA HENRIQUES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9923">
            <text:p>9923</text:p>
          </table:table-cell>
          <table:table-cell office:value-type="string">
            <text:p>JOSE PESSOA DOS ANJOS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924">
            <text:p>9924</text:p>
          </table:table-cell>
          <table:table-cell office:value-type="string">
            <text:p>GILVANDRO DE ALBUQUERQUE PATRICIO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925">
            <text:p>9925</text:p>
          </table:table-cell>
          <table:table-cell office:value-type="string">
            <text:p>ARNALDO DIAS DE ALMEIDA NETO</text:p>
          </table:table-cell>
          <table:table-cell office:value-type="string">
            <text:p>19 Abr 11, 00h00</text:p>
          </table:table-cell>
        </table:table-row>
        <table:table-row table:style-name="ro1">
          <table:table-cell office:value-type="float" office:value="9928">
            <text:p>9928</text:p>
          </table:table-cell>
          <table:table-cell office:value-type="string">
            <text:p>ARNALDO DIAS DE ALMEIDA NETO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929">
            <text:p>9929</text:p>
          </table:table-cell>
          <table:table-cell office:value-type="string">
            <text:p>GERMANO DE FREITAS CAVALCANTI</text:p>
          </table:table-cell>
          <table:table-cell office:value-type="string">
            <text:p>2 Mai 11, 00h00</text:p>
          </table:table-cell>
        </table:table-row>
        <table:table-row table:style-name="ro1">
          <table:table-cell office:value-type="float" office:value="9930">
            <text:p>9930</text:p>
          </table:table-cell>
          <table:table-cell office:value-type="string">
            <text:p>MARIA DO ROSARIO CARNEIRO LIMA</text:p>
          </table:table-cell>
          <table:table-cell office:value-type="string">
            <text:p>2 Mai 11, 00h00</text:p>
          </table:table-cell>
        </table:table-row>
        <table:table-row table:style-name="ro1">
          <table:table-cell office:value-type="float" office:value="9931">
            <text:p>9931</text:p>
          </table:table-cell>
          <table:table-cell office:value-type="string">
            <text:p>ROSELIA MARIA DE ALMEIDA DUARTE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9932">
            <text:p>9932</text:p>
          </table:table-cell>
          <table:table-cell office:value-type="string">
            <text:p>RENATA ARAUJO DE SALES MENDES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9933">
            <text:p>9933</text:p>
          </table:table-cell>
          <table:table-cell office:value-type="string">
            <text:p>AURINEIDE FERNANDES BRUNET</text:p>
          </table:table-cell>
          <table:table-cell office:value-type="string">
            <text:p>10 Abr 11, 00h00</text:p>
          </table:table-cell>
        </table:table-row>
        <table:table-row table:style-name="ro1">
          <table:table-cell office:value-type="float" office:value="9935">
            <text:p>9935</text:p>
          </table:table-cell>
          <table:table-cell office:value-type="string">
            <text:p>CHRISTINNE MOURA NEVES</text:p>
          </table:table-cell>
          <table:table-cell office:value-type="string">
            <text:p>18 Fev 10, 00h00</text:p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string">
            <text:p>INAJA DOS SANTOS SILVA</text:p>
          </table:table-cell>
          <table:table-cell office:value-type="string">
            <text:p>28 Abr 11, 00h00</text:p>
          </table:table-cell>
        </table:table-row>
        <table:table-row table:style-name="ro1">
          <table:table-cell office:value-type="float" office:value="9937">
            <text:p>9937</text:p>
          </table:table-cell>
          <table:table-cell office:value-type="string">
            <text:p>MARIA CICERA RODRIGUES DA SILVA</text:p>
          </table:table-cell>
          <table:table-cell office:value-type="string">
            <text:p>29 Abr 11, 00h00</text:p>
          </table:table-cell>
        </table:table-row>
        <table:table-row table:style-name="ro1">
          <table:table-cell office:value-type="float" office:value="9938">
            <text:p>9938</text:p>
          </table:table-cell>
          <table:table-cell office:value-type="string">
            <text:p>ROGERIO COUTO DE AZEVEDO</text:p>
          </table:table-cell>
          <table:table-cell office:value-type="string">
            <text:p>29 Abr 11, 00h00</text:p>
          </table:table-cell>
        </table:table-row>
        <table:table-row table:style-name="ro1">
          <table:table-cell office:value-type="float" office:value="9939">
            <text:p>9939</text:p>
          </table:table-cell>
          <table:table-cell office:value-type="string">
            <text:p>GERALDO FERREIRA DE BRITO</text:p>
          </table:table-cell>
          <table:table-cell office:value-type="string">
            <text:p>10 Mai 11, 00h00</text:p>
          </table:table-cell>
        </table:table-row>
        <table:table-row table:style-name="ro1">
          <table:table-cell office:value-type="float" office:value="9941">
            <text:p>9941</text:p>
          </table:table-cell>
          <table:table-cell office:value-type="string">
            <text:p>MANOEL GUEDES CAVALCANTE</text:p>
          </table:table-cell>
          <table:table-cell office:value-type="string">
            <text:p>25 Mar 11, 00h00</text:p>
          </table:table-cell>
        </table:table-row>
        <table:table-row table:style-name="ro1">
          <table:table-cell office:value-type="float" office:value="9942">
            <text:p>9942</text:p>
          </table:table-cell>
          <table:table-cell office:value-type="string">
            <text:p>LEANDRO AMORIM CORREIA LIMA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943">
            <text:p>9943</text:p>
          </table:table-cell>
          <table:table-cell office:value-type="string">
            <text:p>JOSE RICARDO GUEDES LINS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944">
            <text:p>9944</text:p>
          </table:table-cell>
          <table:table-cell office:value-type="string">
            <text:p>JOSE GOMES DE LIMA FILHO</text:p>
          </table:table-cell>
          <table:table-cell office:value-type="string">
            <text:p>7 Dez 10, 00h00</text:p>
          </table:table-cell>
        </table:table-row>
        <table:table-row table:style-name="ro1">
          <table:table-cell office:value-type="float" office:value="9945">
            <text:p>9945</text:p>
          </table:table-cell>
          <table:table-cell office:value-type="string">
            <text:p>CLEMILDO BATISTA DO NASCIMENTO</text:p>
          </table:table-cell>
          <table:table-cell office:value-type="string">
            <text:p>1 Abr 11, 00h00</text:p>
          </table:table-cell>
        </table:table-row>
        <table:table-row table:style-name="ro1">
          <table:table-cell office:value-type="float" office:value="9946">
            <text:p>9946</text:p>
          </table:table-cell>
          <table:table-cell office:value-type="string">
            <text:p>OTACILIO ROCHA DE MENDONÇA FILHO</text:p>
          </table:table-cell>
          <table:table-cell office:value-type="string">
            <text:p>2 Mai 11, 00h00</text:p>
          </table:table-cell>
        </table:table-row>
        <table:table-row table:style-name="ro1">
          <table:table-cell office:value-type="float" office:value="9947">
            <text:p>9947</text:p>
          </table:table-cell>
          <table:table-cell office:value-type="string">
            <text:p>VALTER GONCALVES RIBAS</text:p>
          </table:table-cell>
          <table:table-cell office:value-type="string">
            <text:p>25 Mar 11, 00h00</text:p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string">
            <text:p>JOAO GOMES DA FONSECA</text:p>
          </table:table-cell>
          <table:table-cell office:value-type="string">
            <text:p>30 Mar 11, 00h00</text:p>
          </table:table-cell>
        </table:table-row>
        <table:table-row table:style-name="ro1">
          <table:table-cell office:value-type="float" office:value="9949">
            <text:p>9949</text:p>
          </table:table-cell>
          <table:table-cell office:value-type="string">
            <text:p>FIRMINO TADEU PEREIRA COUTINHO</text:p>
          </table:table-cell>
          <table:table-cell office:value-type="string">
            <text:p>10 Mar 11, 00h00</text:p>
          </table:table-cell>
        </table:table-row>
        <table:table-row table:style-name="ro1">
          <table:table-cell office:value-type="float" office:value="9950">
            <text:p>9950</text:p>
          </table:table-cell>
          <table:table-cell office:value-type="string">
            <text:p>NELSON DAVI XAVIER</text:p>
          </table:table-cell>
          <table:table-cell office:value-type="string">
            <text:p>14 Fev 11, 00h00</text:p>
          </table:table-cell>
        </table:table-row>
        <table:table-row table:style-name="ro1">
          <table:table-cell office:value-type="float" office:value="9951">
            <text:p>9951</text:p>
          </table:table-cell>
          <table:table-cell office:value-type="string">
            <text:p>LUIS DENIS FIGUEIREDO DE SOUSA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9952">
            <text:p>9952</text:p>
          </table:table-cell>
          <table:table-cell office:value-type="string">
            <text:p>LUIS CARLOS PANTALEAO DE SENA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953">
            <text:p>9953</text:p>
          </table:table-cell>
          <table:table-cell office:value-type="string">
            <text:p>LUIS DENIS FIGUEIREDO DE SOUSA</text:p>
          </table:table-cell>
          <table:table-cell office:value-type="string">
            <text:p>19 Abr 11, 00h00</text:p>
          </table:table-cell>
        </table:table-row>
        <table:table-row table:style-name="ro1">
          <table:table-cell office:value-type="float" office:value="9954">
            <text:p>9954</text:p>
          </table:table-cell>
          <table:table-cell office:value-type="string">
            <text:p>JEANY MARY HOLANDA LINHARES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9955">
            <text:p>9955</text:p>
          </table:table-cell>
          <table:table-cell office:value-type="string">
            <text:p>CARLOS ALBERTO DA CUNHA TEJO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string">
            <text:p>ENIO XAVIER DE SOUZA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9957">
            <text:p>9957</text:p>
          </table:table-cell>
          <table:table-cell office:value-type="string">
            <text:p>AMALIA MEDEIROS FORMIGA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9958">
            <text:p>9958</text:p>
          </table:table-cell>
          <table:table-cell office:value-type="string">
            <text:p>JOEL CARNEIRO DA COSTA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9959">
            <text:p>9959</text:p>
          </table:table-cell>
          <table:table-cell office:value-type="string">
            <text:p>JOSE CARNEIRO CAVALCANTE</text:p>
          </table:table-cell>
          <table:table-cell office:value-type="string">
            <text:p>18 Mai 11, 00h00</text:p>
          </table:table-cell>
        </table:table-row>
        <table:table-row table:style-name="ro1">
          <table:table-cell office:value-type="float" office:value="9961">
            <text:p>9961</text:p>
          </table:table-cell>
          <table:table-cell office:value-type="string">
            <text:p>EVANDRO ALVES VIEIRA</text:p>
          </table:table-cell>
          <table:table-cell office:value-type="string">
            <text:p>18 Mai 11, 00h00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string">
            <text:p>DINORA BREDERO DE FRANCA</text:p>
          </table:table-cell>
          <table:table-cell office:value-type="string">
            <text:p>18 Mai 11, 00h00</text:p>
          </table:table-cell>
        </table:table-row>
        <table:table-row table:style-name="ro1">
          <table:table-cell office:value-type="float" office:value="9965">
            <text:p>9965</text:p>
          </table:table-cell>
          <table:table-cell office:value-type="string">
            <text:p>SANDRA MARIA COSTA SILVA</text:p>
          </table:table-cell>
          <table:table-cell office:value-type="string">
            <text:p>25 Mai 11, 00h00</text:p>
          </table:table-cell>
        </table:table-row>
        <table:table-row table:style-name="ro1">
          <table:table-cell office:value-type="float" office:value="9966">
            <text:p>9966</text:p>
          </table:table-cell>
          <table:table-cell office:value-type="string">
            <text:p>ROBERTO PEREIRA DOS SANTOS</text:p>
          </table:table-cell>
          <table:table-cell office:value-type="string">
            <text:p>25 Mai 11, 00h00</text:p>
          </table:table-cell>
        </table:table-row>
        <table:table-row table:style-name="ro1">
          <table:table-cell office:value-type="float" office:value="9967">
            <text:p>9967</text:p>
          </table:table-cell>
          <table:table-cell office:value-type="string">
            <text:p>FIRMINO FRANCISCO DE SOUZA FILHO</text:p>
          </table:table-cell>
          <table:table-cell office:value-type="string">
            <text:p>11 Mai 11, 00h00</text:p>
          </table:table-cell>
        </table:table-row>
        <table:table-row table:style-name="ro1">
          <table:table-cell office:value-type="float" office:value="9968">
            <text:p>9968</text:p>
          </table:table-cell>
          <table:table-cell office:value-type="string">
            <text:p>DJALMA CALHEIROS DE MELO</text:p>
          </table:table-cell>
          <table:table-cell office:value-type="string">
            <text:p>2 Mai 11, 00h00</text:p>
          </table:table-cell>
        </table:table-row>
        <table:table-row table:style-name="ro1">
          <table:table-cell office:value-type="float" office:value="9971">
            <text:p>9971</text:p>
          </table:table-cell>
          <table:table-cell office:value-type="string">
            <text:p>H R SOARES</text:p>
          </table:table-cell>
          <table:table-cell office:value-type="string">
            <text:p>13 Abr 11, 00h00</text:p>
          </table:table-cell>
        </table:table-row>
        <table:table-row table:style-name="ro1">
          <table:table-cell office:value-type="float" office:value="9974">
            <text:p>9974</text:p>
          </table:table-cell>
          <table:table-cell office:value-type="string">
            <text:p>AMARO BENJAMIM DO NASCIMENTO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9976">
            <text:p>9976</text:p>
          </table:table-cell>
          <table:table-cell office:value-type="string">
            <text:p>NATHALIA ANDRADE ARCURI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9980">
            <text:p>9980</text:p>
          </table:table-cell>
          <table:table-cell office:value-type="string">
            <text:p>WECICLEY NUNES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9981">
            <text:p>9981</text:p>
          </table:table-cell>
          <table:table-cell office:value-type="string">
            <text:p>DOMICIO PEREIRA CAMPOS</text:p>
          </table:table-cell>
          <table:table-cell office:value-type="string">
            <text:p>20 Mai 11, 00h00</text:p>
          </table:table-cell>
        </table:table-row>
        <table:table-row table:style-name="ro1">
          <table:table-cell office:value-type="float" office:value="9982">
            <text:p>9982</text:p>
          </table:table-cell>
          <table:table-cell office:value-type="string">
            <text:p>MORGANA IARA ALVES DA SILVA</text:p>
          </table:table-cell>
          <table:table-cell office:value-type="string">
            <text:p>19 Mai 11, 00h00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string">
            <text:p>RODRIGO DANTAS MURTA</text:p>
          </table:table-cell>
          <table:table-cell office:value-type="string">
            <text:p>19 Mai 11, 00h00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string">
            <text:p>KERCIA DIANA LINS DE LIRA</text:p>
          </table:table-cell>
          <table:table-cell office:value-type="string">
            <text:p>12 Abr 11, 00h00</text:p>
          </table:table-cell>
        </table:table-row>
        <table:table-row table:style-name="ro1">
          <table:table-cell office:value-type="float" office:value="9986">
            <text:p>9986</text:p>
          </table:table-cell>
          <table:table-cell office:value-type="string">
            <text:p>WILTON ALVES NOBRE</text:p>
          </table:table-cell>
          <table:table-cell office:value-type="string">
            <text:p>7 Jun 11, 00h00</text:p>
          </table:table-cell>
        </table:table-row>
        <table:table-row table:style-name="ro1">
          <table:table-cell office:value-type="float" office:value="9987">
            <text:p>9987</text:p>
          </table:table-cell>
          <table:table-cell office:value-type="string">
            <text:p>MARIA LEITE DOS SANTOS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9988">
            <text:p>9988</text:p>
          </table:table-cell>
          <table:table-cell office:value-type="string">
            <text:p>FERNANDA MURIEL GONCALVES FEITOZA</text:p>
          </table:table-cell>
          <table:table-cell office:value-type="string">
            <text:p>7 Jun 11, 00h00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ASSIS DE SOUSA LIMA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9991">
            <text:p>9991</text:p>
          </table:table-cell>
          <table:table-cell office:value-type="string">
            <text:p>MANOEL BATISTA PIMENTA JUNIOR</text:p>
          </table:table-cell>
          <table:table-cell office:value-type="string">
            <text:p>3 Jun 11, 00h00</text:p>
          </table:table-cell>
        </table:table-row>
        <table:table-row table:style-name="ro1">
          <table:table-cell office:value-type="float" office:value="9992">
            <text:p>9992</text:p>
          </table:table-cell>
          <table:table-cell office:value-type="string">
            <text:p>LEONEL JOSE DE MELO</text:p>
          </table:table-cell>
          <table:table-cell office:value-type="string">
            <text:p>3 Jun 11, 00h00</text:p>
          </table:table-cell>
        </table:table-row>
        <table:table-row table:style-name="ro1">
          <table:table-cell office:value-type="float" office:value="9993">
            <text:p>9993</text:p>
          </table:table-cell>
          <table:table-cell office:value-type="string">
            <text:p>ERASTEN RIBEIRO DA SILVA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9994">
            <text:p>9994</text:p>
          </table:table-cell>
          <table:table-cell office:value-type="string">
            <text:p>ITHAISE RAMOS ROCHA LINS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9995">
            <text:p>9995</text:p>
          </table:table-cell>
          <table:table-cell office:value-type="string">
            <text:p>ANTONIO GOMES DOS SANTOS FILHO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9996">
            <text:p>9996</text:p>
          </table:table-cell>
          <table:table-cell office:value-type="string">
            <text:p>HORTENCIA CRISTINA LIMA MACHADO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9999">
            <text:p>9999</text:p>
          </table:table-cell>
          <table:table-cell office:value-type="string">
            <text:p>MICHELLE BARBOSA RIBEIRO</text:p>
          </table:table-cell>
          <table:table-cell office:value-type="string">
            <text:p>9 Mai 11, 00h00</text:p>
          </table:table-cell>
        </table:table-row>
        <table:table-row table:style-name="ro1">
          <table:table-cell office:value-type="float" office:value="10002">
            <text:p>10002</text:p>
          </table:table-cell>
          <table:table-cell office:value-type="string">
            <text:p>JULIE APARECIDA GOMES DE ALBUQUERQUE</text:p>
          </table:table-cell>
          <table:table-cell office:value-type="string">
            <text:p>7 Jul 10, 00h00</text:p>
          </table:table-cell>
        </table:table-row>
        <table:table-row table:style-name="ro1">
          <table:table-cell office:value-type="float" office:value="10004">
            <text:p>10004</text:p>
          </table:table-cell>
          <table:table-cell office:value-type="string">
            <text:p>SENCONSULT LOC VEIC CONST LTDA</text:p>
          </table:table-cell>
          <table:table-cell office:value-type="string">
            <text:p>6 Mai 11, 00h00</text:p>
          </table:table-cell>
        </table:table-row>
        <table:table-row table:style-name="ro1">
          <table:table-cell office:value-type="float" office:value="10005">
            <text:p>10005</text:p>
          </table:table-cell>
          <table:table-cell office:value-type="string">
            <text:p>ROMERO CÉSAR DE AGUIAR BARBOSA</text:p>
          </table:table-cell>
          <table:table-cell office:value-type="string">
            <text:p>7 Abr 11, 00h00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CARLOS ALBERTO BARBOSA DE CASTRO CARVALHO DE MEDEI</text:p>
          </table:table-cell>
          <table:table-cell office:value-type="string">
            <text:p>20 Abr 11, 00h00</text:p>
          </table:table-cell>
        </table:table-row>
        <table:table-row table:style-name="ro1">
          <table:table-cell office:value-type="float" office:value="10007">
            <text:p>10007</text:p>
          </table:table-cell>
          <table:table-cell office:value-type="string">
            <text:p>MARINELE SILVA DA NÓBREGA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008">
            <text:p>10008</text:p>
          </table:table-cell>
          <table:table-cell office:value-type="string">
            <text:p>SEBASTIAO RODRIGUES DOS SANTOS</text:p>
          </table:table-cell>
          <table:table-cell office:value-type="string">
            <text:p>25 Mar 11, 00h00</text:p>
          </table:table-cell>
        </table:table-row>
        <table:table-row table:style-name="ro1">
          <table:table-cell office:value-type="float" office:value="10009">
            <text:p>10009</text:p>
          </table:table-cell>
          <table:table-cell office:value-type="string">
            <text:p>FELIPE DA FONTE ALVES</text:p>
          </table:table-cell>
          <table:table-cell office:value-type="string">
            <text:p>30 Mar 11, 00h00</text:p>
          </table:table-cell>
        </table:table-row>
        <table:table-row table:style-name="ro1">
          <table:table-cell office:value-type="float" office:value="10010">
            <text:p>10010</text:p>
          </table:table-cell>
          <table:table-cell office:value-type="string">
            <text:p>ALMIR MARQUES DA CRUZ RIBEIRO</text:p>
          </table:table-cell>
          <table:table-cell office:value-type="string">
            <text:p>25 Mar 11, 00h00</text:p>
          </table:table-cell>
        </table:table-row>
        <table:table-row table:style-name="ro1">
          <table:table-cell office:value-type="float" office:value="10011">
            <text:p>10011</text:p>
          </table:table-cell>
          <table:table-cell office:value-type="string">
            <text:p>FRANCISCO VALTER DE ARAUJO</text:p>
          </table:table-cell>
          <table:table-cell office:value-type="string">
            <text:p>24 Fev 11, 00h00</text:p>
          </table:table-cell>
        </table:table-row>
        <table:table-row table:style-name="ro1">
          <table:table-cell office:value-type="float" office:value="10012">
            <text:p>10012</text:p>
          </table:table-cell>
          <table:table-cell office:value-type="string">
            <text:p>HÉLCIO EMÍDIO CAMPELO DA SILVA</text:p>
          </table:table-cell>
          <table:table-cell office:value-type="string">
            <text:p>6 Abr 11, 00h00</text:p>
          </table:table-cell>
        </table:table-row>
        <table:table-row table:style-name="ro1">
          <table:table-cell office:value-type="float" office:value="10013">
            <text:p>10013</text:p>
          </table:table-cell>
          <table:table-cell office:value-type="string">
            <text:p>SEVERINO VIEIRA DOS SANTOS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10014">
            <text:p>10014</text:p>
          </table:table-cell>
          <table:table-cell office:value-type="string">
            <text:p>LILIANE LORCA MORENO</text:p>
          </table:table-cell>
          <table:table-cell office:value-type="string">
            <text:p>19 Abr 11, 00h00</text:p>
          </table:table-cell>
        </table:table-row>
        <table:table-row table:style-name="ro1">
          <table:table-cell office:value-type="float" office:value="10015">
            <text:p>10015</text:p>
          </table:table-cell>
          <table:table-cell office:value-type="string">
            <text:p>JAILSON DA SILVA RODRIGUES</text:p>
          </table:table-cell>
          <table:table-cell office:value-type="string">
            <text:p>6 Mai 11, 00h00</text:p>
          </table:table-cell>
        </table:table-row>
        <table:table-row table:style-name="ro1">
          <table:table-cell office:value-type="float" office:value="10016">
            <text:p>10016</text:p>
          </table:table-cell>
          <table:table-cell office:value-type="string">
            <text:p>EDJARLA JOSE DE MURA</text:p>
          </table:table-cell>
          <table:table-cell office:value-type="string">
            <text:p>8 Jun 11, 00h00</text:p>
          </table:table-cell>
        </table:table-row>
        <table:table-row table:style-name="ro1">
          <table:table-cell office:value-type="float" office:value="10017">
            <text:p>10017</text:p>
          </table:table-cell>
          <table:table-cell office:value-type="string">
            <text:p>IZABEL CRISTINA DOS REIS LIMA</text:p>
          </table:table-cell>
          <table:table-cell office:value-type="string">
            <text:p>1 Jun 11, 00h00</text:p>
          </table:table-cell>
        </table:table-row>
        <table:table-row table:style-name="ro1">
          <table:table-cell office:value-type="float" office:value="10018">
            <text:p>10018</text:p>
          </table:table-cell>
          <table:table-cell office:value-type="string">
            <text:p>FERNANDA ARAUJO RODRIGUES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10019">
            <text:p>10019</text:p>
          </table:table-cell>
          <table:table-cell office:value-type="string">
            <text:p>MARIA HELENA DA SILVA CUNHA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10020">
            <text:p>10020</text:p>
          </table:table-cell>
          <table:table-cell office:value-type="string">
            <text:p>EDVAN SILVA CASADO</text:p>
          </table:table-cell>
          <table:table-cell office:value-type="string">
            <text:p>9 Mai 11, 00h00</text:p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string">
            <text:p>ANA VALERIA LACET DE SOUZA</text:p>
          </table:table-cell>
          <table:table-cell office:value-type="string">
            <text:p>10 Mar 11, 00h00</text:p>
          </table:table-cell>
        </table:table-row>
        <table:table-row table:style-name="ro1">
          <table:table-cell office:value-type="float" office:value="10024">
            <text:p>10024</text:p>
          </table:table-cell>
          <table:table-cell office:value-type="string">
            <text:p>MARCEL DE OLIVEIRA CAVALCANTI</text:p>
          </table:table-cell>
          <table:table-cell office:value-type="string">
            <text:p>13 Mai 11, 00h00</text:p>
          </table:table-cell>
        </table:table-row>
        <table:table-row table:style-name="ro1">
          <table:table-cell office:value-type="float" office:value="10025">
            <text:p>10025</text:p>
          </table:table-cell>
          <table:table-cell office:value-type="string">
            <text:p>ITAMAR BARBOSA DA SILVA</text:p>
          </table:table-cell>
          <table:table-cell office:value-type="string">
            <text:p>9 Mar 11, 00h00</text:p>
          </table:table-cell>
        </table:table-row>
        <table:table-row table:style-name="ro1">
          <table:table-cell office:value-type="float" office:value="10027">
            <text:p>10027</text:p>
          </table:table-cell>
          <table:table-cell office:value-type="string">
            <text:p>MARIA ROSICLEIDE FERNANDES DA SILVA</text:p>
          </table:table-cell>
          <table:table-cell office:value-type="string">
            <text:p>24 Mai 11, 00h00</text:p>
          </table:table-cell>
        </table:table-row>
        <table:table-row table:style-name="ro1">
          <table:table-cell office:value-type="float" office:value="10030">
            <text:p>10030</text:p>
          </table:table-cell>
          <table:table-cell office:value-type="string">
            <text:p>MARIA DA CONCEIÇÃO E SILVA PESSOA</text:p>
          </table:table-cell>
          <table:table-cell office:value-type="string">
            <text:p>10 Mai 11, 00h00</text:p>
          </table:table-cell>
        </table:table-row>
        <table:table-row table:style-name="ro1">
          <table:table-cell office:value-type="float" office:value="10031">
            <text:p>10031</text:p>
          </table:table-cell>
          <table:table-cell office:value-type="string">
            <text:p>WENDEL DANTAS NEVES</text:p>
          </table:table-cell>
          <table:table-cell office:value-type="string">
            <text:p>19 Mai 11, 00h00</text:p>
          </table:table-cell>
        </table:table-row>
        <table:table-row table:style-name="ro1">
          <table:table-cell office:value-type="float" office:value="10032">
            <text:p>10032</text:p>
          </table:table-cell>
          <table:table-cell office:value-type="string">
            <text:p>ELIAS PESSOA DA SILVA FILHO</text:p>
          </table:table-cell>
          <table:table-cell office:value-type="string">
            <text:p>11 Mai 11, 00h00</text:p>
          </table:table-cell>
        </table:table-row>
        <table:table-row table:style-name="ro1">
          <table:table-cell office:value-type="float" office:value="10033">
            <text:p>10033</text:p>
          </table:table-cell>
          <table:table-cell office:value-type="string">
            <text:p>MARIA DO CARMO DUTRA NOBREGA SILVA</text:p>
          </table:table-cell>
          <table:table-cell office:value-type="string">
            <text:p>22 Fev 11, 00h00</text:p>
          </table:table-cell>
        </table:table-row>
        <table:table-row table:style-name="ro1">
          <table:table-cell office:value-type="float" office:value="10035">
            <text:p>10035</text:p>
          </table:table-cell>
          <table:table-cell office:value-type="string">
            <text:p>ROZALIA CAVALCANTE SILVA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10036">
            <text:p>10036</text:p>
          </table:table-cell>
          <table:table-cell office:value-type="string">
            <text:p>JOSEVALDO BARBOSA DA SILVA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10037">
            <text:p>10037</text:p>
          </table:table-cell>
          <table:table-cell office:value-type="string">
            <text:p>EMBRATEL - EMPRESA BRASILEIRA DE TELECOMUNICAÇÕES S/A</text:p>
          </table:table-cell>
          <table:table-cell office:value-type="string">
            <text:p>7 Jun 11, 00h00</text:p>
          </table:table-cell>
        </table:table-row>
        <table:table-row table:style-name="ro1">
          <table:table-cell office:value-type="float" office:value="10038">
            <text:p>10038</text:p>
          </table:table-cell>
          <table:table-cell office:value-type="string">
            <text:p>JOSENILDO MANOEL DOS SANTOS</text:p>
          </table:table-cell>
          <table:table-cell office:value-type="string">
            <text:p>13 Jun 11, 00h00</text:p>
          </table:table-cell>
        </table:table-row>
        <table:table-row table:style-name="ro1">
          <table:table-cell office:value-type="float" office:value="10039">
            <text:p>10039</text:p>
          </table:table-cell>
          <table:table-cell office:value-type="string">
            <text:p>JOSE ADELSON DOS SANTOS</text:p>
          </table:table-cell>
          <table:table-cell office:value-type="string">
            <text:p>13 Jun 11, 00h00</text:p>
          </table:table-cell>
        </table:table-row>
        <table:table-row table:style-name="ro1">
          <table:table-cell office:value-type="float" office:value="10040">
            <text:p>10040</text:p>
          </table:table-cell>
          <table:table-cell office:value-type="string">
            <text:p>EDUARDO LOPES CARREIRO DE ALENCAR</text:p>
          </table:table-cell>
          <table:table-cell office:value-type="string">
            <text:p>8 Jun 11, 00h00</text:p>
          </table:table-cell>
        </table:table-row>
        <table:table-row table:style-name="ro1">
          <table:table-cell office:value-type="float" office:value="10041">
            <text:p>10041</text:p>
          </table:table-cell>
          <table:table-cell office:value-type="string">
            <text:p>JOSE CICERO TEODOSIO</text:p>
          </table:table-cell>
          <table:table-cell office:value-type="string">
            <text:p>29 Abr 11, 00h00</text:p>
          </table:table-cell>
        </table:table-row>
        <table:table-row table:style-name="ro1">
          <table:table-cell office:value-type="float" office:value="10042">
            <text:p>10042</text:p>
          </table:table-cell>
          <table:table-cell office:value-type="string">
            <text:p>JOVENTINO DE OLIVEIRA LEDO NETO</text:p>
          </table:table-cell>
          <table:table-cell office:value-type="string">
            <text:p>13 Jun 11, 00h00</text:p>
          </table:table-cell>
        </table:table-row>
        <table:table-row table:style-name="ro1">
          <table:table-cell office:value-type="float" office:value="10043">
            <text:p>10043</text:p>
          </table:table-cell>
          <table:table-cell office:value-type="string">
            <text:p>JOSE GENECY MINERVINO SILVA</text:p>
          </table:table-cell>
          <table:table-cell office:value-type="string">
            <text:p>14 Jun 11, 00h00</text:p>
          </table:table-cell>
        </table:table-row>
        <table:table-row table:style-name="ro1">
          <table:table-cell office:value-type="float" office:value="10044">
            <text:p>10044</text:p>
          </table:table-cell>
          <table:table-cell office:value-type="string">
            <text:p>PATRICIA TACIENE BARBOSA</text:p>
          </table:table-cell>
          <table:table-cell office:value-type="string">
            <text:p>15 Jun 11, 00h00</text:p>
          </table:table-cell>
        </table:table-row>
        <table:table-row table:style-name="ro1">
          <table:table-cell office:value-type="float" office:value="10046">
            <text:p>10046</text:p>
          </table:table-cell>
          <table:table-cell office:value-type="string">
            <text:p>BENILTON DE SOUZA LESSA</text:p>
          </table:table-cell>
          <table:table-cell office:value-type="string">
            <text:p>15 Jun 11, 00h00</text:p>
          </table:table-cell>
        </table:table-row>
        <table:table-row table:style-name="ro1">
          <table:table-cell office:value-type="float" office:value="10048">
            <text:p>10048</text:p>
          </table:table-cell>
          <table:table-cell office:value-type="string">
            <text:p>CARLOS JORGE DA SILVA TENORIO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10050">
            <text:p>10050</text:p>
          </table:table-cell>
          <table:table-cell office:value-type="string">
            <text:p>ROMULO ARRAIS BELEM ALENCAR</text:p>
          </table:table-cell>
          <table:table-cell office:value-type="string">
            <text:p>9 Jul 03, 00h00</text:p>
          </table:table-cell>
        </table:table-row>
        <table:table-row table:style-name="ro1">
          <table:table-cell office:value-type="float" office:value="10051">
            <text:p>10051</text:p>
          </table:table-cell>
          <table:table-cell office:value-type="string">
            <text:p>ELIANE GONÇALVES PERES</text:p>
          </table:table-cell>
          <table:table-cell office:value-type="string">
            <text:p>15 Jun 09, 00h00</text:p>
          </table:table-cell>
        </table:table-row>
        <table:table-row table:style-name="ro1">
          <table:table-cell office:value-type="float" office:value="10052">
            <text:p>10052</text:p>
          </table:table-cell>
          <table:table-cell office:value-type="string">
            <text:p>TRESCINCO PUBLICIDADE E EVENTOS LTDA</text:p>
          </table:table-cell>
          <table:table-cell office:value-type="string">
            <text:p>20 Dez 02, 00h00</text:p>
          </table:table-cell>
        </table:table-row>
        <table:table-row table:style-name="ro1">
          <table:table-cell office:value-type="float" office:value="10053">
            <text:p>10053</text:p>
          </table:table-cell>
          <table:table-cell office:value-type="string">
            <text:p>MARIA JOSE SANTOS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054">
            <text:p>10054</text:p>
          </table:table-cell>
          <table:table-cell office:value-type="string">
            <text:p>WILSON FERREIRA DO NOBREGA NETO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055">
            <text:p>10055</text:p>
          </table:table-cell>
          <table:table-cell office:value-type="string">
            <text:p>YGO JOSE CAVALCANTI CINTRA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056">
            <text:p>10056</text:p>
          </table:table-cell>
          <table:table-cell office:value-type="string">
            <text:p>PEDRO AUGUSTO DIDIER LYRA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057">
            <text:p>10057</text:p>
          </table:table-cell>
          <table:table-cell office:value-type="string">
            <text:p>JOSE EDVALDO DOS SANTOS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058">
            <text:p>10058</text:p>
          </table:table-cell>
          <table:table-cell office:value-type="string">
            <text:p>EMMANUELLE DE FATIMA WANDERLEY CHAVES DA SILVA</text:p>
          </table:table-cell>
          <table:table-cell office:value-type="string">
            <text:p>14 Jun 11, 00h00</text:p>
          </table:table-cell>
        </table:table-row>
        <table:table-row table:style-name="ro1">
          <table:table-cell office:value-type="float" office:value="10059">
            <text:p>10059</text:p>
          </table:table-cell>
          <table:table-cell office:value-type="string">
            <text:p>MARIA JOSE BEZERRA</text:p>
          </table:table-cell>
          <table:table-cell office:value-type="string">
            <text:p>13 Jun 11, 00h00</text:p>
          </table:table-cell>
        </table:table-row>
        <table:table-row table:style-name="ro1">
          <table:table-cell office:value-type="float" office:value="10062">
            <text:p>10062</text:p>
          </table:table-cell>
          <table:table-cell office:value-type="string">
            <text:p>CRISTIANE TEIXEIRA FIUSA GABRIELE</text:p>
          </table:table-cell>
          <table:table-cell office:value-type="string">
            <text:p>16 Mai 11, 00h00</text:p>
          </table:table-cell>
        </table:table-row>
        <table:table-row table:style-name="ro1">
          <table:table-cell office:value-type="float" office:value="10063">
            <text:p>10063</text:p>
          </table:table-cell>
          <table:table-cell office:value-type="string">
            <text:p>DAVI JOSE DA SILVA</text:p>
          </table:table-cell>
          <table:table-cell office:value-type="string">
            <text:p>4 Mai 11, 00h00</text:p>
          </table:table-cell>
        </table:table-row>
        <table:table-row table:style-name="ro1">
          <table:table-cell office:value-type="float" office:value="10064">
            <text:p>10064</text:p>
          </table:table-cell>
          <table:table-cell office:value-type="string">
            <text:p>CRIMARIO DOS SANTOS ANDRE</text:p>
          </table:table-cell>
          <table:table-cell office:value-type="string">
            <text:p>14 Abr 11, 00h00</text:p>
          </table:table-cell>
        </table:table-row>
        <table:table-row table:style-name="ro1">
          <table:table-cell office:value-type="float" office:value="10065">
            <text:p>10065</text:p>
          </table:table-cell>
          <table:table-cell office:value-type="string">
            <text:p>ANDREZZA KARINE LIMA DE FRANÇA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10067">
            <text:p>10067</text:p>
          </table:table-cell>
          <table:table-cell office:value-type="string">
            <text:p>CARLOS ANTONIO MARTINS DO RIO</text:p>
          </table:table-cell>
          <table:table-cell office:value-type="string">
            <text:p>23 Mar 11, 00h00</text:p>
          </table:table-cell>
        </table:table-row>
        <table:table-row table:style-name="ro1">
          <table:table-cell office:value-type="float" office:value="10068">
            <text:p>10068</text:p>
          </table:table-cell>
          <table:table-cell office:value-type="string">
            <text:p>RODRIGO VIEIRA DE MELO MENEZES</text:p>
          </table:table-cell>
          <table:table-cell office:value-type="string">
            <text:p>31 Mar 11, 00h00</text:p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FRANCISCO DAS CHAGAS SOARES COELHO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070">
            <text:p>10070</text:p>
          </table:table-cell>
          <table:table-cell office:value-type="string">
            <text:p>FRANCISCO DAS CHAGAS SOARES COELHO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071">
            <text:p>10071</text:p>
          </table:table-cell>
          <table:table-cell office:value-type="string">
            <text:p>FRANCISCO DAS CHAGAS SOARES COELHO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072">
            <text:p>10072</text:p>
          </table:table-cell>
          <table:table-cell office:value-type="string">
            <text:p>GERALDO LUIZ BOTELHO E SILVA</text:p>
          </table:table-cell>
          <table:table-cell office:value-type="string">
            <text:p>30 Mai 11, 00h00</text:p>
          </table:table-cell>
        </table:table-row>
        <table:table-row table:style-name="ro1">
          <table:table-cell office:value-type="float" office:value="10073">
            <text:p>10073</text:p>
          </table:table-cell>
          <table:table-cell office:value-type="string">
            <text:p>ISLY GUIMARAES DE OLIVEIRA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10074">
            <text:p>10074</text:p>
          </table:table-cell>
          <table:table-cell office:value-type="string">
            <text:p>MARIA CLAUDIONETE DE LIRA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075">
            <text:p>10075</text:p>
          </table:table-cell>
          <table:table-cell office:value-type="string">
            <text:p>VICTOR NOVAIS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10077">
            <text:p>10077</text:p>
          </table:table-cell>
          <table:table-cell office:value-type="string">
            <text:p>RITA DE CASSIA COSTA DA SILVA</text:p>
          </table:table-cell>
          <table:table-cell office:value-type="string">
            <text:p>11 Abr 11, 00h00</text:p>
          </table:table-cell>
        </table:table-row>
        <table:table-row table:style-name="ro1">
          <table:table-cell office:value-type="float" office:value="10078">
            <text:p>10078</text:p>
          </table:table-cell>
          <table:table-cell office:value-type="string">
            <text:p>MAURICIO ELIAS DE SOUZA</text:p>
          </table:table-cell>
          <table:table-cell office:value-type="string">
            <text:p>17 Fev 11, 00h00</text:p>
          </table:table-cell>
        </table:table-row>
        <table:table-row table:style-name="ro1">
          <table:table-cell office:value-type="float" office:value="10079">
            <text:p>10079</text:p>
          </table:table-cell>
          <table:table-cell office:value-type="string">
            <text:p>MUCIO MARCIO MIRANDA MARINHO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10080">
            <text:p>10080</text:p>
          </table:table-cell>
          <table:table-cell office:value-type="string">
            <text:p>SERGIO PAULO RIBEIRO DA SILVA</text:p>
          </table:table-cell>
          <table:table-cell office:value-type="string">
            <text:p>10 Jun 11, 00h00</text:p>
          </table:table-cell>
        </table:table-row>
        <table:table-row table:style-name="ro1">
          <table:table-cell office:value-type="float" office:value="10082">
            <text:p>10082</text:p>
          </table:table-cell>
          <table:table-cell office:value-type="string">
            <text:p>JOSE UBALDO BARRETO LEITE</text:p>
          </table:table-cell>
          <table:table-cell office:value-type="string">
            <text:p>26 Abr 11, 00h00</text:p>
          </table:table-cell>
        </table:table-row>
        <table:table-row table:style-name="ro1">
          <table:table-cell office:value-type="float" office:value="10083">
            <text:p>10083</text:p>
          </table:table-cell>
          <table:table-cell office:value-type="string">
            <text:p>LUIZ CARLOS LINHARES DA FONSECA</text:p>
          </table:table-cell>
          <table:table-cell office:value-type="string">
            <text:p>5 Abr 11, 00h00</text:p>
          </table:table-cell>
        </table:table-row>
        <table:table-row table:style-name="ro1">
          <table:table-cell office:value-type="float" office:value="10085">
            <text:p>10085</text:p>
          </table:table-cell>
          <table:table-cell office:value-type="string">
            <text:p>CARMEN FERNANDA ALBURQUERQUE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86">
            <text:p>10086</text:p>
          </table:table-cell>
          <table:table-cell office:value-type="string">
            <text:p>MARIA DE FATIMA SOUZA TENORIO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87">
            <text:p>10087</text:p>
          </table:table-cell>
          <table:table-cell office:value-type="string">
            <text:p>ALEXSANDRO HOLANDA DA SLVA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88">
            <text:p>10088</text:p>
          </table:table-cell>
          <table:table-cell office:value-type="string">
            <text:p>ISRAEL DA SILVA BARBOSA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91">
            <text:p>10091</text:p>
          </table:table-cell>
          <table:table-cell office:value-type="string">
            <text:p>MARIA SALETE SANTOS BORGES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92">
            <text:p>10092</text:p>
          </table:table-cell>
          <table:table-cell office:value-type="string">
            <text:p>AMANDA PINHEIRO BARROS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93">
            <text:p>10093</text:p>
          </table:table-cell>
          <table:table-cell office:value-type="string">
            <text:p>JOSE SOARES DA SILVA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094">
            <text:p>10094</text:p>
          </table:table-cell>
          <table:table-cell office:value-type="string">
            <text:p>AFONSO HENRIQUE PATRICIO ALVES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095">
            <text:p>10095</text:p>
          </table:table-cell>
          <table:table-cell office:value-type="string">
            <text:p>RAISSA CRISTINE FERREIRA NERY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096">
            <text:p>10096</text:p>
          </table:table-cell>
          <table:table-cell office:value-type="string">
            <text:p>RIDALVA EVANGELISTA DA SILVA</text:p>
          </table:table-cell>
          <table:table-cell office:value-type="string">
            <text:p>16 Jun 11, 00h00</text:p>
          </table:table-cell>
        </table:table-row>
        <table:table-row table:style-name="ro1">
          <table:table-cell office:value-type="float" office:value="10097">
            <text:p>10097</text:p>
          </table:table-cell>
          <table:table-cell office:value-type="string">
            <text:p>OLIVEIRA ALVES DA SILV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098">
            <text:p>10098</text:p>
          </table:table-cell>
          <table:table-cell office:value-type="string">
            <text:p>HELENILDA VICTOR DE BARROS PEREIRA</text:p>
          </table:table-cell>
          <table:table-cell office:value-type="string">
            <text:p>11 Jun 11, 00h00</text:p>
          </table:table-cell>
        </table:table-row>
        <table:table-row table:style-name="ro1">
          <table:table-cell office:value-type="float" office:value="10099">
            <text:p>10099</text:p>
          </table:table-cell>
          <table:table-cell office:value-type="string">
            <text:p>MARCO ANTONIO VARELA DA COSTA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100">
            <text:p>10100</text:p>
          </table:table-cell>
          <table:table-cell office:value-type="string">
            <text:p>FABRICIO FARIAS DE ARAUJO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101">
            <text:p>10101</text:p>
          </table:table-cell>
          <table:table-cell office:value-type="string">
            <text:p>SIMONE ANTUNES MONROY GONZALES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102">
            <text:p>10102</text:p>
          </table:table-cell>
          <table:table-cell office:value-type="string">
            <text:p>ALEXANDRE LUIZ FAUSTINO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103">
            <text:p>10103</text:p>
          </table:table-cell>
          <table:table-cell office:value-type="string">
            <text:p>MARIA DO CARMO SILVA DE ARRUDA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104">
            <text:p>10104</text:p>
          </table:table-cell>
          <table:table-cell office:value-type="string">
            <text:p>INALDO DE LIMA GALVAO</text:p>
          </table:table-cell>
          <table:table-cell office:value-type="string">
            <text:p>15 Jun 11, 00h00</text:p>
          </table:table-cell>
        </table:table-row>
        <table:table-row table:style-name="ro1">
          <table:table-cell office:value-type="float" office:value="10105">
            <text:p>10105</text:p>
          </table:table-cell>
          <table:table-cell office:value-type="string">
            <text:p>MOISES MAXIMIANO DA SILVA JUNIOR</text:p>
          </table:table-cell>
          <table:table-cell office:value-type="string">
            <text:p>9 Jun 11, 00h00</text:p>
          </table:table-cell>
        </table:table-row>
        <table:table-row table:style-name="ro1">
          <table:table-cell office:value-type="float" office:value="10106">
            <text:p>10106</text:p>
          </table:table-cell>
          <table:table-cell office:value-type="string">
            <text:p>JULIANA TORRES LEITAO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108">
            <text:p>10108</text:p>
          </table:table-cell>
          <table:table-cell office:value-type="string">
            <text:p>MANOEL ANTONIO DA SILV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110">
            <text:p>10110</text:p>
          </table:table-cell>
          <table:table-cell office:value-type="string">
            <text:p>JUSSARA TRIGUEIRO BEZERRA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112">
            <text:p>10112</text:p>
          </table:table-cell>
          <table:table-cell office:value-type="string">
            <text:p>JOSE GILMAR DE SOUSA FERNANDES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113">
            <text:p>10113</text:p>
          </table:table-cell>
          <table:table-cell office:value-type="string">
            <text:p>GERALDO SOARES DA SILVA</text:p>
          </table:table-cell>
          <table:table-cell office:value-type="string">
            <text:p>17 Jun 11, 00h00</text:p>
          </table:table-cell>
        </table:table-row>
        <table:table-row table:style-name="ro1">
          <table:table-cell office:value-type="float" office:value="10114">
            <text:p>10114</text:p>
          </table:table-cell>
          <table:table-cell office:value-type="string">
            <text:p>NADELSON LEITE COSTA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115">
            <text:p>10115</text:p>
          </table:table-cell>
          <table:table-cell office:value-type="string">
            <text:p>ADERALDO LOPES LIMA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116">
            <text:p>10116</text:p>
          </table:table-cell>
          <table:table-cell office:value-type="string">
            <text:p>ANTONIO KLEBER DE MORAIS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117">
            <text:p>10117</text:p>
          </table:table-cell>
          <table:table-cell office:value-type="string">
            <text:p>JOAO AUGUSTO GUEDES F DE LIMA</text:p>
          </table:table-cell>
          <table:table-cell office:value-type="string">
            <text:p>16 Jun 11, 00h00</text:p>
          </table:table-cell>
        </table:table-row>
        <table:table-row table:style-name="ro1">
          <table:table-cell office:value-type="float" office:value="10118">
            <text:p>10118</text:p>
          </table:table-cell>
          <table:table-cell office:value-type="string">
            <text:p>R F DA COSTA ME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119">
            <text:p>10119</text:p>
          </table:table-cell>
          <table:table-cell office:value-type="string">
            <text:p>MONIQUE RAMALHO BARZA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120">
            <text:p>10120</text:p>
          </table:table-cell>
          <table:table-cell office:value-type="string">
            <text:p>LEVI FERREIRA DE LIMA</text:p>
          </table:table-cell>
          <table:table-cell office:value-type="string">
            <text:p>8 Jun 11, 00h00</text:p>
          </table:table-cell>
        </table:table-row>
        <table:table-row table:style-name="ro1">
          <table:table-cell office:value-type="float" office:value="10121">
            <text:p>10121</text:p>
          </table:table-cell>
          <table:table-cell office:value-type="string">
            <text:p>CELENE CABRAL PEREIRA BARBOSA</text:p>
          </table:table-cell>
          <table:table-cell office:value-type="string">
            <text:p>14 Jun 11, 00h00</text:p>
          </table:table-cell>
        </table:table-row>
        <table:table-row table:style-name="ro1">
          <table:table-cell office:value-type="float" office:value="10122">
            <text:p>10122</text:p>
          </table:table-cell>
          <table:table-cell office:value-type="string">
            <text:p>RICARDO FERREIRA MONTEIRO</text:p>
          </table:table-cell>
          <table:table-cell office:value-type="string">
            <text:p>26 Mai 11, 00h00</text:p>
          </table:table-cell>
        </table:table-row>
        <table:table-row table:style-name="ro1">
          <table:table-cell office:value-type="float" office:value="10123">
            <text:p>10123</text:p>
          </table:table-cell>
          <table:table-cell office:value-type="string">
            <text:p>OSENALDO SILVA</text:p>
          </table:table-cell>
          <table:table-cell office:value-type="string">
            <text:p>28 Jun 11, 00h00</text:p>
          </table:table-cell>
        </table:table-row>
        <table:table-row table:style-name="ro1">
          <table:table-cell office:value-type="float" office:value="10124">
            <text:p>10124</text:p>
          </table:table-cell>
          <table:table-cell office:value-type="string">
            <text:p>CLAUDIA GERMANA LEAL DE MEDEIROS</text:p>
          </table:table-cell>
          <table:table-cell office:value-type="string">
            <text:p>28 Jun 11, 00h00</text:p>
          </table:table-cell>
        </table:table-row>
        <table:table-row table:style-name="ro1">
          <table:table-cell office:value-type="float" office:value="10125">
            <text:p>10125</text:p>
          </table:table-cell>
          <table:table-cell office:value-type="string">
            <text:p>WALMISLEY RICARDO DO NASCIMENTO NOBREG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127">
            <text:p>10127</text:p>
          </table:table-cell>
          <table:table-cell office:value-type="string">
            <text:p>ACRISONELIA MEDEIROS DE SOUSA</text:p>
          </table:table-cell>
          <table:table-cell office:value-type="string">
            <text:p>24 Jun 11, 00h00</text:p>
          </table:table-cell>
        </table:table-row>
        <table:table-row table:style-name="ro1">
          <table:table-cell office:value-type="float" office:value="10128">
            <text:p>10128</text:p>
          </table:table-cell>
          <table:table-cell office:value-type="string">
            <text:p>MANOEL GERVASIO DE MOUR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129">
            <text:p>10129</text:p>
          </table:table-cell>
          <table:table-cell office:value-type="string">
            <text:p>ANTONIO GUEDES DA SILVA</text:p>
          </table:table-cell>
          <table:table-cell office:value-type="string">
            <text:p>29 Jun 11, 00h00</text:p>
          </table:table-cell>
        </table:table-row>
        <table:table-row table:style-name="ro1">
          <table:table-cell office:value-type="float" office:value="10130">
            <text:p>10130</text:p>
          </table:table-cell>
          <table:table-cell office:value-type="string">
            <text:p>ALBERTO DE VASCONCELOS MOURA</text:p>
          </table:table-cell>
          <table:table-cell office:value-type="string">
            <text:p>30 Set 11, 00h00</text:p>
          </table:table-cell>
        </table:table-row>
        <table:table-row table:style-name="ro1">
          <table:table-cell office:value-type="float" office:value="10131">
            <text:p>10131</text:p>
          </table:table-cell>
          <table:table-cell office:value-type="string">
            <text:p>GILBERTO DE LEMOS VASCONCELOS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132">
            <text:p>10132</text:p>
          </table:table-cell>
          <table:table-cell office:value-type="string">
            <text:p>JOSE PORFIRIO NETO</text:p>
          </table:table-cell>
          <table:table-cell office:value-type="string">
            <text:p>29 Nov 10, 00h00</text:p>
          </table:table-cell>
        </table:table-row>
        <table:table-row table:style-name="ro1">
          <table:table-cell office:value-type="float" office:value="10133">
            <text:p>10133</text:p>
          </table:table-cell>
          <table:table-cell office:value-type="string">
            <text:p>CLAUDIO JOSE DE MORAIS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134">
            <text:p>10134</text:p>
          </table:table-cell>
          <table:table-cell office:value-type="string">
            <text:p>NADJA ENAIDE TORRES BANDEIRA</text:p>
          </table:table-cell>
          <table:table-cell office:value-type="string">
            <text:p>6 Jun 11, 00h00</text:p>
          </table:table-cell>
        </table:table-row>
        <table:table-row table:style-name="ro1">
          <table:table-cell office:value-type="float" office:value="10135">
            <text:p>10135</text:p>
          </table:table-cell>
          <table:table-cell office:value-type="string">
            <text:p>JOSE REGINALDO GUIMARAES BORGES</text:p>
          </table:table-cell>
          <table:table-cell office:value-type="string">
            <text:p>5 Jul 11, 00h00</text:p>
          </table:table-cell>
        </table:table-row>
        <table:table-row table:style-name="ro1">
          <table:table-cell office:value-type="float" office:value="10138">
            <text:p>10138</text:p>
          </table:table-cell>
          <table:table-cell office:value-type="string">
            <text:p>MARIA JOSE BEZERRA</text:p>
          </table:table-cell>
          <table:table-cell office:value-type="string">
            <text:p>5 Jul 11, 00h00</text:p>
          </table:table-cell>
        </table:table-row>
        <table:table-row table:style-name="ro1">
          <table:table-cell office:value-type="float" office:value="10139">
            <text:p>10139</text:p>
          </table:table-cell>
          <table:table-cell office:value-type="string">
            <text:p>ROCKSON ARAUJO FONSECA</text:p>
          </table:table-cell>
          <table:table-cell office:value-type="string">
            <text:p>5 Jul 11, 00h00</text:p>
          </table:table-cell>
        </table:table-row>
        <table:table-row table:style-name="ro1">
          <table:table-cell office:value-type="float" office:value="10140">
            <text:p>10140</text:p>
          </table:table-cell>
          <table:table-cell office:value-type="string">
            <text:p>TEREZINHA DE JESUS DE SOUZA HENRIQUE</text:p>
          </table:table-cell>
          <table:table-cell office:value-type="string">
            <text:p>27 Jun 11, 00h00</text:p>
          </table:table-cell>
        </table:table-row>
        <table:table-row table:style-name="ro1">
          <table:table-cell office:value-type="float" office:value="10141">
            <text:p>10141</text:p>
          </table:table-cell>
          <table:table-cell office:value-type="string">
            <text:p>MARIA ELISABETE MENDES BRANDAO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142">
            <text:p>10142</text:p>
          </table:table-cell>
          <table:table-cell office:value-type="string">
            <text:p>ANTONIO CANDIDO DE SOUZA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143">
            <text:p>10143</text:p>
          </table:table-cell>
          <table:table-cell office:value-type="string">
            <text:p>GARDENIA MOREIRA GOMES FARIAS DE MELO</text:p>
          </table:table-cell>
          <table:table-cell office:value-type="string">
            <text:p>22 Jun 11, 00h00</text:p>
          </table:table-cell>
        </table:table-row>
        <table:table-row table:style-name="ro1">
          <table:table-cell office:value-type="float" office:value="10144">
            <text:p>10144</text:p>
          </table:table-cell>
          <table:table-cell office:value-type="string">
            <text:p>FABIO CRUZ DA CUNHA</text:p>
          </table:table-cell>
          <table:table-cell office:value-type="string">
            <text:p>8 Jul 11, 00h00</text:p>
          </table:table-cell>
        </table:table-row>
        <table:table-row table:style-name="ro1">
          <table:table-cell office:value-type="float" office:value="10146">
            <text:p>10146</text:p>
          </table:table-cell>
          <table:table-cell office:value-type="string">
            <text:p>MARIA ELIANE CAMPELO DIAS</text:p>
          </table:table-cell>
          <table:table-cell office:value-type="string">
            <text:p>7 Jul 11, 00h00</text:p>
          </table:table-cell>
        </table:table-row>
        <table:table-row table:style-name="ro1">
          <table:table-cell office:value-type="float" office:value="10147">
            <text:p>10147</text:p>
          </table:table-cell>
          <table:table-cell office:value-type="string">
            <text:p>EVANDO JESUINO DA SILVA</text:p>
          </table:table-cell>
          <table:table-cell office:value-type="string">
            <text:p>7 Jul 11, 00h00</text:p>
          </table:table-cell>
        </table:table-row>
        <table:table-row table:style-name="ro1">
          <table:table-cell office:value-type="float" office:value="10148">
            <text:p>10148</text:p>
          </table:table-cell>
          <table:table-cell office:value-type="string">
            <text:p>FRANCINALDO DE CARVALHO OLIVEIRA</text:p>
          </table:table-cell>
          <table:table-cell office:value-type="string">
            <text:p>9 Nov 06, 00h00</text:p>
          </table:table-cell>
        </table:table-row>
        <table:table-row table:style-name="ro1">
          <table:table-cell office:value-type="float" office:value="10149">
            <text:p>10149</text:p>
          </table:table-cell>
          <table:table-cell office:value-type="string">
            <text:p>JUCILEIDE TORRES AMARAL BURITY</text:p>
          </table:table-cell>
          <table:table-cell office:value-type="string">
            <text:p>9 Nov 09, 00h00</text:p>
          </table:table-cell>
        </table:table-row>
        <table:table-row table:style-name="ro1">
          <table:table-cell office:value-type="float" office:value="10151">
            <text:p>10151</text:p>
          </table:table-cell>
          <table:table-cell office:value-type="string">
            <text:p>ANTONIO KAMINSKI ALVES</text:p>
          </table:table-cell>
          <table:table-cell office:value-type="string">
            <text:p>9 Nov 06, 00h00</text:p>
          </table:table-cell>
        </table:table-row>
        <table:table-row table:style-name="ro1">
          <table:table-cell office:value-type="float" office:value="10152">
            <text:p>10152</text:p>
          </table:table-cell>
          <table:table-cell office:value-type="string">
            <text:p>FERNANDO ANTONIO GOMES PUGLIESI</text:p>
          </table:table-cell>
          <table:table-cell office:value-type="string">
            <text:p>9 Nov 06, 00h00</text:p>
          </table:table-cell>
        </table:table-row>
        <table:table-row table:style-name="ro1">
          <table:table-cell office:value-type="float" office:value="10154">
            <text:p>10154</text:p>
          </table:table-cell>
          <table:table-cell office:value-type="string">
            <text:p>JOSELINA FELIX DA SILVA</text:p>
          </table:table-cell>
          <table:table-cell office:value-type="string">
            <text:p>9 Nov 06, 00h00</text:p>
          </table:table-cell>
        </table:table-row>
        <table:table-row table:style-name="ro1">
          <table:table-cell office:value-type="float" office:value="10155">
            <text:p>10155</text:p>
          </table:table-cell>
          <table:table-cell office:value-type="string">
            <text:p>JOSE HIGINO BARBOSA</text:p>
          </table:table-cell>
          <table:table-cell office:value-type="string">
            <text:p>12 Jul 11, 00h00</text:p>
          </table:table-cell>
        </table:table-row>
        <table:table-row table:style-name="ro1">
          <table:table-cell office:value-type="float" office:value="10156">
            <text:p>10156</text:p>
          </table:table-cell>
          <table:table-cell office:value-type="string">
            <text:p>NEWTON LESSA DE ALMEIDA</text:p>
          </table:table-cell>
          <table:table-cell office:value-type="string">
            <text:p>6 Jul 11, 00h00</text:p>
          </table:table-cell>
        </table:table-row>
        <table:table-row table:style-name="ro1">
          <table:table-cell office:value-type="float" office:value="10157">
            <text:p>10157</text:p>
          </table:table-cell>
          <table:table-cell office:value-type="string">
            <text:p>SOCORRO DE FATIMA BRASILEIRO SOBRAL</text:p>
          </table:table-cell>
          <table:table-cell office:value-type="string">
            <text:p>15 Jul 11, 00h00</text:p>
          </table:table-cell>
        </table:table-row>
        <table:table-row table:style-name="ro1">
          <table:table-cell office:value-type="float" office:value="10158">
            <text:p>10158</text:p>
          </table:table-cell>
          <table:table-cell office:value-type="string">
            <text:p>EMIDIO DE OLIVEIRA</text:p>
          </table:table-cell>
          <table:table-cell office:value-type="string">
            <text:p>13 Jul 11, 00h00</text:p>
          </table:table-cell>
        </table:table-row>
        <table:table-row table:style-name="ro1">
          <table:table-cell office:value-type="float" office:value="10159">
            <text:p>10159</text:p>
          </table:table-cell>
          <table:table-cell office:value-type="string">
            <text:p>JAIR DOS SANTOS RAMOS FILHO</text:p>
          </table:table-cell>
          <table:table-cell office:value-type="string">
            <text:p>11 Jul 11, 00h00</text:p>
          </table:table-cell>
        </table:table-row>
        <table:table-row table:style-name="ro1">
          <table:table-cell office:value-type="float" office:value="10160">
            <text:p>10160</text:p>
          </table:table-cell>
          <table:table-cell office:value-type="string">
            <text:p>COMERCIAL NOVO HORIZONTE LTDA</text:p>
          </table:table-cell>
          <table:table-cell office:value-type="string">
            <text:p>20 Jul 11, 00h00</text:p>
          </table:table-cell>
        </table:table-row>
        <table:table-row table:style-name="ro1">
          <table:table-cell office:value-type="float" office:value="10162">
            <text:p>10162</text:p>
          </table:table-cell>
          <table:table-cell office:value-type="string">
            <text:p>ANA TEREZA MEIRA GUEDES</text:p>
          </table:table-cell>
          <table:table-cell office:value-type="string">
            <text:p>21 Jul 11, 00h00</text:p>
          </table:table-cell>
        </table:table-row>
        <table:table-row table:style-name="ro1">
          <table:table-cell office:value-type="float" office:value="10163">
            <text:p>10163</text:p>
          </table:table-cell>
          <table:table-cell office:value-type="string">
            <text:p>SANDRA MARIA A G OLIVEIRA</text:p>
          </table:table-cell>
          <table:table-cell office:value-type="string">
            <text:p>12 Jul 11, 00h00</text:p>
          </table:table-cell>
        </table:table-row>
        <table:table-row table:style-name="ro1">
          <table:table-cell office:value-type="float" office:value="10164">
            <text:p>10164</text:p>
          </table:table-cell>
          <table:table-cell office:value-type="string">
            <text:p>VALTER DIONISIO DA SILVA</text:p>
          </table:table-cell>
          <table:table-cell office:value-type="string">
            <text:p>21 Jul 11, 00h00</text:p>
          </table:table-cell>
        </table:table-row>
        <table:table-row table:style-name="ro1">
          <table:table-cell office:value-type="float" office:value="10165">
            <text:p>10165</text:p>
          </table:table-cell>
          <table:table-cell office:value-type="string">
            <text:p>NEWTON ALEXANDRE DA SILVA</text:p>
          </table:table-cell>
          <table:table-cell office:value-type="string">
            <text:p>22 Jul 11, 00h00</text:p>
          </table:table-cell>
        </table:table-row>
        <table:table-row table:style-name="ro1">
          <table:table-cell office:value-type="float" office:value="10166">
            <text:p>10166</text:p>
          </table:table-cell>
          <table:table-cell office:value-type="string">
            <text:p>MARIA JOSE DA SILVA</text:p>
          </table:table-cell>
          <table:table-cell office:value-type="string">
            <text:p>22 Jul 11, 00h00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WELLINGTON DE FRANCA CARVALHO</text:p>
          </table:table-cell>
          <table:table-cell office:value-type="string">
            <text:p>18 Jul 11, 00h00</text:p>
          </table:table-cell>
        </table:table-row>
        <table:table-row table:style-name="ro1">
          <table:table-cell office:value-type="float" office:value="10168">
            <text:p>10168</text:p>
          </table:table-cell>
          <table:table-cell office:value-type="string">
            <text:p>DEUZINETE DOS SANTOS DANTAS</text:p>
          </table:table-cell>
          <table:table-cell office:value-type="string">
            <text:p>21 Jul 11, 00h00</text:p>
          </table:table-cell>
        </table:table-row>
        <table:table-row table:style-name="ro1">
          <table:table-cell office:value-type="float" office:value="10171">
            <text:p>10171</text:p>
          </table:table-cell>
          <table:table-cell office:value-type="string">
            <text:p>THIAGO ANTONIO MONTEIRO DE ALCANTARA</text:p>
          </table:table-cell>
          <table:table-cell office:value-type="string">
            <text:p>18 Jul 11, 00h00</text:p>
          </table:table-cell>
        </table:table-row>
        <table:table-row table:style-name="ro1">
          <table:table-cell office:value-type="float" office:value="10172">
            <text:p>10172</text:p>
          </table:table-cell>
          <table:table-cell office:value-type="string">
            <text:p>FERNANDO  DE MELO MONTEIRO JUNIOR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10173">
            <text:p>10173</text:p>
          </table:table-cell>
          <table:table-cell office:value-type="string">
            <text:p>ERIVAN BARBOSA DA SILVA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10174">
            <text:p>10174</text:p>
          </table:table-cell>
          <table:table-cell office:value-type="string">
            <text:p>INES PATRICIA FERREIRA GUEDES</text:p>
          </table:table-cell>
          <table:table-cell office:value-type="string">
            <text:p>20 Mai 11, 00h00</text:p>
          </table:table-cell>
        </table:table-row>
        <table:table-row table:style-name="ro1">
          <table:table-cell office:value-type="float" office:value="10175">
            <text:p>10175</text:p>
          </table:table-cell>
          <table:table-cell office:value-type="string">
            <text:p>MARIA TEREZA CRUZ DA COSTA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10177">
            <text:p>10177</text:p>
          </table:table-cell>
          <table:table-cell office:value-type="string">
            <text:p>DIOGO ALVES CORREIA DOS SANTOS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10178">
            <text:p>10178</text:p>
          </table:table-cell>
          <table:table-cell office:value-type="string">
            <text:p>ROBSON MIRANDA SOBRINHO</text:p>
          </table:table-cell>
          <table:table-cell office:value-type="string">
            <text:p>25 Abr 11, 00h00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PETRUCIO BARBOSA FAGUNDES</text:p>
          </table:table-cell>
          <table:table-cell office:value-type="string">
            <text:p>14 Jul 11, 00h00</text:p>
          </table:table-cell>
        </table:table-row>
        <table:table-row table:style-name="ro1">
          <table:table-cell office:value-type="float" office:value="10181">
            <text:p>10181</text:p>
          </table:table-cell>
          <table:table-cell office:value-type="string">
            <text:p>REBECA DOS SANTOS XIMENES FERREIRA</text:p>
          </table:table-cell>
          <table:table-cell office:value-type="string">
            <text:p>18 Abr 11, 00h00</text:p>
          </table:table-cell>
        </table:table-row>
        <table:table-row table:style-name="ro1">
          <table:table-cell office:value-type="float" office:value="10182">
            <text:p>10182</text:p>
          </table:table-cell>
          <table:table-cell office:value-type="string">
            <text:p>ROSELI MARIA FERREIRA DA SILVA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10183">
            <text:p>10183</text:p>
          </table:table-cell>
          <table:table-cell office:value-type="string">
            <text:p>BRUNO SAVIO MARQUES DE MELO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JOSE RICARDO ALVES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85">
            <text:p>10185</text:p>
          </table:table-cell>
          <table:table-cell office:value-type="string">
            <text:p>ALEXINA ALCOFORADO MASCARO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86">
            <text:p>10186</text:p>
          </table:table-cell>
          <table:table-cell office:value-type="string">
            <text:p>JABISON OLEGARIO BEZERRA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87">
            <text:p>10187</text:p>
          </table:table-cell>
          <table:table-cell office:value-type="string">
            <text:p>JULIANA TORRES LEITAO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88">
            <text:p>10188</text:p>
          </table:table-cell>
          <table:table-cell office:value-type="string">
            <text:p>MARCILENE RODRIGUES ALEXANDRE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89">
            <text:p>10189</text:p>
          </table:table-cell>
          <table:table-cell office:value-type="string">
            <text:p>MARIA LUCIENE DE OLIVEIRA SILVA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90">
            <text:p>10190</text:p>
          </table:table-cell>
          <table:table-cell office:value-type="string">
            <text:p>MARIA EMILIA PEREIRA FREIRE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91">
            <text:p>10191</text:p>
          </table:table-cell>
          <table:table-cell office:value-type="string">
            <text:p>DEYSE PEREIRA FREIRE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192">
            <text:p>10192</text:p>
          </table:table-cell>
          <table:table-cell office:value-type="string">
            <text:p>JOSE AMERICO TEIXEIRA DE BARROS</text:p>
          </table:table-cell>
          <table:table-cell office:value-type="string">
            <text:p>13 Mai 11, 00h00</text:p>
          </table:table-cell>
        </table:table-row>
        <table:table-row table:style-name="ro1">
          <table:table-cell office:value-type="float" office:value="10193">
            <text:p>10193</text:p>
          </table:table-cell>
          <table:table-cell office:value-type="string">
            <text:p>CICERO MONTEIRO ROCHA</text:p>
          </table:table-cell>
          <table:table-cell office:value-type="string">
            <text:p>22 Jun 11, 00h00</text:p>
          </table:table-cell>
        </table:table-row>
        <table:table-row table:style-name="ro1">
          <table:table-cell office:value-type="float" office:value="10194">
            <text:p>10194</text:p>
          </table:table-cell>
          <table:table-cell office:value-type="string">
            <text:p>JOSE INOCENCIO DA SILVA JUNIOR</text:p>
          </table:table-cell>
          <table:table-cell office:value-type="string">
            <text:p>28 Fev 11, 00h00</text:p>
          </table:table-cell>
        </table:table-row>
        <table:table-row table:style-name="ro1">
          <table:table-cell office:value-type="float" office:value="10195">
            <text:p>10195</text:p>
          </table:table-cell>
          <table:table-cell office:value-type="string">
            <text:p>MARIA DO CARMO JATOBA FALCAO FARIAS</text:p>
          </table:table-cell>
          <table:table-cell office:value-type="string">
            <text:p>30 Mai 11, 00h00</text:p>
          </table:table-cell>
        </table:table-row>
        <table:table-row table:style-name="ro1">
          <table:table-cell office:value-type="float" office:value="10196">
            <text:p>10196</text:p>
          </table:table-cell>
          <table:table-cell office:value-type="string">
            <text:p>ALEXANDRE SOARES DE FRANÇA</text:p>
          </table:table-cell>
          <table:table-cell office:value-type="string">
            <text:p>30 Mai 11, 00h00</text:p>
          </table:table-cell>
        </table:table-row>
        <table:table-row table:style-name="ro1">
          <table:table-cell office:value-type="float" office:value="10197">
            <text:p>10197</text:p>
          </table:table-cell>
          <table:table-cell office:value-type="string">
            <text:p>PATRICIA FERREIRA FAGUNDES</text:p>
          </table:table-cell>
          <table:table-cell office:value-type="string">
            <text:p>14 Jul 11, 00h00</text:p>
          </table:table-cell>
        </table:table-row>
        <table:table-row table:style-name="ro1">
          <table:table-cell office:value-type="float" office:value="10198">
            <text:p>10198</text:p>
          </table:table-cell>
          <table:table-cell office:value-type="string">
            <text:p>HERMAN DE SOUZA FREIRE</text:p>
          </table:table-cell>
          <table:table-cell office:value-type="string">
            <text:p>1 Jun 11, 00h00</text:p>
          </table:table-cell>
        </table:table-row>
        <table:table-row table:style-name="ro1">
          <table:table-cell office:value-type="float" office:value="10199">
            <text:p>10199</text:p>
          </table:table-cell>
          <table:table-cell office:value-type="string">
            <text:p>ESPOLIO DE JOSUE FERRAZ BARBOSA</text:p>
          </table:table-cell>
          <table:table-cell office:value-type="string">
            <text:p>1 Jun 11, 00h00</text:p>
          </table:table-cell>
        </table:table-row>
        <table:table-row table:style-name="ro1">
          <table:table-cell office:value-type="float" office:value="10200">
            <text:p>10200</text:p>
          </table:table-cell>
          <table:table-cell office:value-type="string">
            <text:p>KARLA GABRIELA SOUZA ESPINHARA</text:p>
          </table:table-cell>
          <table:table-cell office:value-type="string">
            <text:p>13 Jul 11, 00h00</text:p>
          </table:table-cell>
        </table:table-row>
        <table:table-row table:style-name="ro1">
          <table:table-cell office:value-type="float" office:value="10201">
            <text:p>10201</text:p>
          </table:table-cell>
          <table:table-cell office:value-type="string">
            <text:p>JAIME DE ALBUQUERQUE SILVEIRA FILO</text:p>
          </table:table-cell>
          <table:table-cell office:value-type="string">
            <text:p>28 Fev 11, 00h00</text:p>
          </table:table-cell>
        </table:table-row>
        <table:table-row table:style-name="ro1">
          <table:table-cell office:value-type="float" office:value="10202">
            <text:p>10202</text:p>
          </table:table-cell>
          <table:table-cell office:value-type="string">
            <text:p>VIVIANE DOS SANTOS OLIVEIRA</text:p>
          </table:table-cell>
          <table:table-cell office:value-type="string">
            <text:p>17 Jun 11, 00h00</text:p>
          </table:table-cell>
        </table:table-row>
        <table:table-row table:style-name="ro1">
          <table:table-cell office:value-type="float" office:value="10203">
            <text:p>10203</text:p>
          </table:table-cell>
          <table:table-cell office:value-type="string">
            <text:p>ZELANI MARQUES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204">
            <text:p>10204</text:p>
          </table:table-cell>
          <table:table-cell office:value-type="string">
            <text:p>GILDO PEREIRA DE MENEZES</text:p>
          </table:table-cell>
          <table:table-cell office:value-type="string">
            <text:p>17 Jun 11, 00h00</text:p>
          </table:table-cell>
        </table:table-row>
        <table:table-row table:style-name="ro1">
          <table:table-cell office:value-type="float" office:value="10205">
            <text:p>10205</text:p>
          </table:table-cell>
          <table:table-cell office:value-type="string">
            <text:p>GABRIEL JOSE BANKS DE SIQUEIRA</text:p>
          </table:table-cell>
          <table:table-cell office:value-type="string">
            <text:p>17 Jun 11, 00h00</text:p>
          </table:table-cell>
        </table:table-row>
        <table:table-row table:style-name="ro1">
          <table:table-cell office:value-type="float" office:value="10206">
            <text:p>10206</text:p>
          </table:table-cell>
          <table:table-cell office:value-type="string">
            <text:p>ULYANNA CURVELO CAVALCANTE</text:p>
          </table:table-cell>
          <table:table-cell office:value-type="string">
            <text:p>5 Mai 11, 00h00</text:p>
          </table:table-cell>
        </table:table-row>
        <table:table-row table:style-name="ro1">
          <table:table-cell office:value-type="float" office:value="10207">
            <text:p>10207</text:p>
          </table:table-cell>
          <table:table-cell office:value-type="string">
            <text:p>JOSE RICARDO TEIXEIRA DO REGO BARROS</text:p>
          </table:table-cell>
          <table:table-cell office:value-type="string">
            <text:p>30 Jun 11, 00h00</text:p>
          </table:table-cell>
        </table:table-row>
        <table:table-row table:style-name="ro1">
          <table:table-cell office:value-type="float" office:value="10208">
            <text:p>10208</text:p>
          </table:table-cell>
          <table:table-cell office:value-type="string">
            <text:p>SERVULO MERCIER SIQUEIRA E SILVA</text:p>
          </table:table-cell>
          <table:table-cell office:value-type="string">
            <text:p>8 Jul 11, 00h00</text:p>
          </table:table-cell>
        </table:table-row>
        <table:table-row table:style-name="ro1">
          <table:table-cell office:value-type="float" office:value="10209">
            <text:p>10209</text:p>
          </table:table-cell>
          <table:table-cell office:value-type="string">
            <text:p>LILIA RODRIGUES FERNANDES</text:p>
          </table:table-cell>
          <table:table-cell office:value-type="string">
            <text:p>15 Jul 11, 00h00</text:p>
          </table:table-cell>
        </table:table-row>
        <table:table-row table:style-name="ro1">
          <table:table-cell office:value-type="float" office:value="10210">
            <text:p>10210</text:p>
          </table:table-cell>
          <table:table-cell office:value-type="string">
            <text:p>SANDOVALDO DO VALE SILVA</text:p>
          </table:table-cell>
          <table:table-cell office:value-type="string">
            <text:p>14 Fev 11, 00h00</text:p>
          </table:table-cell>
        </table:table-row>
        <table:table-row table:style-name="ro1">
          <table:table-cell office:value-type="float" office:value="10211">
            <text:p>10211</text:p>
          </table:table-cell>
          <table:table-cell office:value-type="string">
            <text:p>JOSE RAMALHO JACINTO FERREIRA</text:p>
          </table:table-cell>
          <table:table-cell office:value-type="string">
            <text:p>13 Jul 11, 00h00</text:p>
          </table:table-cell>
        </table:table-row>
        <table:table-row table:style-name="ro1">
          <table:table-cell office:value-type="float" office:value="10212">
            <text:p>10212</text:p>
          </table:table-cell>
          <table:table-cell office:value-type="string">
            <text:p>VALDIANESE BARBOSA DE OLIVEIRA</text:p>
          </table:table-cell>
          <table:table-cell office:value-type="string">
            <text:p>13 Jul 11, 00h00</text:p>
          </table:table-cell>
        </table:table-row>
        <table:table-row table:style-name="ro1">
          <table:table-cell office:value-type="float" office:value="10213">
            <text:p>10213</text:p>
          </table:table-cell>
          <table:table-cell office:value-type="string">
            <text:p>IARA MARIA M FREIRE SILVA</text:p>
          </table:table-cell>
          <table:table-cell office:value-type="string">
            <text:p>14 Jul 11, 00h00</text:p>
          </table:table-cell>
        </table:table-row>
        <table:table-row table:style-name="ro1">
          <table:table-cell office:value-type="float" office:value="10214">
            <text:p>10214</text:p>
          </table:table-cell>
          <table:table-cell office:value-type="string">
            <text:p>ROSILENE BRASIL DE LIMA</text:p>
          </table:table-cell>
          <table:table-cell office:value-type="string">
            <text:p>26 Jul 11, 00h00</text:p>
          </table:table-cell>
        </table:table-row>
        <table:table-row table:style-name="ro1">
          <table:table-cell office:value-type="float" office:value="10215">
            <text:p>10215</text:p>
          </table:table-cell>
          <table:table-cell office:value-type="string">
            <text:p>JAIR CARLOS ALVES PINTO</text:p>
          </table:table-cell>
          <table:table-cell office:value-type="string">
            <text:p>26 Jul 11, 00h00</text:p>
          </table:table-cell>
        </table:table-row>
        <table:table-row table:style-name="ro1">
          <table:table-cell office:value-type="float" office:value="10216">
            <text:p>10216</text:p>
          </table:table-cell>
          <table:table-cell office:value-type="string">
            <text:p>JOFRE ANDRADE PEREIRA LIMA</text:p>
          </table:table-cell>
          <table:table-cell office:value-type="string">
            <text:p>26 Jul 11, 00h00</text:p>
          </table:table-cell>
        </table:table-row>
        <table:table-row table:style-name="ro1">
          <table:table-cell office:value-type="float" office:value="10217">
            <text:p>10217</text:p>
          </table:table-cell>
          <table:table-cell office:value-type="string">
            <text:p>JOSE ESDRAS RODRIGUES DA SILVA</text:p>
          </table:table-cell>
          <table:table-cell office:value-type="string">
            <text:p>22 Jul 11, 00h00</text:p>
          </table:table-cell>
        </table:table-row>
        <table:table-row table:style-name="ro1">
          <table:table-cell office:value-type="float" office:value="10218">
            <text:p>10218</text:p>
          </table:table-cell>
          <table:table-cell office:value-type="string">
            <text:p>THABITA EMANUELLE VALDEVINO DA SILVA</text:p>
          </table:table-cell>
          <table:table-cell office:value-type="string">
            <text:p>22 Jul 11, 00h00</text:p>
          </table:table-cell>
        </table:table-row>
        <table:table-row table:style-name="ro1">
          <table:table-cell office:value-type="float" office:value="10219">
            <text:p>10219</text:p>
          </table:table-cell>
          <table:table-cell office:value-type="string">
            <text:p>JOSÉ MARCOS FELIX DE LIMA</text:p>
          </table:table-cell>
          <table:table-cell office:value-type="string">
            <text:p>25 Jul 11, 00h00</text:p>
          </table:table-cell>
        </table:table-row>
        <table:table-row table:style-name="ro1">
          <table:table-cell office:value-type="float" office:value="10220">
            <text:p>10220</text:p>
          </table:table-cell>
          <table:table-cell office:value-type="string">
            <text:p>LUZIA MARIA DA COSTA ATAIDE</text:p>
          </table:table-cell>
          <table:table-cell office:value-type="string">
            <text:p>26 Jul 11, 00h00</text:p>
          </table:table-cell>
        </table:table-row>
        <table:table-row table:style-name="ro1">
          <table:table-cell office:value-type="float" office:value="10221">
            <text:p>10221</text:p>
          </table:table-cell>
          <table:table-cell office:value-type="string">
            <text:p>ARYANA MARTINS ARAUJO</text:p>
          </table:table-cell>
          <table:table-cell office:value-type="string">
            <text:p>28 Jul 11, 00h00</text:p>
          </table:table-cell>
        </table:table-row>
        <table:table-row table:style-name="ro1">
          <table:table-cell office:value-type="float" office:value="10222">
            <text:p>10222</text:p>
          </table:table-cell>
          <table:table-cell office:value-type="string">
            <text:p>AYDA ALMEIDA DE SOUZA</text:p>
          </table:table-cell>
          <table:table-cell office:value-type="string">
            <text:p>5 Ago 11, 00h00</text:p>
          </table:table-cell>
        </table:table-row>
        <table:table-row table:style-name="ro1">
          <table:table-cell office:value-type="float" office:value="10223">
            <text:p>10223</text:p>
          </table:table-cell>
          <table:table-cell office:value-type="string">
            <text:p>CLAUDERLY MOURA DA SILVA</text:p>
          </table:table-cell>
          <table:table-cell office:value-type="string">
            <text:p>5 Ago 11, 00h00</text:p>
          </table:table-cell>
        </table:table-row>
        <table:table-row table:style-name="ro1">
          <table:table-cell office:value-type="float" office:value="10224">
            <text:p>10224</text:p>
          </table:table-cell>
          <table:table-cell office:value-type="string">
            <text:p>THABITA EMANUELLE VALDEVINO DA SILVA</text:p>
          </table:table-cell>
          <table:table-cell office:value-type="string">
            <text:p>5 Ago 11, 00h00</text:p>
          </table:table-cell>
        </table:table-row>
        <table:table-row table:style-name="ro1">
          <table:table-cell office:value-type="float" office:value="10225">
            <text:p>10225</text:p>
          </table:table-cell>
          <table:table-cell office:value-type="string">
            <text:p>JUCIE PEREIRA</text:p>
          </table:table-cell>
          <table:table-cell office:value-type="string">
            <text:p>11 Ago 11, 00h00</text:p>
          </table:table-cell>
        </table:table-row>
        <table:table-row table:style-name="ro1">
          <table:table-cell office:value-type="float" office:value="10226">
            <text:p>10226</text:p>
          </table:table-cell>
          <table:table-cell office:value-type="string">
            <text:p>JOAO BATISTA BARBOSA LEANDRO</text:p>
          </table:table-cell>
          <table:table-cell office:value-type="string">
            <text:p>11 Ago 11, 00h00</text:p>
          </table:table-cell>
        </table:table-row>
        <table:table-row table:style-name="ro1">
          <table:table-cell office:value-type="float" office:value="10228">
            <text:p>10228</text:p>
          </table:table-cell>
          <table:table-cell office:value-type="string">
            <text:p>JAIR ANTONIO DA SILVA</text:p>
          </table:table-cell>
          <table:table-cell office:value-type="string">
            <text:p>4 Ago 11, 00h00</text:p>
          </table:table-cell>
        </table:table-row>
        <table:table-row table:style-name="ro1">
          <table:table-cell office:value-type="float" office:value="10229">
            <text:p>10229</text:p>
          </table:table-cell>
          <table:table-cell office:value-type="string">
            <text:p>MARIA VERONICA SILVA DE MELO</text:p>
          </table:table-cell>
          <table:table-cell office:value-type="string">
            <text:p>2 Ago 11, 00h00</text:p>
          </table:table-cell>
        </table:table-row>
        <table:table-row table:style-name="ro1">
          <table:table-cell office:value-type="float" office:value="10230">
            <text:p>10230</text:p>
          </table:table-cell>
          <table:table-cell office:value-type="string">
            <text:p>LUCELIA HELENA DA SILVA</text:p>
          </table:table-cell>
          <table:table-cell office:value-type="string">
            <text:p>5 Ago 11, 00h00</text:p>
          </table:table-cell>
        </table:table-row>
        <table:table-row table:style-name="ro1">
          <table:table-cell office:value-type="float" office:value="10231">
            <text:p>10231</text:p>
          </table:table-cell>
          <table:table-cell office:value-type="string">
            <text:p>SEVERINO CLEMENTE DA SILVA FILHO</text:p>
          </table:table-cell>
          <table:table-cell office:value-type="string">
            <text:p>22 Jul 11, 00h00</text:p>
          </table:table-cell>
        </table:table-row>
        <table:table-row table:style-name="ro1">
          <table:table-cell office:value-type="float" office:value="10232">
            <text:p>10232</text:p>
          </table:table-cell>
          <table:table-cell office:value-type="string">
            <text:p>ESDRAS CARNEIRO FERREIRA</text:p>
          </table:table-cell>
          <table:table-cell office:value-type="string">
            <text:p>28 Jul 11, 00h00</text:p>
          </table:table-cell>
        </table:table-row>
        <table:table-row table:style-name="ro1">
          <table:table-cell office:value-type="float" office:value="10233">
            <text:p>10233</text:p>
          </table:table-cell>
          <table:table-cell office:value-type="string">
            <text:p>JOSE CARLOS RIBEIRO OLIVEIRA</text:p>
          </table:table-cell>
          <table:table-cell office:value-type="string">
            <text:p>22 Jul 11, 00h00</text:p>
          </table:table-cell>
        </table:table-row>
        <table:table-row table:style-name="ro1">
          <table:table-cell office:value-type="float" office:value="10234">
            <text:p>10234</text:p>
          </table:table-cell>
          <table:table-cell office:value-type="string">
            <text:p>IVETE DO AMARAL PEREIRA</text:p>
          </table:table-cell>
          <table:table-cell office:value-type="string">
            <text:p>28 Jan 11, 00h00</text:p>
          </table:table-cell>
        </table:table-row>
        <table:table-row table:style-name="ro1">
          <table:table-cell office:value-type="float" office:value="10235">
            <text:p>10235</text:p>
          </table:table-cell>
          <table:table-cell office:value-type="string">
            <text:p>EDGARD CAMPELLO C NETO</text:p>
          </table:table-cell>
          <table:table-cell office:value-type="string">
            <text:p>2 Ago 11, 00h00</text:p>
          </table:table-cell>
        </table:table-row>
        <table:table-row table:style-name="ro1">
          <table:table-cell office:value-type="float" office:value="10236">
            <text:p>10236</text:p>
          </table:table-cell>
          <table:table-cell office:value-type="string">
            <text:p>JOSE ANTONIO CAMPOS</text:p>
          </table:table-cell>
          <table:table-cell office:value-type="string">
            <text:p>14 Ago 95, 00h00</text:p>
          </table:table-cell>
        </table:table-row>
        <table:table-row table:style-name="ro1">
          <table:table-cell office:value-type="float" office:value="10237">
            <text:p>10237</text:p>
          </table:table-cell>
          <table:table-cell office:value-type="string">
            <text:p>PAULO SERGIO COSTA RIBEIRO</text:p>
          </table:table-cell>
          <table:table-cell office:value-type="string">
            <text:p>26 Abr 95, 00h00</text:p>
          </table:table-cell>
        </table:table-row>
        <table:table-row table:style-name="ro1">
          <table:table-cell office:value-type="float" office:value="10238">
            <text:p>10238</text:p>
          </table:table-cell>
          <table:table-cell office:value-type="string">
            <text:p>OSES ALVES BANDEIRA FILHO</text:p>
          </table:table-cell>
          <table:table-cell office:value-type="string">
            <text:p>4 Ago 11, 00h00</text:p>
          </table:table-cell>
        </table:table-row>
        <table:table-row table:style-name="ro1">
          <table:table-cell office:value-type="float" office:value="10239">
            <text:p>10239</text:p>
          </table:table-cell>
          <table:table-cell office:value-type="string">
            <text:p>ADJAILTON RIBEIRO DA SILVA</text:p>
          </table:table-cell>
          <table:table-cell office:value-type="string">
            <text:p>1 Ago 11, 00h00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string">
            <text:p>LEOCADIO CANDIDO ALVES</text:p>
          </table:table-cell>
          <table:table-cell office:value-type="string">
            <text:p>26 Jul 11, 00h00</text:p>
          </table:table-cell>
        </table:table-row>
        <table:table-row table:style-name="ro1">
          <table:table-cell office:value-type="float" office:value="10241">
            <text:p>10241</text:p>
          </table:table-cell>
          <table:table-cell office:value-type="string">
            <text:p>FABIO BEZERRA DE CARVALHO</text:p>
          </table:table-cell>
          <table:table-cell office:value-type="string">
            <text:p>8 Ago 11, 00h00</text:p>
          </table:table-cell>
        </table:table-row>
        <table:table-row table:style-name="ro1">
          <table:table-cell office:value-type="float" office:value="10242">
            <text:p>10242</text:p>
          </table:table-cell>
          <table:table-cell office:value-type="string">
            <text:p>MARTHA LEMOS DE LIMA</text:p>
          </table:table-cell>
          <table:table-cell office:value-type="string">
            <text:p>8 Ago 11, 00h00</text:p>
          </table:table-cell>
        </table:table-row>
        <table:table-row table:style-name="ro1">
          <table:table-cell office:value-type="float" office:value="10243">
            <text:p>10243</text:p>
          </table:table-cell>
          <table:table-cell office:value-type="string">
            <text:p>MANOEL FRANCISCO DOS SANTOS JUNIOR</text:p>
          </table:table-cell>
          <table:table-cell office:value-type="string">
            <text:p>4 Abr 11, 00h00</text:p>
          </table:table-cell>
        </table:table-row>
        <table:table-row table:style-name="ro1">
          <table:table-cell office:value-type="float" office:value="10244">
            <text:p>10244</text:p>
          </table:table-cell>
          <table:table-cell office:value-type="string">
            <text:p>FERNANDES ANTONIO VILANOVA DE ALBUQUERQUE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45">
            <text:p>10245</text:p>
          </table:table-cell>
          <table:table-cell office:value-type="string">
            <text:p>EDMILSON DE SOUZA TAVARES</text:p>
          </table:table-cell>
          <table:table-cell office:value-type="string">
            <text:p>12 Ago 11, 00h00</text:p>
          </table:table-cell>
        </table:table-row>
        <table:table-row table:style-name="ro1">
          <table:table-cell office:value-type="float" office:value="10246">
            <text:p>10246</text:p>
          </table:table-cell>
          <table:table-cell office:value-type="string">
            <text:p>ALLAN CHRISTIAN PEREIRA DA SILVA</text:p>
          </table:table-cell>
          <table:table-cell office:value-type="string">
            <text:p>15 Abr 10, 00h00</text:p>
          </table:table-cell>
        </table:table-row>
        <table:table-row table:style-name="ro1">
          <table:table-cell office:value-type="float" office:value="10247">
            <text:p>10247</text:p>
          </table:table-cell>
          <table:table-cell office:value-type="string">
            <text:p>ISRAEL DA SILVA BARBOSA</text:p>
          </table:table-cell>
          <table:table-cell office:value-type="string">
            <text:p>16 Mai 11, 00h00</text:p>
          </table:table-cell>
        </table:table-row>
        <table:table-row table:style-name="ro1">
          <table:table-cell office:value-type="float" office:value="10248">
            <text:p>10248</text:p>
          </table:table-cell>
          <table:table-cell office:value-type="string">
            <text:p>JOAO LOPES DA SILVA (ESPOLIO MARIA DARCI SANTOS DA SILVA)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49">
            <text:p>10249</text:p>
          </table:table-cell>
          <table:table-cell office:value-type="string">
            <text:p>INACIO DAMIAO DA SILV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0">
            <text:p>10250</text:p>
          </table:table-cell>
          <table:table-cell office:value-type="string">
            <text:p>MARINALDO LINO DE OLIVEIRA</text:p>
          </table:table-cell>
          <table:table-cell office:value-type="string">
            <text:p>15 Ago 11, 00h00</text:p>
          </table:table-cell>
        </table:table-row>
        <table:table-row table:style-name="ro1">
          <table:table-cell office:value-type="float" office:value="10251">
            <text:p>10251</text:p>
          </table:table-cell>
          <table:table-cell office:value-type="string">
            <text:p>MANOEL ALVES DE SOUZ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2">
            <text:p>10252</text:p>
          </table:table-cell>
          <table:table-cell office:value-type="string">
            <text:p>TERCILIA TELMA A GALVAO AR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3">
            <text:p>10253</text:p>
          </table:table-cell>
          <table:table-cell office:value-type="string">
            <text:p>MARIA ELISABETE MENDONCA SOUZ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4">
            <text:p>10254</text:p>
          </table:table-cell>
          <table:table-cell office:value-type="string">
            <text:p>JACIANE SOARES DO NASCIMENTO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5">
            <text:p>10255</text:p>
          </table:table-cell>
          <table:table-cell office:value-type="string">
            <text:p>MARIA ILDENI DOS SANTOS</text:p>
          </table:table-cell>
          <table:table-cell office:value-type="string">
            <text:p>19 Ago 11, 00h00</text:p>
          </table:table-cell>
        </table:table-row>
        <table:table-row table:style-name="ro1">
          <table:table-cell office:value-type="float" office:value="10256">
            <text:p>10256</text:p>
          </table:table-cell>
          <table:table-cell office:value-type="string">
            <text:p>BRAULIO MAIA JUNIOR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8">
            <text:p>10258</text:p>
          </table:table-cell>
          <table:table-cell office:value-type="string">
            <text:p>ADRIANO GOMES DA SILV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59">
            <text:p>10259</text:p>
          </table:table-cell>
          <table:table-cell office:value-type="string">
            <text:p>MARIA DA PENHA FEITOSA BEZERRIL</text:p>
          </table:table-cell>
          <table:table-cell office:value-type="string">
            <text:p>19 Ago 11, 00h00</text:p>
          </table:table-cell>
        </table:table-row>
        <table:table-row table:style-name="ro1">
          <table:table-cell office:value-type="float" office:value="10260">
            <text:p>10260</text:p>
          </table:table-cell>
          <table:table-cell office:value-type="string">
            <text:p>JOSE MACENA CRUZ</text:p>
          </table:table-cell>
          <table:table-cell office:value-type="string">
            <text:p>19 Ago 11, 00h00</text:p>
          </table:table-cell>
        </table:table-row>
        <table:table-row table:style-name="ro1">
          <table:table-cell office:value-type="float" office:value="10261">
            <text:p>10261</text:p>
          </table:table-cell>
          <table:table-cell office:value-type="string">
            <text:p>RAIMUNDO PEREIRA DE LIRA</text:p>
          </table:table-cell>
          <table:table-cell office:value-type="string">
            <text:p>2 Ago 11, 00h00</text:p>
          </table:table-cell>
        </table:table-row>
        <table:table-row table:style-name="ro1">
          <table:table-cell office:value-type="float" office:value="10262">
            <text:p>10262</text:p>
          </table:table-cell>
          <table:table-cell office:value-type="string">
            <text:p>JOSE MAURICIO SILVA PEREIRA</text:p>
          </table:table-cell>
          <table:table-cell office:value-type="string">
            <text:p>22 Mar 11, 00h00</text:p>
          </table:table-cell>
        </table:table-row>
        <table:table-row table:style-name="ro1">
          <table:table-cell office:value-type="float" office:value="10263">
            <text:p>10263</text:p>
          </table:table-cell>
          <table:table-cell office:value-type="string">
            <text:p>JOSE GERMANO RIBEIRO</text:p>
          </table:table-cell>
          <table:table-cell office:value-type="string">
            <text:p>3 Ago 11, 00h00</text:p>
          </table:table-cell>
        </table:table-row>
        <table:table-row table:style-name="ro1">
          <table:table-cell office:value-type="float" office:value="10264">
            <text:p>10264</text:p>
          </table:table-cell>
          <table:table-cell office:value-type="string">
            <text:p>MARIA EUZARENE GUIMARAES</text:p>
          </table:table-cell>
          <table:table-cell office:value-type="string">
            <text:p>20 Jul 11, 00h00</text:p>
          </table:table-cell>
        </table:table-row>
        <table:table-row table:style-name="ro1">
          <table:table-cell office:value-type="float" office:value="10265">
            <text:p>10265</text:p>
          </table:table-cell>
          <table:table-cell office:value-type="string">
            <text:p>JOAO PAULINO SOBRINHO</text:p>
          </table:table-cell>
          <table:table-cell office:value-type="string">
            <text:p>9 Ago 11, 00h00</text:p>
          </table:table-cell>
        </table:table-row>
        <table:table-row table:style-name="ro1">
          <table:table-cell office:value-type="float" office:value="10266">
            <text:p>10266</text:p>
          </table:table-cell>
          <table:table-cell office:value-type="string">
            <text:p>MARIA DE FATIMA GOMES</text:p>
          </table:table-cell>
          <table:table-cell office:value-type="string">
            <text:p>27 Mai 11, 00h00</text:p>
          </table:table-cell>
        </table:table-row>
        <table:table-row table:style-name="ro1">
          <table:table-cell office:value-type="float" office:value="10268">
            <text:p>10268</text:p>
          </table:table-cell>
          <table:table-cell office:value-type="string">
            <text:p>RICARDO JOSE DO NASCIMENTO SALES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69">
            <text:p>10269</text:p>
          </table:table-cell>
          <table:table-cell office:value-type="string">
            <text:p>HUMBERTO BENICIO MAIA</text:p>
          </table:table-cell>
          <table:table-cell office:value-type="string">
            <text:p>4 Ago 11, 00h00</text:p>
          </table:table-cell>
        </table:table-row>
        <table:table-row table:style-name="ro1">
          <table:table-cell office:value-type="float" office:value="10270">
            <text:p>10270</text:p>
          </table:table-cell>
          <table:table-cell office:value-type="string">
            <text:p>EVERALDO NUNES RAMALHO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271">
            <text:p>10271</text:p>
          </table:table-cell>
          <table:table-cell office:value-type="string">
            <text:p>QC COMERCIO E SERVICOS LTDA</text:p>
          </table:table-cell>
          <table:table-cell office:value-type="string">
            <text:p>19 Ago 11, 00h00</text:p>
          </table:table-cell>
        </table:table-row>
        <table:table-row table:style-name="ro1">
          <table:table-cell office:value-type="float" office:value="10272">
            <text:p>10272</text:p>
          </table:table-cell>
          <table:table-cell office:value-type="string">
            <text:p>LENILDO LOURENCO DE ALMEID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73">
            <text:p>10273</text:p>
          </table:table-cell>
          <table:table-cell office:value-type="string">
            <text:p>JANAINA CRISTINA BARBOSA</text:p>
          </table:table-cell>
          <table:table-cell office:value-type="string">
            <text:p>29 Jul 11, 00h00</text:p>
          </table:table-cell>
        </table:table-row>
        <table:table-row table:style-name="ro1">
          <table:table-cell office:value-type="float" office:value="10274">
            <text:p>10274</text:p>
          </table:table-cell>
          <table:table-cell office:value-type="string">
            <text:p>PEDRO CHAGAS CORDEIRO</text:p>
          </table:table-cell>
          <table:table-cell office:value-type="string">
            <text:p>19 Ago 11, 00h00</text:p>
          </table:table-cell>
        </table:table-row>
        <table:table-row table:style-name="ro1">
          <table:table-cell office:value-type="float" office:value="10275">
            <text:p>10275</text:p>
          </table:table-cell>
          <table:table-cell office:value-type="string">
            <text:p>MARIA DO SOCORRO COSTA GADELHA</text:p>
          </table:table-cell>
          <table:table-cell office:value-type="string">
            <text:p>10 Ago 11, 00h00</text:p>
          </table:table-cell>
        </table:table-row>
        <table:table-row table:style-name="ro1">
          <table:table-cell office:value-type="float" office:value="10276">
            <text:p>10276</text:p>
          </table:table-cell>
          <table:table-cell office:value-type="string">
            <text:p>VALMIR HENRIQUES DE ARAUJO</text:p>
          </table:table-cell>
          <table:table-cell office:value-type="string">
            <text:p>21 Jun 11, 00h00</text:p>
          </table:table-cell>
        </table:table-row>
        <table:table-row table:style-name="ro1">
          <table:table-cell office:value-type="float" office:value="10277">
            <text:p>10277</text:p>
          </table:table-cell>
          <table:table-cell office:value-type="string">
            <text:p>RUBENILDO FERREIRA GOMES</text:p>
          </table:table-cell>
          <table:table-cell office:value-type="string">
            <text:p>17 Mai 11, 00h00</text:p>
          </table:table-cell>
        </table:table-row>
        <table:table-row table:style-name="ro1">
          <table:table-cell office:value-type="float" office:value="10278">
            <text:p>10278</text:p>
          </table:table-cell>
          <table:table-cell office:value-type="string">
            <text:p>SERGIO SOARES DE LIM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279">
            <text:p>10279</text:p>
          </table:table-cell>
          <table:table-cell office:value-type="string">
            <text:p>MARIA AMALIA GUERRA BARRETO</text:p>
          </table:table-cell>
          <table:table-cell office:value-type="string">
            <text:p>27 Jul 11, 00h00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string">
            <text:p>NELIA MARIA FREIRE TORRES</text:p>
          </table:table-cell>
          <table:table-cell office:value-type="string">
            <text:p>23 Mai 11, 00h00</text:p>
          </table:table-cell>
        </table:table-row>
        <table:table-row table:style-name="ro1">
          <table:table-cell office:value-type="float" office:value="10281">
            <text:p>10281</text:p>
          </table:table-cell>
          <table:table-cell office:value-type="string">
            <text:p>GLEYDSON MARCIO TAVARES CAVALCANTI</text:p>
          </table:table-cell>
          <table:table-cell office:value-type="string">
            <text:p>11 Jul 11, 00h00</text:p>
          </table:table-cell>
        </table:table-row>
        <table:table-row table:style-name="ro1">
          <table:table-cell office:value-type="float" office:value="10282">
            <text:p>10282</text:p>
          </table:table-cell>
          <table:table-cell office:value-type="string">
            <text:p>JOSE CURSINO GALVAO FILHO</text:p>
          </table:table-cell>
          <table:table-cell office:value-type="string">
            <text:p>18 Jul 11, 00h00</text:p>
          </table:table-cell>
        </table:table-row>
        <table:table-row table:style-name="ro1">
          <table:table-cell office:value-type="float" office:value="10283">
            <text:p>10283</text:p>
          </table:table-cell>
          <table:table-cell office:value-type="string">
            <text:p>ANTONIO DA CRUZ DOS SANTOS</text:p>
          </table:table-cell>
          <table:table-cell office:value-type="string">
            <text:p>27 Jul 11, 00h00</text:p>
          </table:table-cell>
        </table:table-row>
        <table:table-row table:style-name="ro1">
          <table:table-cell office:value-type="float" office:value="10284">
            <text:p>10284</text:p>
          </table:table-cell>
          <table:table-cell office:value-type="string">
            <text:p>JOSE JORGE DE CARVALHO PORTEL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285">
            <text:p>10285</text:p>
          </table:table-cell>
          <table:table-cell office:value-type="string">
            <text:p>ADEILDA SANTOS DE SOUZA</text:p>
          </table:table-cell>
          <table:table-cell office:value-type="string">
            <text:p>20 Jul 11, 00h00</text:p>
          </table:table-cell>
        </table:table-row>
        <table:table-row table:style-name="ro1">
          <table:table-cell office:value-type="float" office:value="10286">
            <text:p>10286</text:p>
          </table:table-cell>
          <table:table-cell office:value-type="string">
            <text:p>JOSE FRANCISCO MACENA</text:p>
          </table:table-cell>
          <table:table-cell office:value-type="string">
            <text:p>24 Mai 11, 00h00</text:p>
          </table:table-cell>
        </table:table-row>
        <table:table-row table:style-name="ro1">
          <table:table-cell office:value-type="float" office:value="10287">
            <text:p>10287</text:p>
          </table:table-cell>
          <table:table-cell office:value-type="string">
            <text:p>JOSE DE BARROS FARIAS FILHO</text:p>
          </table:table-cell>
          <table:table-cell office:value-type="string">
            <text:p>29 Jul 11, 00h00</text:p>
          </table:table-cell>
        </table:table-row>
        <table:table-row table:style-name="ro1">
          <table:table-cell office:value-type="float" office:value="10288">
            <text:p>10288</text:p>
          </table:table-cell>
          <table:table-cell office:value-type="string">
            <text:p>JORGE LUIS INACIO DE OLIVEIRA</text:p>
          </table:table-cell>
          <table:table-cell office:value-type="string">
            <text:p>28 Mar 11, 00h00</text:p>
          </table:table-cell>
        </table:table-row>
        <table:table-row table:style-name="ro1">
          <table:table-cell office:value-type="float" office:value="10289">
            <text:p>10289</text:p>
          </table:table-cell>
          <table:table-cell office:value-type="string">
            <text:p>SIDICLEY DANTAS CAVALCANTI</text:p>
          </table:table-cell>
          <table:table-cell office:value-type="string">
            <text:p>4 Jan 11, 00h00</text:p>
          </table:table-cell>
        </table:table-row>
        <table:table-row table:style-name="ro1">
          <table:table-cell office:value-type="float" office:value="10290">
            <text:p>10290</text:p>
          </table:table-cell>
          <table:table-cell office:value-type="string">
            <text:p>JAMERSON SILVA</text:p>
          </table:table-cell>
          <table:table-cell office:value-type="string">
            <text:p>24 Ago 11, 00h00</text:p>
          </table:table-cell>
        </table:table-row>
        <table:table-row table:style-name="ro1">
          <table:table-cell office:value-type="float" office:value="10291">
            <text:p>10291</text:p>
          </table:table-cell>
          <table:table-cell office:value-type="string">
            <text:p>MIRTYS MALHEIROS DOS SANTOS</text:p>
          </table:table-cell>
          <table:table-cell office:value-type="string">
            <text:p>7 Jul 11, 00h00</text:p>
          </table:table-cell>
        </table:table-row>
        <table:table-row table:style-name="ro1">
          <table:table-cell office:value-type="float" office:value="10292">
            <text:p>10292</text:p>
          </table:table-cell>
          <table:table-cell office:value-type="string">
            <text:p>FLAVIA DE ALMEIDA SOUZA</text:p>
          </table:table-cell>
          <table:table-cell office:value-type="string">
            <text:p>20 Jun 11, 00h00</text:p>
          </table:table-cell>
        </table:table-row>
        <table:table-row table:style-name="ro1">
          <table:table-cell office:value-type="float" office:value="10293">
            <text:p>10293</text:p>
          </table:table-cell>
          <table:table-cell office:value-type="string">
            <text:p>LUCIANO BARROS DE OLIVEIRA</text:p>
          </table:table-cell>
          <table:table-cell office:value-type="string">
            <text:p>18 Mai 11, 00h00</text:p>
          </table:table-cell>
        </table:table-row>
        <table:table-row table:style-name="ro1">
          <table:table-cell office:value-type="float" office:value="10294">
            <text:p>10294</text:p>
          </table:table-cell>
          <table:table-cell office:value-type="string">
            <text:p>FRANCISCO VASCONCELOS ROSA</text:p>
          </table:table-cell>
          <table:table-cell office:value-type="string">
            <text:p>30 Mai 11, 00h00</text:p>
          </table:table-cell>
        </table:table-row>
        <table:table-row table:style-name="ro1">
          <table:table-cell office:value-type="float" office:value="10295">
            <text:p>10295</text:p>
          </table:table-cell>
          <table:table-cell office:value-type="string">
            <text:p>EDSON DE ALBUQUERQUE SANTOS</text:p>
          </table:table-cell>
          <table:table-cell office:value-type="string">
            <text:p>2 Mai 11, 00h00</text:p>
          </table:table-cell>
        </table:table-row>
        <table:table-row table:style-name="ro1">
          <table:table-cell office:value-type="float" office:value="10296">
            <text:p>10296</text:p>
          </table:table-cell>
          <table:table-cell office:value-type="string">
            <text:p>SAULO DE TARSO FERRAZ N DE ANDRADE VIEIRA</text:p>
          </table:table-cell>
          <table:table-cell office:value-type="string">
            <text:p>9 Mai 11, 00h00</text:p>
          </table:table-cell>
        </table:table-row>
        <table:table-row table:style-name="ro1">
          <table:table-cell office:value-type="float" office:value="10297">
            <text:p>10297</text:p>
          </table:table-cell>
          <table:table-cell office:value-type="string">
            <text:p>JOSE AMERICO TEIXEIRA DE BARROS</text:p>
          </table:table-cell>
          <table:table-cell office:value-type="string">
            <text:p>9 Mai 11, 00h00</text:p>
          </table:table-cell>
        </table:table-row>
        <table:table-row table:style-name="ro1">
          <table:table-cell office:value-type="float" office:value="10298">
            <text:p>10298</text:p>
          </table:table-cell>
          <table:table-cell office:value-type="string">
            <text:p>FLAVIA REGINA DE MELO CABRAL</text:p>
          </table:table-cell>
          <table:table-cell office:value-type="string">
            <text:p>22 Ago 11, 00h00</text:p>
          </table:table-cell>
        </table:table-row>
        <table:table-row table:style-name="ro1">
          <table:table-cell office:value-type="float" office:value="10299">
            <text:p>10299</text:p>
          </table:table-cell>
          <table:table-cell office:value-type="string">
            <text:p>RENATO FIGUEREDO DE LIMA</text:p>
          </table:table-cell>
          <table:table-cell office:value-type="string">
            <text:p>15 Ago 11, 00h00</text:p>
          </table:table-cell>
        </table:table-row>
        <table:table-row table:style-name="ro1">
          <table:table-cell office:value-type="float" office:value="10300">
            <text:p>10300</text:p>
          </table:table-cell>
          <table:table-cell office:value-type="string">
            <text:p>ADRIANA SELIS DE SOUSA</text:p>
          </table:table-cell>
          <table:table-cell office:value-type="string">
            <text:p>15 Ago 11, 00h00</text:p>
          </table:table-cell>
        </table:table-row>
        <table:table-row table:style-name="ro1">
          <table:table-cell office:value-type="float" office:value="10301">
            <text:p>10301</text:p>
          </table:table-cell>
          <table:table-cell office:value-type="string">
            <text:p>FABIO SOARES DE BRITO</text:p>
          </table:table-cell>
          <table:table-cell office:value-type="string">
            <text:p>18 Ago 11, 00h00</text:p>
          </table:table-cell>
        </table:table-row>
        <table:table-row table:style-name="ro1">
          <table:table-cell office:value-type="float" office:value="10302">
            <text:p>10302</text:p>
          </table:table-cell>
          <table:table-cell office:value-type="string">
            <text:p>CYNTIA DI PAULA HOLANDA DE FARIAS</text:p>
          </table:table-cell>
          <table:table-cell office:value-type="string">
            <text:p>15 Ago 11, 00h00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ENOIS DOS PASSOS RODRIGUES</text:p>
          </table:table-cell>
          <table:table-cell office:value-type="string">
            <text:p>18 Ago 11, 00h00</text:p>
          </table:table-cell>
        </table:table-row>
        <table:table-row table:style-name="ro1">
          <table:table-cell office:value-type="float" office:value="10304">
            <text:p>10304</text:p>
          </table:table-cell>
          <table:table-cell office:value-type="string">
            <text:p>GEORGE GUERRA PRAZERES</text:p>
          </table:table-cell>
          <table:table-cell office:value-type="string">
            <text:p>13 Ago 11, 00h00</text:p>
          </table:table-cell>
        </table:table-row>
        <table:table-row table:style-name="ro1">
          <table:table-cell office:value-type="float" office:value="10305">
            <text:p>10305</text:p>
          </table:table-cell>
          <table:table-cell office:value-type="string">
            <text:p>GILSOMAR FABIANO ARAUJO MOURA SILVA</text:p>
          </table:table-cell>
          <table:table-cell office:value-type="string">
            <text:p>18 Ago 11, 00h00</text:p>
          </table:table-cell>
        </table:table-row>
        <table:table-row table:style-name="ro1">
          <table:table-cell office:value-type="float" office:value="10306">
            <text:p>10306</text:p>
          </table:table-cell>
          <table:table-cell office:value-type="string">
            <text:p>VANIA LORETO PEDROSA</text:p>
          </table:table-cell>
          <table:table-cell office:value-type="string">
            <text:p>29 Ago 11, 00h00</text:p>
          </table:table-cell>
        </table:table-row>
        <table:table-row table:style-name="ro1">
          <table:table-cell office:value-type="float" office:value="10307">
            <text:p>10307</text:p>
          </table:table-cell>
          <table:table-cell office:value-type="string">
            <text:p>VANIA LORETO PEDROSA</text:p>
          </table:table-cell>
          <table:table-cell office:value-type="string">
            <text:p>25 Ago 11, 00h00</text:p>
          </table:table-cell>
        </table:table-row>
        <table:table-row table:style-name="ro1">
          <table:table-cell office:value-type="float" office:value="10308">
            <text:p>10308</text:p>
          </table:table-cell>
          <table:table-cell office:value-type="string">
            <text:p>LAMARCK CIRO DA PENHA</text:p>
          </table:table-cell>
          <table:table-cell office:value-type="string">
            <text:p>31 Ago 11, 00h00</text:p>
          </table:table-cell>
        </table:table-row>
        <table:table-row table:style-name="ro1">
          <table:table-cell office:value-type="float" office:value="10309">
            <text:p>10309</text:p>
          </table:table-cell>
          <table:table-cell office:value-type="string">
            <text:p>JOSE MANOEL DO NASCIMENTO</text:p>
          </table:table-cell>
          <table:table-cell office:value-type="string">
            <text:p>29 Ago 11, 00h00</text:p>
          </table:table-cell>
        </table:table-row>
        <table:table-row table:style-name="ro1">
          <table:table-cell office:value-type="float" office:value="10310">
            <text:p>10310</text:p>
          </table:table-cell>
          <table:table-cell office:value-type="string">
            <text:p>RICARDO JOSE DO NASCIMENTO SALES</text:p>
          </table:table-cell>
          <table:table-cell office:value-type="string">
            <text:p>18 Ago 11, 00h00</text:p>
          </table:table-cell>
        </table:table-row>
        <table:table-row table:style-name="ro1">
          <table:table-cell office:value-type="float" office:value="10311">
            <text:p>10311</text:p>
          </table:table-cell>
          <table:table-cell office:value-type="string">
            <text:p>SEVERINO ROCHA DE ALMEIDA</text:p>
          </table:table-cell>
          <table:table-cell office:value-type="string">
            <text:p>26 Set 97, 00h00</text:p>
          </table:table-cell>
        </table:table-row>
        <table:table-row table:style-name="ro1">
          <table:table-cell office:value-type="float" office:value="10312">
            <text:p>10312</text:p>
          </table:table-cell>
          <table:table-cell office:value-type="string">
            <text:p>RUBIVALDO SALVADOR DE MACÊDO</text:p>
          </table:table-cell>
          <table:table-cell office:value-type="string">
            <text:p>8 Set 11, 00h00</text:p>
          </table:table-cell>
        </table:table-row>
        <table:table-row table:style-name="ro1">
          <table:table-cell office:value-type="float" office:value="10313">
            <text:p>10313</text:p>
          </table:table-cell>
          <table:table-cell office:value-type="string">
            <text:p>CARLO MARCUS CORREIA</text:p>
          </table:table-cell>
          <table:table-cell office:value-type="string">
            <text:p>14 Jul 11, 00h00</text:p>
          </table:table-cell>
        </table:table-row>
        <table:table-row table:style-name="ro1">
          <table:table-cell office:value-type="float" office:value="10314">
            <text:p>10314</text:p>
          </table:table-cell>
          <table:table-cell office:value-type="string">
            <text:p>AMANDA ALEXANDRE BORGES DA SILVA</text:p>
          </table:table-cell>
          <table:table-cell office:value-type="string">
            <text:p>2 Set 11, 00h00</text:p>
          </table:table-cell>
        </table:table-row>
        <table:table-row table:style-name="ro1">
          <table:table-cell office:value-type="float" office:value="10315">
            <text:p>10315</text:p>
          </table:table-cell>
          <table:table-cell office:value-type="string">
            <text:p>ROBERTO XAVIER DE OLIVEIRA</text:p>
          </table:table-cell>
          <table:table-cell office:value-type="string">
            <text:p>6 Set 11, 00h00</text:p>
          </table:table-cell>
        </table:table-row>
        <table:table-row table:style-name="ro1">
          <table:table-cell office:value-type="float" office:value="10316">
            <text:p>10316</text:p>
          </table:table-cell>
          <table:table-cell office:value-type="string">
            <text:p>ALBERTO GUEDES DA SILVA</text:p>
          </table:table-cell>
          <table:table-cell office:value-type="string">
            <text:p>6 Set 11, 00h00</text:p>
          </table:table-cell>
        </table:table-row>
        <table:table-row table:style-name="ro1">
          <table:table-cell office:value-type="float" office:value="10317">
            <text:p>10317</text:p>
          </table:table-cell>
          <table:table-cell office:value-type="string">
            <text:p>MARILIA BARBOSA DE FRANCA</text:p>
          </table:table-cell>
          <table:table-cell office:value-type="string">
            <text:p>29 Jul 11, 00h00</text:p>
          </table:table-cell>
        </table:table-row>
        <table:table-row table:style-name="ro1">
          <table:table-cell office:value-type="float" office:value="10318">
            <text:p>10318</text:p>
          </table:table-cell>
          <table:table-cell office:value-type="string">
            <text:p>ERIVELTO ANDRADE DE SOUZA</text:p>
          </table:table-cell>
          <table:table-cell office:value-type="string">
            <text:p>5 Abr 11, 00h00</text:p>
          </table:table-cell>
        </table:table-row>
        <table:table-row table:style-name="ro1">
          <table:table-cell office:value-type="float" office:value="10319">
            <text:p>10319</text:p>
          </table:table-cell>
          <table:table-cell office:value-type="string">
            <text:p>MARLENY LINO DA HORA</text:p>
          </table:table-cell>
          <table:table-cell office:value-type="string">
            <text:p>22 Ago 11, 00h00</text:p>
          </table:table-cell>
        </table:table-row>
        <table:table-row table:style-name="ro1">
          <table:table-cell office:value-type="float" office:value="10320">
            <text:p>10320</text:p>
          </table:table-cell>
          <table:table-cell office:value-type="string">
            <text:p>GUSTAVO ADOLFO FELIX DA SILVA</text:p>
          </table:table-cell>
          <table:table-cell office:value-type="string">
            <text:p>22 Mar 11, 00h00</text:p>
          </table:table-cell>
        </table:table-row>
        <table:table-row table:style-name="ro1">
          <table:table-cell office:value-type="float" office:value="10321">
            <text:p>10321</text:p>
          </table:table-cell>
          <table:table-cell office:value-type="string">
            <text:p>SEVERINO JOSE DE OLIVEIRA</text:p>
          </table:table-cell>
          <table:table-cell office:value-type="string">
            <text:p>25 Jul 11, 00h00</text:p>
          </table:table-cell>
        </table:table-row>
        <table:table-row table:style-name="ro1">
          <table:table-cell office:value-type="float" office:value="10322">
            <text:p>10322</text:p>
          </table:table-cell>
          <table:table-cell office:value-type="string">
            <text:p>MARCIA MARIA PEREIRA DOS PRAZERES</text:p>
          </table:table-cell>
          <table:table-cell office:value-type="string">
            <text:p>29 Jul 11, 00h00</text:p>
          </table:table-cell>
        </table:table-row>
        <table:table-row table:style-name="ro1">
          <table:table-cell office:value-type="float" office:value="10323">
            <text:p>10323</text:p>
          </table:table-cell>
          <table:table-cell office:value-type="string">
            <text:p>CARLOS ALBERTO DA SILVA</text:p>
          </table:table-cell>
          <table:table-cell office:value-type="string">
            <text:p>25 Ago 11, 00h00</text:p>
          </table:table-cell>
        </table:table-row>
        <table:table-row table:style-name="ro1">
          <table:table-cell office:value-type="float" office:value="10324">
            <text:p>10324</text:p>
          </table:table-cell>
          <table:table-cell office:value-type="string">
            <text:p>NOEMIA PEREIRA DA SILVA SANTOS</text:p>
          </table:table-cell>
          <table:table-cell office:value-type="string">
            <text:p>5 Ago 11, 00h00</text:p>
          </table:table-cell>
        </table:table-row>
        <table:table-row table:style-name="ro1">
          <table:table-cell office:value-type="float" office:value="10325">
            <text:p>10325</text:p>
          </table:table-cell>
          <table:table-cell office:value-type="string">
            <text:p>JOSE CARLOS DE LIMA</text:p>
          </table:table-cell>
          <table:table-cell office:value-type="string">
            <text:p>4 Jun 11, 00h00</text:p>
          </table:table-cell>
        </table:table-row>
        <table:table-row table:style-name="ro1">
          <table:table-cell office:value-type="float" office:value="10326">
            <text:p>10326</text:p>
          </table:table-cell>
          <table:table-cell office:value-type="string">
            <text:p>MARCOS ANTONIO SOARES</text:p>
          </table:table-cell>
          <table:table-cell office:value-type="string">
            <text:p>26 Ago 11, 00h00</text:p>
          </table:table-cell>
        </table:table-row>
        <table:table-row table:style-name="ro1">
          <table:table-cell office:value-type="float" office:value="10327">
            <text:p>10327</text:p>
          </table:table-cell>
          <table:table-cell office:value-type="string">
            <text:p>VALDIR FREIRE DA SILVA</text:p>
          </table:table-cell>
          <table:table-cell office:value-type="string">
            <text:p>11 Ago 11, 00h00</text:p>
          </table:table-cell>
        </table:table-row>
        <table:table-row table:style-name="ro1">
          <table:table-cell office:value-type="float" office:value="10328">
            <text:p>10328</text:p>
          </table:table-cell>
          <table:table-cell office:value-type="string">
            <text:p>DOMENICA C SOUZA FURTADO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GREICY PESSOA COSTA RODRIGUES</text:p>
          </table:table-cell>
          <table:table-cell office:value-type="string">
            <text:p>6 Set 11, 00h00</text:p>
          </table:table-cell>
        </table:table-row>
        <table:table-row table:style-name="ro1">
          <table:table-cell office:value-type="float" office:value="10331">
            <text:p>10331</text:p>
          </table:table-cell>
          <table:table-cell office:value-type="string">
            <text:p>ELIANE PAULA SOARES NASCIMENTO</text:p>
          </table:table-cell>
          <table:table-cell office:value-type="string">
            <text:p>5 Set 11, 00h00</text:p>
          </table:table-cell>
        </table:table-row>
        <table:table-row table:style-name="ro1">
          <table:table-cell office:value-type="float" office:value="10332">
            <text:p>10332</text:p>
          </table:table-cell>
          <table:table-cell office:value-type="string">
            <text:p>TIBIRICA DE MEDEIROS BARBOSA</text:p>
          </table:table-cell>
          <table:table-cell office:value-type="string">
            <text:p>29 Ago 11, 00h00</text:p>
          </table:table-cell>
        </table:table-row>
        <table:table-row table:style-name="ro1">
          <table:table-cell office:value-type="float" office:value="10333">
            <text:p>10333</text:p>
          </table:table-cell>
          <table:table-cell office:value-type="string">
            <text:p>TEREZA CRISTINA PEREIRA DE CARVALHO</text:p>
          </table:table-cell>
          <table:table-cell office:value-type="string">
            <text:p>5 Set 11, 00h00</text:p>
          </table:table-cell>
        </table:table-row>
        <table:table-row table:style-name="ro1">
          <table:table-cell office:value-type="float" office:value="10334">
            <text:p>10334</text:p>
          </table:table-cell>
          <table:table-cell office:value-type="string">
            <text:p>JOSENILSON RODRIGUES OLIVEIRA</text:p>
          </table:table-cell>
          <table:table-cell office:value-type="string">
            <text:p>5 Set 11, 00h00</text:p>
          </table:table-cell>
        </table:table-row>
        <table:table-row table:style-name="ro1">
          <table:table-cell office:value-type="float" office:value="10335">
            <text:p>10335</text:p>
          </table:table-cell>
          <table:table-cell office:value-type="string">
            <text:p>WILLIMBERG ALVES DA SILVA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36">
            <text:p>10336</text:p>
          </table:table-cell>
          <table:table-cell office:value-type="string">
            <text:p>BERNARDO SILVA MIRANDA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37">
            <text:p>10337</text:p>
          </table:table-cell>
          <table:table-cell office:value-type="string">
            <text:p>MARIA DE FATIMA DA SILVA ALVES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38">
            <text:p>10338</text:p>
          </table:table-cell>
          <table:table-cell office:value-type="string">
            <text:p>WELLINGTON RAMOS DA SILVA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39">
            <text:p>10339</text:p>
          </table:table-cell>
          <table:table-cell office:value-type="string">
            <text:p>TATIANA GALVAO DOS REIS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0">
            <text:p>10340</text:p>
          </table:table-cell>
          <table:table-cell office:value-type="string">
            <text:p>JOSE EUGENIO LYRA TEIXEIRA DA SILVA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1">
            <text:p>10341</text:p>
          </table:table-cell>
          <table:table-cell office:value-type="string">
            <text:p>JOSEFA PATRICIA MONTEIRO DA SILVA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2">
            <text:p>10342</text:p>
          </table:table-cell>
          <table:table-cell office:value-type="string">
            <text:p>HEDER CLEBER DE CASTRO RANGEL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3">
            <text:p>10343</text:p>
          </table:table-cell>
          <table:table-cell office:value-type="string">
            <text:p>SERGIO MACIEL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44">
            <text:p>10344</text:p>
          </table:table-cell>
          <table:table-cell office:value-type="string">
            <text:p>HEDER CLEBER DE CASTRO RANGEL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5">
            <text:p>10345</text:p>
          </table:table-cell>
          <table:table-cell office:value-type="string">
            <text:p>MANOEL FRANCISCO DE OLIVEIRA FILHO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6">
            <text:p>10346</text:p>
          </table:table-cell>
          <table:table-cell office:value-type="string">
            <text:p>MILTON DA SILVA VIEIRA NETO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7">
            <text:p>10347</text:p>
          </table:table-cell>
          <table:table-cell office:value-type="string">
            <text:p>JOSEFA FAUSTINA SILVA DE MENDONÇA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8">
            <text:p>10348</text:p>
          </table:table-cell>
          <table:table-cell office:value-type="string">
            <text:p>MARCIO VENICIO ALVES LIMA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349">
            <text:p>10349</text:p>
          </table:table-cell>
          <table:table-cell office:value-type="string">
            <text:p>NIVALDO ARCELINO DOS SANTOS</text:p>
          </table:table-cell>
          <table:table-cell office:value-type="string">
            <text:p>23 Ago 11, 00h00</text:p>
          </table:table-cell>
        </table:table-row>
        <table:table-row table:style-name="ro1">
          <table:table-cell office:value-type="float" office:value="10350">
            <text:p>10350</text:p>
          </table:table-cell>
          <table:table-cell office:value-type="string">
            <text:p>JOAO CARLOS SILVA CAVALCANTI</text:p>
          </table:table-cell>
          <table:table-cell office:value-type="string">
            <text:p>2 Set 11, 00h00</text:p>
          </table:table-cell>
        </table:table-row>
        <table:table-row table:style-name="ro1">
          <table:table-cell office:value-type="float" office:value="10351">
            <text:p>10351</text:p>
          </table:table-cell>
          <table:table-cell office:value-type="string">
            <text:p>LUIZ SERGIO DE FARIAS LEAL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52">
            <text:p>10352</text:p>
          </table:table-cell>
          <table:table-cell office:value-type="string">
            <text:p>ASCÂNIO DE MELO FRANÇA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53">
            <text:p>10353</text:p>
          </table:table-cell>
          <table:table-cell office:value-type="string">
            <text:p>THALES LEVI CALADO DA SILVA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54">
            <text:p>10354</text:p>
          </table:table-cell>
          <table:table-cell office:value-type="string">
            <text:p>JADSON FREIRE FEITOS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55">
            <text:p>10355</text:p>
          </table:table-cell>
          <table:table-cell office:value-type="string">
            <text:p>MARIA DO CARMO RODRIGUES D MOUR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56">
            <text:p>10356</text:p>
          </table:table-cell>
          <table:table-cell office:value-type="string">
            <text:p>RIVALDO FRANCISCO DOS SANTOS JUNIOR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57">
            <text:p>10357</text:p>
          </table:table-cell>
          <table:table-cell office:value-type="string">
            <text:p>RICARDO RAIMUNDO LACERDA DA SILV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58">
            <text:p>10358</text:p>
          </table:table-cell>
          <table:table-cell office:value-type="string">
            <text:p>WILTON JOSE FERREIRA PINHEIRO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59">
            <text:p>10359</text:p>
          </table:table-cell>
          <table:table-cell office:value-type="string">
            <text:p>JUCIE PEREIR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0">
            <text:p>10360</text:p>
          </table:table-cell>
          <table:table-cell office:value-type="string">
            <text:p>MARIA SALETE SANTOS BORGES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1">
            <text:p>10361</text:p>
          </table:table-cell>
          <table:table-cell office:value-type="string">
            <text:p>DANIEL ALVES MARQUES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2">
            <text:p>10362</text:p>
          </table:table-cell>
          <table:table-cell office:value-type="string">
            <text:p>ORLANDO BARROS LIMA JUNIOR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3">
            <text:p>10363</text:p>
          </table:table-cell>
          <table:table-cell office:value-type="string">
            <text:p>IRINEA MENDES DA SILVA BARROS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4">
            <text:p>10364</text:p>
          </table:table-cell>
          <table:table-cell office:value-type="string">
            <text:p>ANDRE LUIZ SANTOS DE ALBUQUERQUE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5">
            <text:p>10365</text:p>
          </table:table-cell>
          <table:table-cell office:value-type="string">
            <text:p>SERGIO ASSIS DOS SANTOS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7">
            <text:p>10367</text:p>
          </table:table-cell>
          <table:table-cell office:value-type="string">
            <text:p>JOSE MAURICIO DA SILV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string">
            <text:p>WILLAMES JOSE DE LIM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69">
            <text:p>10369</text:p>
          </table:table-cell>
          <table:table-cell office:value-type="string">
            <text:p>SERGIO RODRIGO GAYAO DE MORAIS</text:p>
          </table:table-cell>
          <table:table-cell office:value-type="string">
            <text:p>25 Ago 11, 00h00</text:p>
          </table:table-cell>
        </table:table-row>
        <table:table-row table:style-name="ro1">
          <table:table-cell office:value-type="float" office:value="10370">
            <text:p>10370</text:p>
          </table:table-cell>
          <table:table-cell office:value-type="string">
            <text:p>MARIA LUCIANA FERREIRA DA SILV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1">
            <text:p>10371</text:p>
          </table:table-cell>
          <table:table-cell office:value-type="string">
            <text:p>SONIA MARIA SILVA DE LIM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2">
            <text:p>10372</text:p>
          </table:table-cell>
          <table:table-cell office:value-type="string">
            <text:p>ALEXANDRE GOMES DE MOUR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3">
            <text:p>10373</text:p>
          </table:table-cell>
          <table:table-cell office:value-type="string">
            <text:p>CHARLES SILVA DE MOUR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4">
            <text:p>10374</text:p>
          </table:table-cell>
          <table:table-cell office:value-type="string">
            <text:p>KARINE THAIS RODRIGUES DE OLIVEIR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5">
            <text:p>10375</text:p>
          </table:table-cell>
          <table:table-cell office:value-type="string">
            <text:p>JOAO GOMES CAVALCANTE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76">
            <text:p>10376</text:p>
          </table:table-cell>
          <table:table-cell office:value-type="string">
            <text:p>CARLOS ANTONIO SOARES QUEIROZ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7">
            <text:p>10377</text:p>
          </table:table-cell>
          <table:table-cell office:value-type="string">
            <text:p>JULIANO LOPES DA SILVA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78">
            <text:p>10378</text:p>
          </table:table-cell>
          <table:table-cell office:value-type="string">
            <text:p>SILVIA MARCIA FERREIR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79">
            <text:p>10379</text:p>
          </table:table-cell>
          <table:table-cell office:value-type="string">
            <text:p>MARIA VERONICA SILVA DE MELO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80">
            <text:p>10380</text:p>
          </table:table-cell>
          <table:table-cell office:value-type="string">
            <text:p>JOSE CESAR DO NASCIMENTO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81">
            <text:p>10381</text:p>
          </table:table-cell>
          <table:table-cell office:value-type="string">
            <text:p>MARIA LUCIA SARAIVA DANTAS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82">
            <text:p>10382</text:p>
          </table:table-cell>
          <table:table-cell office:value-type="string">
            <text:p>FERNANDO ANTONIO MOUTINHO SOUTO FILHO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83">
            <text:p>10383</text:p>
          </table:table-cell>
          <table:table-cell office:value-type="string">
            <text:p>JOSE ROBERTO DE LUCENA MARTINS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84">
            <text:p>10384</text:p>
          </table:table-cell>
          <table:table-cell office:value-type="string">
            <text:p>LAUDIANE FERNANDES DA SILVA</text:p>
          </table:table-cell>
          <table:table-cell office:value-type="string">
            <text:p>15 Set 11, 00h00</text:p>
          </table:table-cell>
        </table:table-row>
        <table:table-row table:style-name="ro1">
          <table:table-cell office:value-type="float" office:value="10385">
            <text:p>10385</text:p>
          </table:table-cell>
          <table:table-cell office:value-type="string">
            <text:p>JOSE WILSON SANTANA DA SILVA</text:p>
          </table:table-cell>
          <table:table-cell office:value-type="string">
            <text:p>24 Ago 11, 00h00</text:p>
          </table:table-cell>
        </table:table-row>
        <table:table-row table:style-name="ro1">
          <table:table-cell office:value-type="float" office:value="10386">
            <text:p>10386</text:p>
          </table:table-cell>
          <table:table-cell office:value-type="string">
            <text:p>JOSE CELIO DA SILVA</text:p>
          </table:table-cell>
          <table:table-cell office:value-type="string">
            <text:p>16 Set 11, 00h00</text:p>
          </table:table-cell>
        </table:table-row>
        <table:table-row table:style-name="ro1">
          <table:table-cell office:value-type="float" office:value="10387">
            <text:p>10387</text:p>
          </table:table-cell>
          <table:table-cell office:value-type="string">
            <text:p>HENRY QUEIROZ CLARK</text:p>
          </table:table-cell>
          <table:table-cell office:value-type="string">
            <text:p>15 Ago 11, 00h00</text:p>
          </table:table-cell>
        </table:table-row>
        <table:table-row table:style-name="ro1">
          <table:table-cell office:value-type="float" office:value="10388">
            <text:p>10388</text:p>
          </table:table-cell>
          <table:table-cell office:value-type="string">
            <text:p>MARINALDO ELIAS DA ROCHA</text:p>
          </table:table-cell>
          <table:table-cell office:value-type="string">
            <text:p>1 Jun 11, 00h00</text:p>
          </table:table-cell>
        </table:table-row>
        <table:table-row table:style-name="ro1">
          <table:table-cell office:value-type="float" office:value="10389">
            <text:p>10389</text:p>
          </table:table-cell>
          <table:table-cell office:value-type="string">
            <text:p>EDJARLA JOSE DE MURA</text:p>
          </table:table-cell>
          <table:table-cell office:value-type="string">
            <text:p>30 Ago 11, 00h00</text:p>
          </table:table-cell>
        </table:table-row>
        <table:table-row table:style-name="ro1">
          <table:table-cell office:value-type="float" office:value="10390">
            <text:p>10390</text:p>
          </table:table-cell>
          <table:table-cell office:value-type="string">
            <text:p>MARILENE DA SILVA SANTOS</text:p>
          </table:table-cell>
          <table:table-cell office:value-type="string">
            <text:p>8 Set 11, 00h00</text:p>
          </table:table-cell>
        </table:table-row>
        <table:table-row table:style-name="ro1">
          <table:table-cell office:value-type="float" office:value="10391">
            <text:p>10391</text:p>
          </table:table-cell>
          <table:table-cell office:value-type="string">
            <text:p>SAMUEL AUGUSTO DE JESUS ALVES</text:p>
          </table:table-cell>
          <table:table-cell office:value-type="string">
            <text:p>12 Set 11, 00h00</text:p>
          </table:table-cell>
        </table:table-row>
        <table:table-row table:style-name="ro1">
          <table:table-cell office:value-type="float" office:value="10392">
            <text:p>10392</text:p>
          </table:table-cell>
          <table:table-cell office:value-type="string">
            <text:p>LUIZ PRADINES DE MENEZES</text:p>
          </table:table-cell>
          <table:table-cell office:value-type="string">
            <text:p>18 Jul 11, 00h00</text:p>
          </table:table-cell>
        </table:table-row>
        <table:table-row table:style-name="ro1">
          <table:table-cell office:value-type="float" office:value="10393">
            <text:p>10393</text:p>
          </table:table-cell>
          <table:table-cell office:value-type="string">
            <text:p>ANNESHERLLY ALCELITA FERREIRA DA SILVA</text:p>
          </table:table-cell>
          <table:table-cell office:value-type="string">
            <text:p>9 Set 11, 00h00</text:p>
          </table:table-cell>
        </table:table-row>
        <table:table-row table:style-name="ro1">
          <table:table-cell office:value-type="float" office:value="10394">
            <text:p>10394</text:p>
          </table:table-cell>
          <table:table-cell office:value-type="string">
            <text:p>MARIA BERIVALDA GOMES DA SILVA</text:p>
          </table:table-cell>
          <table:table-cell office:value-type="string">
            <text:p>4 Mai 11, 00h00</text:p>
          </table:table-cell>
        </table:table-row>
        <table:table-row table:style-name="ro1">
          <table:table-cell office:value-type="float" office:value="10395">
            <text:p>10395</text:p>
          </table:table-cell>
          <table:table-cell office:value-type="string">
            <text:p>CRISTIANO VILA NOVA</text:p>
          </table:table-cell>
          <table:table-cell office:value-type="string">
            <text:p>8 Jun 11, 00h00</text:p>
          </table:table-cell>
        </table:table-row>
        <table:table-row table:style-name="ro1">
          <table:table-cell office:value-type="float" office:value="10396">
            <text:p>10396</text:p>
          </table:table-cell>
          <table:table-cell office:value-type="string">
            <text:p>ESTANISLAU SILVA DE SOUZA</text:p>
          </table:table-cell>
          <table:table-cell office:value-type="string">
            <text:p>20 Set 11, 00h00</text:p>
          </table:table-cell>
        </table:table-row>
        <table:table-row table:style-name="ro1">
          <table:table-cell office:value-type="float" office:value="10401">
            <text:p>10401</text:p>
          </table:table-cell>
          <table:table-cell office:value-type="string">
            <text:p>CLARINDO EPAMINONDAS DE SA NETO</text:p>
          </table:table-cell>
          <table:table-cell office:value-type="string">
            <text:p>13 Set 11, 00h00</text:p>
          </table:table-cell>
        </table:table-row>
        <table:table-row table:style-name="ro1">
          <table:table-cell office:value-type="float" office:value="10402">
            <text:p>10402</text:p>
          </table:table-cell>
          <table:table-cell office:value-type="string">
            <text:p>NELSON ALMEIDA DE OLIVEIRA</text:p>
          </table:table-cell>
          <table:table-cell office:value-type="string">
            <text:p>30 Ago 11, 00h00</text:p>
          </table:table-cell>
        </table:table-row>
        <table:table-row table:style-name="ro1">
          <table:table-cell office:value-type="float" office:value="10403">
            <text:p>10403</text:p>
          </table:table-cell>
          <table:table-cell office:value-type="string">
            <text:p>AURELINO FREDOVINO RAMOS</text:p>
          </table:table-cell>
          <table:table-cell office:value-type="string">
            <text:p>19 Set 11, 00h00</text:p>
          </table:table-cell>
        </table:table-row>
        <table:table-row table:style-name="ro1">
          <table:table-cell office:value-type="float" office:value="10404">
            <text:p>10404</text:p>
          </table:table-cell>
          <table:table-cell office:value-type="string">
            <text:p>RICARDO ALEXANDRE DE BARROS</text:p>
          </table:table-cell>
          <table:table-cell office:value-type="string">
            <text:p>19 Set 11, 00h00</text:p>
          </table:table-cell>
        </table:table-row>
        <table:table-row table:style-name="ro1">
          <table:table-cell office:value-type="float" office:value="10405">
            <text:p>10405</text:p>
          </table:table-cell>
          <table:table-cell office:value-type="string">
            <text:p>ANDERSON SANTIAGO DA SILVA</text:p>
          </table:table-cell>
          <table:table-cell office:value-type="string">
            <text:p>8 Ago 11, 00h00</text:p>
          </table:table-cell>
        </table:table-row>
        <table:table-row table:style-name="ro1">
          <table:table-cell office:value-type="float" office:value="10406">
            <text:p>10406</text:p>
          </table:table-cell>
          <table:table-cell office:value-type="string">
            <text:p>CARLOS HENRIQUE</text:p>
          </table:table-cell>
          <table:table-cell office:value-type="string">
            <text:p>11 Out 11, 14h25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cliente/1999/xlink" xmlns:dc="http://purl.cliente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cliente/1998/Math/MathML" xmlns:form="urn:oasis:names:tc:opendocument:xmlns:form:1.0" xmlns:script="urn:oasis:names:tc:opendocument:xmlns:script:1.0" xmlns:ooo="http://openoffice.cliente/2004/office" xmlns:ooow="http://openoffice.cliente/2004/writer" xmlns:oooc="http://openoffice.cliente/2004/calc" xmlns:dom="http://www.w3.cliente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cliente/1999/xlink" xmlns:dc="http://purl.cliente/dc/elements/1.1/" xmlns:meta="urn:oasis:names:tc:opendocument:xmlns:meta:1.0" xmlns:ooo="http://openoffice.cliente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